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17.59cm" fo:margin-top="0cm" fo:margin-bottom="0cm" fo:break-before="page" table:align="margins"/>
    </style:style>
    <style:style style:name="Dictionary.A" style:family="table-column">
      <style:table-column-properties style:column-width="8.793cm" style:rel-column-width="4985*"/>
    </style:style>
    <style:style style:name="Dictionary.B" style:family="table-column">
      <style:table-column-properties style:column-width="8.797cm" style:rel-column-width="4987*"/>
    </style:style>
    <style:style style:name="Dictionary.A1" style:family="table-cell">
      <style:table-cell-properties fo:padding="0.051cm" fo:border-left="0.25pt solid #000000" fo:border-right="none" fo:border-top="0.25pt solid #000000" fo:border-bottom="0.25pt solid #000000"/>
    </style:style>
    <style:style style:name="Dictionary.B1" style:family="table-cell">
      <style:table-cell-properties fo:padding="0.051cm" fo:border="0.25pt solid #000000"/>
    </style:style>
    <style:style style:name="Dictionary.A2" style:family="table-cell">
      <style:table-cell-properties fo:padding="0.051cm" fo:border-left="0.25pt solid #000000" fo:border-right="none" fo:border-top="none" fo:border-bottom="0.25pt solid #000000"/>
    </style:style>
    <style:style style:name="Dictionary.B2" style:family="table-cell">
      <style:table-cell-properties fo:padding="0.051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style="italic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line-height="150%"/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line-height="150%"/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bold" style:font-size-asian="14pt" style:font-size-complex="14pt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Times New Roman" fo:font-size="14pt"/>
    </style:style>
    <style:style style:name="P14" style:family="paragraph" style:parent-style-name="Text_20_body">
      <style:paragraph-properties fo:line-height="150%" fo:text-align="start" style:justify-single-word="false"/>
    </style:style>
    <style:style style:name="P15" style:family="paragraph" style:parent-style-name="Text_20_body">
      <style:paragraph-properties fo:line-height="150%" fo:text-align="start" style:justify-single-word="false"/>
      <style:text-properties fo:font-variant="normal" fo:text-transform="none" style:font-name="Times New Roman" fo:font-size="14pt" fo:letter-spacing="normal" fo:font-style="normal" fo:font-weight="bold" style:font-size-asian="14pt" style:font-size-complex="14pt"/>
    </style:style>
    <style:style style:name="T1" style:family="text">
      <style:text-properties fo:text-transform="uppercase"/>
    </style:style>
    <style:style style:name="T2" style:family="text">
      <style:text-properties fo:text-transform="uppercase" fo:font-style="normal" fo:font-weight="bold" style:font-style-asian="normal" style:font-weight-asian="bold" style:font-style-complex="italic" style:font-weight-complex="bold"/>
    </style:style>
    <style:style style:name="T3" style:family="text">
      <style:text-properties fo:text-transform="uppercase" fo:font-weight="bold" style:font-weight-asian="bold"/>
    </style:style>
    <style:style style:name="T4" style:family="text">
      <style:text-properties fo:text-transform="uppercase" fo:font-weight="bold" style:font-weight-asian="bold" style:font-style-complex="italic" style:font-weight-complex="bold"/>
    </style:style>
    <style:style style:name="T5" style:family="text">
      <style:text-properties fo:text-transform="uppercase" fo:font-weight="bold" style:font-weight-asian="bold" style:font-weight-complex="bold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fo:font-weight="bold"/>
    </style:style>
    <style:style style:name="T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bold" style:font-weight-asian="bold" style:font-style-complex="italic" style:font-weight-complex="bold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13" style:family="text">
      <style:text-properties fo:font-variant="normal" fo:text-transform="none" fo:letter-spacing="normal" fo:font-style="normal" fo:font-weight="normal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5" style:family="text">
      <style:text-properties fo:font-variant="normal" fo:text-transform="none" fo:letter-spacing="normal" fo:font-style="normal" fo:font-weight="normal" style:font-style-complex="italic"/>
    </style:style>
    <style:style style:name="T16" style:family="text">
      <style:text-properties fo:font-variant="normal" fo:text-transform="none" fo:letter-spacing="normal" fo:font-style="normal" fo:font-weight="normal" style:font-weight-asian="normal" style:font-style-complex="italic" style:font-weight-complex="normal"/>
    </style:style>
    <style:style style:name="T17" style:family="text">
      <style:text-properties fo:font-variant="normal" fo:text-transform="none" fo:letter-spacing="normal" fo:font-style="normal" fo:font-weight="normal" style:font-style-asian="italic"/>
    </style:style>
    <style:style style:name="T18" style:family="text">
      <style:text-properties fo:font-variant="normal" fo:text-transform="none" fo:letter-spacing="normal" fo:font-style="normal" fo:font-weight="normal" style:font-style-asian="italic" style:font-style-complex="italic" style:text-overline-style="none" style:text-overline-color="font-color"/>
    </style:style>
    <style:style style:name="T19" style:family="text">
      <style:text-properties fo:font-variant="normal" fo:text-transform="none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letter-spacing="normal" fo:font-style="normal" fo:font-weight="normal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letter-spacing="normal" fo:font-style="normal" style:font-style-asian="normal" style:font-style-complex="normal"/>
    </style:style>
    <style:style style:name="T22" style:family="text">
      <style:text-properties fo:font-variant="normal" fo:text-transform="none" fo:letter-spacing="normal" fo:font-style="normal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letter-spacing="normal" fo:font-style="normal" style:font-weight-asian="bold" style:font-weight-complex="bold"/>
    </style:style>
    <style:style style:name="T24" style:family="text">
      <style:text-properties fo:font-variant="normal" fo:text-transform="none" fo:letter-spacing="normal" fo:font-style="italic"/>
    </style:style>
    <style:style style:name="T25" style:family="text">
      <style:text-properties fo:font-variant="normal" fo:text-transform="none" fo:letter-spacing="normal" fo:font-style="italic" fo:font-weight="normal"/>
    </style:style>
    <style:style style:name="T26" style:family="text">
      <style:text-properties fo:font-variant="normal" fo:text-transform="none" fo:letter-spacing="normal" fo:font-style="italic" fo:font-weight="normal" style:font-style-asian="italic" style:font-style-complex="italic" style:text-overline-style="none" style:text-overline-color="font-color"/>
    </style:style>
    <style:style style:name="T27" style:family="text">
      <style:text-properties fo:font-variant="normal" fo:text-transform="none" fo:letter-spacing="normal" fo:font-style="italic" fo:font-weight="normal" style:font-size-asian="14pt" style:font-size-complex="14pt"/>
    </style:style>
    <style:style style:name="T28" style:family="text">
      <style:text-properties fo:font-variant="normal" fo:text-transform="none" fo:letter-spacing="normal" style:font-weight-asian="bold" style:font-weight-complex="bold"/>
    </style:style>
    <style:style style:name="T29" style:family="text">
      <style:text-properties fo:font-variant="normal" fo:text-transform="none" style:use-window-font-color="true" fo:letter-spacing="normal" fo:font-style="normal" fo:font-weight="bold"/>
    </style:style>
    <style:style style:name="T30" style:family="text">
      <style:text-properties fo:font-variant="normal" fo:text-transform="none" style:use-window-font-color="true" fo:letter-spacing="normal" fo:font-style="normal" fo:font-weight="normal"/>
    </style:style>
    <style:style style:name="T31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2" style:family="text">
      <style:text-properties fo:font-variant="normal" fo:text-transform="none" style:use-window-font-color="true" fo:letter-spacing="normal" fo:font-style="normal" fo:font-weight="normal" style:font-style-asian="normal" style:font-style-complex="normal"/>
    </style:style>
    <style:style style:name="T33" style:family="text">
      <style:text-properties fo:font-variant="normal" fo:text-transform="none" style:use-window-font-color="true" fo:letter-spacing="normal" fo:font-style="normal" fo:font-weight="normal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style:use-window-font-color="true" fo:letter-spacing="normal" fo:font-style="normal" fo:font-weight="normal" style:font-weight-asian="bold" style:font-weight-complex="bold"/>
    </style:style>
    <style:style style:name="T35" style:family="text">
      <style:text-properties fo:font-variant="normal" fo:text-transform="none" style:use-window-font-color="true" fo:letter-spacing="normal" fo:font-style="italic" fo:font-weight="normal"/>
    </style:style>
    <style:style style:name="T36" style:family="text">
      <style:text-properties fo:font-variant="normal" fo:text-transform="none" style:use-window-font-color="true" fo:letter-spacing="normal" fo:font-style="italic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7" style:family="text">
      <style:text-properties fo:font-variant="normal" fo:text-transform="none" style:use-window-font-color="true" fo:letter-spacing="normal" fo:font-style="italic" fo:font-weight="bold"/>
    </style:style>
    <style:style style:name="T38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/>
    </style:style>
    <style:style style:name="T39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T40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variant="normal" fo:text-transform="none" style:use-window-font-color="true" style:font-name="Times New Roman" fo:font-size="14pt" fo:letter-spacing="normal" fo:font-style="italic" fo:font-weight="normal" style:font-size-asian="14pt" style:font-size-complex="14pt"/>
    </style:style>
    <style:style style:name="T42" style:family="text">
      <style:text-properties fo:font-variant="normal" fo:text-transform="none" fo:color="#222222" fo:letter-spacing="normal"/>
    </style:style>
    <style:style style:name="T43" style:family="text">
      <style:text-properties fo:font-variant="normal" fo:text-transform="none" fo:color="#222222" fo:letter-spacing="normal" fo:font-style="normal"/>
    </style:style>
    <style:style style:name="T44" style:family="text">
      <style:text-properties fo:font-variant="normal" fo:text-transform="none" fo:color="#222222" fo:letter-spacing="normal" fo:font-style="normal" fo:font-weight="normal"/>
    </style:style>
    <style:style style:name="T45" style:family="text">
      <style:text-properties fo:font-variant="normal" fo:text-transform="none" fo:color="#222222" fo:letter-spacing="normal" fo:font-style="normal" style:font-weight-asian="bold" style:font-weight-complex="bold"/>
    </style:style>
    <style:style style:name="T46" style:family="text">
      <style:text-properties fo:font-variant="normal" fo:text-transform="none" fo:color="#222222" fo:letter-spacing="normal" fo:font-style="italic" fo:font-weight="normal" style:font-style-asian="italic" style:font-style-complex="italic"/>
    </style:style>
    <style:style style:name="T47" style:family="text">
      <style:text-properties fo:font-variant="normal" fo:text-transform="none" fo:color="#222222" fo:letter-spacing="normal" fo:language="en" fo:country="US" fo:font-style="normal" fo:font-weight="normal"/>
    </style:style>
    <style:style style:name="T48" style:family="text">
      <style:text-properties fo:font-weight="bold"/>
    </style:style>
    <style:style style:name="T49" style:family="text">
      <style:text-properties fo:font-weight="bold" style:font-weight-asian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style-complex="italic" style:font-weight-complex="bold"/>
    </style:style>
    <style:style style:name="T52" style:family="text">
      <style:text-properties fo:font-weight="bold" style:font-weight-asian="normal" style:font-weight-complex="normal"/>
    </style:style>
    <style:style style:name="T53" style:family="text">
      <style:text-properties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54" style:family="text">
      <style:text-properties fo:font-weight="normal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style:font-weight-asian="normal" style:font-style-complex="italic" style:font-weight-complex="normal"/>
    </style:style>
    <style:style style:name="T57" style:family="text">
      <style:text-properties fo:font-weight="normal" style:font-style-asian="normal" style:font-style-complex="normal"/>
    </style:style>
    <style:style style:name="T58" style:family="text">
      <style:text-properties fo:font-weight="normal" style:font-style-asian="normal" style:font-weight-asian="bold" style:font-style-complex="normal" style:font-weight-complex="bold"/>
    </style:style>
    <style:style style:name="T59" style:family="text">
      <style:text-properties fo:font-weight="normal" style:font-style-complex="italic"/>
    </style:style>
    <style:style style:name="T60" style:family="text">
      <style:text-properties fo:font-weight="normal" style:font-weight-complex="normal"/>
    </style:style>
    <style:style style:name="T61" style:family="text">
      <style:text-properties fo:font-style="italic"/>
    </style:style>
    <style:style style:name="T62" style:family="text">
      <style:text-properties fo:font-style="italic" style:font-style-asian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fo:font-weight="normal"/>
    </style:style>
    <style:style style:name="T6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style:font-style-asian="italic" style:font-weight-asian="normal" style:font-weight-complex="normal"/>
    </style:style>
    <style:style style:name="T67" style:family="text">
      <style:text-properties fo:font-style="italic" fo:font-weight="bold" style:font-style-asian="italic" style:font-weight-asian="bold"/>
    </style:style>
    <style:style style:name="T68" style:family="text">
      <style:text-properties fo:font-style="italic" fo:font-weight="bold" style:font-style-asian="italic" style:font-weight-asian="bold" style:font-style-complex="italic"/>
    </style:style>
    <style:style style:name="T69" style:family="text">
      <style:text-properties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style:font-style-asian="italic" style:font-weight-asian="bold" style:font-weight-complex="bold"/>
    </style:style>
    <style:style style:name="T71" style:family="text">
      <style:text-properties style:font-weight-asian="bold" style:font-weight-complex="bold"/>
    </style:style>
    <style:style style:name="T72" style:family="text">
      <style:text-properties style:font-weight-asian="normal" style:font-weight-complex="normal"/>
    </style:style>
    <style:style style:name="T73" style:family="text">
      <style:text-properties fo:font-style="normal"/>
    </style:style>
    <style:style style:name="T74" style:family="text">
      <style:text-properties fo:font-style="normal" fo:font-weight="normal"/>
    </style:style>
    <style:style style:name="T75" style:family="text">
      <style:text-properties fo:font-style="normal" fo:font-weight="normal" style:font-style-asian="italic"/>
    </style:style>
    <style:style style:name="T76" style:family="text">
      <style:text-properties fo:font-style="normal" fo:font-weight="normal" style:font-style-asian="italic" style:font-style-complex="italic"/>
    </style:style>
    <style:style style:name="T77" style:family="text">
      <style:text-properties fo:font-style="normal" fo:font-weight="normal" style:font-style-complex="italic"/>
    </style:style>
    <style:style style:name="T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style:font-style-asian="normal" style:font-style-complex="normal"/>
    </style:style>
    <style:style style:name="T80" style:family="text">
      <style:text-properties fo:font-style="normal" style:font-style-asian="normal" style:font-weight-asian="normal" style:font-style-complex="normal" style:font-weight-complex="normal" style:text-overline-style="none" style:text-overline-color="font-color"/>
    </style:style>
    <style:style style:name="T81" style:family="text">
      <style:text-properties fo:font-style="normal" style:font-style-asian="italic"/>
    </style:style>
    <style:style style:name="T82" style:family="text">
      <style:text-properties fo:font-style="normal" style:font-style-asian="italic" style:font-style-complex="italic"/>
    </style:style>
    <style:style style:name="T83" style:family="text">
      <style:text-properties fo:font-style="normal" fo:font-weight="bold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style:font-style-asian="normal" style:font-weight-asian="bold" style:font-style-complex="italic" style:font-weight-complex="bold"/>
    </style:style>
    <style:style style:name="T85" style:family="text">
      <style:text-properties fo:font-style="normal" style:text-underline-style="none" style:font-style-asian="normal" style:font-style-complex="normal"/>
    </style:style>
    <style:style style:name="T86" style:family="text">
      <style:text-properties style:use-window-font-color="true" style:font-name="Times New Roman" fo:font-size="14pt" style:font-size-asian="14pt" style:font-size-complex="14pt"/>
    </style:style>
    <style:style style:name="T87" style:family="text">
      <style:text-properties style:font-style-asian="normal" style:font-style-complex="normal"/>
    </style:style>
    <style:style style:name="T88" style:family="text">
      <style:text-properties style:font-style-asian="normal" style:font-weight-asian="bold" style:font-style-complex="normal" style:font-weight-complex="bold"/>
    </style:style>
    <style:style style:name="T89" style:family="text">
      <style:text-properties style:font-style-asian="normal" style:font-weight-asian="normal" style:font-style-complex="normal" style:font-weight-complex="normal" style:text-overline-style="none" style:text-overline-color="font-color"/>
    </style:style>
    <style:style style:name="T90" style:family="text">
      <style:text-properties style:font-weight-complex="normal"/>
    </style:style>
    <style:style style:name="T91" style:family="text">
      <style:text-properties style:font-style-asian="italic"/>
    </style:style>
    <style:style style:name="T92" style:family="text">
      <style:text-properties style:font-style-asian="italic" style:font-style-complex="italic" style:text-overline-style="none" style:text-overline-color="font-color"/>
    </style:style>
    <style:style style:name="T93" style:family="text">
      <style:text-properties style:font-style-complex="italic"/>
    </style:style>
    <style:style style:name="T94" style:family="text">
      <style:text-properties style:font-weight-complex="bold"/>
    </style:style>
    <style:style style:name="T95" style:family="text">
      <style:text-properties fo:language="uk" fo:country="UA"/>
    </style:style>
    <style:style style:name="T96" style:family="text">
      <style:text-properties fo:language="uk" fo:country="UA" fo:font-style="italic" style:font-style-asian="italic" style:font-style-complex="italic"/>
    </style:style>
    <style:style style:name="T97" style:family="text">
      <style:text-properties fo:language="uk" fo:country="UA" fo:font-style="italic" fo:font-weight="bold" style:font-style-asian="italic" style:font-weight-asian="bold" style:font-style-complex="italic"/>
    </style:style>
    <style:style style:name="T98" style:family="text">
      <style:text-properties fo:language="uk" fo:country="UA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/>
        <table:table-row>
          <table:table-cell table:style-name="Dictionary.A1" office:value-type="string">
            <text:p text:style-name="P9">БАСАМА́НИТИ</text:p>
            <text:p text:style-name="P8"><text:span text:style-name="T79">-ню, -ниш,</text:span> <text:span text:style-name="T63">інд.-авт.,</text:span></text:p>
            <text:p text:style-name="P8"><text:span text:style-name="T74">утворене суфіксальним способом, похідне від слова </text:span><text:span text:style-name="T48">басама́н.</text:span></text:p>
            <text:p text:style-name="P11">Гойдається вечора зламана віть,</text:p>
            <text:p text:style-name="P11">і синню тяжкою в осінній пожежі</text:p>
            <text:p text:style-name="P8"><text:span text:style-name="T63">мій дух </text:span><text:span text:style-name="T69">басаманить</text:span><text:span text:style-name="T63">.</text:span> <text:span text:style-name="T79">(П, І, 27)</text:span></text:p>
          </table:table-cell>
          <table:table-cell table:style-name="Dictionary.B1" office:value-type="string">
            <text:p text:style-name="P15">басама́н</text:p>
            <text:p text:style-name="P8"><text:span text:style-name="T11">-у, </text:span><text:span text:style-name="T25">ч.</text:span><text:span text:style-name="T11">, </text:span><text:span text:style-name="T25">розм.</text:span></text:p>
            <text:p text:style-name="P8">Смуга на тілі від удару. || Смуга на тканині і т. ін. <text:span text:style-name="T88">(ВТСУМ, 63)</text:span></text:p>
          </table:table-cell>
        </table:table-row>
        <table:table-row>
          <table:table-cell table:style-name="Dictionary.A2" table:number-rows-spanned="2" office:value-type="string">
            <text:p text:style-name="P9">БІ́ЛЬ-ЖАДА́</text:p>
            <text:p text:style-name="P8"><text:span text:style-name="T73">-и́,</text:span><text:span text:style-name="T62"> ім., ж., інд.-авт.,</text:span></text:p>
            <text:p text:style-name="P8"><text:span text:style-name="T73">утворене способом словоскладання, похідне від слів:</text:span><text:span text:style-name="T93"> </text:span><text:span text:style-name="T51">бі́</text:span><text:span text:style-name="T51">ль</text:span><text:span text:style-name="T93"> і </text:span><text:span text:style-name="T51">жада́</text:span><text:span text:style-name="T4">.</text:span></text:p>
            <text:p text:style-name="P11"><text:span text:style-name="T6">Рі́</text:span>чки тепла ковбаня,</text:p>
            <text:p text:style-name="P11">літеплена вода.</text:p>
            <text:p text:style-name="P11">Ось тобі, сну — смеркання,</text:p>
            <text:p text:style-name="P8"><text:span text:style-name="T63">спогад твій — </text:span><text:span text:style-name="T68">біль-жада</text:span><text:span text:style-name="T63">.</text:span> (П, ІІ, 28)</text:p>
          </table:table-cell>
          <table:table-cell table:style-name="Dictionary.B2" office:value-type="string">
            <text:p text:style-name="P9">біль</text:p>
            <text:p text:style-name="P8"><text:span text:style-name="T29">I </text:span><text:span text:style-name="T30">бо́лю, </text:span><text:span text:style-name="T35">ч.</text:span></text:p>
            <text:p text:style-name="P8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 <text:span text:style-name="T71">(ВТСУМ, 81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8">жага́</text:span><text:span text:style-name="T8"> (жада́</text:span><text:span text:style-name="T8">)</text:span></text:p>
            <text:p text:style-name="P8"><text:span text:style-name="T30">-и, </text:span><text:span text:style-name="T35">ч.</text:span></text:p>
            <text:p text:style-name="P8">1) Велике бажання пити; спрага.</text:p>
            <text:p text:style-name="P8"><text:span text:style-name="T54">2) </text:span><text:span text:style-name="T64">перен.</text:span><text:span text:style-name="T54"> Велике, нестримне бажання чого-небудь. || </text:span><text:span text:style-name="T64">до чого</text:span><text:span text:style-name="T54">, </text:span><text:span text:style-name="T64">чого</text:span><text:span text:style-name="T54">. Прагнення до чого-небудь, до володіння чим-небудь, до досягнення якоїсь мети.</text:span><text:span text:style-name="T57"> </text:span><text:span text:style-name="T58">(ВТСУМ, 363)</text:span></text:p>
          </table:table-cell>
        </table:table-row>
        <table:table-row>
          <table:table-cell table:style-name="Dictionary.A2" table:number-rows-spanned="2" office:value-type="string">
            <text:p text:style-name="P9">БІ́ЛЬ-САМОТА́</text:p>
            <text:p text:style-name="P8"><text:soft-page-break/>-и́, <text:span text:style-name="T62">ім., ж., інд.-авт.,</text:span></text:p>
            <text:p text:style-name="P8">утворене способом словоскладання, похідне від слів: <text:span text:style-name="T50">бі́</text:span><text:span text:style-name="T50">ль</text:span> і <text:span text:style-name="T50">самота́</text:span><text:span text:style-name="T5">.</text:span></text:p>
            <text:p text:style-name="P11">…і вже ти, як цятка, і вже над пітьмою</text:p>
            <text:p text:style-name="P8"><text:span text:style-name="T63">спалахуєш зойками </text:span><text:span text:style-name="T68">біль-самоти</text:span><text:span text:style-name="T63">.</text:span> (П, ІІ, 18).</text:p>
          </table:table-cell>
          <table:table-cell table:style-name="Dictionary.B2" office:value-type="string">
            <text:p text:style-name="P8"><text:span text:style-name="T50">бі́</text:span><text:span text:style-name="T50">ль </text:span><text:span text:style-name="T55">(див. </text:span><text:span text:style-name="T50">БІ́ЛЬ-ЖАДА́</text:span><text:span text:style-name="T55">)</text:span></text:p>
          </table:table-cell>
        </table:table-row>
        <table:table-row>
          <table:covered-table-cell/>
          <table:table-cell table:style-name="Dictionary.B2" office:value-type="string">
            <text:p text:style-name="P10">самота́</text:p>
            <text:p text:style-name="P8"><text:span text:style-name="T30">-и, </text:span><text:span text:style-name="T35">ж.</text:span></text:p>
            <text:p text:style-name="P8">1) Стан за знач. самітний, самотній; самотність. || Гостре відчуття відокремленості, ізольованості від кого-, чого-небудь.</text:p>
            <text:p text:style-name="P8"><text:span text:style-name="T11">2) </text:span><text:span text:style-name="T25">у знач.</text:span><text:span text:style-name="T11"> </text:span><text:span text:style-name="T25">присл.</text:span><text:span text:style-name="T11"> самотою. Без нікого; наодинці. || Без сім’ї, рідних, близьких, друзів; сам. || Окремо від інших; осібно.</text:span><text:span text:style-name="T12"> </text:span><text:span text:style-name="T13">(ВТСУМ, 1291)</text:span></text:p>
          </table:table-cell>
        </table:table-row>
        <table:table-row>
          <table:table-cell table:style-name="Dictionary.A2" office:value-type="string">
            <text:p text:style-name="P9">ВИ́ЧАМРІЛИЙ</text:p>
            <text:p text:style-name="P8">-а, -е, <text:span text:style-name="T63">дієпр. пас. мин. ч., інд.-авт.,</text:span></text:p>
            <text:p text:style-name="P8"><text:span text:style-name="T75">утворене суфіксальним способом, похідне від слова </text:span><text:span text:style-name="T50">ви́</text:span><text:span text:style-name="T50">чамріти.</text:span></text:p>
            <text:p text:style-name="P11">…оце Дніпро, це жайвірна — Софія,</text:p>
            <text:p text:style-name="P8"><text:span text:style-name="T63">а це Ярила </text:span><text:span text:style-name="T68">вичамрілий</text:span><text:span text:style-name="T63"> яр.</text:span> (П, ІІ, 195)</text:p>
          </table:table-cell>
          <table:table-cell table:style-name="Dictionary.B2" office:value-type="string">
            <text:p text:style-name="P8"><text:span text:style-name="T50">ви́</text:span><text:span text:style-name="T50">чамріти </text:span><text:span text:style-name="T55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9">ВІДТОНКОГОЛÓСИТИ</text:p>
            <text:p text:style-name="P8"><text:span text:style-name="T79">-шу, -сиш,</text:span><text:span text:style-name="T62"> дієсл., </text:span><text:span text:style-name="T63">недок., перех., інд.-авт.,</text:span></text:p>
            <text:p text:style-name="P8"><text:span text:style-name="T82">утворене способом зрощення і префіксальним, похідне від слів:</text:span> <text:span text:style-name="T50">тóнко</text:span> і <text:span text:style-name="T50">голóсити.</text:span></text:p>
            <text:p text:style-name="P11">Нехай-но і помру - </text:p>
            <text:p text:style-name="P11">та він за мене <text:span text:style-name="T49">відтонкоголосить</text:span></text:p>
            <text:p text:style-name="P8"><text:soft-page-break/><text:span text:style-name="T63">три тисячі пропащих вечорів… </text:span><text:span text:style-name="T73">(П, І, 47)</text:span></text:p>
          </table:table-cell>
          <table:table-cell table:style-name="Dictionary.B2" office:value-type="string">
            <text:p text:style-name="P8"><text:span text:style-name="T48">то́</text:span><text:span text:style-name="T48">нко</text:span></text:p>
            <text:p text:style-name="P8"><text:span text:style-name="T63">Присл.</text:span> до тонкий. <text:span text:style-name="T71">(ВТСУМ, 1460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голоси́</text:span><text:span text:style-name="T48">ти</text:span></text:p>
            <text:p text:style-name="P8"><text:span text:style-name="T29">I </text:span><text:span text:style-name="T30">-ошу, -осиш, </text:span><text:span text:style-name="T35">недок.</text:span></text:p>
            <text:p text:style-name="P8">1) Голосно плакати.</text:p>
            <text:p text:style-name="P8"><text:span text:style-name="T11">3) Кричати, вигукувати що-небудь. </text:span><text:span text:style-name="T25">Ґвалтом голосити</text:span><text:span text:style-name="T11">.</text:span><text:span text:style-name="T12"> </text:span><text:span text:style-name="T13">(ВТСУМ, 251)</text:span></text:p>
          </table:table-cell>
        </table:table-row>
        <table:table-row>
          <table:table-cell table:style-name="Dictionary.A2" table:number-rows-spanned="2" office:value-type="string">
            <text:p text:style-name="P2">ВСЕБЕЗО́ДНЯ</text:p>
            <text:p text:style-name="P8">-і, <text:span text:style-name="T62">ім., ж., інд.-авт.,</text:span></text:p>
            <text:p text:style-name="P8"><text:span text:style-name="T75">утворене способом основословоскладання, похідне від слів:</text:span> <text:span text:style-name="T50">все</text:span><text:span text:style-name="T55"> і</text:span><text:span text:style-name="T50"> безо́</text:span><text:span text:style-name="T50">дня.</text:span></text:p>
            <text:p text:style-name="P11">Земля посовгнулась. Пливе</text:p>
            <text:p text:style-name="P8"><text:span text:style-name="T63">розщілиною </text:span><text:span text:style-name="T68">всебезодні</text:span><text:span text:style-name="T63">.</text:span> (П, І, 185)</text:p>
          </table:table-cell>
          <table:table-cell table:style-name="Dictionary.B2" office:value-type="string">
            <text:p text:style-name="P9">весь (все)</text:p>
            <text:p text:style-name="P8"><text:span text:style-name="T29">I </text:span><text:span text:style-name="T30">(ввесь, увесь), всього (усього), </text:span><text:span text:style-name="T35">ч.</text:span><text:span text:style-name="T30">, вся </text:span><text:span text:style-name="T30">(уся), всієї (усієї), </text:span><text:span text:style-name="T35">ж.</text:span><text:span text:style-name="T30">, все (усе), всього (усього), </text:span><text:span text:style-name="T35">с.</text:span><text:span text:style-name="T30">, </text:span><text:span text:style-name="T35">займ.</text:span><text:span text:style-name="T30"> </text:span><text:span text:style-name="T35">означ.</text:span><text:span text:style-name="T30">,</text:span></text:p>
            <text:p text:style-name="P8">1) Означає щось як ціле, неподільне, взяте повністю. || Означає цілковите охоплення чим-небудь якоїсь особи, предмета, явища. || всі, всіх, <text:span text:style-name="T61">мн.</text:span> Означає цілковите охоплення окремих однорідних осіб, предметів, явищ — кожного у нерозривному зв’язку з іншим. || <text:span text:style-name="T61">у сполуч.</text:span> <text:span text:style-name="T61">з абстр.</text:span> <text:span text:style-name="T61">ім.</text:span> Означає вищий ступінь виявлення якості, стану і т. ін.</text:p>
            <text:p text:style-name="P8">2) <text:span text:style-name="T61">у знач.</text:span> <text:span text:style-name="T61">ім.</text:span> все, всього, <text:span text:style-name="T61">с.</text:span> Вичерпне охоплення, сукупність предметів, явищ, дій, понять; те, що є, без винятку. || всі, всіх, <text:span text:style-name="T61">мн.</text:span> У повному складі, без винятку. || все, <text:span text:style-name="T61">мн.</text:span> всі. Уживається як узагальнююче слово в переліку.</text:p>
            <text:p text:style-name="P8">3) <text:span text:style-name="T61">при ім.</text:span> <text:span text:style-name="T61">з прийм.</text:span> з (зо), на. Утворює сполуки способу дії, що означають повноту, посилений перебіг дії. <text:span text:style-name="T71">(ВТСУМ, 124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безо́</text:span><text:span text:style-name="T48">дня</text:span></text:p>
            <text:p text:style-name="P8"><text:soft-page-break/><text:span text:style-name="T30">-і, </text:span><text:span text:style-name="T35">ж.</text:span></text:p>
            <text:p text:style-name="P8">1) Глибоке провалля; прірва.</text:p>
            <text:p text:style-name="P8">2) <text:span text:style-name="T61">чого</text:span>, <text:span text:style-name="T61">перен.</text:span> Про дуже велику кількість, найвищий ступінь вияву чого-небудь.<text:span text:style-name="T87"> </text:span><text:span text:style-name="T88">(ВТСУМ, 70)</text:span></text:p>
          </table:table-cell>
        </table:table-row>
        <table:table-row>
          <table:table-cell table:style-name="Dictionary.A2" table:number-rows-spanned="3" office:value-type="string">
            <text:p text:style-name="P2">ВСЕБЕ́ЗРУХ</text:p>
            <text:p text:style-name="P8">-у, <text:span text:style-name="T62">ім., ч., інд.-авт.,</text:span></text:p>
            <text:p text:style-name="P8"><text:span text:style-name="T75">утворене способом основоскладання, </text:span><text:span text:style-name="T75">похідне від слів:</text:span> <text:span text:style-name="T50">все</text:span><text:span text:style-name="T55">,</text:span><text:span text:style-name="T50"> без </text:span><text:span text:style-name="T55">і</text:span><text:span text:style-name="T50"> рух.</text:span></text:p>
            <text:p text:style-name="P11">У штольнях ночей вертикальних</text:p>
            <text:p text:style-name="P11">іде схарапуджене дляння</text:p>
            <text:p text:style-name="P8"><text:span text:style-name="T68">всебезруху</text:span><text:span text:style-name="T63">…</text:span> (П, І, 87)</text:p>
          </table:table-cell>
          <table:table-cell table:style-name="Dictionary.B2" office:value-type="string">
            <text:p text:style-name="P8"><text:span text:style-name="T50">все</text:span> <text:span text:style-name="T54">(див. </text:span><text:span text:style-name="T50">ВСЕБЕЗО́ДНЯ</text:span>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9">без</text:p>
            <text:p text:style-name="P8"><text:span text:style-name="T29">I </text:span><text:span text:style-name="T35">прийм.</text:span><text:span text:style-name="T30">, </text:span><text:span text:style-name="T35">з род. в.</text:span></text:p>
            <text:p text:style-name="P8"><text:span text:style-name="T7">1) Вказує на відсутність кого-, чого-небудь. || </text:span><text:span text:style-name="T24">у сполуч.</text:span><text:span text:style-name="T7"> </text:span><text:span text:style-name="T24">з ім.</text:span><text:span text:style-name="T7"> </text:span><text:span text:style-name="T24">у род. в.</text:span><text:span text:style-name="T7">Уживається як означення (предмета або особи). || </text:span><text:span text:style-name="T24">у сполуч.</text:span><text:span text:style-name="T7"> </text:span><text:span text:style-name="T24">з деякимиім.</text:span><text:span text:style-name="T7"> Уживається у значенні прислівника від відповідного іменника з префіксом без або не. || </text:span><text:span text:style-name="T24">у сполуч.</text:span><text:span text:style-name="T7"> </text:span><text:span text:style-name="T24">з абстр.</text:span><text:span text:style-name="T7"> </text:span><text:span text:style-name="T24">ім.</text:span><text:span text:style-name="T7"> </text:span><text:span text:style-name="T24">перев.</text:span><text:span text:style-name="T7"> </text:span><text:span text:style-name="T24">із знач.</text:span><text:span text:style-name="T7"> </text:span><text:span text:style-name="T24">дії або стану</text:span><text:span text:style-name="T7">. Передає заперечення дії. </text:span><text:span text:style-name="T23">(ВТСУМ, 65)</text:span></text:p>
          </table:table-cell>
        </table:table-row>
        <table:table-row>
          <table:covered-table-cell/>
          <table:table-cell table:style-name="Dictionary.B2" office:value-type="string">
            <text:p text:style-name="P9">рух</text:p>
            <text:p text:style-name="P8"><text:span text:style-name="T30">-у, </text:span><text:span text:style-name="T35">ч.</text:span></text:p>
            <text:p text:style-name="P8">1) <text:span text:style-name="T61">філос.</text:span> Спосіб існування матерії, який полягає в безперервній зміні всього сущого і виявляється в безпосередній єдності перервності й неперервності простору і часу.</text:p>
            <text:p text:style-name="P8">6) Зміна в душевному стані, викликана <text:soft-page-break/>яким-небудь почуттям, переживанням і т. ін. || Розвиток процесу мислення в людини.<text:span text:style-name="T87"> </text:span><text:span text:style-name="T88">(ВТСУМ, 1280)</text:span></text:p>
          </table:table-cell>
        </table:table-row>
        <table:table-row>
          <table:table-cell table:style-name="Dictionary.A1" table:number-rows-spanned="2" office:value-type="string">
            <text:p text:style-name="P2">ВСЕБІ́ДИЙ</text:p>
            <text:p text:style-name="P8">-а, -е, <text:span text:style-name="T63">прикм., інд.-авт.,</text:span></text:p>
            <text:p text:style-name="P8">утворене складнофлективним способом, похідне від слів: <text:span text:style-name="T50">все </text:span><text:span text:style-name="T55">і</text:span><text:span text:style-name="T50"> бі́</text:span><text:span text:style-name="T50">дний.</text:span></text:p>
            <text:p text:style-name="P11">Тож — в неба провалля в бездоння, бездолий</text:p>
            <text:p text:style-name="P11">нагірний, невірний, западистий рай,</text:p>
            <text:p text:style-name="P11"><text:span text:style-name="T49">всебідий</text:span>, всегнівний, всещедрий, всекволий.</text:p>
            <text:p text:style-name="P8"><text:span text:style-name="T63">А що під крилом твоїм? Кара — карай.</text:span> (П, І, 98)</text:p>
          </table:table-cell>
          <table:table-cell table:style-name="Dictionary.B1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бі́</text:span><text:span text:style-name="T48">дний</text:span></text:p>
            <text:p text:style-name="P8">-а, -е.</text:p>
            <text:p text:style-name="P8">1) Який живе в нужді, нестатках; убогий; <text:span text:style-name="T61">прот.</text:span> багатий. || Недостатньо забезпечений матеріально; небагатий, незаможний. || <text:span text:style-name="T61">у знач.</text:span> <text:span text:style-name="T61">ім.</text:span> бідний, -ного, <text:span text:style-name="T61">ч.</text:span> Убога людина, бідняк.</text:p>
            <text:p text:style-name="P8">2) Такий, як у бідняка, <text:span text:style-name="T61">власт.</text:span> біднякові; недорогий, непишний.</text:p>
            <text:p text:style-name="P8">3) Невеликий кількістю, недостатній.</text:p>
            <text:p text:style-name="P8">4) Який має в незначній кількості потрібні риси, ознаки.</text:p>
            <text:p text:style-name="P8">5) <text:span text:style-name="T61">на що</text:span>, <text:span text:style-name="T61">чим</text:span>. Який має, містить мало, недостатньо чого-небудь.</text:p>
            <text:p text:style-name="P8">6) Який викликає співчуття; нещасний, бідолашний.<text:span text:style-name="T87"> </text:span><text:span text:style-name="T88">(ВТСУМ, 79)</text:span></text:p>
          </table:table-cell>
        </table:table-row>
        <table:table-row>
          <table:table-cell table:style-name="Dictionary.A2" table:number-rows-spanned="2" office:value-type="string">
            <text:p text:style-name="P9">ВСЕВЕЛЬМО́ЖНИЙ (УСЕВЕЛЬМО́ЖНИЙ)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пособом основоскладання, </text:span><text:soft-page-break/><text:span text:style-name="T75">похідне від слів:</text:span> <text:span text:style-name="T50">все</text:span> і <text:span text:style-name="T50">вельмо́</text:span><text:span text:style-name="T50">жний.</text:span></text:p>
            <text:p text:style-name="P11">Розкоше світу, йми мене в полон,</text:p>
            <text:p text:style-name="P11">адже і ти така, як я, порожня.</text:p>
            <text:p text:style-name="P11">Тож полони мене, <text:span text:style-name="T49">усевельможна</text:span>,</text:p>
            <text:p text:style-name="P8"><text:span text:style-name="T63">дай перейти з тобою Рубікон.</text:span> (П, І, 88)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вельмо́</text:span><text:span text:style-name="T48">жний</text:span></text:p>
            <text:p text:style-name="P8"><text:span text:style-name="T30">-а, -е, </text:span><text:span text:style-name="T35">заст.</text:span></text:p>
            <text:p text:style-name="P8">1) Родовитий, знатний, багатий, який має <text:soft-page-break/>значну владу. || <text:span text:style-name="T61">у знач.</text:span> <text:span text:style-name="T61">ім. </text:span>вельможний, -ного, <text:span text:style-name="T61">ч.</text:span>; вельможна, -ної, <text:span text:style-name="T61">ж.</text:span></text:p>
            <text:p text:style-name="P8"><text:span text:style-name="T11">2) </text:span><text:span text:style-name="T25">у сполуч.</text:span><text:span text:style-name="T11"> </text:span><text:span text:style-name="T25">зі сл.</text:span><text:span text:style-name="T11"> пан, пані. Вживалось у звертанні до особи (або в розмові про неї), яка посідала високе суспільне становище, мала значну владу.</text:span><text:span text:style-name="T12"> </text:span><text:span text:style-name="T13">(ВТСУМ, 120)</text:span></text:p>
          </table:table-cell>
        </table:table-row>
        <table:table-row>
          <table:table-cell table:style-name="Dictionary.A2" table:number-rows-spanned="2" office:value-type="string">
            <text:p text:style-name="P9">ВСЕВІДРА́ДА</text:p>
            <text:p text:style-name="P8">-и, <text:span text:style-name="T62">ім., інд.-авт.,</text:span></text:p>
            <text:p text:style-name="P8"><text:span text:style-name="T73">утворене способом основословоскладання, похідне від слів:</text:span> <text:span text:style-name="T50">все</text:span> і <text:span text:style-name="T50">відра́</text:span><text:span text:style-name="T50">да.</text:span></text:p>
            <text:p text:style-name="P11">Треба щедро — серцем одним, устами</text:p>
            <text:p text:style-name="P11">ледь розпуклими — розпелюстити втіхи гін,</text:p>
            <text:p text:style-name="P11"><text:span text:style-name="T49">всевідради</text:span>! Сонце бо йде — за нами. <text:span text:style-name="T79">(П, І, 106);</text:span></text:p>
            <text:p text:style-name="P11">Снують думок рої,</text:p>
            <text:p text:style-name="P11">котрим немає ради</text:p>
            <text:p text:style-name="P11">(смертельні перепади!),</text:p>
            <text:p text:style-name="P11">а сонце <text:span text:style-name="T49">всевідради</text:span></text:p>
            <text:p text:style-name="P8"><text:span text:style-name="T63">всеглядно постає.</text:span> (П, І, 179)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відра́</text:span><text:span text:style-name="T48">да</text:span></text:p>
            <text:p text:style-name="P8"><text:span text:style-name="T30">-и, </text:span><text:span text:style-name="T35">ж.</text:span></text:p>
            <text:p text:style-name="P8">Те, що заспокоює, сповнює радістю; втіха, задоволення.<text:span text:style-name="T87"> </text:span><text:span text:style-name="T88">(ВТСУМ, 178)</text:span></text:p>
          </table:table-cell>
        </table:table-row>
        <table:table-row>
          <table:table-cell table:style-name="Dictionary.A2" table:number-rows-spanned="2" office:value-type="string">
            <text:p text:style-name="P9">ВСЕВІКИ́ (ВСЕВІ́К)</text:p>
            <text:p text:style-name="P11"><text:soft-page-break/>присл., інд.-авт.</text:p>
            <text:p text:style-name="P8"><text:span text:style-name="T73">утворене способом основоскладання, похідне від слів:</text:span> <text:span text:style-name="T50">все</text:span> і <text:span text:style-name="T50">віки́</text:span><text:span text:style-name="T4">.</text:span></text:p>
            <text:p text:style-name="P11">Задосить. Приостань. Упився гроз?</text:p>
            <text:p text:style-name="P11">Від правіків на <text:span text:style-name="T49">всевіки</text:span> упився? <text:span text:style-name="T79">(П, І, 165);</text:span></text:p>
            <text:p text:style-name="P11">Забарні слова,</text:p>
            <text:p text:style-name="P11">що з тіла мертвого летіли</text:p>
            <text:p text:style-name="P11">і споминами душу гріли,</text:p>
            <text:p text:style-name="P11">що, наче дошка гробова,</text:p>
            <text:p text:style-name="P8"><text:span text:style-name="T63">позаклякала на </text:span><text:span text:style-name="T68">всевік</text:span><text:span text:style-name="T63">.</text:span> (П, ІІ, 19)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9">вік</text:p>
            <text:p text:style-name="P8"><text:soft-page-break/><text:span text:style-name="T30">-у, </text:span><text:span text:style-name="T35">ч.</text:span></text:p>
            <text:p text:style-name="P8">1) Тривалість життя людини, тварини, рослини. || Період, ступінь у рості, розвитку людини; літа. || Відрізок життя людини від зрілого періоду до смерті.</text:p>
            <text:p text:style-name="P8">2) Те саме, що сторіччя.</text:p>
            <text:p text:style-name="P8">3) <text:span text:style-name="T61">з означ.</text:span> Період часу, виокремлений за певними ознаками; епоха.<text:span text:style-name="T61">Середні віки</text:span>. || Відрізок часу, який відповідає геологічному ярусові Землі.</text:p>
            <text:p text:style-name="P8">4) <text:span text:style-name="T61">розм.</text:span> Надзвичайно довгий час; вічність.</text:p>
            <text:p text:style-name="P9"><text:span text:style-name="T11">5) </text:span><text:span text:style-name="T25">у знач.</text:span><text:span text:style-name="T11"> </text:span><text:span text:style-name="T25">присл.</text:span><text:span text:style-name="T11"> Надзвичайно довго; завжди.</text:span><text:span text:style-name="T12"> (ВТСУМ, 187)</text:span></text:p>
          </table:table-cell>
        </table:table-row>
        <table:table-row>
          <table:table-cell table:style-name="Dictionary.A2" table:number-rows-spanned="2" office:value-type="string">
            <text:p text:style-name="P9">ВСЕВІ́КНА</text:p>
            <text:p text:style-name="P8">всеві́кон, <text:span text:style-name="T62">ім., мн., інд.-авт.,</text:span></text:p>
            <text:p text:style-name="P8"><text:span text:style-name="T73">утворене способом основоскладання, похідне від слів:</text:span> <text:span text:style-name="T50">все</text:span> і <text:span text:style-name="T50">вікно́</text:span><text:span text:style-name="T4">.</text:span></text:p>
            <text:p text:style-name="P11">Заплакані вікна. <text:span text:style-name="T49">Всевікна</text:span> твої.</text:p>
            <text:p text:style-name="P8"><text:span text:style-name="T63">Готуйся до злету. Кінець животінню.</text:span><text:span text:style-name="T62"> </text:span><text:span text:style-name="T73">(П, І, 98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10">вікно́</text:p>
            <text:p text:style-name="P8"><text:span text:style-name="T30">-а, </text:span><text:span text:style-name="T35">с.</text:span></text:p>
            <text:p text:style-name="P8">1) Отвір для світла й повітря в стіні приміщення (будинку, вагона тощо), куди вставлено раму з шибками. || Шибки. || Підвіконня.<text:span text:style-name="T87"> </text:span><text:span text:style-name="T88">(ВТСУМ, 187)</text:span></text:p>
          </table:table-cell>
        </table:table-row>
        <table:table-row>
          <table:table-cell table:style-name="Dictionary.A2" table:number-rows-spanned="2" office:value-type="string">
            <text:p text:style-name="P9">ВСЕГÍН</text:p>
            <text:p text:style-name="P8">-гóну, <text:span text:style-name="T62">ім., ч., інд.-авт.,</text:span></text:p>
            <text:p text:style-name="P8"><text:span text:style-name="T75">утворене способом основоскладання, </text:span><text:soft-page-break/><text:span text:style-name="T75">похідне від слів:</text:span> <text:span text:style-name="T50">все</text:span> і <text:span text:style-name="T50">гін.</text:span></text:p>
            <text:p text:style-name="P11">Ця дорога вседороги</text:p>
            <text:p text:style-name="P11">всенезустрічі — <text:span text:style-name="T49">всегону</text:span>.</text:p>
            <text:p text:style-name="P11">Позирай із заквагону</text:p>
            <text:p text:style-name="P8"><text:span text:style-name="T63">за сузір’ям Козерога.</text:span><text:span text:style-name="T62"> </text:span><text:span text:style-name="T73">(П, І, 67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9">гін</text:p>
            <text:p text:style-name="P8"><text:span text:style-name="T30">го́</text:span><text:span text:style-name="T30">ну, </text:span><text:span text:style-name="T35">ч.</text:span></text:p>
            <text:p text:style-name="P8"><text:soft-page-break/>1) Дія за знач. гнати і гнатися. <text:span text:style-name="T71">(ВТСУМ, 239)</text:span></text:p>
          </table:table-cell>
        </table:table-row>
        <table:table-row>
          <table:table-cell table:style-name="Dictionary.A2" office:value-type="string">
            <text:p text:style-name="P9">ВСЕГЛЯ́ДНО</text:p>
            <text:p text:style-name="P11">присл., інд.-авт.,</text:p>
            <text:p text:style-name="P8"><text:span text:style-name="T74">утворене суфіксальним способом, похідне від слова</text:span><text:span text:style-name="T77"> </text:span><text:span text:style-name="T51">всегля́</text:span><text:span text:style-name="T51">дний.</text:span></text:p>
            <text:p text:style-name="P11">Снують думок рої,</text:p>
            <text:p text:style-name="P11">котрим немає ради</text:p>
            <text:p text:style-name="P11">(смертельні перепади!),</text:p>
            <text:p text:style-name="P11">а сонце всевідради</text:p>
            <text:p text:style-name="P8"><text:span text:style-name="T68">всеглядно</text:span><text:span text:style-name="T63"> постає.</text:span><text:span text:style-name="T62"> </text:span><text:span text:style-name="T73">(П, І, 179)</text:span></text:p>
          </table:table-cell>
          <table:table-cell table:style-name="Dictionary.B2" office:value-type="string">
            <text:p text:style-name="P8"><text:span text:style-name="T51">всегля́</text:span><text:span text:style-name="T51">дний </text:span><text:span text:style-name="T56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9">ВСЕГНІ́ВНИЙ</text:p>
            <text:p text:style-name="P8">-а, -е, <text:span text:style-name="T63">прикм., </text:span><text:span text:style-name="T62">інд.-авт.,</text:span></text:p>
            <text:p text:style-name="P8"><text:span text:style-name="T74">утворене складносуфіксальним способом або способом основословоскладання, похідне від слів:</text:span> <text:span text:style-name="T50">все</text:span> і <text:span text:style-name="T50">гні́</text:span><text:span text:style-name="T50">вний.</text:span></text:p>
            <text:p text:style-name="P5">Тож — в неба провалля в бездоння, бездолий</text:p>
            <text:p text:style-name="P5">нагірний, невірний, западистий рай,</text:p>
            <text:p text:style-name="P4"><text:soft-page-break/><text:span text:style-name="T96">всебідий, </text:span><text:span text:style-name="T97">всегнівний</text:span><text:span text:style-name="T96">, всещедрий, </text:span><text:span text:style-name="T96">всекволий.</text:span></text:p>
            <text:p text:style-name="P4"><text:span text:style-name="T96">А що під крилом твоїм? Кара — карай.</text:span><text:span text:style-name="T95"> </text:span><text:span text:style-name="T98">(П, І, 98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гні́</text:span><text:span text:style-name="T48">вний</text:span></text:p>
            <text:p text:style-name="P8">-а, -е.</text:p>
            <text:p text:style-name="P8">Який перебуває в стані нервового збудження, гніву. || Який виражає гнів, перейнятий гнівом.<text:span text:style-name="T87"> </text:span><text:span text:style-name="T88">(ВТСУМ, 248)</text:span></text:p>
          </table:table-cell>
        </table:table-row>
        <table:table-row>
          <table:table-cell table:style-name="Dictionary.A2" table:number-rows-spanned="2" office:value-type="string">
            <text:p text:style-name="P9">ВСЕГОЛО́ДНИЙ</text:p>
            <text:p text:style-name="P8">-а, -е, <text:span text:style-name="T63">прикм., </text:span><text:span text:style-name="T62">інд.-авт.,</text:span></text:p>
            <text:p text:style-name="P8"><text:span text:style-name="T74">утворене складносуфіксальним способом або способом основословоскладання, похідне від слів:</text:span> <text:span text:style-name="T50">все </text:span>і <text:span text:style-name="T50">голо́</text:span><text:span text:style-name="T50">дний</text:span></text:p>
            <text:p text:style-name="P11">Народжені мої бажання,</text:p>
            <text:p text:style-name="P11">усенестерпні, <text:span text:style-name="T49">всеголодні</text:span>,</text:p>
            <text:p text:style-name="P11">такі вітри зняли довкола,</text:p>
            <text:p text:style-name="P8"><text:span text:style-name="T63">що все несеться шкереберть.</text:span><text:span text:style-name="T62"> </text:span><text:span text:style-name="T73">(П, ІІ, 195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голо́</text:span><text:span text:style-name="T48">дний</text:span></text:p>
            <text:p text:style-name="P8">-а, -е.</text:p>
            <text:p text:style-name="P8">1) Який відчуває голод (у 1 <text:span text:style-name="T61">знач.</text:span>). || Який виражає голод. || <text:span text:style-name="T61">у знач.ім.</text:span> голодний, -ного, <text:span text:style-name="T61">ч.</text:span> Той, хто відчуває голод, постійно голодує.</text:p>
            <text:p text:style-name="P8">2) Який настає від голоду; викликаний голодом.<text:span text:style-name="T87"> </text:span><text:span text:style-name="T88">(ВТСУМ, 251)</text:span></text:p>
          </table:table-cell>
        </table:table-row>
        <table:table-row>
          <table:table-cell table:style-name="Dictionary.A2" table:number-rows-spanned="2" office:value-type="string">
            <text:p text:style-name="P9">ВСЕДОБРО́</text:p>
            <text:p text:style-name="P8">-а́, <text:span text:style-name="T62">ім., с., інд.-авт.,</text:span></text:p>
            <text:p text:style-name="P8"><text:span text:style-name="T73">утворене способом основословоскладання, похідне від слів:</text:span> <text:span text:style-name="T50">все</text:span> і <text:span text:style-name="T50">добро́</text:span><text:span text:style-name="T4">.</text:span></text:p>
            <text:p text:style-name="P11">Спасенної тримайся криги,</text:p>
            <text:p text:style-name="P11">пречистої тримайся туги,</text:p>
            <text:p text:style-name="P11">шаленої тримайся муки</text:p>
            <text:p text:style-name="P8"><text:span text:style-name="T63">і так існуй — на </text:span><text:span text:style-name="T68">вседобро</text:span><text:span text:style-name="T63">.</text:span><text:span text:style-name="T62"> </text:span><text:span text:style-name="T73">(П, ІІ, 83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10">добро́</text:p>
            <text:p text:style-name="P8"><text:span text:style-name="T30">-а, </text:span><text:span text:style-name="T35">с.</text:span></text:p>
            <text:p text:style-name="P8"><text:span text:style-name="T11">1) Усе позитивне в житті людей, що відповідає їхнім інтересам, бажанням, мріям; благо; </text:span><text:span text:style-name="T25">прот.</text:span><text:span text:style-name="T11"> лихо, зло. || Добра, корисна справа, вчинок і т. ін.</text:span><text:span text:style-name="T12"> </text:span><text:span text:style-name="T13">(ВТСУМ, 307)</text:span></text:p>
          </table:table-cell>
        </table:table-row>
        <table:table-row>
          <table:table-cell table:style-name="Dictionary.A2" table:number-rows-spanned="2" office:value-type="string">
            <text:p text:style-name="P9">ВСЕДОРО́ГА</text:p>
            <text:p text:style-name="P8"><text:soft-page-break/>-и́, <text:span text:style-name="T62">ім., ж., інд.-авт.,</text:span></text:p>
            <text:p text:style-name="P8"><text:span text:style-name="T75">утворене способом основоскладання, похідне від слів:</text:span> <text:span text:style-name="T50">все</text:span> і <text:span text:style-name="T50">доро́</text:span><text:span text:style-name="T50">га.</text:span></text:p>
            <text:p text:style-name="P11">Ця дорога <text:span text:style-name="T49">вседороги</text:span></text:p>
            <text:p text:style-name="P11">всенезустрічі — всегону.</text:p>
            <text:p text:style-name="P11">Позирай із заквагону</text:p>
            <text:p text:style-name="P11">за сузір’ям Козерога. <text:span text:style-name="T79">(П, І, 67);</text:span></text:p>
            <text:p text:style-name="P11">Ламка і витка всеспадна <text:span text:style-name="T49">вседорога</text:span>.</text:p>
            <text:p text:style-name="P8"><text:span text:style-name="T63">Дорога до Бога — ламка і витка.</text:span><text:span text:style-name="T62"> </text:span><text:span text:style-name="T73">(П, І, 98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доро́</text:span><text:span text:style-name="T48">га</text:span></text:p>
            <text:p text:style-name="P8"><text:span text:style-name="T30">-и, </text:span><text:span text:style-name="T35">ж.</text:span></text:p>
            <text:p text:style-name="P8">1) Смуга землі, по якій їздять і ходять. || Смуга, що лишається як слід після руху кого-, чого-небудь.</text:p>
            <text:p text:style-name="P8">2) Місце для проходу, проїзду. || <text:span text:style-name="T61">перен.</text:span> Доступ куди-небудь, можливість потрапити куди-небудь.</text:p>
            <text:p text:style-name="P8">3) Перебування в русі (йдучи або їдучи куди-небудь).</text:p>
            <text:p text:style-name="P12">4) <text:span text:style-name="T61">у знач.</text:span> <text:span text:style-name="T61">присл.</text:span> дорогою. Під час руху, подорожування куди-небудь.</text:p>
            <text:p text:style-name="P12"><text:span text:style-name="T7">5) Правильний напрямок для руху кого-небудь. || </text:span><text:span text:style-name="T24">перен.</text:span><text:span text:style-name="T7"> Напрямок діяльності, шлях розвитку.</text:span><text:span text:style-name="T21"> (ВТСУМ, 320)</text:span></text:p>
          </table:table-cell>
        </table:table-row>
        <table:table-row>
          <table:table-cell table:style-name="Dictionary.A2" table:number-rows-spanned="2" office:value-type="string">
            <text:p text:style-name="P9">ВСЕДОРОГИ́Й</text:p>
            <text:p text:style-name="P8">-а́, -е́, <text:span text:style-name="T63">прикм., </text:span><text:span text:style-name="T62">інд.-авт.,</text:span></text:p>
            <text:p text:style-name="P8"><text:span text:style-name="T75">утворене способом основоскладання, похідне від слів:</text:span> <text:span text:style-name="T50">все</text:span> і <text:span text:style-name="T50">дороги́</text:span><text:span text:style-name="T50">й.</text:span></text:p>
            <text:p text:style-name="P11">Земля — хитлива і плавка — <text:span text:style-name="T49">вседорога</text:span> і всепрощальна - </text:p>
            <text:p text:style-name="P11">здоліла стати, щоб благальна помічена була рука. <text:span text:style-name="T79">(П, ІІ, 147);</text:span></text:p>
            <text:p text:style-name="P11">Який бо холод довкруги!</text:p>
            <text:p text:style-name="P11"><text:soft-page-break/>Самотності! Ніде нікого.</text:p>
            <text:p text:style-name="P11">Одна підтримка — голос Бога</text:p>
            <text:p text:style-name="P8"><text:span text:style-name="T68">вседорогий, вседорогий</text:span><text:span text:style-name="T63">.</text:span><text:span text:style-name="T62"> </text:span><text:span text:style-name="T73">(П, ІІ, 184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дороги́</text:span><text:span text:style-name="T48">й</text:span></text:p>
            <text:p text:style-name="P8">-а, -е.</text:p>
            <text:p text:style-name="P8">1) Який коштує великі гроші; <text:span text:style-name="T61">прот.</text:span> дешевий. || Високий (про ціну).</text:p>
            <text:p text:style-name="P8">2) <text:span text:style-name="T61">перен.</text:span> Який високо ціниться, оберігається, яким дорожать.</text:p>
            <text:p text:style-name="P8">3) Близький, милий серцю. || Бажаний, жданий (про гостей). || У звертанні — <text:soft-page-break/>для вираження любові, приязні.<text:span text:style-name="T87"> </text:span><text:span text:style-name="T88">(ВТСУМ, 320)</text:span></text:p>
          </table:table-cell>
        </table:table-row>
        <table:table-row>
          <table:table-cell table:style-name="Dictionary.A2" table:number-rows-spanned="2" office:value-type="string">
            <text:p text:style-name="P9">ВСЕЗАДУ́́МА</text:p>
            <text:p text:style-name="P8">-и, <text:span text:style-name="T62">ім., ж., інд.-авт.,</text:span></text:p>
            <text:p text:style-name="P8"><text:span text:style-name="T75">утворене способом основоскладання, похідне від слів:</text:span> <text:span text:style-name="T50">все</text:span> і <text:span text:style-name="T50">заду́</text:span><text:span text:style-name="T50">ма.</text:span></text:p>
            <text:p text:style-name="P11">Пірни</text:p>
            <text:p text:style-name="P8"><text:span text:style-name="T63">у </text:span><text:span text:style-name="T68">всезадуму</text:span><text:span text:style-name="T63"> і збавляй безчасся.</text:span><text:span text:style-name="T62"> </text:span><text:span text:style-name="T73">(П, І, 178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заду́</text:span><text:span text:style-name="T48">ма</text:span></text:p>
            <text:p text:style-name="P8"><text:span text:style-name="T30">-и, </text:span><text:span text:style-name="T35">ж.</text:span></text:p>
            <text:p text:style-name="P8">Стан того, хто заглибився в думки, роздуми.<text:span text:style-name="T87"> </text:span><text:span text:style-name="T88">(ВТСУМ, 390)</text:span></text:p>
          </table:table-cell>
        </table:table-row>
        <table:table-row>
          <table:table-cell table:style-name="Dictionary.A2" table:number-rows-spanned="2" office:value-type="string">
            <text:p text:style-name="P9">ВСЕКВО́Л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пособом основословоскладання, похідне від слів:</text:span> <text:span text:style-name="T50">все </text:span>і <text:span text:style-name="T50">кво́</text:span><text:span text:style-name="T50">лий.</text:span></text:p>
            <text:p text:style-name="P11">Тож — в неба провалля в бездоння, бездолий</text:p>
            <text:p text:style-name="P11">нагірний, невірний, западистий рай,</text:p>
            <text:p text:style-name="P11">всебідий, всегнівний, всещедрий, <text:span text:style-name="T49">всекволий</text:span>.</text:p>
            <text:p text:style-name="P8"><text:span text:style-name="T63">А що під крилом твоїм? Кара — карай</text:span><text:span text:style-name="T79">. (П, І, 98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кво́</text:span><text:span text:style-name="T48">лий</text:span></text:p>
            <text:p text:style-name="P8">-а, -е.</text:p>
            <text:p text:style-name="P8">1) 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’я). || Який погано росте; негустий, невисокий, прив’ялий (про рослини). || Неміцний, нестійкий (про будівлі, їх частини).</text:p>
            <text:p text:style-name="P8"><text:span text:style-name="T7">2) </text:span><text:span text:style-name="T24">перен.</text:span><text:span text:style-name="T7"> Позбавлений душевної стійкості, твердості, сили волі. || Небадьорий, млявий.</text:span><text:span text:style-name="T21"> </text:span><text:span text:style-name="T22">(ВТСУМ, 534)</text:span></text:p>
          </table:table-cell>
        </table:table-row>
        <table:table-row>
          <table:table-cell table:style-name="Dictionary.A2" table:number-rows-spanned="2" office:value-type="string">
            <text:p text:style-name="P9">ВСЕМЕЖА́</text:p>
            <text:p text:style-name="P8"><text:soft-page-break/>-и́, <text:span text:style-name="T62">ім., ж., інд.-авт.,</text:span></text:p>
            <text:p text:style-name="P8"><text:span text:style-name="T75">утворене способом основоскладання, похідне від слів:</text:span> <text:span text:style-name="T50">все</text:span> і <text:span text:style-name="T50">межа́</text:span><text:span text:style-name="T2">.</text:span></text:p>
            <text:p text:style-name="P11">Ти ще — ось-ось. Допіру-но ступив</text:p>
            <text:p text:style-name="P8"><text:span text:style-name="T63">за </text:span><text:span text:style-name="T68">всемежу</text:span><text:span text:style-name="T63">.</text:span><text:span text:style-name="T62"> </text:span><text:span text:style-name="T73">(П, І, 182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10">межа́</text:p>
            <text:p text:style-name="P8"><text:span text:style-name="T30">-і, </text:span><text:span text:style-name="T35">ж.</text:span></text:p>
            <text:p text:style-name="P8"><text:span text:style-name="T7">1) Лінія поділу якої-небудь території; границя (у 1 </text:span><text:span text:style-name="T24">знач.</text:span><text:span text:style-name="T7">). || Лінія, що поділяє землі або води суміжних держав; кордон. || Лінія (умовна), що розділяє між собою якісь частини поверхні. || Зорова лінія, що відділяє що-небудь від чогось. || </text:span><text:span text:style-name="T24">перен.</text:span><text:span text:style-name="T7"> Уявна точка на сонячній орбіті, що поділяє лінію орбіти на відрізки, відповідні до ранку, дня або вечора. ||</text:span><text:span text:style-name="T24">між чим і чим</text:span><text:span text:style-name="T7">, </text:span><text:span text:style-name="T24">чого і чого</text:span><text:span text:style-name="T7">, </text:span><text:span text:style-name="T24">перен.</text:span><text:span text:style-name="T7"> Границя поділу, розрізнення яких-небудь явищ, предметів тощо.</text:span><text:span text:style-name="T21"> </text:span><text:span text:style-name="T22">(ВТСУМ, 656)</text:span></text:p>
          </table:table-cell>
        </table:table-row>
        <table:table-row>
          <table:table-cell table:style-name="Dictionary.A2" table:number-rows-spanned="2" office:value-type="string">
            <text:p text:style-name="P9">ВСЕМОЛОДИ́Й</text:p>
            <text:p text:style-name="P8">-а́, -е́, <text:span text:style-name="T63">прикм., </text:span><text:span text:style-name="T62">інд.-авт.,</text:span></text:p>
            <text:p text:style-name="P8"><text:span text:style-name="T73">утворене способом основоскладання, похідне від слів:</text:span> <text:span text:style-name="T50">все</text:span> і <text:span text:style-name="T50">молоди́</text:span><text:span text:style-name="T50">й.</text:span></text:p>
            <text:p text:style-name="P11">Усесвіту пустеля</text:p>
            <text:p text:style-name="P11">небавом нас огорне,</text:p>
            <text:p text:style-name="P11">і мертва не воскресне</text:p>
            <text:p text:style-name="P11"><text:span text:style-name="T49">всемолода</text:span> біда. <text:span text:style-name="T79">(П, І, 212);</text:span></text:p>
            <text:p text:style-name="P11">І, хилячи <text:span text:style-name="T49">всемолоде</text:span> чоло,</text:p>
            <text:p text:style-name="P8"><text:span text:style-name="T63">пройти під поглядом, немов під </text:span><text:soft-page-break/><text:span text:style-name="T63">градом…</text:span><text:span text:style-name="T62"> </text:span><text:span text:style-name="T73">(П, ІІ, 83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молоди́</text:span><text:span text:style-name="T48">й</text:span></text:p>
            <text:p text:style-name="P8"><text:span text:style-name="T30">-а, -е, </text:span><text:span text:style-name="T35">нар.-поет.</text:span></text:p>
            <text:p text:style-name="P8"><text:span text:style-name="T31">1) Який має небагато років, не досяг зрілого віку; юний. || Не старий. || </text:span><text:span text:style-name="T36">у знач.</text:span><text:span text:style-name="T31"> </text:span><text:span text:style-name="T36">ім.</text:span><text:span text:style-name="T31"> молодий, -дого, </text:span><text:span text:style-name="T36">ч.</text:span><text:span text:style-name="T31">; молода, -дої, </text:span><text:span text:style-name="T36">ж.</text:span><text:span text:style-name="T31">; молоде, -дого, </text:span><text:span text:style-name="T36">с.</text:span><text:span text:style-name="T31"> Той, хто має небагато років, ще не старий. || З прізвищем, прізвиськом і т. ін. — означає дітей (на відміну від батьків). || </text:span><text:span text:style-name="T36">у знач.</text:span><text:span text:style-name="T31"> </text:span><text:span text:style-name="T36">ім.</text:span><text:span text:style-name="T31"> молоді, -дих,</text:span><text:span text:style-name="T36">мн.</text:span><text:span text:style-name="T31"> Діти (</text:span><text:span text:style-name="T36">див.</text:span><text:span text:style-name="T31"> діти I 2)). || Стос. до </text:span><text:span text:style-name="T31">молодості, належний, </text:span><text:span text:style-name="T36">власт.</text:span><text:span text:style-name="T31"> їй.</text:span><text:span text:style-name="T32"> </text:span><text:soft-page-break/><text:span text:style-name="T33">(ВТСУМ, 685)</text:span></text:p>
          </table:table-cell>
        </table:table-row>
        <table:table-row>
          <table:table-cell table:style-name="Dictionary.A2" table:number-rows-spanned="2" office:value-type="string">
            <text:p text:style-name="P9">ВСЕНАЧУВА́ННИЙ</text:p>
            <text:p text:style-name="P8"><text:span text:style-name="T55">-а, -е, </text:span><text:span text:style-name="T65">прикм., </text:span><text:span text:style-name="T66">інд.-авт.,</text:span></text:p>
            <text:p text:style-name="P8"><text:span text:style-name="T75">утворене складносуфіксальним способом, похідне від слів:</text:span> <text:span text:style-name="T50">все </text:span>і <text:span text:style-name="T50">начува́</text:span><text:span text:style-name="T50">тися.</text:span></text:p>
            <text:p text:style-name="P11">І торопкі <text:span text:style-name="T49">всеначуванні</text:span> кроки,</text:p>
            <text:p text:style-name="P8"><text:span text:style-name="T63">то лис блукає — із хвостом рудим.</text:span><text:span text:style-name="T62"> </text:span><text:span text:style-name="T73">(П, ІІ, 156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начува́</text:span><text:span text:style-name="T48">тися</text:span></text:p>
            <text:p text:style-name="P8"><text:span text:style-name="T30">-аюся, -аєшся, </text:span><text:span text:style-name="T35">недок.</text:span></text:p>
            <text:p text:style-name="P8"><text:span text:style-name="T11">Чекати розплати, помсти. || </text:span><text:span text:style-name="T25">чого</text:span><text:span text:style-name="T11">. Чекати чого-небудь неприємного.</text:span><text:span text:style-name="T12"> </text:span><text:span text:style-name="T13">(ВТСУМ, 745)</text:span></text:p>
          </table:table-cell>
        </table:table-row>
        <table:table-row>
          <table:table-cell table:style-name="Dictionary.A2" table:number-rows-spanned="3" office:value-type="string">
            <text:p text:style-name="P9">ВСЕНЕДОЧЕКА́ВШИСЯ</text:p>
            <text:p text:style-name="P11">дієприсл., док., інд.-авт.,</text:p>
            <text:p text:style-name="P8"><text:span text:style-name="T74">утворене способом основоскладання і суфіксально-префіксальним, похідне від слів:</text:span> <text:span text:style-name="T50">все</text:span> і <text:span text:style-name="T50">не дочека́</text:span><text:span text:style-name="T50">тися.</text:span></text:p>
            <text:p text:style-name="P11">Ну й долечка! Прождати на життя -</text:p>
            <text:p text:style-name="P8"><text:span text:style-name="T63">і </text:span><text:span text:style-name="T68">всенедочекавшися</text:span><text:span text:style-name="T63"> — померти!</text:span><text:span text:style-name="T62"> </text:span><text:span text:style-name="T73">(П, І, 188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9">не</text:p>
            <text:p text:style-name="P8"><text:span text:style-name="T35">запереч.</text:span><text:span text:style-name="T30"> </text:span><text:span text:style-name="T35">част.</text:span></text:p>
            <text:p text:style-name="P8">1) Уживається перед присудком для повного заперечення змісту висловленого. || Уживається перед підметом або другорядним членом речення для повного заперечення їх змісту. || Уживається для повного заперечення чого-небудь після заперечних прислівників, займенників та деяких часток («навіть», «ще», «й» і т. ін.), що підсилюють заперечення. || Уживається для повного заперечення чого-небудь у разі протиставлення. || Уживається для підсилення заперечення <text:soft-page-break/>у поєднанні з повторюваним словом. <text:span text:style-name="T71">(ВТСУМ, 746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дочека́</text:span><text:span text:style-name="T48">тися</text:span></text:p>
            <text:p text:style-name="P8"><text:span text:style-name="T30">-аюся, -аєшся, </text:span><text:span text:style-name="T35">док.</text:span><text:span text:style-name="T30">, дочікуватися, -уюся, -уєшся, </text:span><text:span text:style-name="T35">недок.</text:span></text:p>
            <text:p text:style-name="P8">Пробути, прожити до того часу, поки настане, з’явиться очікуване; діждатися.<text:span text:style-name="T87"> </text:span><text:span text:style-name="T88">(ВТСУМ, 325)</text:span></text:p>
          </table:table-cell>
        </table:table-row>
        <table:table-row>
          <table:table-cell table:style-name="Dictionary.A1" table:number-rows-spanned="3" office:value-type="string">
            <text:p text:style-name="P9">ВСЕНЕНАЖДА́ННИЙ</text:p>
            <text:p text:style-name="P8"><text:span text:style-name="T55">-а, -е, </text:span><text:span text:style-name="T65">прикм., </text:span><text:span text:style-name="T66">інд.-авт.,</text:span></text:p>
            <text:p text:style-name="P8"><text:span text:style-name="T54">утворене способом основоскладання і суфіксально-префіксальним, похідне від слів:</text:span><text:span text:style-name="T55"> </text:span><text:span text:style-name="T50">все</text:span><text:span text:style-name="T55"> і </text:span><text:span text:style-name="T50">не</text:span> <text:span text:style-name="T50">жда́</text:span><text:span text:style-name="T50">ти.</text:span></text:p>
            <text:p text:style-name="P11">я забуваюся, коли цнота</text:p>
            <text:p text:style-name="P11">пречистого пребілого паперу</text:p>
            <text:p text:style-name="P11">почне мене, відкривши добру еру</text:p>
            <text:p text:style-name="P11">натхнення в тиші, і коли мета</text:p>
            <text:p text:style-name="P8"><text:span text:style-name="T63">мене в полон імкне, </text:span><text:span text:style-name="T68">всененажданна</text:span><text:span text:style-name="T63">.</text:span><text:span text:style-name="T62"> </text:span><text:span text:style-name="T73">(П, ІІ, 169)</text:span></text:p>
          </table:table-cell>
          <table:table-cell table:style-name="Dictionary.B1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0">не</text:span> <text:span text:style-name="T54">(див. </text:span><text:span text:style-name="T50">ВСЕНЕДОЧЕКА́ВШИСЯ</text:span>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жда́</text:span><text:span text:style-name="T48">ти</text:span></text:p>
            <text:p text:style-name="P8"><text:span text:style-name="T30">жду, ждеш, </text:span><text:span text:style-name="T35">недок.</text:span></text:p>
            <text:p text:style-name="P8">1) <text:span text:style-name="T61">перех.</text:span> Перебувати де-небудь, щоб побачити когось, зустрітися з кимось; чекати, очікувати. || <text:span text:style-name="T61">перех.</text:span> <text:span text:style-name="T61">і неперех.</text:span>, <text:span text:style-name="T61">кого</text:span>, <text:span text:style-name="T61">чого</text:span>, <text:span text:style-name="T61">на кого </text:span>–<text:span text:style-name="T61">що</text:span>, <text:span text:style-name="T61">зі спол.</text:span> Розраховувати на чиє-небудь повернення, на прихід, появу когось, чогось, на здійснення чогось.</text:p>
            <text:p text:style-name="P8"><text:span text:style-name="T11">2) </text:span><text:span text:style-name="T25">перех.</text:span><text:span text:style-name="T11"> </text:span><text:span text:style-name="T25">і неперех.</text:span><text:span text:style-name="T11"> Надіятися на що-небудь, сподіватися чогось; чекати.</text:span><text:span text:style-name="T12"> </text:span><text:span text:style-name="T13">(ВТСУМ, 365)</text:span></text:p>
          </table:table-cell>
        </table:table-row>
        <table:table-row>
          <table:table-cell table:style-name="Dictionary.A1" table:number-rows-spanned="3" office:value-type="string">
            <text:p text:style-name="P9">ВСЕНЕЗУ́́СТРІЧ</text:p>
            <text:p text:style-name="P8">-і, <text:span text:style-name="T62">ім., ж., інд.-авт.,</text:span></text:p>
            <text:p text:style-name="P8"><text:span text:style-name="T75">утворене способом зрощення, похідне </text:span><text:soft-page-break/><text:span text:style-name="T75">від слів:</text:span> <text:span text:style-name="T50">все</text:span> і <text:span text:style-name="T50">незу́</text:span><text:span text:style-name="T50">стріч.</text:span></text:p>
            <text:p text:style-name="P11">Ця дорога вседороги</text:p>
            <text:p text:style-name="P11"><text:span text:style-name="T49">всенезустрічі</text:span> — всегону.</text:p>
            <text:p text:style-name="P11">Позирай із заквагону</text:p>
            <text:p text:style-name="P11">за сузір’ям Козерога. <text:span text:style-name="T79">(П, І, 67);</text:span></text:p>
            <text:p text:style-name="P11">Що мав — привиділось, причулося,</text:p>
            <text:p text:style-name="P8"><text:span text:style-name="T63">на </text:span><text:span text:style-name="T68">всенезустріч</text:span><text:span text:style-name="T63">, всепрощання.</text:span><text:span text:style-name="T62"> </text:span><text:span text:style-name="T73">(П, І, 199)</text:span></text:p>
          </table:table-cell>
          <table:table-cell table:style-name="Dictionary.B1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9">не <text:span text:style-name="T54">(див. </text:span>ВСЕНЕДОЧЕКА́ВШИС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зу́</text:span><text:span text:style-name="T48">стріч</text:span></text:p>
            <text:p text:style-name="P8"><text:soft-page-break/><text:span text:style-name="T30">-і, </text:span><text:span text:style-name="T35">ж.</text:span><text:span text:style-name="T30">, </text:span><text:span text:style-name="T35">кого</text:span><text:span text:style-name="T30">, </text:span><text:span text:style-name="T35">чого</text:span><text:span text:style-name="T30">, </text:span><text:span text:style-name="T35">з ким </text:span><text:span text:style-name="T30">— </text:span><text:span text:style-name="T35">чим і без додатка</text:span><text:span text:style-name="T30">.</text:span></text:p>
            <text:p text:style-name="P8">1) Зближення з ким-, чим-небудь, хто (що) рухається навпроти.</text:p>
            <text:p text:style-name="P8"><text:span text:style-name="T7">2) Випадкове або наперед домовлене побачення з ким-небудь. || Тимчасове спільне перебування де-небудь з метою обговорення яких-небудь питань, для бесіди, наради і т. ін. || Спортивне змагання. || </text:span><text:span text:style-name="T24">рідко</text:span><text:span text:style-name="T7">. Знайомство.</text:span><text:span text:style-name="T21"> </text:span><text:span text:style-name="T22">(ВТСУМ, 483)</text:span></text:p>
          </table:table-cell>
        </table:table-row>
        <table:table-row>
          <table:table-cell table:style-name="Dictionary.A1" table:number-rows-spanned="2" office:value-type="string">
            <text:p text:style-name="P9">ВСЕНЕЗУ́́СТРІЧ-ВСЕГÍН</text:p>
            <text:p text:style-name="P8">-го́ну, <text:span text:style-name="T62">ім., ж., інд.-авт.,</text:span></text:p>
            <text:p text:style-name="P8"><text:span text:style-name="T75">утворене способом словоскладання, похідне від слів:</text:span><text:span text:style-name="T93"> </text:span><text:span text:style-name="T51">всенезу́</text:span><text:span text:style-name="T51">стріч</text:span><text:span text:style-name="T93"> і </text:span><text:span text:style-name="T51">всегі́</text:span><text:span text:style-name="T51">н.</text:span></text:p>
            <text:p text:style-name="P11">Ця дорога вседороги,</text:p>
            <text:p text:style-name="P11"><text:span text:style-name="T49">всенезустрічі-всегону</text:span>,</text:p>
            <text:p text:style-name="P11">позирай із зак-вагону</text:p>
            <text:p text:style-name="P8"><text:span text:style-name="T63">за сузір’ям Козерога.</text:span><text:span text:style-name="T62"> </text:span><text:span text:style-name="T73">(П, І, 118)</text:span></text:p>
          </table:table-cell>
          <table:table-cell table:style-name="Dictionary.B1" office:value-type="string">
            <text:p text:style-name="P8"><text:span text:style-name="T51">всенезу́</text:span><text:span text:style-name="T51">стріч </text:span><text:span text:style-name="T56">(див. </text:span><text:span text:style-name="T51">ВСЕНЕЗУ́́СТРІЧ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1">всегі́</text:span><text:span text:style-name="T51">н </text:span><text:span text:style-name="T56">(див. </text:span><text:span text:style-name="T51">ВСЕГÍН</text:span><text:span text:style-name="T56">)</text:span></text:p>
          </table:table-cell>
        </table:table-row>
        <table:table-row>
          <table:table-cell table:style-name="Dictionary.A2" table:number-rows-spanned="2" office:value-type="string">
            <text:p text:style-name="P9">ВСЕНЕПІ́ЗНАН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пособом основоскладання, похідне від слів:</text:span> <text:span text:style-name="T50">все</text:span> і <text:span text:style-name="T50">непі́</text:span><text:span text:style-name="T50">знаний.</text:span></text:p>
            <text:p text:style-name="P11">…попелясті зозулі</text:p>
            <text:p text:style-name="P11"><text:soft-page-break/>вістили роки: жий однині</text:p>
            <text:p text:style-name="P8"><text:span text:style-name="T63">на </text:span><text:span text:style-name="T68">всенепізнаній</text:span><text:span text:style-name="T63"> землі.</text:span><text:span text:style-name="T62"> </text:span><text:span text:style-name="T73">(П, І, 128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непі́</text:span><text:span text:style-name="T48">знаний</text:span></text:p>
            <text:p text:style-name="P8">-а, -е.</text:p>
            <text:p text:style-name="P8">Якого ще не пізнали, не вивчили. <text:span text:style-name="T88">(ВТСУМ, 772)</text:span></text:p>
          </table:table-cell>
        </table:table-row>
        <table:table-row>
          <table:table-cell table:style-name="Dictionary.A2" table:number-rows-spanned="2" office:value-type="string">
            <text:p text:style-name="P9">ВСЕНЕПОГА́СН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пособом основоскладання, похідне від слів:</text:span> <text:span text:style-name="T50">все</text:span> і <text:span text:style-name="T50">непога́́</text:span><text:span text:style-name="T50">сний</text:span></text:p>
            <text:p text:style-name="P11">оце світіння полохких світань</text:p>
            <text:p text:style-name="P11">світів жертовних, що мене запалює</text:p>
            <text:p text:style-name="P11"><text:span text:style-name="T49">всенепогасним</text:span> і ламким, як крига,</text:p>
            <text:p text:style-name="P8"><text:span text:style-name="T63">огнем співучих надторосів — криг.</text:span><text:span text:style-name="T62"> </text:span><text:span text:style-name="T73">(П, І, 80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непога́</text:span><text:span text:style-name="T48">сний</text:span></text:p>
            <text:p text:style-name="P8">-а, -е.</text:p>
            <text:p text:style-name="P8">1) Який не гасне, якого не можна погасити; невгасимий.</text:p>
            <text:p text:style-name="P8"><text:span text:style-name="T11">2) </text:span><text:span text:style-name="T25">перен.</text:span><text:span text:style-name="T11"> Який з часом не втрачає своєї сили; неослабний. || Якого не можна стримати, угамувати.</text:span><text:span text:style-name="T12"> </text:span><text:span text:style-name="T13">(ВТСУМ, 773)</text:span></text:p>
          </table:table-cell>
        </table:table-row>
        <table:table-row>
          <table:table-cell table:style-name="Dictionary.A2" table:number-rows-spanned="2" office:value-type="string">
            <text:p text:style-name="P9">ВСЕНЕПОКО́РА</text:p>
            <text:p text:style-name="P8">-и, <text:span text:style-name="T62">ім., ж., інд.-авт.,</text:span></text:p>
            <text:p text:style-name="P8"><text:span text:style-name="T75">утворене способом основоскладання, похідне від слів:</text:span> <text:span text:style-name="T50">все</text:span> і <text:span text:style-name="T50">непоко́</text:span><text:span text:style-name="T50">ра.</text:span></text:p>
            <text:p text:style-name="P11">Страшна ковбаня — чорна і масна.</text:p>
            <text:p text:style-name="P11">І дух тяжкий повзе, немов потвора,</text:p>
            <text:p text:style-name="P11">в лещатах дум твоя <text:span text:style-name="T49">всенепокора</text:span>,</text:p>
            <text:p text:style-name="P8"><text:span text:style-name="T63">стою на кладці. Дозираю дна.</text:span><text:span text:style-name="T62"> </text:span><text:span text:style-name="T73">(П, І, 151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непоко́</text:span><text:span text:style-name="T48">ра</text:span></text:p>
            <text:p text:style-name="P8"><text:span text:style-name="T30">-и, </text:span><text:span text:style-name="T35">ж.</text:span></text:p>
            <text:p text:style-name="P8">Небажання або відмова підкорятися кому-небудь, слухатися когось і т. ін.<text:span text:style-name="T87"> </text:span><text:span text:style-name="T88">(ВТСУМ, 774)</text:span></text:p>
          </table:table-cell>
        </table:table-row>
        <table:table-row>
          <table:table-cell table:style-name="Dictionary.A2" table:number-rows-spanned="2" office:value-type="string">
            <text:p text:style-name="P9">ВСЕНИЩІ́ВНІСТЬ</text:p>
            <text:p text:style-name="P8">-ності, <text:span text:style-name="T62">ім., ж., інд.-авт.,</text:span></text:p>
            <text:p text:style-name="P8"><text:span text:style-name="T75">утворене складносуфіксальним </text:span><text:span text:style-name="T75">способом, похідне від слів:</text:span><text:span text:style-name="T93"> </text:span><text:span text:style-name="T51">все </text:span><text:span text:style-name="T56">і </text:span><text:soft-page-break/><text:span text:style-name="T51">нищі́вний.</text:span></text:p>
            <text:p text:style-name="P11">І ти збагнеш</text:p>
            <text:p text:style-name="P8"><text:span text:style-name="T63">обнавіснілу </text:span><text:span text:style-name="T68">всенищівність</text:span><text:span text:style-name="T63"> роду.</text:span><text:span text:style-name="T62"> </text:span><text:span text:style-name="T73">(П, І, 144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нищівни́</text:span><text:span text:style-name="T48">й</text:span></text:p>
            <text:p text:style-name="P8">-а, -е.</text:p>
            <text:p text:style-name="P8"><text:soft-page-break/>Який має велику руйнівну, знищувальну силу. || Дуже великий, сильний. || Різкий, нещадний, непримиренний. || Сповнений зневаги, осуду, презирства.<text:span text:style-name="T87"> </text:span><text:span text:style-name="T88">(ВТСУМ, 786)</text:span></text:p>
          </table:table-cell>
        </table:table-row>
        <table:table-row>
          <table:table-cell table:style-name="Dictionary.A2" table:number-rows-spanned="2" office:value-type="string">
            <text:p text:style-name="P9">ВСЕО́БРІЙ</text:p>
            <text:p text:style-name="P8">-ю, <text:span text:style-name="T62">ім., ч., інд.-авт.,</text:span></text:p>
            <text:p text:style-name="P8"><text:span text:style-name="T75">утворене способом основоскладання, похідне від слів:</text:span> <text:span text:style-name="T50">все </text:span>і <text:span text:style-name="T50">о́</text:span><text:span text:style-name="T50">брій.</text:span></text:p>
            <text:p text:style-name="P11">Старечою ходою</text:p>
            <text:p text:style-name="P11">із костуром — іще бриниш мені</text:p>
            <text:p text:style-name="P8"><text:span text:style-name="T68">всеобрієм</text:span><text:span text:style-name="T63">.</text:span><text:span text:style-name="T62"> </text:span><text:span text:style-name="T73">(П, І, 182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о́</text:span><text:span text:style-name="T48">брій</text:span></text:p>
            <text:p text:style-name="P8"><text:span text:style-name="T30">-ю, </text:span><text:span text:style-name="T35">ч.</text:span></text:p>
            <text:p text:style-name="P8">1) Лінія позірного зіткнення неба з землею чи водною поверхнею; горизонт, небокрай. || Прилегла до землі частина небесного простору; небосхил.</text:p>
            <text:p text:style-name="P8">2) Простір, який постає перед очима на відкритій місцевості; видноколо.<text:span text:style-name="T87"> </text:span><text:span text:style-name="T88">(ВТСУМ, 816)</text:span></text:p>
          </table:table-cell>
        </table:table-row>
        <table:table-row>
          <table:table-cell table:style-name="Dictionary.A2" table:number-rows-spanned="2" office:value-type="string">
            <text:p text:style-name="P9">ВСЕОБРУША́ТИ</text:p>
            <text:p text:style-name="P8">-а́ю, -єш, дієсл., <text:span text:style-name="T63">недок., перех., інд.-авт.,</text:span></text:p>
            <text:p text:style-name="P8"><text:span text:style-name="T73">утворене способом основоскладання, похідне від слів:</text:span> <text:span text:style-name="T50">все</text:span> і <text:span text:style-name="T50">обруша́</text:span><text:span text:style-name="T50">ти.</text:span></text:p>
            <text:p text:style-name="P11">Та <text:span text:style-name="T49">всеобрушає</text:span> нестерпно</text:p>
            <text:p text:style-name="P11">двопогляд. У ньому ти сущий,</text:p>
            <text:p text:style-name="P11">померлий, пантруєш живого,</text:p>
            <text:p text:style-name="P8"><text:span text:style-name="T63">зориш за померлим — живий.</text:span><text:span text:style-name="T62"> </text:span><text:span text:style-name="T73">(П, І, 87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9">обру́</text:span><text:span text:style-name="T9">шувати</text:span></text:p>
            <text:p text:style-name="P8"><text:span text:style-name="T30">-ую, -уєш </text:span><text:span text:style-name="T35">і рідко </text:span><text:span text:style-name="T30">обрушати, -аю, -аєш, </text:span><text:span text:style-name="T35">недок.</text:span><text:span text:style-name="T30">, обрушити, -шу, -шиш,</text:span><text:span text:style-name="T35">док.</text:span><text:span text:style-name="T30">, </text:span><text:span text:style-name="T35">перех.</text:span></text:p>
            <text:p text:style-name="P8"><text:span text:style-name="T7">3) </text:span><text:span text:style-name="T24">перен.</text:span><text:span text:style-name="T7"> 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</text:span><text:span text:style-name="T7">ненависті і т. ін.).</text:span><text:span text:style-name="T21"> </text:span><text:span text:style-name="T22">(ВТСУМ, 817)</text:span></text:p>
          </table:table-cell>
        </table:table-row>
        <text:soft-page-break/>
        <table:table-row>
          <table:table-cell table:style-name="Dictionary.A1" table:number-rows-spanned="2" office:value-type="string">
            <text:p text:style-name="P9">ВСЕО́ЧІ</text:p>
            <text:p text:style-name="P8">-чéй, <text:span text:style-name="T62">ім., мн., інд.-авт.,</text:span></text:p>
            <text:p text:style-name="P8"><text:span text:style-name="T75">утворене способом основоскладання, похідне від слів:</text:span> <text:span text:style-name="T50">все</text:span> і <text:span text:style-name="T50">о́</text:span><text:span text:style-name="T50">чі.</text:span></text:p>
            <text:p text:style-name="P11">Узорені, роздумані, прозорі -</text:p>
            <text:p text:style-name="P11">вони — одне високе чудування -</text:p>
            <text:p text:style-name="P11">недоторканна є оця зчужілість</text:p>
            <text:p text:style-name="P8"><text:span text:style-name="T63">і всепрозріння добрих </text:span><text:span text:style-name="T68">всеочей</text:span><text:span text:style-name="T63">.</text:span><text:span text:style-name="T62"> </text:span><text:span text:style-name="T73">(П, ІІ, 198)</text:span></text:p>
          </table:table-cell>
          <table:table-cell table:style-name="Dictionary.B1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8">О́</text:span><text:span text:style-name="T8">ко (о́</text:span><text:span text:style-name="T8">чі)</text:span></text:p>
            <text:p text:style-name="P8"><text:span text:style-name="T29">I </text:span><text:span text:style-name="T30">-а, </text:span><text:span text:style-name="T35">с.</text:span><text:span text:style-name="T30"> (</text:span><text:span text:style-name="T35">мн.</text:span><text:span text:style-name="T30"> очі, </text:span><text:span text:style-name="T35">рідко </text:span><text:span text:style-name="T30">вічі, очей — </text:span><text:span text:style-name="T35">перев.</text:span><text:span text:style-name="T30"> </text:span><text:span text:style-name="T35">з прийм.</text:span><text:span text:style-name="T30"> у).</text:span></text:p>
            <text:p text:style-name="P8">1) Орган зору у людини, всіх хребетних та деяких безхребетних тварин. || Те саме, що погляд.</text:p>
            <text:p text:style-name="P8">2) <text:span text:style-name="T61">розм.</text:span> Здатність бачити; зір. || <text:span text:style-name="T61">тільки одн.</text:span> Особлива здатність бачення, властива людині завдяки певній професії, досвіду і т. ін.</text:p>
            <text:p text:style-name="P8"><text:span text:style-name="T11">3) </text:span><text:span text:style-name="T25">перен.</text:span><text:span text:style-name="T11">, </text:span><text:span text:style-name="T25">розм.</text:span><text:span text:style-name="T11"> Піклування, догляд.</text:span><text:span text:style-name="T12"> </text:span><text:span text:style-name="T13">(ВТСУМ, 837)</text:span></text:p>
          </table:table-cell>
        </table:table-row>
        <table:table-row>
          <table:table-cell table:style-name="Dictionary.A1" table:number-rows-spanned="2" office:value-type="string">
            <text:p text:style-name="P9">ВСЕПАМ’ЯТКИ́Й</text:p>
            <text:p text:style-name="P8">-á, -é, <text:span text:style-name="T63">прикм., </text:span><text:span text:style-name="T62">інд.-авт.,</text:span></text:p>
            <text:p text:style-name="P8"><text:span text:style-name="T75">утворене способом основоскладання, похідне від слів:</text:span> <text:span text:style-name="T50">все</text:span> і <text:span text:style-name="T51">пам’ятки́й.</text:span></text:p>
            <text:p text:style-name="P11">Володарю своєї смерті, доля - </text:p>
            <text:p text:style-name="P11"><text:span text:style-name="T49">всепам’ятка</text:span>, всечула, всевидюща - </text:p>
            <text:p text:style-name="P8"><text:span text:style-name="T63">нічого не забуде, не простить.</text:span><text:span text:style-name="T62"> </text:span><text:span text:style-name="T73">(П, І, 144)</text:span></text:p>
          </table:table-cell>
          <table:table-cell table:style-name="Dictionary.B1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9">Пам’ятли́</text:span><text:span text:style-name="T9">вий (пам’ятки́</text:span><text:span text:style-name="T9">й)</text:span></text:p>
            <text:p text:style-name="P8">-а, -е.</text:p>
            <text:p text:style-name="P8">1) Який має добру пам’ять, здатний легко запам’ятовувати.<text:span text:style-name="T87"> </text:span><text:span text:style-name="T88">(ВТСУМ, 879)</text:span></text:p>
          </table:table-cell>
        </table:table-row>
        <table:table-row>
          <table:table-cell table:style-name="Dictionary.A1" table:number-rows-spanned="2" office:value-type="string">
            <text:p text:style-name="P9">ВСЕПЕКЕ́ЛЬНИЙ</text:p>
            <text:p text:style-name="P8">-а, -е, <text:span text:style-name="T63">прикм., </text:span><text:span text:style-name="T62">інд.-авт.,</text:span></text:p>
            <text:p text:style-name="P8"><text:span text:style-name="T54">утворене способом основоскладання, </text:span><text:soft-page-break/><text:span text:style-name="T54">похідне від слів:</text:span> <text:span text:style-name="T50">все</text:span> і <text:span text:style-name="T50">пекéльний.</text:span></text:p>
            <text:p text:style-name="P11">Сяє срібне серце землі</text:p>
            <text:p text:style-name="P8"><text:span text:style-name="T68">всепекельними </text:span><text:span text:style-name="T63">калюжами.</text:span><text:span text:style-name="T62"> </text:span><text:span text:style-name="T73">(П, І, 173)</text:span></text:p>
          </table:table-cell>
          <table:table-cell table:style-name="Dictionary.B1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10">пеке́льний</text:p>
            <text:p text:style-name="P8">-а, -е.</text:p>
            <text:p text:style-name="P8"><text:soft-page-break/>1) Прикм. до пекло 1). || Який уявно спостерігається в пеклі.</text:p>
            <text:p text:style-name="P8">2) <text:span text:style-name="T61">перен.</text:span> Важкий, жахливий, нестерпний; такий, як у пеклі. || Надзвичайний за ступенем прояву; дуже великий.</text:p>
            <text:p text:style-name="P8"><text:span text:style-name="T11">3) </text:span><text:span text:style-name="T25">перен.</text:span><text:span text:style-name="T11"> Злий, підступний. || </text:span><text:span text:style-name="T25">розм.</text:span><text:span text:style-name="T11"> Уживається як лайливе слово.</text:span><text:span text:style-name="T12"> </text:span><text:span text:style-name="T13">(ВТСУМ, 896-897)</text:span></text:p>
          </table:table-cell>
        </table:table-row>
        <table:table-row>
          <table:table-cell table:style-name="Dictionary.A2" table:number-rows-spanned="2" office:value-type="string">
            <text:p text:style-name="P9">ВСЕПЕРЕЛЕ́Т</text:p>
            <text:p text:style-name="P8">-у, <text:span text:style-name="T62">ім., ч., інд.-авт.,</text:span></text:p>
            <text:p text:style-name="P8"><text:span text:style-name="T75">утворене способом основоскладання, похідне від слів:</text:span><text:span text:style-name="T93"> </text:span><text:span text:style-name="T51">все</text:span><text:span text:style-name="T93"> і </text:span><text:span text:style-name="T51">перелі́</text:span><text:span text:style-name="T51">т.</text:span></text:p>
            <text:p text:style-name="P11">Це божевілля пориву, ця рвань</text:p>
            <text:p text:style-name="P11"><text:span text:style-name="T49">всеперелетів</text:span> — з пекла і до раю,</text:p>
            <text:p text:style-name="P8"><text:span text:style-name="T63">це надвисання в смерть…</text:span><text:span text:style-name="T62"> </text:span><text:span text:style-name="T73">(П, І, 144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перелі́</text:span><text:span text:style-name="T48">т</text:span></text:p>
            <text:p text:style-name="P8"><text:span text:style-name="T30">-льоту, </text:span><text:span text:style-name="T35">ч.</text:span></text:p>
            <text:p text:style-name="P8">1) Дія і стан за знач. перелетіти 1), перелітати. <text:span text:style-name="T71">(ВТСУМ, 916)</text:span></text:p>
          </table:table-cell>
        </table:table-row>
        <table:table-row>
          <table:table-cell table:style-name="Dictionary.A2" table:number-rows-spanned="2" office:value-type="string">
            <text:p text:style-name="P9">ВСЕПЕРЕЛЯ́К</text:p>
            <text:p text:style-name="P8">-у, <text:span text:style-name="T62">ім., ч., інд.-авт.,</text:span></text:p>
            <text:p text:style-name="P8"><text:span text:style-name="T75">утворене способом основоскладання, похідне від слів:</text:span><text:span text:style-name="T93"> </text:span><text:span text:style-name="T51">все</text:span><text:span text:style-name="T93"> і </text:span><text:span text:style-name="T51">переля́к.</text:span></text:p>
            <text:p text:style-name="P11">Куди сховатись,</text:p>
            <text:p text:style-name="P11">аби втекти глухонімого болю</text:p>
            <text:p text:style-name="P11">і таємничого <text:span text:style-name="T49">Всепереляку</text:span></text:p>
            <text:p text:style-name="P8"><text:soft-page-break/><text:span text:style-name="T63">і ницого рятунку Порожнеч?</text:span><text:span text:style-name="T62"> </text:span><text:span text:style-name="T73">(П, І, 136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переля́</text:span><text:span text:style-name="T48">к</text:span></text:p>
            <text:p text:style-name="P8"><text:span text:style-name="T30">-у, </text:span><text:span text:style-name="T35">ч.</text:span></text:p>
            <text:p text:style-name="P8">Почуття страху, боязні. || Стан, викликаний таким почуттям; зовнішні ознаки такого почуття.<text:span text:style-name="T87"> </text:span><text:span text:style-name="T88">(ВТСУМ, 916)</text:span></text:p>
          </table:table-cell>
        </table:table-row>
        <table:table-row>
          <table:table-cell table:style-name="Dictionary.A2" table:number-rows-spanned="2" office:value-type="string">
            <text:p text:style-name="P9">ВСЕПОПÉРЕДУ</text:p>
            <text:p text:style-name="P11">присл., інд.-авт.,</text:p>
            <text:p text:style-name="P8"><text:span text:style-name="T74">утворене способом </text:span><text:span text:style-name="T74">зрощення, похідне </text:span><text:span text:style-name="T74">від слів:</text:span><text:span text:style-name="T93"> </text:span><text:span text:style-name="T51">все</text:span><text:span text:style-name="T93"> і </text:span><text:span text:style-name="T51">попéреду</text:span></text:p>
            <text:p text:style-name="P11">Іду до вас — ви <text:span text:style-name="T49">всепопереду</text:span>,</text:p>
            <text:p text:style-name="P8"><text:span text:style-name="T63">за заримим обрієм моїм.</text:span><text:span text:style-name="T62"> </text:span><text:span text:style-name="T73">(П, ІІ, 78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10">попе́реду</text:p>
            <text:p text:style-name="P8"><text:span text:style-name="T29">I </text:span><text:span text:style-name="T35">присл.</text:span></text:p>
            <text:p text:style-name="P8">1) Перед ким-, чим-небудь, на чолі когось, чогось; <text:span text:style-name="T61">прот.</text:span> позаду. || У передній частині чого-небудь. || У числі перших, передових, в авангарді.</text:p>
            <text:p text:style-name="P8">2) Раніше від кого-, чого-небудь; спершу. || За якийсь час до чого-небудь; заздалегідь, наперед. || У минулому, раніше.</text:p>
            <text:p text:style-name="P8">3) На деякій відстані перед ким-, чим-небудь. || На значній віддалі на шляху під час пересування.</text:p>
            <text:p text:style-name="P8">4) У майбутньому.<text:span text:style-name="T87"> </text:span><text:span text:style-name="T88">(ВТСУМ, 1054)</text:span></text:p>
          </table:table-cell>
        </table:table-row>
        <table:table-row>
          <table:table-cell table:style-name="Dictionary.A2" table:number-rows-spanned="2" office:value-type="string">
            <text:p text:style-name="P9">ВСЕПРОЗРÍННЯ</text:p>
            <text:p text:style-name="P11">ім., с., інд.-авт.,</text:p>
            <text:p text:style-name="P8"><text:span text:style-name="T74">утворене способом основоскладання, </text:span><text:span text:style-name="T74">похідне від слів:</text:span><text:span text:style-name="T93"> </text:span><text:span text:style-name="T51">все</text:span><text:span text:style-name="T93"> </text:span><text:span text:style-name="T93">і </text:span><text:span text:style-name="T51">прозрíння.</text:span></text:p>
            <text:p text:style-name="P11">На всерозхресті люті і жаху,</text:p>
            <text:p text:style-name="P11">на <text:span text:style-name="T49">всепрозрінні</text:span> смертного скрику</text:p>
            <text:p text:style-name="P11">дай мені, Боже, чесного шляху,</text:p>
            <text:p text:style-name="P8"><text:span text:style-name="T63">дай мені, Боже, гордого лику!</text:span><text:span text:style-name="T62"> </text:span><text:span text:style-name="T73">(П, І, 153);</text:span></text:p>
            <text:p text:style-name="P11"><text:soft-page-break/>Узорені, роздумані, прозорі - </text:p>
            <text:p text:style-name="P11">вони — одне високе чудування - </text:p>
            <text:p text:style-name="P11">недоторканна є оця зчужілість</text:p>
            <text:p text:style-name="P8"><text:span text:style-name="T63">і </text:span><text:span text:style-name="T68">всепрозріння</text:span><text:span text:style-name="T63"> добрих всеочей.</text:span><text:span text:style-name="T62"> </text:span><text:span text:style-name="T73">(П, ІІ, 198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прозрі́</text:span><text:span text:style-name="T48">ння</text:span></text:p>
            <text:p text:style-name="P8"><text:span text:style-name="T30">-я, </text:span><text:span text:style-name="T35">с.</text:span></text:p>
            <text:p text:style-name="P8">1) Дія і стан за знач. прозріти. <text:span text:style-name="T71">(ВТСУМ, 1153)</text:span></text:p>
          </table:table-cell>
        </table:table-row>
        <table:table-row>
          <table:table-cell table:style-name="Dictionary.A2" table:number-rows-spanned="2" office:value-type="string">
            <text:p text:style-name="P9">ВСЕПРОЩÁЛЬН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все</text:span><text:span text:style-name="T93"> і </text:span><text:span text:style-name="T51">прощáльний.</text:span></text:p>
            <text:p text:style-name="P11">Земля — хитлива і плавка — вседорога і <text:span text:style-name="T49">всепрощальна</text:span> —</text:p>
            <text:p text:style-name="P8"><text:span text:style-name="T63">здоліла стати, щоб благальна помічена була рука.</text:span><text:span text:style-name="T62"> </text:span><text:span text:style-name="T73">(П, ІІ, 147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проща́</text:span><text:span text:style-name="T48">льний</text:span></text:p>
            <text:p text:style-name="P8">-а, -е.</text:p>
            <text:p text:style-name="P8">1) Стос. до прощання. ||Викликаний прощанням. || Який буває, відбувається тощо під час прощання з покійником. || Який влаштовується з нагоди від’їзду.</text:p>
            <text:p text:style-name="P8"><text:span text:style-name="T7">2) </text:span><text:span text:style-name="T24">перен.</text:span><text:span text:style-name="T7"> Останній.</text:span><text:span text:style-name="T21"> </text:span><text:span text:style-name="T22">(ВТСУМ, 1181)</text:span></text:p>
          </table:table-cell>
        </table:table-row>
        <table:table-row>
          <table:table-cell table:style-name="Dictionary.A2" table:number-rows-spanned="2" office:value-type="string">
            <text:p text:style-name="P9">ВСЕПРОЩÁННЯ</text:p>
            <text:p text:style-name="P8">-я, <text:span text:style-name="T62">ім., с., інд.-авт.,</text:span></text:p>
            <text:p text:style-name="P8"><text:span text:style-name="T75">утворене способом </text:span><text:span text:style-name="T75">основословоскладання, похідне від слів:</text:span><text:span text:style-name="T93"> </text:span><text:span text:style-name="T51">все</text:span><text:span text:style-name="T93"> і </text:span><text:span text:style-name="T51">прощáння.</text:span></text:p>
            <text:p text:style-name="P11">Що мав — привиділось, причулося,</text:p>
            <text:p text:style-name="P8"><text:span text:style-name="T63">на всенезустріч, </text:span><text:span text:style-name="T68">всепрощання</text:span><text:span text:style-name="T63">.</text:span><text:span text:style-name="T62"> </text:span><text:span text:style-name="T73">(П, І, 199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проща́</text:span><text:span text:style-name="T48">ння</text:span></text:p>
            <text:p text:style-name="P8"><text:span text:style-name="T30">-я, </text:span><text:span text:style-name="T35">с.</text:span></text:p>
            <text:p text:style-name="P8"><text:span text:style-name="T31">1) Дія за знач. прощатися 1). || Слова, які вимовляються перед розлукою, </text:span><text:span text:style-name="T31">розставанням. </text:span><text:span text:style-name="T36">Час прощання</text:span><text:span text:style-name="T31">.</text:span></text:p>
            <text:p text:style-name="P8"><text:span text:style-name="T11">2) </text:span><text:span text:style-name="T25">перен.</text:span><text:span text:style-name="T11"> Розставання з чим-небудь.</text:span><text:span text:style-name="T12"> </text:span><text:span text:style-name="T13">(ВТСУМ, 1181)</text:span></text:p>
          </table:table-cell>
        </table:table-row>
        <table:table-row>
          <table:table-cell table:style-name="Dictionary.A2" table:number-rows-spanned="2" office:value-type="string">
            <text:p text:style-name="P9">ВСЕРОЗЛУ́́КА</text:p>
            <text:p text:style-name="P8"><text:soft-page-break/>-и, <text:span text:style-name="T62">ім., ж., інд.-авт.,</text:span></text:p>
            <text:p text:style-name="P8"><text:span text:style-name="T75">утворене способом основоскладання, похідне від слів:</text:span><text:span text:style-name="T93"> </text:span><text:span text:style-name="T51">все</text:span><text:span text:style-name="T93"> і </text:span><text:span text:style-name="T51">розлу́ка.</text:span></text:p>
            <text:p text:style-name="P8">Сягни рукою — і не досягнеш</text:p>
            <text:p text:style-name="P8"><text:span text:style-name="T62">ні краю </text:span><text:span text:style-name="T67">всерозлук</text:span><text:span text:style-name="T62">, ні муки краю. </text:span><text:span text:style-name="T73">(П, І, 149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розлу́</text:span><text:span text:style-name="T48">ка</text:span></text:p>
            <text:p text:style-name="P8"><text:soft-page-break/><text:span text:style-name="T30">-и, </text:span><text:span text:style-name="T35">ж.</text:span></text:p>
            <text:p text:style-name="P8">1) Розставання, прощання з ким-, чим-небудь близьким, дорогим.</text:p>
            <text:p text:style-name="P8">2) Тимчасове перебування далеко від кого-, чого-небудь близького, дорогого.<text:span text:style-name="T87"> </text:span><text:span text:style-name="T88">(ВТСУМ, 1250)</text:span></text:p>
          </table:table-cell>
        </table:table-row>
        <table:table-row>
          <table:table-cell table:style-name="Dictionary.A2" table:number-rows-spanned="2" office:value-type="string">
            <text:p text:style-name="P9">ВСЕРОЗХРÉСТЯ</text:p>
            <text:p text:style-name="P8">-я, <text:span text:style-name="T62">ім., с., інд.-авт.,</text:span></text:p>
            <text:p text:style-name="P8"><text:span text:style-name="T75">утворене способом основоскладання, префіксальним і нульсуфіксальним, </text:span><text:span text:style-name="T75">похідне від слів:</text:span><text:span text:style-name="T93"> </text:span><text:span text:style-name="T51">все</text:span><text:span text:style-name="T93"> і </text:span><text:span text:style-name="T51">хрест.</text:span></text:p>
            <text:p text:style-name="P11">На <text:span text:style-name="T49">всерозхресті</text:span> люті і жаху,</text:p>
            <text:p text:style-name="P11">на всепрозрінні смертного скрику</text:p>
            <text:p text:style-name="P11">дай мені, Боже, чесного шляху,</text:p>
            <text:p text:style-name="P8"><text:span text:style-name="T63">дай мені, Боже, гордого лику!</text:span><text:span text:style-name="T62"> </text:span><text:span text:style-name="T73">(П, І, 153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9">хрест</text:p>
            <text:p text:style-name="P8"><text:span text:style-name="T30">-а́</text:span><text:span text:style-name="T30">, </text:span><text:span text:style-name="T35">ч.</text:span></text:p>
            <text:p text:style-name="P8">1) 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— знак, що нагадує такий предмет, зображується перехресним рухом особливим чином складених пальців правої руки.</text:p>
            <text:p text:style-name="P8"><text:span text:style-name="T11">5) </text:span><text:span text:style-name="T25">перен.</text:span><text:span text:style-name="T11"> Страждання, випробування, що випали на чиюсь долю.</text:span><text:span text:style-name="T12"> </text:span><text:span text:style-name="T13">(ВТСУМ, 1572)</text:span></text:p>
          </table:table-cell>
        </table:table-row>
        <table:table-row>
          <table:table-cell table:style-name="Dictionary.A2" office:value-type="string">
            <text:p text:style-name="P9">ВСЕСÁДНО</text:p>
            <text:p text:style-name="P11">присл., інд.-авт.,</text:p>
            <text:p text:style-name="P8"><text:span text:style-name="T74">утворене суфіксальним способом, </text:span><text:span text:style-name="T74">похідне від слова</text:span><text:span text:style-name="T93"> </text:span><text:span text:style-name="T51">всесáдний.</text:span></text:p>
            <text:p text:style-name="P11">Меркавий<text:span text:style-name="T49"> </text:span>місяць був посів</text:p>
            <text:p text:style-name="P11"><text:soft-page-break/>на всю околицю, <text:span text:style-name="T49">всесадно</text:span></text:p>
            <text:p text:style-name="P11">пишаючись і правив владно,</text:p>
            <text:p text:style-name="P8"><text:span text:style-name="T63">нічний мій сором чемно крив.</text:span><text:span text:style-name="T62"> </text:span><text:span text:style-name="T73">(П, ІІ, 296)</text:span></text:p>
          </table:table-cell>
          <table:table-cell table:style-name="Dictionary.B2" office:value-type="string">
            <text:p text:style-name="P8"><text:span text:style-name="T51">Всесáдний </text:span><text:span text:style-name="T56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9">ВСЕСПÁЛЕННЯ</text:p>
            <text:p text:style-name="P8">-я, <text:span text:style-name="T62">ім., с., 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все</text:span><text:span text:style-name="T93"> і </text:span><text:span text:style-name="T51">спáлення.</text:span></text:p>
            <text:p text:style-name="P11"><text:span text:style-name="T49">Всеспалення</text:span> Твоє автодафе - </text:p>
            <text:p text:style-name="P11">перепочинок перед різнім святом,</text:p>
            <text:p text:style-name="P11">як ворогу назвешся рідним братом</text:p>
            <text:p text:style-name="P8"><text:span text:style-name="T63">і смерк розсуне лірою Орфей.</text:span><text:span text:style-name="T62"> </text:span><text:span text:style-name="T73">(П, І, 134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спа́</text:span><text:span text:style-name="T48">лення</text:span></text:p>
            <text:p text:style-name="P8"><text:span text:style-name="T30">-я, </text:span><text:span text:style-name="T35">с.</text:span></text:p>
            <text:p text:style-name="P8">Дія за знач. спалити. <text:span text:style-name="T71">(ВТСУМ, 1361)</text:span></text:p>
          </table:table-cell>
        </table:table-row>
        <table:table-row>
          <table:table-cell table:style-name="Dictionary.A2" table:number-rows-spanned="2" office:value-type="string">
            <text:p text:style-name="P9">ВСЕСПОГÁДУВАТИ</text:p>
            <text:p text:style-name="P8">-ую, -єш, дієсл., <text:span text:style-name="T62">недок., перех., інд.-авт.,</text:span></text:p>
            <text:p text:style-name="P8"><text:span text:style-name="T54">утворене способом основоскладання, похідне від слів:</text:span> <text:span text:style-name="T50">все</text:span> і <text:span text:style-name="T50">спогáдувати.</text:span></text:p>
            <text:p text:style-name="P11">Як лев, що причаївся в хащах обрію,</text:p>
            <text:p text:style-name="P11">заки й зблудив, отак і я валандаюсь,</text:p>
            <text:p text:style-name="P11">від тебе відмежований навіки,</text:p>
            <text:p text:style-name="P8"><text:span text:style-name="T63">і </text:span><text:span text:style-name="T68">всеспогадую</text:span><text:span text:style-name="T63"> — немов живу.</text:span><text:span text:style-name="T62"> </text:span><text:span text:style-name="T73">(П, І, 70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спога́</text:span><text:span text:style-name="T48">дувати</text:span></text:p>
            <text:p text:style-name="P8"><text:span text:style-name="T30">-ую, -уєш, </text:span><text:span text:style-name="T35">недок.</text:span><text:span text:style-name="T30">, спогадати, -аю, -аєш, </text:span><text:span text:style-name="T35">док.</text:span><text:span text:style-name="T30">, </text:span><text:span text:style-name="T35">перех.</text:span><text:span text:style-name="T30">, </text:span><text:span text:style-name="T35">також із спол.</text:span><text:span text:style-name="T30">що, як, коли, </text:span><text:span text:style-name="T35">неперех.</text:span><text:span text:style-name="T30">, </text:span><text:span text:style-name="T35">про кого </text:span><text:span text:style-name="T30">— </text:span><text:span text:style-name="T35">що</text:span><text:span text:style-name="T30">, </text:span><text:span text:style-name="T35">розм.</text:span><text:span text:style-name="T30"> </text:span><text:span text:style-name="T35">за кого </text:span><text:span text:style-name="T30">— </text:span><text:span text:style-name="T35">що</text:span><text:span text:style-name="T30">, </text:span><text:span text:style-name="T35">розм.</text:span></text:p>
            <text:p text:style-name="P8"><text:span text:style-name="T31">1) Те саме, що згадувати. </text:span><text:span text:style-name="T36">Спогадувати добрим словом</text:span><text:span text:style-name="T31">.</text:span></text:p>
            <text:p text:style-name="P8">2) Думати, уявляти що-небудь.<text:span text:style-name="T87"> </text:span><text:span text:style-name="T88">(ВТСУМ, 1371)</text:span></text:p>
          </table:table-cell>
        </table:table-row>
        <table:table-row>
          <table:table-cell table:style-name="Dictionary.A2" table:number-rows-spanned="2" office:value-type="string">
            <text:p text:style-name="P9">ВСЕТРИВÓГА</text:p>
            <text:p text:style-name="P8"><text:soft-page-break/>-и, <text:span text:style-name="T62">ім., ж., інд.-авт.,</text:span></text:p>
            <text:p text:style-name="P8"><text:span text:style-name="T75">утворене способом основоскладання, похідне від слів:</text:span><text:span text:style-name="T93"> </text:span><text:span text:style-name="T51">все</text:span><text:span text:style-name="T93"> і </text:span><text:span text:style-name="T51">тривóга.</text:span></text:p>
            <text:p text:style-name="P11">Надимляється дорога</text:p>
            <text:p text:style-name="P11">від диявола до Бога,</text:p>
            <text:p text:style-name="P11">вслід ступає <text:span text:style-name="T49">всетривога</text:span>,</text:p>
            <text:p text:style-name="P8"><text:span text:style-name="T63">і спинилась біла смерть.</text:span><text:span text:style-name="T62"> </text:span><text:span text:style-name="T73">(П, ІІ, 127);</text:span></text:p>
            <text:p text:style-name="P11">О ця займанщина душі!</text:p>
            <text:p text:style-name="P11">Спіши — з дороги і в дорогу.</text:p>
            <text:p text:style-name="P11">Годуй голодну <text:span text:style-name="T49">всетривогу</text:span></text:p>
            <text:p text:style-name="P8"><text:span text:style-name="T63">і спогаду не воруши.</text:span><text:span text:style-name="T62"> </text:span><text:span text:style-name="T73">(П, ІІ, 289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триво́</text:span><text:span text:style-name="T48">га</text:span><text:soft-page-break/></text:p>
            <text:p text:style-name="P8"><text:span text:style-name="T30">-и, </text:span><text:span text:style-name="T35">ж.</text:span></text:p>
            <text:p text:style-name="P8">1) Неспокій, збентеження, викликані якимсь побоюванням, страхом перед чимось, передчуттям неприємного, небезпечного. || <text:span text:style-name="T61">перев.</text:span> <text:span text:style-name="T61">мн.</text:span>Хвилювання, переживання, що порушують душевний спокій.</text:p>
            <text:p text:style-name="P8">2) Метушня, шарпанина, переполох.</text:p>
            <text:p text:style-name="P8"><text:span text:style-name="T7">3) Стан, що вимагає активних дій; загроза, небезпека. || Умовний сигнал, що сповіщає про небезпеку, загрозу або про битву, бій. </text:span><text:span text:style-name="T24">Бойова тривога</text:span><text:span text:style-name="T7">.</text:span><text:span text:style-name="T21"> </text:span><text:span text:style-name="T22">(ВТСУМ, 1473)</text:span></text:p>
          </table:table-cell>
        </table:table-row>
        <table:table-row>
          <table:table-cell table:style-name="Dictionary.A2" table:number-rows-spanned="2" office:value-type="string">
            <text:p text:style-name="P9">ВСЕЦÁРСТВІЄ</text:p>
            <text:p text:style-name="P8">-я, <text:span text:style-name="T62">ім., с., інд.-авт.,</text:span></text:p>
            <text:p text:style-name="P8"><text:span text:style-name="T75">утворене способом основоскладання, похідне від слів:</text:span><text:span text:style-name="T93"> </text:span><text:span text:style-name="T51">все</text:span><text:span text:style-name="T93"> і </text:span><text:span text:style-name="T51">цáрствіє.</text:span></text:p>
            <text:p text:style-name="P11">Оце й бо він, твій люд. Оце й бо він, твій край.</text:p>
            <text:p text:style-name="P8"><text:span text:style-name="T68">Всецарствіє</text:span><text:span text:style-name="T63"> паскуд в сто горл реве: тримай.</text:span><text:span text:style-name="T62"> </text:span><text:span text:style-name="T73">(П, ІІ, 192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9">Ца́</text:span><text:span text:style-name="T9">рство (ца́</text:span><text:span text:style-name="T9">рствіє)</text:span></text:p>
            <text:p text:style-name="P8"><text:span text:style-name="T30">-а, </text:span><text:span text:style-name="T35">с.</text:span></text:p>
            <text:p text:style-name="P8">1) Держава, якою править цар (у 1 <text:span text:style-name="T61">знач.</text:span>).</text:p>
            <text:p text:style-name="P8"><text:span text:style-name="T7">2) </text:span><text:span text:style-name="T24">рідко</text:span><text:span text:style-name="T7">. Правління царя (у 1 </text:span><text:span text:style-name="T24">знач.</text:span><text:span text:style-name="T7">); царювання. || </text:span><text:span text:style-name="T24">перен.</text:span><text:span text:style-name="T7"> Сфера, ділянка, в якій хто-небудь почуває себе повновладним господарем.</text:span><text:span text:style-name="T21"> </text:span><text:span text:style-name="T22">(ВТСУМ, 1578)</text:span></text:p>
          </table:table-cell>
        </table:table-row>
        <table:table-row>
          <table:table-cell table:style-name="Dictionary.A1" table:number-rows-spanned="2" office:value-type="string">
            <text:p text:style-name="P9">ВСЕЧЕКÁННЯ</text:p>
            <text:p text:style-name="P8"><text:soft-page-break/>-я, <text:span text:style-name="T62">ім., с., інд.-авт.,</text:span></text:p>
            <text:p text:style-name="P8"><text:span text:style-name="T75">утворене способом основоскладання, похідне від слів:</text:span><text:span text:style-name="T93"> </text:span><text:span text:style-name="T51">все</text:span><text:span text:style-name="T93"> і </text:span><text:span text:style-name="T51">чекáння.</text:span></text:p>
            <text:p text:style-name="P11">Це все юрма. І ніч. І брат мій спить.</text:p>
            <text:p text:style-name="P8"><text:span text:style-name="T63">Росте під стелю </text:span><text:span text:style-name="T68">всечекання</text:span><text:span text:style-name="T63">.</text:span><text:span text:style-name="T62"> </text:span><text:span text:style-name="T73">(П, І, 164)</text:span></text:p>
          </table:table-cell>
          <table:table-cell table:style-name="Dictionary.B1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чека́</text:span><text:span text:style-name="T48">ння</text:span></text:p>
            <text:p text:style-name="P8"><text:soft-page-break/><text:span text:style-name="T30">-я, </text:span><text:span text:style-name="T35">с.</text:span></text:p>
            <text:p text:style-name="P8">Стан за знач. чекати. <text:span text:style-name="T71">(ВТСУМ, 1596)</text:span></text:p>
          </table:table-cell>
        </table:table-row>
        <table:table-row>
          <table:table-cell table:style-name="Dictionary.A2" table:number-rows-spanned="2" office:value-type="string">
            <text:p text:style-name="P9">ВСЕЧУ́́ЛИЙ</text:p>
            <text:p text:style-name="P8">-а, -е, <text:span text:style-name="T63">дієпр., </text:span><text:span text:style-name="T62">інд.-авт.,</text:span></text:p>
            <text:p text:style-name="P8"><text:span text:style-name="T75">утворене складносуфіксальни</text:span><text:span text:style-name="T75">м способом, похідне від слів:</text:span><text:span text:style-name="T93"> </text:span><text:span text:style-name="T51">все</text:span><text:span text:style-name="T93"> і </text:span><text:span text:style-name="T51">чýти.</text:span></text:p>
            <text:p text:style-name="P11">Володарю своєї смерті, доля - </text:p>
            <text:p text:style-name="P11">всепам’ятка, <text:span text:style-name="T49">всечула</text:span>, всевидюща - </text:p>
            <text:p text:style-name="P8"><text:span text:style-name="T63">нічого не забуде, не простить.</text:span><text:span text:style-name="T62"> </text:span><text:span text:style-name="T73">(П, І, 144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чу́</text:span><text:span text:style-name="T48">ти</text:span></text:p>
            <text:p text:style-name="P8"><text:span text:style-name="T30">чую, чуєш, </text:span><text:span text:style-name="T35">недок.</text:span></text:p>
            <text:p text:style-name="P8">1) <text:span text:style-name="T61">перех.</text:span> Сприймати за допомогою органів слуху які-небудь звуки. ||<text:span text:style-name="T61">у знач.</text:span> <text:span text:style-name="T61">вставн. сл.</text:span> Чується.</text:p>
            <text:p text:style-name="P8">2) <text:span text:style-name="T61">неперех.</text:span> Мати слух.</text:p>
            <text:p text:style-name="P8"><text:span text:style-name="T11">3) </text:span><text:span text:style-name="T25">перех.</text:span><text:span text:style-name="T11"> Мати які-небудь дані, відомості про кого-, що-небудь, знати про кого-небудь із розмов, чуток і т. ін.</text:span><text:span text:style-name="T12"> </text:span><text:span text:style-name="T13">(ВТСУМ, 1609)</text:span></text:p>
          </table:table-cell>
        </table:table-row>
        <table:table-row>
          <table:table-cell table:style-name="Dictionary.A2" table:number-rows-spanned="2" office:value-type="string">
            <text:p text:style-name="P9">ВСЕЩÉДР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все</text:span><text:span text:style-name="T93"> і </text:span><text:span text:style-name="T51">щéдрий.</text:span></text:p>
            <text:p text:style-name="P11">Тож — в неба провалля в бездоння, бездолий</text:p>
            <text:p text:style-name="P11">нагірний, невірний, западистий рай,</text:p>
            <text:p text:style-name="P11"><text:soft-page-break/>всебідий, всегнівний, <text:span text:style-name="T49">всещедрий</text:span>, всекволий.</text:p>
            <text:p text:style-name="P8"><text:span text:style-name="T63">А що під крилом твоїм? Кара — карай.</text:span><text:span text:style-name="T62"> </text:span><text:span text:style-name="T73">(П, І, 98)</text:span></text:p>
          </table:table-cell>
          <table:table-cell table:style-name="Dictionary.B2" office:value-type="string">
            <text:p text:style-name="P9">все <text:span text:style-name="T54">(див. </text:span>ВСЕБЕЗО́ДНЯ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10">ще́дрий</text:p>
            <text:p text:style-name="P8">-а, -е.</text:p>
            <text:p text:style-name="P8"><text:span text:style-name="T11">1) Який охоче ділиться своїм майном, коштами і т. ін., не шкодує витрачати що-небудь. || </text:span><text:span text:style-name="T25">у знач.</text:span><text:span text:style-name="T11"> </text:span><text:span text:style-name="T25">ім.</text:span><text:span text:style-name="T11"> щедрий, -рого, </text:span><text:span text:style-name="T25">ч.</text:span><text:span text:style-name="T11"> Той, хто не шкодує витрачати що-небудь. || </text:span><text:span text:style-name="T25">перен.</text:span><text:span text:style-name="T11">, </text:span><text:span text:style-name="T25">на що</text:span><text:span text:style-name="T11">, </text:span><text:span text:style-name="T25">в чому</text:span><text:span text:style-name="T11">. Який легко, охоче </text:span><text:soft-page-break/><text:span text:style-name="T11">роздає щось, наділяє чимсь.</text:span><text:span text:style-name="T12"> </text:span><text:span text:style-name="T13">(ВТСУМ, 1638)</text:span></text:p>
          </table:table-cell>
        </table:table-row>
        <table:table-row>
          <table:table-cell table:style-name="Dictionary.A2" office:value-type="string">
            <text:p text:style-name="P9">ГЕТЬМÁНИТИСЯ</text:p>
            <text:p text:style-name="P8">-нюся, -нишся, <text:span text:style-name="T63">дієсл., недок., перех., інд.-авт.,</text:span></text:p>
            <text:p text:style-name="P8"><text:span text:style-name="T75">утворене суфіксально-постфіксальним способом, похідне від слова</text:span> <text:span text:style-name="T50">ге́</text:span><text:span text:style-name="T50">тьман.</text:span><text:span text:style-name="T54"> Вивищуватися</text:span></text:p>
            <text:p text:style-name="P11">…той віщий пагорб, на котрому горді</text:p>
            <text:p text:style-name="P11"><text:span text:style-name="T49">гетьманяться</text:span> дуби — наснився з ночі,</text:p>
            <text:p text:style-name="P8"><text:span text:style-name="T63">аби розлуку близити мою.</text:span><text:span text:style-name="T62"> </text:span><text:span text:style-name="T73">(П, ІІ, 172)</text:span></text:p>
          </table:table-cell>
          <table:table-cell table:style-name="Dictionary.B2" office:value-type="string">
            <text:p text:style-name="P8"><text:span text:style-name="T48">ге́</text:span><text:span text:style-name="T48">тьман</text:span></text:p>
            <text:p text:style-name="P8">поет.</text:p>
            <text:p text:style-name="P8"><text:span text:style-name="T11">гетьма́н, -а, </text:span><text:span text:style-name="T25">ч.</text:span><text:span text:style-name="T11"> У 16 ст. — виборний ватажок козацького війська Запорізької Січі, від 17 ст. до 1764 р. — начальник козацького війська та верховний правитель України.</text:span><text:span text:style-name="T12"> </text:span><text:span text:style-name="T13">(ВТСУМ, 235)</text:span></text:p>
          </table:table-cell>
        </table:table-row>
        <table:table-row>
          <table:table-cell table:style-name="Dictionary.A2" table:number-rows-spanned="3" office:value-type="string">
            <text:p text:style-name="P9">ГЛИ́Б-СИ́НЬ-СЕ́РЦЕ</text:p>
            <text:p text:style-name="P8">-я, <text:span text:style-name="T63">ім., с. інд.-авт.,</text:span></text:p>
            <text:p text:style-name="P8"><text:span text:style-name="T76">утворене способом словоскладання, похідне від слів:</text:span> <text:span text:style-name="T50">глиб</text:span>, <text:span text:style-name="T50">синь</text:span> і <text:span text:style-name="T50">се́</text:span><text:span text:style-name="T50">рце.</text:span></text:p>
            <text:p text:style-name="P11"><text:span text:style-name="T54">Золотокінва</text:span> — пади-но,</text:p>
            <text:p text:style-name="P8"><text:span text:style-name="T63">спади з лиця в </text:span><text:span text:style-name="T69">глиб-синь-серця</text:span><text:span text:style-name="T63">.</text:span><text:span text:style-name="T62"> </text:span><text:span text:style-name="T73">(П, ІІ, 191)</text:span></text:p>
          </table:table-cell>
          <table:table-cell table:style-name="Dictionary.B2" office:value-type="string">
            <text:p text:style-name="P8"><text:span text:style-name="T48">глибина́</text:span><text:span text:style-name="T48"> (глиб)</text:span></text:p>
            <text:p text:style-name="P8"><text:span text:style-name="T30">-и, </text:span><text:span text:style-name="T35">ж.</text:span></text:p>
            <text:p text:style-name="P8">1) Відстань зверху вниз від поверхні, краю чого-небудь.</text:p>
            <text:p text:style-name="P8"><text:span text:style-name="T11">5) </text:span><text:span text:style-name="T25">тільки одн.</text:span><text:span text:style-name="T11">, </text:span><text:span text:style-name="T25">перен.</text:span><text:span text:style-name="T11"> Про значущість, змістовність чого-небудь. </text:span><text:span text:style-name="T14">(ВТСУМ, 244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си́</text:span><text:span text:style-name="T48">нява (синь)</text:span></text:p>
            <text:p text:style-name="P8"><text:span text:style-name="T30">-и, </text:span><text:span text:style-name="T35">ж.</text:span></text:p>
            <text:p text:style-name="P8">1) Синій колір чого-небудь. || Ясне синє небо. || Серпанок. || <text:span text:style-name="T61">поет.</text:span>Сутінки.</text:p>
            <text:p text:style-name="P8"><text:soft-page-break/>2) Синій простір, синя поверхня (про небо, море). <text:span text:style-name="T71">(ВТСУМ, 1319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се́</text:span><text:span text:style-name="T48">рце</text:span></text:p>
            <text:p text:style-name="P8"><text:span text:style-name="T30">-я, </text:span><text:span text:style-name="T35">с.</text:span></text:p>
            <text:p text:style-name="P8">2) Цей орган людини як символ зосередження почуттів, настроїв, переживань і т. ін. || Здатність почувати й розуміти інших; чуйність, сердечність. || Цей орган людини як символ любовних почуттів, любовної прив’язаності.<text:span text:style-name="T87"> </text:span><text:span text:style-name="T88">(ВТСУМ, 1310)</text:span></text:p>
          </table:table-cell>
        </table:table-row>
        <table:table-row>
          <table:table-cell table:style-name="Dictionary.A1" table:number-rows-spanned="2" office:value-type="string">
            <text:p text:style-name="P9">ГОРЛОЗГУ́́К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кладнофлективним способом, похідне від слів:</text:span><text:span text:style-name="T93"> </text:span><text:span text:style-name="T51">гóрло </text:span><text:span text:style-name="T93">і </text:span><text:span text:style-name="T51">згýкий (</text:span><text:span text:style-name="T93">від </text:span><text:span text:style-name="T51">звук).</text:span></text:p>
            <text:p text:style-name="P11">А обрій утікав. Я надбігав</text:p>
            <text:p text:style-name="P11">щосил моїх. Та обрій <text:span text:style-name="T49">горлозгукий</text:span></text:p>
            <text:p text:style-name="P8"><text:span text:style-name="T63">пустився впрост.</text:span><text:span text:style-name="T62"> </text:span><text:span text:style-name="T73">(П, І, 183)</text:span></text:p>
          </table:table-cell>
          <table:table-cell table:style-name="Dictionary.B1" office:value-type="string">
            <text:p text:style-name="P8"><text:span text:style-name="T48">го́</text:span><text:span text:style-name="T48">рло</text:span></text:p>
            <text:p text:style-name="P8"><text:span text:style-name="T30">-а, </text:span><text:span text:style-name="T35">с.</text:span></text:p>
            <text:p text:style-name="P8">1) Передня частина шиї, всередині якої знаходиться початок стравоходу і дихальних шляхів. || Хрящовий канал, який є початком стравоходу і дихальних шляхів. <text:span text:style-name="T71">(ВТСУМ, 254)</text:span></text:p>
          </table:table-cell>
        </table:table-row>
        <table:table-row>
          <table:covered-table-cell/>
          <table:table-cell table:style-name="Dictionary.B2" office:value-type="string">
            <text:p text:style-name="P9">звук</text:p>
            <text:p text:style-name="P8">ч.</text:p>
            <text:p text:style-name="P8">1) <text:span text:style-name="T61">род.</text:span> -у.Слухове відчуття, що викликається механічними коливаннями; те, що людина чує, сприймає органом слуху. || Спів, музика. || <text:span text:style-name="T61">перев.</text:span> <text:span text:style-name="T61">мн.</text:span> Мелодія.</text:p>
            <text:p text:style-name="P8"><text:soft-page-break/><text:span text:style-name="T11">4) </text:span><text:span text:style-name="T25">род.</text:span><text:span text:style-name="T11"> -а, </text:span><text:span text:style-name="T25">лінгв.</text:span><text:span text:style-name="T11"> Членороздільний елемент людської мови, утворюваний за допомогою органів мовлення. </text:span><text:span text:style-name="T25">Голосні звуки</text:span><text:span text:style-name="T11">.</text:span><text:span text:style-name="T25">Альвеолярні звуки</text:span><text:span text:style-name="T11">.</text:span><text:span text:style-name="T12"> </text:span><text:span text:style-name="T13">(ВТСУМ, 449)</text:span></text:p>
          </table:table-cell>
        </table:table-row>
        <table:table-row>
          <table:table-cell table:style-name="Dictionary.A2" table:number-rows-spanned="2" office:value-type="string">
            <text:p text:style-name="P9">ДВОПÓГЛЯД</text:p>
            <text:p text:style-name="P8">-у, <text:span text:style-name="T62">ім., ч., інд.-авт.,</text:span></text:p>
            <text:p text:style-name="P8"><text:span text:style-name="T75">утворене способом основоскладання, </text:span><text:span text:style-name="T75">похідне від слів:</text:span><text:span text:style-name="T93"> </text:span><text:span text:style-name="T51">два</text:span><text:span text:style-name="T93"> і </text:span><text:span text:style-name="T51">пóгляд.</text:span></text:p>
            <text:p text:style-name="P11">Та всеобрушає нестерпно</text:p>
            <text:p text:style-name="P11"><text:span text:style-name="T49">двопогляд</text:span>. У ньому ти сущий,</text:p>
            <text:p text:style-name="P11">померлий, пантруєш живого,</text:p>
            <text:p text:style-name="P8"><text:span text:style-name="T63">зориш за померлим — живий.</text:span><text:span text:style-name="T62"> </text:span><text:span text:style-name="T73">(П, І, 87)</text:span></text:p>
          </table:table-cell>
          <table:table-cell table:style-name="Dictionary.B2" office:value-type="string">
            <text:p text:style-name="P8">два</text:p>
            <text:p text:style-name="P8"><text:span text:style-name="T35">ч.</text:span><text:span text:style-name="T30"> </text:span><text:span text:style-name="T35">і с.</text:span><text:span text:style-name="T30">, дві, </text:span><text:span text:style-name="T35">ж.</text:span><text:span text:style-name="T30">, двох, </text:span><text:span text:style-name="T35">числ.</text:span><text:span text:style-name="T30"> </text:span><text:span text:style-name="T35">кільк.</text:span></text:p>
            <text:p text:style-name="P8">1) Назва числа 2 і його цифрового позначення. || Кількість із двох одиниць. <text:span text:style-name="T71">(ВТСУМ, 274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по́</text:span><text:span text:style-name="T48">гляд</text:span></text:p>
            <text:p text:style-name="P8"><text:span text:style-name="T30">-у, </text:span><text:span text:style-name="T35">ч.</text:span></text:p>
            <text:p text:style-name="P8">1) Спрямованість, скерованість зору на кого-, що-небудь. || Вираз очей, манера дивитися. <text:span text:style-name="T61">Відводити погляд</text:span>. <text:span text:style-name="T61">Зустрічатися поглядом</text:span>.</text:p>
            <text:p text:style-name="P8"><text:span text:style-name="T11">2) Думка, судження про що-небудь. || </text:span><text:span text:style-name="T25">тільки мн.</text:span><text:span text:style-name="T11"> Система переконань, уявлень; світогляд, світосприймання.</text:span><text:span text:style-name="T12"> </text:span><text:span text:style-name="T13">(ВТСУМ, 1004)</text:span></text:p>
          </table:table-cell>
        </table:table-row>
        <table:table-row>
          <table:table-cell table:style-name="Dictionary.A2" table:number-rows-spanned="2" office:value-type="string">
            <text:p text:style-name="P9">ДЗЕНЬ-СТРУНÁ</text:p>
            <text:p text:style-name="P8">-и́, <text:span text:style-name="T62">ім., ж., інд.-авт.,</text:span></text:p>
            <text:p text:style-name="P8"><text:span text:style-name="T75">утворене способом словоскладання, похідне від слів:</text:span><text:span text:style-name="T93"> </text:span><text:span text:style-name="T51">дзень</text:span><text:span text:style-name="T93"> і </text:span><text:span text:style-name="T51">струнá.</text:span></text:p>
            <text:p text:style-name="P11">І думою одною</text:p>
            <text:p text:style-name="P11"><text:soft-page-break/>півсну кошлатить ся. І <text:span text:style-name="T49">дзень-струною</text:span></text:p>
            <text:p text:style-name="P8"><text:span text:style-name="T63">не йде це дивне диво з голови.</text:span><text:span text:style-name="T62"> </text:span><text:span text:style-name="T73">(П, ІІ, 194)</text:span></text:p>
          </table:table-cell>
          <table:table-cell table:style-name="Dictionary.B2" office:value-type="string">
            <text:p text:style-name="P9">дзень</text:p>
            <text:p text:style-name="P8">виг.</text:p>
            <text:p text:style-name="P8"><text:span text:style-name="T31">Уживається як присудок за </text:span><text:span text:style-name="T36">знач.</text:span><text:span text:style-name="T31"> дзенькати.</text:span><text:span text:style-name="T30"> </text:span><text:span text:style-name="T34">(ВТСУМ, 292)</text:span></text:p>
          </table:table-cell>
        </table:table-row>
        <table:table-row>
          <table:covered-table-cell/>
          <table:table-cell table:style-name="Dictionary.B2" office:value-type="string">
            <text:p text:style-name="P10">струна́</text:p>
            <text:p text:style-name="P8"><text:soft-page-break/><text:span text:style-name="T30">-и́</text:span><text:span text:style-name="T30">, </text:span><text:span text:style-name="T35">ж.</text:span></text:p>
            <text:p text:style-name="P8">1) Гнучка, пружна, туго натягнена нитка (металева, жильна і т. ін.) в музичних інструментах, що, коливаючись, створює звуки. || <text:span text:style-name="T61">тількимн.</text:span>, <text:span text:style-name="T61">перен.</text:span> Про звуки якого-небудь музичного інструмента; взагалі про музику, поезію.</text:p>
            <text:p text:style-name="P8"><text:span text:style-name="T11">2) </text:span><text:span text:style-name="T25">перен.</text:span><text:span text:style-name="T11"> Особливість кого-, чого-небудь, риса людини, властивість її характеру.</text:span><text:span text:style-name="T12"> </text:span><text:span text:style-name="T13">(ВТСУМ, 1405)</text:span></text:p>
          </table:table-cell>
        </table:table-row>
        <table:table-row>
          <table:table-cell table:style-name="Dictionary.A2" table:number-rows-spanned="2" office:value-type="string">
            <text:p text:style-name="P9">ДИВНОВЗÍР</text:p>
            <text:p text:style-name="P8">-зóру, <text:span text:style-name="T62">ім., ч., інд.-авт.,</text:span></text:p>
            <text:p text:style-name="P8"><text:span text:style-name="T75">утворене способом основоскладання і нульсуфіксальним, похідне від слів:</text:span><text:span text:style-name="T93"> </text:span><text:span text:style-name="T51">ди́</text:span><text:span text:style-name="T51">вний</text:span><text:span text:style-name="T93"> і </text:span><text:span text:style-name="T51">взі́</text:span><text:span text:style-name="T51">р.</text:span></text:p>
            <text:p text:style-name="P11">Там крила птаства рясно миготіли,</text:p>
            <text:p text:style-name="P11">мережилася зелень <text:span text:style-name="T49">дивновзором</text:span>,</text:p>
            <text:p text:style-name="P11">а душу вже поймав самодоходжень</text:p>
            <text:p text:style-name="P8"><text:span text:style-name="T63">зухвалий холод і зухвалий жах.</text:span><text:span text:style-name="T62"> </text:span><text:span text:style-name="T73">(П, ІІ, 118)</text:span></text:p>
          </table:table-cell>
          <table:table-cell table:style-name="Dictionary.B2" office:value-type="string">
            <text:p text:style-name="P8"><text:span text:style-name="T48">ди́</text:span><text:span text:style-name="T48">вний</text:span></text:p>
            <text:p text:style-name="P8">-а, -е.</text:p>
            <text:p text:style-name="P8">1) Який викликає подив. || Незвичайний якими-небудь якостями; чудний, незрозумілий. || Який не має подібних собі; рідкісний, кумедний.</text:p>
            <text:p text:style-name="P8">2) Дуже гарний; чудовий, чарівний. <text:span text:style-name="T71">(ВТСУМ, 294)</text:span></text:p>
          </table:table-cell>
        </table:table-row>
        <table:table-row>
          <table:covered-table-cell/>
          <table:table-cell table:style-name="Dictionary.B2" office:value-type="string">
            <text:p text:style-name="P9">взір</text:p>
            <text:p text:style-name="P8"><text:span text:style-name="T30">(узір), взору, </text:span><text:span text:style-name="T35">ч.</text:span><text:span text:style-name="T30">, </text:span><text:span text:style-name="T35">рідко</text:span><text:span text:style-name="T30">.</text:span></text:p>
            <text:p text:style-name="P8">1) Зовнішній вигляд кого-, чого-небудь.</text:p>
            <text:p text:style-name="P8"><text:span text:style-name="T11">3) </text:span><text:span text:style-name="T25">діал.</text:span><text:span text:style-name="T11"> Зір, погляд.</text:span><text:span text:style-name="T12"> </text:span><text:span text:style-name="T13">(ВТСУМ, 125)</text:span></text:p>
          </table:table-cell>
        </table:table-row>
        <table:table-row>
          <table:table-cell table:style-name="Dictionary.A2" office:value-type="string">
            <text:p text:style-name="P9">ДЛЯ́ННЯ</text:p>
            <text:p text:style-name="P8"><text:span text:style-name="T1">-</text:span>я, <text:span text:style-name="T62">ім., с., інд.-авт.,</text:span></text:p>
            <text:p text:style-name="P8"><text:soft-page-break/><text:span text:style-name="T75">утворене суфіксальним способом, похідне від слова</text:span> <text:span text:style-name="T50">для́</text:span><text:span text:style-name="T50">ти.</text:span></text:p>
            <text:p text:style-name="P8">У штольнях ночей вертикальних</text:p>
            <text:p text:style-name="P8"><text:span text:style-name="T62">іде схарапуджене </text:span><text:span text:style-name="T67">дляння</text:span></text:p>
            <text:p text:style-name="P8"><text:span text:style-name="T62">всебезруху… </text:span><text:span text:style-name="T73">(П, І, 87)</text:span></text:p>
          </table:table-cell>
          <table:table-cell table:style-name="Dictionary.B2" office:value-type="string">
            <text:p text:style-name="P8"><text:span text:style-name="T48">для́</text:span><text:span text:style-name="T48">ти</text:span></text:p>
            <text:p text:style-name="P8"><text:span text:style-name="T30">дляю, дляєш, </text:span><text:span text:style-name="T35">недок.</text:span><text:span text:style-name="T30">, </text:span><text:span text:style-name="T35">розм.</text:span><text:span text:style-name="T30">, </text:span><text:span text:style-name="T35">рідко</text:span><text:span text:style-name="T30">.</text:span></text:p>
            <text:p text:style-name="P8"><text:soft-page-break/>Не поспішати робити що-небудь; затягувати.<text:span text:style-name="T87"> </text:span><text:span text:style-name="T88">(ВТСУМ, 306)</text:span></text:p>
          </table:table-cell>
        </table:table-row>
        <table:table-row>
          <table:table-cell table:style-name="Dictionary.A2" office:value-type="string">
            <text:p text:style-name="P9">ДОДÓСВІТ</text:p>
            <text:p text:style-name="P8">-у, ім., <text:span text:style-name="T62">ч., інд.-авт.,</text:span></text:p>
            <text:p text:style-name="P8"><text:span text:style-name="T75">утворене префіксальним способом, похідне від слова</text:span> <text:span text:style-name="T50">до́</text:span><text:span text:style-name="T50">світ.</text:span></text:p>
            <text:p text:style-name="P11">Там ще <text:span text:style-name="T49">додосвіт</text:span>. Смерком облягло</text:p>
            <text:p text:style-name="P8"><text:span text:style-name="T63">ледачі верби, сторожкі тополі…</text:span><text:span text:style-name="T62"> </text:span><text:span text:style-name="T73">(П, ІІ, 13)</text:span></text:p>
          </table:table-cell>
          <table:table-cell table:style-name="Dictionary.B2" office:value-type="string">
            <text:p text:style-name="P8"><text:span text:style-name="T48">до́</text:span><text:span text:style-name="T48">світ</text:span></text:p>
            <text:p text:style-name="P8"><text:span text:style-name="T30">-у, </text:span><text:span text:style-name="T35">ч.</text:span></text:p>
            <text:p text:style-name="P8">Час доби перед сходом сонця, світанком.<text:span text:style-name="T87"> </text:span><text:span text:style-name="T88">(ВТСУМ, 321)</text:span></text:p>
          </table:table-cell>
        </table:table-row>
        <table:table-row>
          <table:table-cell table:style-name="Dictionary.A2" table:number-rows-spanned="2" office:value-type="string">
            <text:p text:style-name="P9">ДУШЕКРÓНА</text:p>
            <text:p text:style-name="P8">-и, <text:span text:style-name="T62">ім., ж., інд.-авт.,</text:span></text:p>
            <text:p text:style-name="P8"><text:span text:style-name="T75">утворене способом </text:span><text:span text:style-name="T75">основословоскладання, похідне від слів:</text:span><text:span text:style-name="T93"> </text:span><text:span text:style-name="T51">душá</text:span><text:span text:style-name="T93"> і </text:span><text:span text:style-name="T51">крóна.</text:span></text:p>
            <text:p text:style-name="P11">Ця розлука душ - </text:p>
            <text:p text:style-name="P11">одна загасла, друга спалахнула</text:p>
            <text:p text:style-name="P11">(лиш не твоя, бо смертна павза вже</text:p>
            <text:p text:style-name="P8"><text:span text:style-name="T63">обтяла зароділу </text:span><text:span text:style-name="T68">душекрону</text:span><text:span text:style-name="T63">)…</text:span><text:span text:style-name="T62"> </text:span><text:span text:style-name="T73">(П, І, 203)</text:span></text:p>
          </table:table-cell>
          <table:table-cell table:style-name="Dictionary.B2" office:value-type="string">
            <text:p text:style-name="P10">душа́</text:p>
            <text:p text:style-name="P8"><text:span text:style-name="T30">-і, </text:span><text:span text:style-name="T35">ж.</text:span></text:p>
            <text:p text:style-name="P8">1) Внутрішній психічний світ людини з її настроями, переживаннями та почуттями. || За релігійними уявленнями — безсмертна нематеріальна основа в людині, що становить суть її життя, є джерелом психічних явищ і відрізняє її від тварини.</text:p>
            <text:p text:style-name="P8">2) Сукупність рис, якостей, властивих певній особі. || Людина як носій тих чи інших рис, якостей. || Почуття, <text:soft-page-break/>натхнення, енергія. || Про людину з прекрасними рисами характеру. <text:span text:style-name="T71">(ВТСУМ, 333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кро́</text:span><text:span text:style-name="T48">на</text:span></text:p>
            <text:p text:style-name="P8"><text:span text:style-name="T29">I </text:span><text:span text:style-name="T30">-и, </text:span><text:span text:style-name="T35">ж.</text:span></text:p>
            <text:p text:style-name="P8">Верхня частина дерева, що являє собою сукупність його гілок.<text:span text:style-name="T87"> </text:span><text:span text:style-name="T88">(ВТСУМ, 590)</text:span></text:p>
          </table:table-cell>
        </table:table-row>
        <table:table-row>
          <table:table-cell table:style-name="Dictionary.A2" table:number-rows-spanned="2" office:value-type="string">
            <text:p text:style-name="P9">ЖИВОДНÍ</text:p>
            <text:p text:style-name="P8">-íв, <text:span text:style-name="T62">ім., мн., інд.-авт.,</text:span></text:p>
            <text:p text:style-name="P8"><text:span text:style-name="T75">утворене способом основоскладання, похідне від слів:</text:span><text:span text:style-name="T93"> </text:span><text:span text:style-name="T51">живи́й</text:span><text:span text:style-name="T93"> і </text:span><text:span text:style-name="T51">дні́.</text:span></text:p>
            <text:p text:style-name="P11">Коли протліла згага <text:span text:style-name="T49">живоднів</text:span></text:p>
            <text:p text:style-name="P11">ураз попустить серце, ніби напад</text:p>
            <text:p text:style-name="P11">нагальної недуги, в смертний запад,</text:p>
            <text:p text:style-name="P8"><text:span text:style-name="T63">у феєричні полиски жалів.</text:span><text:span text:style-name="T62"> </text:span><text:span text:style-name="T73">(П, І, 62)</text:span></text:p>
          </table:table-cell>
          <table:table-cell table:style-name="Dictionary.B2" office:value-type="string">
            <text:p text:style-name="P8"><text:span text:style-name="T48">живи́</text:span><text:span text:style-name="T48">й</text:span></text:p>
            <text:p text:style-name="P8">-а, -е.</text:p>
            <text:p text:style-name="P8"><text:span text:style-name="T11">1) Який існує, здійснює обмін речовин із зовнішнім середовищем, здатний рости, розмножуватися; </text:span><text:span text:style-name="T25">прот.</text:span><text:span text:style-name="T11"> мертвий. || Який є невід’ємною ознакою істоти, що живе, існує. || </text:span><text:span text:style-name="T25">у знач.</text:span><text:span text:style-name="T11"> </text:span><text:span text:style-name="T25">ім.</text:span><text:span text:style-name="T11"> живе, -вого, </text:span><text:span text:style-name="T25">с.</text:span><text:span text:style-name="T11"> Все, що виявляє ознаки життя, що живе, існує. || Якого створюють рослини, тварини, </text:span><text:span text:style-name="T11">люди. </text:span><text:span text:style-name="T14">(ВТСУМ, 367)</text:span></text:p>
          </table:table-cell>
        </table:table-row>
        <table:table-row>
          <table:covered-table-cell/>
          <table:table-cell table:style-name="Dictionary.B2" office:value-type="string">
            <text:p text:style-name="P9">день</text:p>
            <text:p text:style-name="P8"><text:span text:style-name="T30">дня, </text:span><text:span text:style-name="T35">ч.</text:span></text:p>
            <text:p text:style-name="P8">1) Частина доби від сходу до заходу сонця, від ранку до вечора. || Про денне світло.</text:p>
            <text:p text:style-name="P8"><text:span text:style-name="T11">4) </text:span><text:span text:style-name="T25">тільки мн.</text:span><text:span text:style-name="T11">, </text:span><text:span text:style-name="T25">чого</text:span><text:span text:style-name="T11">, </text:span><text:span text:style-name="T25">які</text:span><text:span text:style-name="T11">. Час, період у житті людини, народу. || </text:span><text:span text:style-name="T25">чиї</text:span><text:span text:style-name="T11">. Життя.</text:span><text:span text:style-name="T12"> </text:span><text:span text:style-name="T13">(ВТСУМ, 284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9">ЖИТТЄСМÉРТЬ</text:p>
            <text:p text:style-name="P8">-і, <text:span text:style-name="T62">ім., ж., інд.-авт.,</text:span></text:p>
            <text:p text:style-name="P8"><text:span text:style-name="T75">утворене способом основоскладання, похідне від слів:</text:span><text:span text:style-name="T93"> </text:span><text:span text:style-name="T51">життя́</text:span><text:span text:style-name="T93"> і </text:span><text:span text:style-name="T51">сме́</text:span><text:span text:style-name="T51">рть.</text:span></text:p>
            <text:p text:style-name="P11">Сховати ся од долі — не судилось.</text:p>
            <text:p text:style-name="P11">Ударив грім — і зразу шкереберть</text:p>
            <text:p text:style-name="P11">пішло життя. І ось ти — все, що снилось,</text:p>
            <text:p text:style-name="P8"><text:span text:style-name="T63">як смертеіснування й </text:span><text:span text:style-name="T68">життєсмерть</text:span><text:span text:style-name="T63">.</text:span><text:span text:style-name="T62"> </text:span><text:span text:style-name="T73">(П, І, 83)</text:span></text:p>
          </table:table-cell>
          <table:table-cell table:style-name="Dictionary.B2" office:value-type="string">
            <text:p text:style-name="P10">життя́</text:p>
            <text:p text:style-name="P8"><text:span text:style-name="T30">-я, </text:span><text:span text:style-name="T35">с.</text:span></text:p>
            <text:p text:style-name="P8">1) Вища форма існування матерії, найхарактернішими рисами якої є обмін речовин, самооновлення, самовідтворення. || Існування всього живого; <text:span text:style-name="T61">прот.</text:span> смерть.</text:p>
            <text:p text:style-name="P8">2) Стан живого організму в стадії розвитку, зросту.</text:p>
            <text:p text:style-name="P8">3) Період існування кого-небудь; вік. || Все пережите, зроблене людиною за час її існування; біографія.</text:p>
            <text:p text:style-name="P8">4) Спосіб існування кого-небудь. <text:span text:style-name="T71">(ВТСУМ, 369)</text:span></text:p>
          </table:table-cell>
        </table:table-row>
        <table:table-row>
          <table:covered-table-cell/>
          <table:table-cell table:style-name="Dictionary.B2" office:value-type="string">
            <text:p text:style-name="P9">смерть</text:p>
            <text:p text:style-name="P8"><text:span text:style-name="T30">-і, </text:span><text:span text:style-name="T35">ж.</text:span></text:p>
            <text:p text:style-name="P8">1) Припинення життєдіяльності організму і загибель його; припинення біологічного обміну речовин в організмі або його частині.<text:span text:style-name="T61">Фізіологічна смерть</text:span>.</text:p>
            <text:p text:style-name="P8"><text:span text:style-name="T31">2) Припинення існування людини, тварини; </text:span><text:span text:style-name="T36">прот.</text:span><text:span text:style-name="T31"> життя; кончина, скін. || Те саме, що Смертна кара (</text:span><text:span text:style-name="T36">див.</text:span><text:span text:style-name="T31"> смертний). || </text:span><text:span text:style-name="T36">кому</text:span><text:span text:style-name="T31">. Уживається як заклик до помсти, відплати. || Персоніфікація </text:span><text:soft-page-break/><text:span text:style-name="T31">кончини — людський скелет, звичайно з косою. || </text:span><text:span text:style-name="T36">перен.</text:span><text:span text:style-name="T31"> Загибель, припинення існування чого-небудь. || </text:span><text:span text:style-name="T36">перен.</text:span><text:span text:style-name="T31"> Занепад чого-небудь.</text:span><text:span text:style-name="T32"> </text:span><text:span text:style-name="T33">(ВТСУМ, 1348)</text:span></text:p>
          </table:table-cell>
        </table:table-row>
        <table:table-row>
          <table:table-cell table:style-name="Dictionary.A2" table:number-rows-spanned="2" office:value-type="string">
            <text:p text:style-name="P9">ЖИТТЄТÓКИ</text:p>
            <text:p text:style-name="P8">-ів, <text:span text:style-name="T62">ім., мн., інд.-авт.,</text:span></text:p>
            <text:p text:style-name="P8"><text:span text:style-name="T75">утворене способом основоскладання, похідне від слів:</text:span><text:span text:style-name="T93"> </text:span><text:span text:style-name="T51">життя́</text:span><text:span text:style-name="T93"> і </text:span><text:span text:style-name="T51">тóки.</text:span></text:p>
            <text:p text:style-name="P11">Нарешті збір, нарешті збір померлих днів і років,</text:p>
            <text:p text:style-name="P8"><text:span text:style-name="T63">мов ґрати чорних спроневір і ярих </text:span><text:span text:style-name="T68">життєтоків</text:span><text:span text:style-name="T63">…</text:span><text:span text:style-name="T62"> </text:span><text:span text:style-name="T73">(П, ІІ, 131)</text:span></text:p>
          </table:table-cell>
          <table:table-cell table:style-name="Dictionary.B2" office:value-type="string">
            <text:p text:style-name="P8"><text:span text:style-name="T51">життя́</text:span><text:span text:style-name="T93"> (див </text:span><text:span text:style-name="T51">ЖИТТЄСМÉРТЬ</text:span><text:span text:style-name="T93">)</text:span></text:p>
          </table:table-cell>
        </table:table-row>
        <table:table-row>
          <table:covered-table-cell/>
          <table:table-cell table:style-name="Dictionary.B2" office:value-type="string">
            <text:p text:style-name="P9">тік</text:p>
            <text:p text:style-name="P8"><text:span text:style-name="T30">то́</text:span><text:span text:style-name="T30">ку, </text:span><text:span text:style-name="T35">ч.</text:span></text:p>
            <text:p text:style-name="P8">1) Розчищене місце, спеціально підготовлений майданчик надворі або в приміщенні для молотьби, очищення і просушування зерна.</text:p>
            <text:p text:style-name="P8">2) Скирти, стіжки, ожереди і т. ін., що стоять на такому місці.<text:span text:style-name="T87"> </text:span><text:span text:style-name="T88">(ВТСУМ, 1453)</text:span></text:p>
          </table:table-cell>
        </table:table-row>
        <table:table-row>
          <table:table-cell table:style-name="Dictionary.A2" table:number-rows-spanned="2" office:value-type="string">
            <text:p text:style-name="P9">ЗА-СВІТИ́</text:p>
            <text:p text:style-name="P8">-і́в, <text:span text:style-name="T62">ім., мн. інд.-авт.,</text:span></text:p>
            <text:p text:style-name="P8"><text:span text:style-name="T75">утворене способом словоскладання, похідне від слів:</text:span><text:span text:style-name="T93"> </text:span><text:span text:style-name="T51">за</text:span><text:span text:style-name="T93"> і </text:span><text:span text:style-name="T51">світи́.</text:span></text:p>
            <text:p text:style-name="P11">І не держу надії в бозі,</text:p>
            <text:p text:style-name="P8"><text:span text:style-name="T63">коли пірвався в </text:span><text:span text:style-name="T68">за-світи</text:span><text:span text:style-name="T63">.</text:span><text:span text:style-name="T62"> </text:span><text:span text:style-name="T73">(П, ІІ, 195)</text:span></text:p>
          </table:table-cell>
          <table:table-cell table:style-name="Dictionary.B2" office:value-type="string">
            <text:p text:style-name="P9">за</text:p>
            <text:p text:style-name="P8"><text:span text:style-name="T29">I </text:span><text:span text:style-name="T35">прийм.</text:span><text:span text:style-name="T30">, </text:span><text:span text:style-name="T35">з род.</text:span><text:span text:style-name="T30">, </text:span><text:span text:style-name="T35">знах.</text:span><text:span text:style-name="T30"> </text:span><text:span text:style-name="T35">і оруд.</text:span><text:span text:style-name="T30"> </text:span><text:span text:style-name="T35">відмінками</text:span><text:span text:style-name="T30">. </text:span><text:span text:style-name="T30">Сполучення з </text:span><text:span text:style-name="T35">прийм.</text:span><text:span text:style-name="T30"> за виражають: Просторові відношення:</text:span></text:p>
            <text:p text:style-name="P8"><text:span text:style-name="T11">1) </text:span><text:span text:style-name="T25">із знах.</text:span><text:span text:style-name="T11"> </text:span><text:span text:style-name="T25">і оруд. в.</text:span><text:span text:style-name="T11"> Вказує на предмет, місце і т. ін.: а) за межі яких спрямовані дія, рух (</text:span><text:span text:style-name="T25">знах. в.</text:span><text:span text:style-name="T11">); б) позад, по той бік яких хто-, що-небудь знаходиться, міститься, перебуває або щось відбувається (</text:span><text:span text:style-name="T25">оруд. в.</text:span><text:span text:style-name="T11">). || У </text:span><text:span text:style-name="T25">сполуч.</text:span><text:span text:style-name="T11"> зі </text:span><text:span text:style-name="T25">сл.</text:span><text:span text:style-name="T11"> сідати (сидіти, сісти), стояти (стати) і т. ін. вказує на предмет, біля якого хто-</text:span><text:soft-page-break/><text:span text:style-name="T11">небудь розташовується, щоб виконати певну дію, або хтось знаходиться, виконуючи що-небудь. </text:span><text:span text:style-name="T14">(ВТСУМ, 373)</text:span></text:p>
          </table:table-cell>
        </table:table-row>
        <table:table-row>
          <table:covered-table-cell/>
          <table:table-cell table:style-name="Dictionary.B2" office:value-type="string">
            <text:p text:style-name="P9">світ</text:p>
            <text:p text:style-name="P8"><text:span text:style-name="T29">II </text:span><text:span text:style-name="T30">-у </text:span><text:span text:style-name="T35">і заст.</text:span><text:span text:style-name="T30"> -а, </text:span><text:span text:style-name="T35">ч.</text:span></text:p>
            <text:p text:style-name="P8">1) Сукупність усіх форм матерії як єдине ціле; всесвіт. <text:span text:style-name="T61">Геоцентрична система світу</text:span>.<text:span text:style-name="T87"> </text:span><text:span text:style-name="T88">(ВТСУМ, 1298-1299)</text:span></text:p>
          </table:table-cell>
        </table:table-row>
        <table:table-row>
          <table:table-cell table:style-name="Dictionary.A2" table:number-rows-spanned="2" office:value-type="string">
            <text:p text:style-name="P9">ЗИМНОСХÍД</text:p>
            <text:p text:style-name="P8">-у, <text:span text:style-name="T62">ім., ч., інд.-авт.,</text:span></text:p>
            <text:p text:style-name="P8"><text:span text:style-name="T75">утворене способом основоскладання і нульсуфіксальним, похідне від слів:</text:span><text:span text:style-name="T93"> </text:span><text:span text:style-name="T51">зи́</text:span><text:span text:style-name="T51">мно</text:span><text:span text:style-name="T93"> і </text:span><text:span text:style-name="T51">схо́</text:span><text:span text:style-name="T51">дити.</text:span></text:p>
            <text:p text:style-name="P11">Довкруги - </text:p>
            <text:p text:style-name="P8"><text:span text:style-name="T63">лише вітри з шпаркого </text:span><text:span text:style-name="T68">зимносходу</text:span><text:span text:style-name="T63">.</text:span><text:span text:style-name="T62"> </text:span><text:span text:style-name="T73">(П, І, 173)</text:span></text:p>
          </table:table-cell>
          <table:table-cell table:style-name="Dictionary.B2" office:value-type="string">
            <text:p text:style-name="P8"><text:span text:style-name="T48">зи́</text:span><text:span text:style-name="T48">мно</text:span></text:p>
            <text:p text:style-name="P8"><text:span text:style-name="T29">I </text:span><text:span text:style-name="T35">розм.</text:span></text:p>
            <text:p text:style-name="P8">1) <text:span text:style-name="T63">Присл.</text:span> до зимний <text:span text:style-name="T71">(ВТСУМ, 459)</text:span></text:p>
          </table:table-cell>
        </table:table-row>
        <table:table-row>
          <table:covered-table-cell/>
          <table:table-cell table:style-name="Dictionary.B2" office:value-type="string">
            <text:p text:style-name="P9">схо́дити</text:p>
            <text:p text:style-name="P8"><text:span text:style-name="T29">I </text:span><text:span text:style-name="T30">схо́</text:span><text:span text:style-name="T30">дити</text:span></text:p>
            <text:p text:style-name="P8"><text:span text:style-name="T61">і рідше </text:span>зіходити, -джу, -диш, <text:span text:style-name="T61">недок.</text:span>, зійти, зійду, зійдеш, <text:span text:style-name="T61">док.</text:span></text:p>
            <text:p text:style-name="P8"><text:span text:style-name="T11">3) </text:span><text:span text:style-name="T25">перен.</text:span><text:span text:style-name="T11"> Наближатися, поширюючись, ніби опускаючись (про вечір, сутінки і т. ін.). || </text:span><text:span text:style-name="T25">на кого </text:span><text:span text:style-name="T11">— </text:span><text:span text:style-name="T25">що</text:span><text:span text:style-name="T11">, </text:span><text:span text:style-name="T25">розм.</text:span><text:span text:style-name="T11"> </text:span><text:span text:style-name="T25">кому до чого</text:span><text:span text:style-name="T11">, </text:span><text:span text:style-name="T25">книжн.</text:span><text:span text:style-name="T11">Охоплювати кого-небудь, оволодівати кимсь (про почуття, стан і т. ін.).</text:span><text:span text:style-name="T12"> </text:span><text:span text:style-name="T13">(ВТСУМ, 1421)</text:span></text:p>
          </table:table-cell>
        </table:table-row>
        <table:table-row>
          <table:table-cell table:style-name="Dictionary.A2" office:value-type="string">
            <text:p text:style-name="P9">ЗНЕГОЛОСНÍЛ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уфіксальним способом, </text:span><text:soft-page-break/><text:span text:style-name="T75">похідне від слова</text:span><text:span text:style-name="T93"> </text:span><text:span text:style-name="T51">знеголосні́ти </text:span><text:span text:style-name="T56">— позбавитися голосу.</text:span></text:p>
            <text:p text:style-name="P11">…це кождочасне поривання в смерть ,</text:p>
            <text:p text:style-name="P11">щоб з неї виринати в знавіснілий</text:p>
            <text:p text:style-name="P8"><text:span text:style-name="T63">хрипкий чи геть </text:span><text:span text:style-name="T68">знеголоснілий</text:span><text:span text:style-name="T63"> крик.</text:span><text:span text:style-name="T62"> </text:span><text:span text:style-name="T73">(П, І, 121)</text:span></text:p>
          </table:table-cell>
          <table:table-cell table:style-name="Dictionary.B2" office:value-type="string">
            <text:p text:style-name="P8"><text:span text:style-name="T51">Знеголосні́ти </text:span><text:span text:style-name="T56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9">ЗОЛОТОКÍНВА</text:p>
            <text:p text:style-name="P8">-и, <text:span text:style-name="T62">ім., ж., інд.-авт.,</text:span></text:p>
            <text:p text:style-name="P8"><text:span text:style-name="T75">утворене способом основоскладання, похідне від слів:</text:span><text:span text:style-name="T93"> </text:span><text:span text:style-name="T51">золоти́й</text:span><text:span text:style-name="T93"> і </text:span><text:span text:style-name="T51">кíнва.</text:span></text:p>
            <text:p text:style-name="P11"><text:span text:style-name="T49">Золотокінва</text:span> — пади-но,</text:p>
            <text:p text:style-name="P8"><text:span text:style-name="T63">спади з лиця в глиб-синь-серця.</text:span><text:span text:style-name="T62"> </text:span><text:span text:style-name="T73">(П, ІІ, 191)</text:span></text:p>
          </table:table-cell>
          <table:table-cell table:style-name="Dictionary.B2" office:value-type="string">
            <text:p text:style-name="P8"><text:span text:style-name="T48">золоти́</text:span><text:span text:style-name="T48">й</text:span></text:p>
            <text:p text:style-name="P8">-а, -е.</text:p>
            <text:p text:style-name="P8">4) Який своїм кольором нагадує золото; блискучо-жовтий, оранжевий.<text:span text:style-name="T61">Золота осінь</text:span>. <text:span text:style-name="T61">Золота рибка</text:span>.</text:p>
            <text:p text:style-name="P8">5) <text:span text:style-name="T61">перен.</text:span> Дуже цінний, вартий поваги (про людину, її характер і т. ін.). <text:span text:style-name="T61">Золоте серце</text:span>. <text:span text:style-name="T61">Золоті руки</text:span>.</text:p>
            <text:p text:style-name="P8">6) <text:span text:style-name="T61">перен.</text:span> Який дає людям радість, щастя; прекрасний, щасливий.<text:span text:style-name="T61">Золоте дитинство</text:span>.</text:p>
            <text:p text:style-name="P8"><text:span text:style-name="T11">7) </text:span><text:span text:style-name="T25">перен.</text:span><text:span text:style-name="T11"> Дорогий, любий (у </text:span><text:span text:style-name="T25">пестл.</text:span><text:span text:style-name="T11"> звертанні до кого-небудь). </text:span><text:span text:style-name="T14">(ВТСУМ, 475)</text:span></text:p>
          </table:table-cell>
        </table:table-row>
        <table:table-row>
          <table:covered-table-cell/>
          <table:table-cell table:style-name="Dictionary.B2" office:value-type="string">
            <text:p text:style-name="P9">кінва́</text:p>
            <text:p text:style-name="P8"><text:span text:style-name="T29">II </text:span><text:span text:style-name="T30">кінва́</text:span></text:p>
            <text:p text:style-name="P8">-и, <text:span text:style-name="T61">ж.</text:span>, <text:span text:style-name="T61">розм.</text:span></text:p>
            <text:p text:style-name="P14"><text:span text:style-name="T38">Збірн. до </text:span><text:a xlink:type="simple" xlink:href="http://www.lingvo.ua/uk/Translate/uk-uk/кінь"><text:span text:style-name="T86">кінь</text:span></text:a><text:span text:style-name="T38">.</text:span><text:span text:style-name="T39"> </text:span><text:span text:style-name="T40">(ВТСУМ, 540)</text:span></text:p>
          </table:table-cell>
        </table:table-row>
        <table:table-row>
          <table:table-cell table:style-name="Dictionary.A2" table:number-rows-spanned="2" office:value-type="string">
            <text:p text:style-name="P9">З-ПОНАДСВÍТНІЙ</text:p>
            <text:p text:style-name="P8"><text:soft-page-break/>-я, -є, <text:span text:style-name="T63">прикм., </text:span><text:span text:style-name="T62">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з</text:span><text:span text:style-name="T56">-</text:span><text:span text:style-name="T51">по́над</text:span><text:span text:style-name="T93"> і </text:span><text:span text:style-name="T51">світ.</text:span></text:p>
            <text:p text:style-name="P11">…аж сіла зірка на дроту й щебече</text:p>
            <text:p text:style-name="P8"><text:span text:style-name="T63">і сяє горлом — </text:span><text:span text:style-name="T68">з-понадсвітній</text:span><text:span text:style-name="T63"> спів.</text:span><text:span text:style-name="T62"> </text:span><text:span text:style-name="T73">(П, ІІ, 120)</text:span></text:p>
          </table:table-cell>
          <table:table-cell table:style-name="Dictionary.B2" office:value-type="string">
            <text:p text:style-name="P8"><text:span text:style-name="T48">з-по́</text:span><text:span text:style-name="T48">над</text:span></text:p>
            <text:p text:style-name="P8"><text:soft-page-break/><text:span text:style-name="T35">прийм.</text:span><text:span text:style-name="T30">, </text:span><text:span text:style-name="T35">з род. в.</text:span></text:p>
            <text:p text:style-name="P8"><text:span text:style-name="T11">Вказує на предмет, через верхній край якого спрямовано дію, рух. || Вказує на предмет, місце, у безпосередній близькості від якого починається якась дія. </text:span><text:span text:style-name="T14">(ВТСУМ, 478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0">світ</text:span><text:span text:style-name="T54"> (див. </text:span><text:span text:style-name="T50">ЗА-СВІТИ́</text:span><text:span text:style-name="T54">)</text:span></text:p>
          </table:table-cell>
        </table:table-row>
        <table:table-row>
          <table:table-cell table:style-name="Dictionary.A2" table:number-rows-spanned="2" office:value-type="string">
            <text:p text:style-name="P9">ІСПЕРЕДЛÍТ</text:p>
            <text:p text:style-name="P11">присл., інд.-авт.,</text:p>
            <text:p text:style-name="P8"><text:span text:style-name="T74">утворене способом основоскладання, похідне від слів:</text:span> <text:span text:style-name="T50">спе́</text:span><text:span text:style-name="T50">ред</text:span> і <text:span text:style-name="T50">літ.</text:span></text:p>
            <text:p text:style-name="P11">Ось твоя подоба</text:p>
            <text:p text:style-name="P8"><text:span text:style-name="T63">подвижництво людське — </text:span><text:span text:style-name="T68">іспередліт</text:span><text:span text:style-name="T63">.</text:span><text:span text:style-name="T62"> </text:span><text:span text:style-name="T73">(П, ІІ, 158)</text:span></text:p>
          </table:table-cell>
          <table:table-cell table:style-name="Dictionary.B2" office:value-type="string">
            <text:p text:style-name="P8"><text:span text:style-name="T52">спе́</text:span><text:span text:style-name="T52">реду</text:span></text:p>
            <text:p text:style-name="P8"><text:span text:style-name="T30">3) </text:span><text:span text:style-name="T35">присл.</text:span><text:span text:style-name="T30">, </text:span><text:span text:style-name="T35">рідко</text:span><text:span text:style-name="T30">. Раніше, в минулому; перед цим.</text:span></text:p>
            <text:p text:style-name="P8"><text:span text:style-name="T6">4) </text:span><text:span text:style-name="T24">прийм.</text:span><text:span text:style-name="T6">, </text:span><text:span text:style-name="T24">з род. в.</text:span><text:span text:style-name="T6"> Уживається для означення місця перед ким-, чим-небудь; на передньому боці чогось. </text:span><text:span text:style-name="T28">(ВТСУМ, 1361-1364)</text:span></text:p>
          </table:table-cell>
        </table:table-row>
        <table:table-row>
          <table:covered-table-cell/>
          <table:table-cell table:style-name="Dictionary.B2" office:value-type="string">
            <text:p text:style-name="P10">літа́</text:p>
            <text:p text:style-name="P8"><text:span text:style-name="T30">літ, </text:span><text:span text:style-name="T35">мн.</text:span></text:p>
            <text:p text:style-name="P8">1) Період часу в кілька років; роки.<text:span text:style-name="T87"> </text:span><text:span text:style-name="T88">(ВТСУМ, 622)</text:span></text:p>
          </table:table-cell>
        </table:table-row>
        <table:table-row>
          <table:table-cell table:style-name="Dictionary.A2" office:value-type="string">
            <text:p text:style-name="P9">КРАЙÓКРАЙ</text:p>
            <text:p text:style-name="P8">крайóкраю, <text:span text:style-name="T62">ім., ч., інд.-авт.,</text:span></text:p>
            <text:p text:style-name="P8"><text:span text:style-name="T75">утворене способом основоскладання, похідне від слів:</text:span><text:span text:style-name="T93"> </text:span><text:span text:style-name="T51">край</text:span><text:span text:style-name="T93"> і </text:span><text:span text:style-name="T51">край.</text:span></text:p>
            <text:p text:style-name="P11">З <text:span text:style-name="T49">крайокраю</text:span>, з цієї високості,</text:p>
            <text:p text:style-name="P11">пади, згорнувши крила, до долин…<text:span text:style-name="T79"> </text:span><text:soft-page-break/><text:span text:style-name="T79">(П, І, 40);</text:span></text:p>
            <text:p text:style-name="P11">Єси ти за <text:span text:style-name="T49">крайокраєм</text:span>, чаїшся</text:p>
            <text:p text:style-name="P8"><text:span text:style-name="T63">од мого неоговтаного погляду…</text:span><text:span text:style-name="T62"> </text:span><text:span text:style-name="T73">(П, І, 91)</text:span></text:p>
          </table:table-cell>
          <table:table-cell table:style-name="Dictionary.B2" office:value-type="string">
            <text:p text:style-name="P9">край</text:p>
            <text:p text:style-name="P8"><text:span text:style-name="T29">I </text:span><text:span text:style-name="T30">-ю, </text:span><text:span text:style-name="T35">ч.</text:span></text:p>
            <text:p text:style-name="P8"><text:span text:style-name="T31">1) Лінія, що обмежує поверхню чого-небудь, а також те, що прилягає до цієї лінії; кінець (</text:span><text:span text:style-name="T36">див.</text:span><text:span text:style-name="T31"> кінець I 1)). || Верхній зріз стінок посудини, яких-небудь </text:span><text:soft-page-break/><text:span text:style-name="T31">заглиблень і т. ін. || Найвіддаленіша від центру частина якої-небудь місцевості; околиця.</text:span></text:p>
            <text:p text:style-name="P8"><text:span text:style-name="T48">II </text:span><text:span text:style-name="T61">прийм.</text:span> <text:span text:style-name="T61">з род. в.</text:span></text:p>
            <text:p text:style-name="P8">Указує на місцезнаходження предмета поблизу іншого; біля, коло.<text:span text:style-name="T87"> </text:span><text:span text:style-name="T88">(ВТСУМ, 582)</text:span></text:p>
          </table:table-cell>
        </table:table-row>
        <table:table-row>
          <table:table-cell table:style-name="Dictionary.A2" table:number-rows-spanned="2" office:value-type="string">
            <text:p text:style-name="P9">КРАЙСЕБÉ</text:p>
            <text:p text:style-name="P8"><text:span text:style-name="T63">присл., </text:span><text:span text:style-name="T62">інд.-авт.,</text:span></text:p>
            <text:p text:style-name="P8"><text:span text:style-name="T75">утворене способом </text:span><text:span text:style-name="T75">зрощення, похідне </text:span><text:span text:style-name="T75">від слів:</text:span><text:span text:style-name="T93"> </text:span><text:span text:style-name="T51">край</text:span><text:span text:style-name="T93"> і </text:span><text:span text:style-name="T51">себé.</text:span></text:p>
            <text:p text:style-name="P11">І не зайти за дальні далечі.</text:p>
            <text:p text:style-name="P8"><text:span text:style-name="T63">І за </text:span><text:span text:style-name="T68">крайсебе</text:span><text:span text:style-name="T63"> не зайти.</text:span><text:span text:style-name="T62"> </text:span><text:span text:style-name="T73">(П, І, 96)</text:span></text:p>
          </table:table-cell>
          <table:table-cell table:style-name="Dictionary.B2" office:value-type="string">
            <text:p text:style-name="P8"><text:span text:style-name="T51">край </text:span><text:span text:style-name="T59">(див. </text:span><text:span text:style-name="T51">КРАЙÓКРАЙ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10">себе́</text:p>
            <text:p text:style-name="P8"><text:span text:style-name="T35">наз. в.</text:span><text:span text:style-name="T30"> </text:span><text:span text:style-name="T35">нема</text:span><text:span text:style-name="T30">, </text:span><text:span text:style-name="T35">одн.</text:span><text:span text:style-name="T30"> </text:span><text:span text:style-name="T35">і мн.</text:span><text:span text:style-name="T30">, </text:span><text:span text:style-name="T35">займ.</text:span><text:span text:style-name="T30"> </text:span><text:span text:style-name="T35">зворотний</text:span><text:span text:style-name="T30">.</text:span></text:p>
            <text:p text:style-name="P8">Вказує на спрямованість дії на самого виконавця дії, заміняючи за змістом особові займенники.<text:span text:style-name="T87"> </text:span><text:span text:style-name="T88">(ВТСУМ, 1301)</text:span></text:p>
          </table:table-cell>
        </table:table-row>
        <table:table-row>
          <table:table-cell table:style-name="Dictionary.A2" table:number-rows-spanned="2" office:value-type="string">
            <text:p text:style-name="P9">КРАЙЧÁС</text:p>
            <text:p text:style-name="P8"><text:span text:style-name="T63">присл., </text:span><text:span text:style-name="T62">інд.-авт.,</text:span></text:p>
            <text:p text:style-name="P8"><text:span text:style-name="T75">утворене способом зрощення, похідне від слів:</text:span><text:span text:style-name="T93"> </text:span><text:span text:style-name="T51">край</text:span><text:span text:style-name="T93"> і </text:span><text:span text:style-name="T51">час.</text:span></text:p>
            <text:p text:style-name="P11">Що б то нам</text:p>
            <text:p text:style-name="P11">посовгнути — ці межигони часу,</text:p>
            <text:p text:style-name="P11">марудні межигони живоття,</text:p>
            <text:p text:style-name="P11">коли змарнілі постаті снаги,</text:p>
            <text:p text:style-name="P11">ці бурі пристрастей попопелілих,</text:p>
            <text:p text:style-name="P11">раптово окошилися на нас.</text:p>
            <text:p text:style-name="P11"><text:soft-page-break/>І хочеться сягнути за <text:span text:style-name="T49">крайчасу</text:span>,</text:p>
            <text:p text:style-name="P8"><text:span text:style-name="T63">за прапервні.</text:span><text:span text:style-name="T62"> </text:span><text:span text:style-name="T73">(П, І, 57)</text:span></text:p>
          </table:table-cell>
          <table:table-cell table:style-name="Dictionary.B2" office:value-type="string">
            <text:p text:style-name="P8"><text:span text:style-name="T51">край </text:span><text:span text:style-name="T59">(див. </text:span><text:span text:style-name="T51">КРАЙÓКРАЙ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9">час</text:p>
            <text:p text:style-name="P8"><text:span text:style-name="T30">-у, </text:span><text:span text:style-name="T35">ч.</text:span></text:p>
            <text:p text:style-name="P8"><text:span text:style-name="T11">1) </text:span><text:span text:style-name="T25">філос.</text:span><text:span text:style-name="T11"> Одна з основних об’єктивних форм існування матерії, яка виявляється в тривалості буття.</text:span><text:span text:style-name="T12"> </text:span><text:span text:style-name="T13">(ВТСУМ, 1594)</text:span></text:p>
          </table:table-cell>
        </table:table-row>
        <table:table-row>
          <table:table-cell table:style-name="Dictionary.A2" table:number-rows-spanned="2" office:value-type="string">
            <text:p text:style-name="P9">КРИВОЛÉТ</text:p>
            <text:p text:style-name="P8">-у, <text:span text:style-name="T62">ім., ч., інд.-авт.,</text:span></text:p>
            <text:p text:style-name="P8"><text:span text:style-name="T75">утворене способом основоскладання, </text:span><text:span text:style-name="T75">похідне від слів:</text:span><text:span text:style-name="T93"> </text:span><text:span text:style-name="T51">криви́й</text:span><text:span text:style-name="T93"> і </text:span><text:span text:style-name="T51">лет.</text:span></text:p>
            <text:p text:style-name="P11">…ця колотнеча</text:p>
            <text:p text:style-name="P11">надій і спроневіри, <text:span text:style-name="T49">криволет</text:span></text:p>
            <text:p text:style-name="P11">лякливих ауспіцій, що в безгуччі</text:p>
            <text:p text:style-name="P11">шершаваими крильми прошерхотять </text:p>
            <text:p text:style-name="P8"><text:span text:style-name="T63">і всядуться на голові…</text:span><text:span text:style-name="T62"> </text:span><text:span text:style-name="T73">(П, І, 121)</text:span></text:p>
          </table:table-cell>
          <table:table-cell table:style-name="Dictionary.B2" office:value-type="string">
            <text:p text:style-name="P8"><text:span text:style-name="T48">криви́</text:span><text:span text:style-name="T48">й</text:span></text:p>
            <text:p text:style-name="P8">-а, -е.</text:p>
            <text:p text:style-name="P8"><text:span text:style-name="T31">6) </text:span><text:span text:style-name="T36">перен.</text:span><text:span text:style-name="T31">, </text:span><text:span text:style-name="T36">розм.</text:span><text:span text:style-name="T31"> Те саме, що хибний; неправильний (у 2 </text:span><text:span text:style-name="T36">знач.</text:span><text:span text:style-name="T31">), помилковий.</text:span><text:span text:style-name="T30"> </text:span><text:span text:style-name="T34">(ВТСУМ, 585)</text:span></text:p>
          </table:table-cell>
        </table:table-row>
        <table:table-row>
          <table:covered-table-cell/>
          <table:table-cell table:style-name="Dictionary.B2" office:value-type="string">
            <text:p text:style-name="P9">лет</text:p>
            <text:p text:style-name="P8"><text:span text:style-name="T30">-у, </text:span><text:span text:style-name="T35">ч.</text:span><text:span text:style-name="T30">, </text:span><text:span text:style-name="T35">поет.</text:span></text:p>
            <text:p text:style-name="P8"><text:span text:style-name="T31">Дія за знач. літати і летіти; літ (</text:span><text:span text:style-name="T36">див.</text:span><text:span text:style-name="T31"> літ I). </text:span><text:span text:style-name="T36">Зриватися в лет</text:span><text:span text:style-name="T31">.</text:span><text:span text:style-name="T32"> </text:span><text:span text:style-name="T33">(ВТСУМ, 613)</text:span></text:p>
          </table:table-cell>
        </table:table-row>
        <table:table-row>
          <table:table-cell table:style-name="Dictionary.A2" table:number-rows-spanned="2" office:value-type="string">
            <text:p text:style-name="P9">КРИК-ЗЕЛÓ</text:p>
            <text:p text:style-name="P8"><text:span text:style-name="T1">-</text:span>á, <text:span text:style-name="T62">ім., ч., інд.-авт.,</text:span></text:p>
            <text:p text:style-name="P8"><text:span text:style-name="T81">утворене способом </text:span><text:span text:style-name="T81">словоскладання, </text:span><text:span text:style-name="T81">похідне від слів:</text:span><text:span text:style-name="T93"> </text:span><text:span text:style-name="T51">крик</text:span><text:span text:style-name="T93"> і </text:span><text:span text:style-name="T51">зелó.</text:span></text:p>
            <text:p text:style-name="P11">Обміліла</text:p>
            <text:p text:style-name="P11">криниця. А верба пустила</text:p>
            <text:p text:style-name="P8"><text:span text:style-name="T63">гарячі брості — в </text:span><text:span text:style-name="T68">крик-зело.</text:span><text:span text:style-name="T62"> </text:span><text:span text:style-name="T73">(П, І, 84)</text:span></text:p>
          </table:table-cell>
          <table:table-cell table:style-name="Dictionary.B2" office:value-type="string">
            <text:p text:style-name="P9">крик</text:p>
            <text:p text:style-name="P8"><text:span text:style-name="T29">I -у, </text:span><text:span text:style-name="T37">ч.</text:span></text:p>
            <text:p text:style-name="P8">1) Сильний різкий звук голосу; зойк. || Вигук (у 1 <text:span text:style-name="T61">знач.</text:span>), вигуки. || Поклик. || Гамір, галас. || Ґвалт, лемент. || Про різкі звуки тварин, птахів.</text:p>
            <text:p text:style-name="P8"><text:span text:style-name="T48">II </text:span>-у, <text:span text:style-name="T61">ч.</text:span></text:p>
            <text:p text:style-name="P8">Річка, що пересихає, або тимчасовий водоток в Австралії. <text:span text:style-name="T71">(ВТСУМ, 586)</text:span></text:p>
          </table:table-cell>
        </table:table-row>
        <table:table-row>
          <table:covered-table-cell/>
          <table:table-cell table:style-name="Dictionary.B2" office:value-type="string">
            <text:p text:style-name="P10">зело́</text:p>
            <text:p text:style-name="P8"><text:span text:style-name="T29">I </text:span><text:span text:style-name="T30">-а, </text:span><text:span text:style-name="T35">с.</text:span><text:span text:style-name="T30">, </text:span><text:span text:style-name="T35">заст.</text:span><text:span text:style-name="T30">, </text:span><text:span text:style-name="T35">поет.</text:span></text:p>
            <text:p text:style-name="P8"><text:span text:style-name="T11">Зелень (у 1 </text:span><text:span text:style-name="T25">знач.</text:span><text:span text:style-name="T11">).</text:span><text:span text:style-name="T12"> </text:span><text:span text:style-name="T13">(ВТСУМ, 457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9">КРИЛАТОЛÉЗО</text:p>
            <text:p text:style-name="P8"><text:span text:style-name="T63">присл., </text:span><text:span text:style-name="T62">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крилáтий</text:span><text:span text:style-name="T93"> і </text:span><text:span text:style-name="T51">лéзо.</text:span></text:p>
            <text:p text:style-name="P11">Криваво рветься з нього вороння</text:p>
            <text:p text:style-name="P11">майбутнього. Летить <text:span text:style-name="T49">крилатолезо</text:span></text:p>
            <text:p text:style-name="P8"><text:span text:style-name="T63">понад проваллям яру…</text:span><text:span text:style-name="T62"> </text:span><text:span text:style-name="T73">(П, І, 29)</text:span></text:p>
          </table:table-cell>
          <table:table-cell table:style-name="Dictionary.B2" office:value-type="string">
            <text:p text:style-name="P8"><text:span text:style-name="T48">крила́</text:span><text:span text:style-name="T48">тий</text:span></text:p>
            <text:p text:style-name="P8">-а, -е.</text:p>
            <text:p text:style-name="P8"><text:span text:style-name="T11">1) Який має крила (у 1, 3, 4 </text:span><text:span text:style-name="T25">знач.</text:span><text:span text:style-name="T11">). || </text:span><text:span text:style-name="T25">перен.</text:span><text:span text:style-name="T11"> Який надихає, підносить. </text:span><text:span text:style-name="T25">Крилаті ідеї</text:span><text:span text:style-name="T11">. </text:span><text:span text:style-name="T14">(ВТСУМ, 586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ле́</text:span><text:span text:style-name="T48">зо</text:span></text:p>
            <text:p text:style-name="P8"><text:span text:style-name="T30">-а, </text:span><text:span text:style-name="T35">с.</text:span></text:p>
            <text:p text:style-name="P8"><text:span text:style-name="T11">Гостра частина знаряддя, яким ріжуть, колють або рубають. || Уся різальна частина такого знаряддя. </text:span><text:span text:style-name="T25">Лезо бритви</text:span><text:span text:style-name="T11">.</text:span><text:span text:style-name="T12"> </text:span><text:span text:style-name="T13">(ВТСУМ, 610)</text:span></text:p>
          </table:table-cell>
        </table:table-row>
        <table:table-row>
          <table:table-cell table:style-name="Dictionary.A2" table:number-rows-spanned="2" office:value-type="string">
            <text:p text:style-name="P9">КРИХКОКРИ́ЦЯ</text:p>
            <text:p text:style-name="P8">-і, <text:span text:style-name="T62">ім., ж., інд.-авт.,</text:span></text:p>
            <text:p text:style-name="P8"><text:span text:style-name="T75">утворене способом основоскладання, похідне від слів:</text:span><text:span text:style-name="T93"> </text:span><text:span text:style-name="T51">крихки́й</text:span><text:span text:style-name="T93"> і </text:span><text:span text:style-name="T51">кри́ця.</text:span></text:p>
            <text:p text:style-name="P11">І ти щербата доле <text:span text:style-name="T49">крихкокрице</text:span>,</text:p>
            <text:p text:style-name="P11">давно вже сонце перед нас зайшло,</text:p>
            <text:p text:style-name="P11">бо нашу путь пісками замело,</text:p>
            <text:p text:style-name="P8"><text:span text:style-name="T63">хто ж нам воздасть за битий шлях, сторице.</text:span><text:span text:style-name="T62"> </text:span><text:span text:style-name="T73">(П, ІІ, 292)</text:span></text:p>
          </table:table-cell>
          <table:table-cell table:style-name="Dictionary.B2" office:value-type="string">
            <text:p text:style-name="P8"><text:span text:style-name="T48">крихки́</text:span><text:span text:style-name="T48">й</text:span></text:p>
            <text:p text:style-name="P8">-а, -е.</text:p>
            <text:p text:style-name="P8">1) Який легко кришиться, розсипається. || Який не відзначається міцністю; трухлявий (про дерево тощо). <text:span text:style-name="T61">Крихкий метал</text:span>.</text:p>
            <text:p text:style-name="P8"><text:span text:style-name="T31">2) </text:span><text:span text:style-name="T36">перен.</text:span><text:span text:style-name="T31"> Те саме, що крихкотілий; тендітний.</text:span><text:span text:style-name="T30"> </text:span><text:span text:style-name="T34">(ВТСУМ, 588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кри́</text:span><text:span text:style-name="T48">ця</text:span></text:p>
            <text:p text:style-name="P8"><text:span text:style-name="T30">-і, </text:span><text:span text:style-name="T35">ж.</text:span></text:p>
            <text:p text:style-name="P8">1) Те саме, що сталь. || Виріб із сталі.</text:p>
            <text:p text:style-name="P8"><text:span text:style-name="T31">3) </text:span><text:span text:style-name="T36">розм.</text:span><text:span text:style-name="T31">, </text:span><text:span text:style-name="T36">рідко</text:span><text:span text:style-name="T31">. Те саме, що кресало.</text:span><text:span text:style-name="T32"> </text:span><text:span text:style-name="T33">(ВТСУМ, 588)</text:span></text:p>
          </table:table-cell>
        </table:table-row>
        <text:soft-page-break/>
        <table:table-row>
          <table:table-cell table:style-name="Dictionary.A2" office:value-type="string">
            <text:p text:style-name="P9">МАРНИ́ЧИТИ</text:p>
            <text:p text:style-name="P8">-чу, -чиш, <text:span text:style-name="T63">дієсл., недо</text:span><text:span text:style-name="T62">к., перех., інд.-авт.,</text:span></text:p>
            <text:p text:style-name="P8"><text:span text:style-name="T75">утворене суфіксальним способом, похідне від слова</text:span><text:span text:style-name="T55"> </text:span><text:span text:style-name="T50">марни́й.</text:span></text:p>
            <text:p text:style-name="P11">І двері на замку,</text:p>
            <text:p text:style-name="P11">ні душечки — довкола,</text:p>
            <text:p text:style-name="P11">лиш зозулі — ку-ку! - </text:p>
            <text:p text:style-name="P8"><text:span text:style-name="T68">марничать</text:span><text:span text:style-name="T63"> і спроквола.</text:span><text:span text:style-name="T62"> </text:span><text:span text:style-name="T73">(П, ІІ, 19)</text:span></text:p>
          </table:table-cell>
          <table:table-cell table:style-name="Dictionary.B2" office:value-type="string">
            <text:p text:style-name="P9">марний</text:p>
            <text:p text:style-name="P8"><text:span text:style-name="T29">II </text:span><text:span text:style-name="T30">ма́</text:span><text:span text:style-name="T30">рни́</text:span><text:span text:style-name="T30">й</text:span></text:p>
            <text:p text:style-name="P8">марна, марне, <text:span text:style-name="T61">розм.</text:span></text:p>
            <text:p text:style-name="P8">Худий, мізерний, блідий.<text:span text:style-name="T87"> </text:span><text:span text:style-name="T88">(ВТСУМ, 647)</text:span></text:p>
          </table:table-cell>
        </table:table-row>
        <table:table-row>
          <table:table-cell table:style-name="Dictionary.A2" table:number-rows-spanned="2" office:value-type="string">
            <text:p text:style-name="P9">МЕЖИГÓНИ</text:p>
            <text:p text:style-name="P8">-ів, <text:span text:style-name="T62">ім., мн., інд.-авт.,</text:span></text:p>
            <text:p text:style-name="P8">утворене способом основоскладання, похідне від слів: <text:span text:style-name="T50">мéжи</text:span> і <text:span text:style-name="T50">гін.</text:span></text:p>
            <text:p text:style-name="P11">Що б то нам</text:p>
            <text:p text:style-name="P11">посовгнути — ці <text:span text:style-name="T49">межигони</text:span> часу,</text:p>
            <text:p text:style-name="P11">марудні <text:span text:style-name="T49">межигони</text:span> живоття,</text:p>
            <text:p text:style-name="P11">коли змарнілі постаті снаги,</text:p>
            <text:p text:style-name="P11">ці бурі пристрастей попопелілих,</text:p>
            <text:p text:style-name="P11">раптово окошилися на нас.</text:p>
            <text:p text:style-name="P11">І хочеться сягнути за крайчасу,</text:p>
            <text:p text:style-name="P8"><text:span text:style-name="T63">за прапервні.</text:span><text:span text:style-name="T62"> </text:span><text:span text:style-name="T73">(П, І, 57)</text:span></text:p>
          </table:table-cell>
          <table:table-cell table:style-name="Dictionary.B2" office:value-type="string">
            <text:p text:style-name="P9">Між (ме́жи)</text:p>
            <text:p text:style-name="P8"><text:span text:style-name="T30">межи, меж, </text:span><text:span text:style-name="T35">прийм.</text:span><text:span text:style-name="T30"> Уживається із </text:span><text:span text:style-name="T35">род.</text:span><text:span text:style-name="T30">, </text:span><text:span text:style-name="T35">знах.</text:span><text:span text:style-name="T30"> і </text:span><text:span text:style-name="T35">оруд.</text:span><text:span text:style-name="T30"> відмінками. Сполучення з між, межи, меж виражають: Просторові відношення:</text:span></text:p>
            <text:p text:style-name="P8"><text:span text:style-name="T11">1) </text:span><text:span text:style-name="T25">з оруд.</text:span><text:span text:style-name="T11">, </text:span><text:span text:style-name="T25">рідше з род. в.</text:span><text:span text:style-name="T11"> Уживається на означення просторового розташування </text:span><text:span text:style-name="T11">предмета чи вияву дії посередині чого-небудь. </text:span><text:span text:style-name="T14">(ВТСУМ, 670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0">гін </text:span><text:span text:style-name="T54">(див. </text:span><text:span text:style-name="T50">ВСЕГÍН</text:span><text:span text:style-name="T54">)</text:span></text:p>
          </table:table-cell>
        </table:table-row>
        <table:table-row>
          <table:table-cell table:style-name="Dictionary.A2" table:number-rows-spanned="2" office:value-type="string">
            <text:p text:style-name="P9">МЕЖИСВÍТНІЙ</text:p>
            <text:p text:style-name="P8">-я, -є, <text:span text:style-name="T63">прикм., </text:span><text:span text:style-name="T62">інд.-авт.,</text:span></text:p>
            <text:p text:style-name="P8"><text:soft-page-break/><text:span text:style-name="T75">утворене складносуфіксальним способом, похідне від слів:</text:span><text:span text:style-name="T79"> </text:span><text:span text:style-name="T83">ме́</text:span><text:span text:style-name="T83">жи</text:span><text:span text:style-name="T78"> і </text:span><text:span text:style-name="T83">світ.</text:span></text:p>
            <text:p text:style-name="P11">Ці сосни, вбрані в синій-синій іній,</text:p>
            <text:p text:style-name="P11">на взгір’я збіглі і завмерлі, мерехтом -</text:p>
            <text:p text:style-name="P11">чи то цвинтарним ачи <text:span text:style-name="T49">межисвітнім</text:span> -</text:p>
            <text:p text:style-name="P8"><text:span text:style-name="T63">мені відкрили візерунки душ…</text:span><text:span text:style-name="T62"> </text:span><text:span text:style-name="T73">(П, І, 79)</text:span></text:p>
          </table:table-cell>
          <table:table-cell table:style-name="Dictionary.B2" office:value-type="string">
            <text:p text:style-name="P8"><text:span text:style-name="T50">ме́жи</text:span> <text:span text:style-name="T54">(див. </text:span><text:span text:style-name="T50">МЕЖИГÓНИ</text:span>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0">світ</text:span><text:span text:style-name="T71"> </text:span><text:span text:style-name="T54">(див. </text:span><text:span text:style-name="T50">ЗА-СВІТИ́</text:span><text:span text:style-name="T54">)</text:span></text:p>
          </table:table-cell>
        </table:table-row>
        <table:table-row>
          <table:table-cell table:style-name="Dictionary.A2" table:number-rows-spanned="2" office:value-type="string">
            <text:p text:style-name="P9">МЕРТВОКРИЛ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кладнофлективним способом, </text:span><text:span text:style-name="T75">похідне від слів:</text:span><text:span text:style-name="T93"> </text:span><text:span text:style-name="T51">мéртвий</text:span><text:span text:style-name="T93"> і </text:span><text:span text:style-name="T51">крилó.</text:span></text:p>
            <text:p text:style-name="P11">А <text:span text:style-name="T49">мертвокрилі</text:span> стугонять стимфали,</text:p>
            <text:p text:style-name="P11">напевну провіщаючи біду,</text:p>
            <text:p text:style-name="P11">що ослонила біле опахало</text:p>
            <text:p text:style-name="P8"><text:span text:style-name="T63">і по моєму нишпорить сліду.</text:span><text:span text:style-name="T62"> </text:span><text:span text:style-name="T73">(П, ІІ, 110)</text:span></text:p>
          </table:table-cell>
          <table:table-cell table:style-name="Dictionary.B2" office:value-type="string">
            <text:p text:style-name="P8"><text:span text:style-name="T48">ме́</text:span><text:span text:style-name="T48">ртвий</text:span></text:p>
            <text:p text:style-name="P8">-а, -е.</text:p>
            <text:p text:style-name="P8">1) Такий, у якому припинилося життя; померлий; <text:span text:style-name="T61">прот.</text:span> живий. || <text:span text:style-name="T61">у знач.</text:span> <text:span text:style-name="T61">ім.</text:span> мертвий, -вого, <text:span text:style-name="T61">ч.</text:span>; мертва, -вої, <text:span text:style-name="T61">ж.</text:span> Мрець. || Про частини тіла мерця. || Засохлий, завмерлий, сухий (про рослинність). || <text:span text:style-name="T61">перен.</text:span>Надзвичайно схвильований, знесилений, стомлений (про людину).</text:p>
            <text:p text:style-name="P8"><text:span text:style-name="T11">3) </text:span><text:span text:style-name="T25">перен.</text:span><text:span text:style-name="T11"> Позбавлений ознак життя. || Порожній, спустілий (про дім, вулицю тощо). || Позбавлений руху; завмерлий, нерухомий (про машини, механізми, предмети). || Взагалі про все неживе на протилежність живому. </text:span><text:span text:style-name="T14">(ВТСУМ, 661)</text:span></text:p>
          </table:table-cell>
        </table:table-row>
        <table:table-row>
          <table:covered-table-cell/>
          <table:table-cell table:style-name="Dictionary.B2" office:value-type="string">
            <text:p text:style-name="P10">крило́</text:p>
            <text:p text:style-name="P8"><text:span text:style-name="T30">-а, </text:span><text:span text:style-name="T35">с.</text:span></text:p>
            <text:p text:style-name="P8"><text:soft-page-break/>1) Літальний орган птахів, комах та деяких ссавців (напр., кажанів).<text:span text:style-name="T87"> </text:span><text:span text:style-name="T88">(ВТСУМ, 587)</text:span></text:p>
          </table:table-cell>
        </table:table-row>
        <table:table-row>
          <table:table-cell table:style-name="Dictionary.A2" table:number-rows-spanned="2" office:value-type="string">
            <text:p text:style-name="P9">МОЛОДОЩÁСТЯ</text:p>
            <text:p text:style-name="P8">-я, <text:span text:style-name="T62">ім., с., інд.-авт.,</text:span></text:p>
            <text:p text:style-name="P8"><text:span text:style-name="T75">утворене способом основоскладання, похідне від слів:</text:span><text:span text:style-name="T93"> </text:span><text:span text:style-name="T51">молоди́й</text:span><text:span text:style-name="T93"> і </text:span><text:span text:style-name="T51">щáстя.</text:span></text:p>
            <text:p text:style-name="P11">Ти десь живеш на призабутім березі</text:p>
            <text:p text:style-name="P11">моїх змілілих пам’ятей. Блукаєш</text:p>
            <text:p text:style-name="P11">пустелею моїх <text:span text:style-name="T49">молодощасть</text:span>,</text:p>
            <text:p text:style-name="P8"><text:span text:style-name="T63">як біла тінь суворої скорботи.</text:span><text:span text:style-name="T62"> </text:span><text:span text:style-name="T73">(П, І, 52)</text:span></text:p>
          </table:table-cell>
          <table:table-cell table:style-name="Dictionary.B2" office:value-type="string">
            <text:p text:style-name="P8"><text:span text:style-name="T51">молоди́й </text:span><text:span text:style-name="T59">(див. </text:span><text:span text:style-name="T51">ВСЕМОЛОДИ́Й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ща́</text:span><text:span text:style-name="T48">стя</text:span></text:p>
            <text:p text:style-name="P8"><text:span text:style-name="T30">-я, </text:span><text:span text:style-name="T35">с.</text:span></text:p>
            <text:p text:style-name="P8">1) Стан цілковитого задоволення життям, відчуття глибокого вдоволення та безмежної радості, яких зазнає хто-небудь. || Зовнішній вияв цього відчуття. || Радість від спілкування з ким-небудь близьким, коханим тощо. || Про того, хто дає радість кому-небудь, викликає гаряче почуття симпатії, любові. || Те, що викликає відчуття найвищого задоволення життям, дає радість кому-небудь.<text:span text:style-name="T87"> </text:span><text:span text:style-name="T88">(ВТСУМ, 1637)</text:span></text:p>
          </table:table-cell>
        </table:table-row>
        <table:table-row>
          <table:table-cell table:style-name="Dictionary.A2" table:number-rows-spanned="2" office:value-type="string">
            <text:p text:style-name="P9">НÁДВИЩ</text:p>
            <text:p text:style-name="P8">-і, <text:span text:style-name="T62">ім., ж., інд.-авт.,</text:span></text:p>
            <text:p text:style-name="P8"><text:span text:style-name="T75">утворене суфіксально-префіксальним способом, похідне від слів:</text:span><text:span text:style-name="T93"> </text:span><text:span text:style-name="T51">над</text:span><text:span text:style-name="T93"> і </text:span><text:span text:style-name="T51">ви́щий.</text:span></text:p>
            <text:p text:style-name="P11">У небо, у <text:span text:style-name="T49">надвищ</text:span>, за хмари за чорні</text:p>
            <text:p text:style-name="P8"><text:span text:style-name="T63">до сонця, Ікаре, спрямовуй свій лет!</text:span><text:span text:style-name="T62"> </text:span><text:span text:style-name="T73">(П, І, 98)</text:span></text:p>
          </table:table-cell>
          <table:table-cell table:style-name="Dictionary.B2" office:value-type="string">
            <text:p text:style-name="P9">над</text:p>
            <text:p text:style-name="P8"><text:span text:style-name="T35">рідко </text:span><text:span text:style-name="T30">наді, надо, </text:span><text:span text:style-name="T35">прийм.</text:span><text:span text:style-name="T30">, </text:span><text:span text:style-name="T35">з оруд.</text:span><text:span text:style-name="T30"> </text:span><text:span text:style-name="T35">і знах. в.</text:span><text:span text:style-name="T30"> Сполучення з над виражають: Просторові відношення:</text:span></text:p>
            <text:p text:style-name="P8">1) <text:span text:style-name="T61">з оруд. в.</text:span> Уживається для позначення предметів, осіб, вище яких відбувається дія. || Уживається для позначення предметів, осіб, до яких хто-небудь нахиляється, схиляється і т. ін. || <text:soft-page-break/>Уживається для позначення місця, біля якого на вищому рівні щось розміщене.</text:p>
            <text:p text:style-name="P8">2) <text:span text:style-name="T61">із знах. в.</text:span> Уживається для позначення місця, куди спрямована дія. Об’єктні відношення:</text:p>
            <text:p text:style-name="P8"><text:span text:style-name="T11">5) </text:span><text:span text:style-name="T25">із знах.</text:span><text:span text:style-name="T11">, </text:span><text:span text:style-name="T25">рідко з оруд. в.</text:span><text:span text:style-name="T11"> Уживається для позначення вищої міри, ступеня порівняння, більшої кількості і т. ін. || Уживається для позначення предметів, осіб, яким надається перевага над ким-, чим-небудь. || Уживається для позначення перевищення якої-небудь міри, ступеня і т. ін. </text:span><text:span text:style-name="T25">Над усе</text:span><text:span text:style-name="T11">. </text:span><text:span text:style-name="T14">(ВТСУМ, 709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ви́</text:span><text:span text:style-name="T48">щий</text:span></text:p>
            <text:p text:style-name="P8">-а, -е.</text:p>
            <text:p text:style-name="P8">1) Вищ. ст. до високий. <text:span text:style-name="T71">(ВТСУМ, 162)</text:span></text:p>
          </table:table-cell>
        </table:table-row>
        <table:table-row>
          <table:table-cell table:style-name="Dictionary.A2" table:number-rows-spanned="2" office:value-type="string">
            <text:p text:style-name="P9">НАДНÉБО</text:p>
            <text:p text:style-name="P8">-а, <text:span text:style-name="T62">ім., с., інд.-авт.,</text:span></text:p>
            <text:p text:style-name="P8"><text:span text:style-name="T75">утворене префіксальним способом, похідне від слова</text:span><text:span text:style-name="T93"> </text:span><text:span text:style-name="T51">над</text:span><text:span text:style-name="T93"> і </text:span><text:span text:style-name="T51">нéбо.</text:span></text:p>
            <text:p text:style-name="P11">Були мої моління всує - </text:p>
            <text:p text:style-name="P11">Бог не почув і не простив,</text:p>
            <text:p text:style-name="P11">і вже її душа прямує</text:p>
            <text:p text:style-name="P8"><text:soft-page-break/><text:span text:style-name="T63">в </text:span><text:span text:style-name="T68">наднеба</text:span><text:span text:style-name="T63"> синь.</text:span><text:span text:style-name="T62"> </text:span><text:span text:style-name="T73">(П, ІІ, 114)</text:span></text:p>
          </table:table-cell>
          <table:table-cell table:style-name="Dictionary.B2" office:value-type="string">
            <text:p text:style-name="P8"><text:span text:style-name="T51">над </text:span><text:span text:style-name="T59">(див. </text:span><text:span text:style-name="T51">НÁДВИЩ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9">небо</text:p>
            <text:p text:style-name="P8"><text:span text:style-name="T29">I </text:span><text:span text:style-name="T30">не́</text:span><text:span text:style-name="T30">бо</text:span></text:p>
            <text:p text:style-name="P8">-а, <text:span text:style-name="T61">с.</text:span></text:p>
            <text:p text:style-name="P8">1) Видимий над поверхнею землі повітряний простір у формі шатра.</text:p>
            <text:p text:style-name="P8">2) За релігійними уявленнями — місцеперебування Бога, ангелів, святих; <text:soft-page-break/>потойбічний світ, рай.<text:span text:style-name="T87"> </text:span><text:span text:style-name="T88">(ВТСУМ, 747)</text:span></text:p>
          </table:table-cell>
        </table:table-row>
        <table:table-row>
          <table:table-cell table:style-name="Dictionary.A2" table:number-rows-spanned="2" office:value-type="string">
            <text:p text:style-name="P9">НАДÓКРУЖ</text:p>
            <text:p text:style-name="P11">незм., присл., інд.-авт.,</text:p>
            <text:p text:style-name="P8"><text:span text:style-name="T74">утворене префіксальним способом, похідне від слова</text:span><text:span text:style-name="T79"> </text:span><text:span text:style-name="T83">о́</text:span><text:span text:style-name="T83">круга.</text:span></text:p>
            <text:p text:style-name="P11">А <text:span text:style-name="T49">надокруж</text:span> — майстри заплічні</text:p>
            <text:p text:style-name="P8"><text:span text:style-name="T63">стежок — ганебних і величних.</text:span><text:span text:style-name="T62"> </text:span><text:span text:style-name="T73">(П, ІІ, 165)</text:span></text:p>
          </table:table-cell>
          <table:table-cell table:style-name="Dictionary.B2" office:value-type="string">
            <text:p text:style-name="P9"><text:span text:style-name="T93">над </text:span><text:span text:style-name="T59">(див. </text:span><text:span text:style-name="T93">НÁДВИЩ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окру́</text:span><text:span text:style-name="T48">га</text:span></text:p>
            <text:p text:style-name="P8"><text:span text:style-name="T30">-и, </text:span><text:span text:style-name="T35">ж.</text:span></text:p>
            <text:p text:style-name="P8">1) Навколишня місцевість.<text:span text:style-name="T87"> </text:span><text:span text:style-name="T88">(ВТСУМ, 838)</text:span></text:p>
          </table:table-cell>
        </table:table-row>
        <table:table-row>
          <table:table-cell table:style-name="Dictionary.A2" table:number-rows-spanned="2" office:value-type="string">
            <text:p text:style-name="P9">НАДТОРÓСИ</text:p>
            <text:p text:style-name="P8">-ів, <text:span text:style-name="T62">ім., мн., інд.-авт.,</text:span></text:p>
            <text:p text:style-name="P8"><text:span text:style-name="T75">утворене префіксальним способом, похідне від слів:</text:span> <text:span text:style-name="T50">над</text:span> і <text:span text:style-name="T49">торóси.</text:span></text:p>
            <text:p text:style-name="P11">…оце світіння полохких світань</text:p>
            <text:p text:style-name="P11">світів жертовних, що мене запалює</text:p>
            <text:p text:style-name="P11">всенепогасним і ламким, як крига,</text:p>
            <text:p text:style-name="P8"><text:span text:style-name="T63">огнем співучих </text:span><text:span text:style-name="T68">надторосів</text:span><text:span text:style-name="T63"> — криг.</text:span><text:span text:style-name="T62"> </text:span><text:span text:style-name="T73">(П, І, 80)</text:span></text:p>
          </table:table-cell>
          <table:table-cell table:style-name="Dictionary.B2" office:value-type="string">
            <text:p text:style-name="P9"><text:span text:style-name="T93">над </text:span><text:span text:style-name="T59">(див. </text:span><text:span text:style-name="T93">НÁДВИЩ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торо́</text:span><text:span text:style-name="T48">с</text:span></text:p>
            <text:p text:style-name="P8"><text:span text:style-name="T30">-а, </text:span><text:span text:style-name="T35">ч.</text:span></text:p>
            <text:p text:style-name="P8">Нагромадження уламків криги на замерзлих морях і річках, що утворюється внаслідок стискання льоду.<text:span text:style-name="T87"> </text:span><text:span text:style-name="T88">(ВТСУМ, 1464)</text:span></text:p>
          </table:table-cell>
        </table:table-row>
        <table:table-row>
          <table:table-cell table:style-name="Dictionary.A2" office:value-type="string">
            <text:p text:style-name="P9">НÁКРИК</text:p>
            <text:p text:style-name="P8">-у, <text:span text:style-name="T62">ім., ч., інд.-авт.,</text:span></text:p>
            <text:p text:style-name="P8"><text:span text:style-name="T75">утворене префіксальним способом, похідне від слова</text:span><text:span text:style-name="T93"> </text:span><text:span text:style-name="T51">крик.</text:span></text:p>
            <text:p text:style-name="P11">Отой прощальний змах тонкоголосий</text:p>
            <text:p text:style-name="P11">тремтливої руки, той голий <text:span text:style-name="T49">накрик</text:span> - </text:p>
            <text:p text:style-name="P11"><text:soft-page-break/>пункти рами — щербати й яр, той пагорб - </text:p>
            <text:p text:style-name="P8"><text:span text:style-name="T63">яким зигзагом путь тобі значив?</text:span><text:span text:style-name="T62"> </text:span><text:span text:style-name="T73">(П, І, 124)</text:span></text:p>
          </table:table-cell>
          <table:table-cell table:style-name="Dictionary.B2" office:value-type="string">
            <text:p text:style-name="P8"><text:span text:style-name="T51">крик </text:span><text:span text:style-name="T59">(див. </text:span><text:span text:style-name="T51">КРИК-ЗЕЛÓ</text:span><text:span text:style-name="T59">)</text:span></text:p>
          </table:table-cell>
        </table:table-row>
        <table:table-row>
          <table:table-cell table:style-name="Dictionary.A2" office:value-type="string">
            <text:p text:style-name="P9">НÁМЕРЗИ</text:p>
            <text:p text:style-name="P8">-ів, <text:span text:style-name="T62">ім., мн., інд.-авт.,</text:span></text:p>
            <text:p text:style-name="P8"><text:span text:style-name="T75">утворене нульсуфіксальним способом, </text:span><text:span text:style-name="T75">похідне від слова</text:span><text:span text:style-name="T93"> </text:span><text:span text:style-name="T51">намерза́</text:span><text:span text:style-name="T51">ти.</text:span></text:p>
            <text:p text:style-name="P11">О скрипки тьмавий гуд — мов скапує живиця,</text:p>
            <text:p text:style-name="P11">зникають <text:span text:style-name="T49">намерзи</text:span> і вже хмеліє гін</text:p>
            <text:p text:style-name="P8"><text:span text:style-name="T63">дзвінкого дерева…</text:span><text:span text:style-name="T62"> </text:span><text:span text:style-name="T73">(П, ІІ, 155)</text:span></text:p>
          </table:table-cell>
          <table:table-cell table:style-name="Dictionary.B2" office:value-type="string">
            <text:p text:style-name="P8"><text:span text:style-name="T48">намерза́</text:span><text:span text:style-name="T48">ти</text:span></text:p>
            <text:p text:style-name="P8"><text:span text:style-name="T30">-ає, </text:span><text:span text:style-name="T35">недок.</text:span><text:span text:style-name="T30">, намерзнути </text:span><text:span text:style-name="T35">і </text:span><text:span text:style-name="T30">намерзти, -зне; </text:span><text:span text:style-name="T35">мин. ч.</text:span><text:span text:style-name="T30"> намерз, -ла, -ло; </text:span><text:span text:style-name="T35">док.</text:span></text:p>
            <text:p text:style-name="P8">1) Замерзаючи, вкривати поверхню чого-небудь або нагромаджуватися на чому-небудь (про лід, сніг і т. ін.). || Покриватися льодом.<text:span text:style-name="T87"> </text:span><text:span text:style-name="T88">(ВТСУМ, 723)</text:span></text:p>
          </table:table-cell>
        </table:table-row>
        <table:table-row>
          <table:table-cell table:style-name="Dictionary.A2" table:number-rows-spanned="2" office:value-type="string">
            <text:p text:style-name="P9">НАПІВБАЖÁННЯ</text:p>
            <text:p text:style-name="P8">-я, <text:span text:style-name="T62">ім., с., інд.-авт.,</text:span></text:p>
            <text:p text:style-name="P8"><text:span text:style-name="T75">утворене префіксальним способом, похідне від слів:</text:span><text:span text:style-name="T93"> </text:span><text:span text:style-name="T51">напíв</text:span><text:span text:style-name="T93"> і </text:span><text:span text:style-name="T51">бажáння.</text:span></text:p>
            <text:p text:style-name="P11">Напівступою,</text:p>
            <text:p text:style-name="P11">як над собою винесений крок</text:p>
            <text:p text:style-name="P11">задумався і скляк. <text:span text:style-name="T49">Напівбажання</text:span>,</text:p>
            <text:p text:style-name="P8"><text:span text:style-name="T63">на півваганні втяте.</text:span><text:span text:style-name="T62"> </text:span><text:span text:style-name="T73">(П, І, 57)</text:span></text:p>
          </table:table-cell>
          <table:table-cell table:style-name="Dictionary.B2" office:value-type="string">
            <text:p text:style-name="P8"><text:span text:style-name="T48">Наполови́</text:span><text:span text:style-name="T48">ну (напі́</text:span><text:span text:style-name="T48">в)</text:span></text:p>
            <text:p text:style-name="P11">присл.</text:p>
            <text:p text:style-name="P8">1) У розмірі чи обсязі, що охоплює половину кого-, чого-небудь.</text:p>
            <text:p text:style-name="P8">2) Пополам з чим-небудь; з домішкою, з ознакою, з елементами чогось.</text:p>
            <text:p text:style-name="P8">3) Частково, не зовсім, не повністю або значною мірою. <text:span text:style-name="T71">(ВТСУМ, 730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бажа́</text:span><text:span text:style-name="T48">ння</text:span></text:p>
            <text:p text:style-name="P8"><text:span text:style-name="T30">-я, </text:span><text:span text:style-name="T35">с.</text:span></text:p>
            <text:p text:style-name="P8">1) Прагнення, потяг до здійснення чого-<text:soft-page-break/>небудь; хотіння.<text:span text:style-name="T87"> </text:span><text:span text:style-name="T88">(ВТСУМ, 55)</text:span></text:p>
          </table:table-cell>
        </table:table-row>
        <table:table-row>
          <table:table-cell table:style-name="Dictionary.A2" table:number-rows-spanned="2" office:value-type="string">
            <text:p text:style-name="P9">НАПІВСТУПÁ</text:p>
            <text:p text:style-name="P8">-и́, <text:span text:style-name="T62">ім., </text:span><text:span text:style-name="T63">ж., інд.-авт.,</text:span></text:p>
            <text:p text:style-name="P8"><text:span text:style-name="T73">утворене префіксальним способом, похідне від слів:</text:span><text:span text:style-name="T93"> </text:span><text:span text:style-name="T51">напíв</text:span><text:span text:style-name="T93"> і </text:span><text:span text:style-name="T51">ступа́</text:span><text:span text:style-name="T84">.</text:span></text:p>
            <text:p text:style-name="P11"><text:span text:style-name="T49">Напівступою</text:span>,</text:p>
            <text:p text:style-name="P11">як над собою винесений крок</text:p>
            <text:p text:style-name="P11">задумався і скляк. Напівбажання,</text:p>
            <text:p text:style-name="P8"><text:span text:style-name="T63">на півваганні втяте.</text:span><text:span text:style-name="T62"> </text:span><text:span text:style-name="T73">(П, І, 57)</text:span></text:p>
          </table:table-cell>
          <table:table-cell table:style-name="Dictionary.B2" office:value-type="string">
            <text:p text:style-name="P8"><text:span text:style-name="T48">напі́в </text:span>(див. <text:span text:style-name="T50">НАПІВБАЖÁННЯ</text:span>)</text:p>
          </table:table-cell>
        </table:table-row>
        <table:table-row>
          <table:covered-table-cell/>
          <table:table-cell table:style-name="Dictionary.B2" office:value-type="string">
            <text:p text:style-name="P9">ступа́</text:p>
            <text:p text:style-name="P8"><text:span text:style-name="T29">II </text:span><text:span text:style-name="T30">ступа́</text:span></text:p>
            <text:p text:style-name="P8">-и, <text:span text:style-name="T61">ж.</text:span>, <text:span text:style-name="T61">перев.</text:span> <text:span text:style-name="T61">з означ.</text:span></text:p>
            <text:p text:style-name="P8">Манера ходити, ступати; хода. || Рух ногою вперед, убік або назад; крок. || Звуки від таких рухів. || Про спокійну, тиху ходу коня; найповільніший алюр.<text:span text:style-name="T87"> </text:span><text:span text:style-name="T88">(ВТСУМ, 1407)</text:span></text:p>
          </table:table-cell>
        </table:table-row>
        <table:table-row>
          <table:table-cell table:style-name="Dictionary.A2" office:value-type="string">
            <text:p text:style-name="P9">НÁХЛЮПИ</text:p>
            <text:p text:style-name="P8">-ів, <text:span text:style-name="T62">ім., мн., інд.-авт.,</text:span></text:p>
            <text:p text:style-name="P8"><text:span text:style-name="T75">утворене префіксальним і нульсуфіксальним способом, похідне від </text:span><text:span text:style-name="T75">слова</text:span><text:span text:style-name="T93"> </text:span><text:span text:style-name="T51">хлю́пати.</text:span></text:p>
            <text:p text:style-name="P11">Покірні вітру, <text:span text:style-name="T49">нахлюпи</text:span> щедрот</text:p>
            <text:p text:style-name="P11">з убогого жебрацького бенкету,</text:p>
            <text:p text:style-name="P11">відвирувавши, котяться у Лету,</text:p>
            <text:p text:style-name="P8"><text:span text:style-name="T63">в таночок взявши кревних і заброд</text:span><text:span text:style-name="T62">. </text:span><text:span text:style-name="T73">(П, І, 101)</text:span></text:p>
          </table:table-cell>
          <table:table-cell table:style-name="Dictionary.B2" office:value-type="string">
            <text:p text:style-name="P8"><text:span text:style-name="T48">хлю́</text:span><text:span text:style-name="T48">пати</text:span></text:p>
            <text:p text:style-name="P8"><text:span text:style-name="T30">-аю, -аєш, </text:span><text:span text:style-name="T35">недок.</text:span></text:p>
            <text:p text:style-name="P8">1) <text:span text:style-name="T61">неперех.</text:span> Плещучи, просочуючись, видавати характерні звуки (про воду, грязь і т. ін.). || З плескотом битися, ударятися об що-небудь. || Ударяючи по воді, з шумом занурюючись, падаючи в воду чи іншу рідину, створювати плескіт.</text:p>
            <text:p text:style-name="P8"><text:span text:style-name="T11">2) </text:span><text:span text:style-name="T25">перех.</text:span><text:span text:style-name="T11"> </text:span><text:span text:style-name="T25">і неперех.</text:span><text:span text:style-name="T11"> Рвучкими рухами лити, бризкати водою або іншою рідиною на кого-, що-небудь. || Розливатися, виливатися, розпліскуватися. || Утворювати звуки, що нагадують хлипання.</text:span><text:span text:style-name="T25">Хлюпати носом</text:span><text:span text:style-name="T11">.</text:span><text:span text:style-name="T12"> </text:span><text:span text:style-name="T13">(ВТСУМ, 1565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9">ОБАКРÁЙ</text:p>
            <text:p text:style-name="P8">-ю, <text:span text:style-name="T62">ім., ч., інд.-авт.,</text:span></text:p>
            <text:p text:style-name="P8"><text:span text:style-name="T75">утворене способом зрощення, похідне від слів:</text:span><text:span text:style-name="T93"> </text:span><text:span text:style-name="T51">óба</text:span><text:span text:style-name="T93"> і </text:span><text:span text:style-name="T51">край.</text:span></text:p>
            <text:p text:style-name="P11">З ціложиттєвого ждання</text:p>
            <text:p text:style-name="P11">Ти смерть на кілька літ відтрутив,</text:p>
            <text:p text:style-name="P11">аби почути пахощ рути</text:p>
            <text:p text:style-name="P11">і в неї впасти навмання - </text:p>
            <text:p text:style-name="P11">з усіх розлук — на <text:span text:style-name="T49">обакрай</text:span></text:p>
            <text:p text:style-name="P8"><text:span text:style-name="T63">Вітчизни — і яви, і мрії.</text:span><text:span text:style-name="T62"> </text:span><text:span text:style-name="T73">(П, ІІ, 19)</text:span></text:p>
          </table:table-cell>
          <table:table-cell table:style-name="Dictionary.B2" office:value-type="string">
            <text:p text:style-name="P8"><text:span text:style-name="T48">Оби́</text:span><text:span text:style-name="T48">два (</text:span><text:span text:style-name="T51">óба</text:span><text:span text:style-name="T48">)</text:span></text:p>
            <text:p text:style-name="P8"><text:span text:style-name="T30">обох, </text:span><text:span text:style-name="T35">ч.</text:span><text:span text:style-name="T30"> </text:span><text:span text:style-name="T35">і с.</text:span><text:span text:style-name="T30">, обидві, обох, </text:span><text:span text:style-name="T35">ж.</text:span><text:span text:style-name="T30">, </text:span><text:span text:style-name="T35">числ.</text:span><text:span text:style-name="T30">, </text:span><text:span text:style-name="T35">збірн.</text:span></text:p>
            <text:p text:style-name="P8"><text:span text:style-name="T11">Означає кожний із двох названих або відомих предметів; один і другий; і той, і другий. </text:span><text:span text:style-name="T25">В обидва кінці</text:span><text:span text:style-name="T11">. </text:span><text:span text:style-name="T14">(ВТСУМ, 804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1">край </text:span><text:span text:style-name="T59">(див. </text:span><text:span text:style-name="T51">КРАЙÓКРАЙ</text:span><text:span text:style-name="T59">)</text:span></text:p>
          </table:table-cell>
        </table:table-row>
        <table:table-row>
          <table:table-cell table:style-name="Dictionary.A2" table:number-rows-spanned="2" office:value-type="string">
            <text:p text:style-name="P9">ОБОЮДОЖÁЛ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кладносуфіксальним </text:span><text:span text:style-name="T75">способом, похідне від слів:</text:span><text:span text:style-name="T79"> </text:span><text:span text:style-name="T83">обою́</text:span><text:span text:style-name="T83">до</text:span><text:span text:style-name="T79"> і </text:span><text:span text:style-name="T83">жалі́</text:span><text:span text:style-name="T83">ти.</text:span></text:p>
            <text:p text:style-name="P11">Та мури, мов із мертвих всталі,</text:p>
            <text:p text:style-name="P11">похмуро мовили: чекай,</text:p>
            <text:p text:style-name="P11">ще обрадіє із печалі</text:p>
            <text:p text:style-name="P8"><text:span text:style-name="T63">твій </text:span><text:span text:style-name="T68">обоюдожалий</text:span><text:span text:style-name="T63"> край.</text:span><text:span text:style-name="T62"> </text:span><text:span text:style-name="T73">(П, І, 36)</text:span></text:p>
          </table:table-cell>
          <table:table-cell table:style-name="Dictionary.B2" office:value-type="string">
            <text:p text:style-name="P8"><text:span text:style-name="T83">Обою́</text:span><text:span text:style-name="T83">до </text:span><text:span text:style-name="T78">(не подано у словнику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жалі́</text:span><text:span text:style-name="T48">ти</text:span></text:p>
            <text:p text:style-name="P8"><text:span text:style-name="T30">-ію, -ієш, </text:span><text:span text:style-name="T35">недок.</text:span></text:p>
            <text:p text:style-name="P8">1) <text:span text:style-name="T61">перех.</text:span> <text:span text:style-name="T61">і без додатка</text:span>. Відчувати жалість, співчуття до кого-небудь.</text:p>
            <text:p text:style-name="P8">2) <text:span text:style-name="T61">неперех.</text:span> Нарікати на що-небудь, уболівати за чимось, за щось; шкодувати, жалкувати.</text:p>
            <text:p text:style-name="P8"><text:span text:style-name="T11">3) </text:span><text:span text:style-name="T25">перех.</text:span><text:span text:style-name="T11"> Берегти, оберігати кого-, що-небудь. || Неохоче витрачати що-небудь; шкодувати, жалкувати.</text:span><text:span text:style-name="T12"> </text:span><text:span text:style-name="T13">(ВТСУМ, 364)</text:span></text:p>
          </table:table-cell>
        </table:table-row>
        <table:table-row>
          <table:table-cell table:style-name="Dictionary.A2" office:value-type="string">
            <text:p text:style-name="P9">ОВÓГНЕНИЙ</text:p>
            <text:p text:style-name="P8">-а, -е, <text:span text:style-name="T63">дієпр., інд.-авт.,</text:span></text:p>
            <text:p text:style-name="P8"><text:soft-page-break/><text:span text:style-name="T74">утворене суфіксально-префіксальним способом, похідне від </text:span><text:span text:style-name="T75">в</text:span><text:span text:style-name="T93">ід неіснуючого дієслова </text:span><text:span text:style-name="T51">ово́гнити.</text:span></text:p>
            <text:p text:style-name="P11">Та за тобою небо запалало,</text:p>
            <text:p text:style-name="P8"><text:span text:style-name="T68">овогнене</text:span><text:span text:style-name="T63"> грозою стожалів.</text:span><text:span text:style-name="T62"> </text:span><text:span text:style-name="T73">(П, ІІ, 68)</text:span></text:p>
          </table:table-cell>
          <table:table-cell table:style-name="Dictionary.B2" office:value-type="string">
            <text:p text:style-name="P8"><text:span text:style-name="T51">Ово́гнити </text:span><text:span text:style-name="T56">(не подано у словнику)</text:span></text:p>
          </table:table-cell>
        </table:table-row>
        <table:table-row>
          <table:table-cell table:style-name="Dictionary.A2" office:value-type="string">
            <text:p text:style-name="P9">ОГРÁННЯ</text:p>
            <text:p text:style-name="P11">ім., с., інд.-авт.,</text:p>
            <text:p text:style-name="P8"><text:span text:style-name="T75">утворене суфіксальним способом, похідне від слова</text:span><text:span text:style-name="T79"> </text:span><text:span text:style-name="T50">огрáнювати.</text:span></text:p>
            <text:p text:style-name="P11">У зашморзі бід</text:p>
            <text:p text:style-name="P11">аж зайшовся кривий од волання борлак,</text:p>
            <text:p text:style-name="P8"><text:span text:style-name="T63">аж </text:span><text:span text:style-name="T68">огранням</text:span><text:span text:style-name="T63"> дзеркал заросилася кров!</text:span><text:span text:style-name="T62"> </text:span><text:span text:style-name="T73">(П, І, 33)</text:span></text:p>
          </table:table-cell>
          <table:table-cell table:style-name="Dictionary.B2" office:value-type="string">
            <text:p text:style-name="P8"><text:span text:style-name="T48">Ограно́</text:span><text:span text:style-name="T48">вувати (</text:span><text:span text:style-name="T50">огрáнювати</text:span><text:span text:style-name="T48">)</text:span></text:p>
            <text:p text:style-name="P8"><text:span text:style-name="T30">-ую, -уєш, </text:span><text:span text:style-name="T35">недок.</text:span><text:span text:style-name="T30">, огранувати, -ую, -уєш, </text:span><text:span text:style-name="T35">док.</text:span><text:span text:style-name="T30">, </text:span><text:span text:style-name="T35">перех.</text:span><text:span text:style-name="T30">, </text:span><text:span text:style-name="T35">спец.</text:span></text:p>
            <text:p text:style-name="P8"><text:span text:style-name="T11">Шліфуючи поверхню чого-небудь, робити на ній грані.</text:span><text:span text:style-name="T12"> </text:span><text:span text:style-name="T13">(ВТСУМ, 826)</text:span></text:p>
          </table:table-cell>
        </table:table-row>
        <table:table-row>
          <table:table-cell table:style-name="Dictionary.A2" office:value-type="string">
            <text:p text:style-name="P9">ОЗЛÍННЯ</text:p>
            <text:p text:style-name="P8">-я, <text:span text:style-name="T62">ім., ж., інд.-авт.,</text:span></text:p>
            <text:p text:style-name="P8"><text:span text:style-name="T54">утворене суфіксальним способом, похідне від слова</text:span> <text:span text:style-name="T50">озли́тися.</text:span></text:p>
            <text:p text:style-name="P11">А шал який! Яке <text:span text:style-name="T49">озління</text:span>!</text:p>
            <text:p text:style-name="P8"><text:span text:style-name="T63">О білий світе-блекота.</text:span><text:span text:style-name="T62"> </text:span><text:span text:style-name="T73">(П, І, 132)</text:span></text:p>
          </table:table-cell>
          <table:table-cell table:style-name="Dictionary.B2" office:value-type="string">
            <text:p text:style-name="P8"><text:span text:style-name="T48">озли́</text:span><text:span text:style-name="T48">тися</text:span></text:p>
            <text:p text:style-name="P8"><text:span text:style-name="T30">-люся, -лишся, </text:span><text:span text:style-name="T35">док.</text:span></text:p>
            <text:p text:style-name="P8">Стати розлюченим, роздратованим; розізлитися, розгніватися. || Стати злим, злостивим.<text:span text:style-name="T87"> </text:span><text:span text:style-name="T88">(ВТСУМ, 834)</text:span></text:p>
          </table:table-cell>
        </table:table-row>
        <table:table-row>
          <table:table-cell table:style-name="Dictionary.A2" office:value-type="string">
            <text:p text:style-name="P9">ОШРÓТТЯ</text:p>
            <text:p text:style-name="P8">-я, <text:span text:style-name="T62">ім., збірн., інд.-авт.,</text:span></text:p>
            <text:p text:style-name="P8"><text:span text:style-name="T75">утворене суфіксально-префіксальним способом, похідне від слова</text:span> <text:span text:style-name="T50">шріт.</text:span></text:p>
            <text:p text:style-name="P11"><text:soft-page-break/>І тінь біжить — поверхи давніх днів.</text:p>
            <text:p text:style-name="P8"><text:span text:style-name="T63">І заволока — на </text:span><text:span text:style-name="T68">ошроття</text:span><text:span text:style-name="T63"> часу.</text:span><text:span text:style-name="T62"> </text:span><text:span text:style-name="T73">(П, І, 137)</text:span></text:p>
          </table:table-cell>
          <table:table-cell table:style-name="Dictionary.B2" office:value-type="string">
            <text:p text:style-name="P9">шріт</text:p>
            <text:p text:style-name="P8"><text:span text:style-name="T30">шроту, </text:span><text:span text:style-name="T35">ч.</text:span></text:p>
            <text:p text:style-name="P8">1) Дрібні свинцеві кульки для стрільби з мисливської рушниці; дріб.<text:span text:style-name="T87"> </text:span><text:soft-page-break/><text:span text:style-name="T88">(ВТСУМ, 1631)</text:span></text:p>
          </table:table-cell>
        </table:table-row>
        <table:table-row>
          <table:table-cell table:style-name="Dictionary.A2" table:number-rows-spanned="2" office:value-type="string">
            <text:p text:style-name="P9">ПÁВЕРХ</text:p>
            <text:p text:style-name="P8">-у, <text:span text:style-name="T62">ім., ч., інд.-авт.,</text:span></text:p>
            <text:p text:style-name="P8"><text:span text:style-name="T75">утворене префіксальним способом, </text:span><text:span text:style-name="T75">похідне від слів:</text:span><text:span text:style-name="T93"> </text:span><text:span text:style-name="T51">па</text:span><text:span text:style-name="T93">... (“подібний”) і </text:span><text:span text:style-name="T51">верх.</text:span></text:p>
            <text:p text:style-name="P11">Тут <text:span text:style-name="T49">паверх</text:span>, паниз, пажиття і паскін,</text:p>
            <text:p text:style-name="P11">переступай лискуче лезо меж,</text:p>
            <text:p text:style-name="P11">і рідні лиця за порожні маски</text:p>
            <text:p text:style-name="P8"><text:span text:style-name="T63">тобі здадуться з понадгірних веж.</text:span><text:span text:style-name="T62"> </text:span><text:span text:style-name="T73">(П, І, 167)</text:span></text:p>
          </table:table-cell>
          <table:table-cell table:style-name="Dictionary.B2" office:value-type="string">
            <text:p text:style-name="P8"><text:span text:style-name="T10">Па</text:span><text:span text:style-name="T15">... </text:span><text:span text:style-name="T16">(не подано у словнику)</text:span></text:p>
          </table:table-cell>
        </table:table-row>
        <table:table-row>
          <table:covered-table-cell/>
          <table:table-cell table:style-name="Dictionary.B2" office:value-type="string">
            <text:p text:style-name="P9">верх</text:p>
            <text:p text:style-name="P8"><text:span text:style-name="T30">-у, </text:span><text:span text:style-name="T35">ч.</text:span></text:p>
            <text:p text:style-name="P8">1) Верхня, найвища частина чого-небудь; вершина. || Поверхня землі, якої-небудь рідини і т. ін.<text:span text:style-name="T87"> </text:span><text:span text:style-name="T88">(ВТСУМ, 123)</text:span></text:p>
          </table:table-cell>
        </table:table-row>
        <table:table-row>
          <table:table-cell table:style-name="Dictionary.A2" office:value-type="string">
            <text:p text:style-name="P9">ПАЖИТТЯ́</text:p>
            <text:p text:style-name="P8">-я, <text:span text:style-name="T62">ім., с., інд.-авт.,</text:span></text:p>
            <text:p text:style-name="P8"><text:span text:style-name="T75">утворене префіксальним способом, похідне від слів:</text:span><text:span text:style-name="T93"> </text:span><text:span text:style-name="T51">па</text:span><text:span text:style-name="T93">... (“подібний”) і </text:span><text:span text:style-name="T51">життя́.</text:span></text:p>
            <text:p text:style-name="P11">Тут паверх, паниз, <text:span text:style-name="T49">пажиття</text:span> і паскін,</text:p>
            <text:p text:style-name="P11">переступай лискуче лезо меж,</text:p>
            <text:p text:style-name="P11">і рідні лиця за порожні маски</text:p>
            <text:p text:style-name="P8"><text:span text:style-name="T63">тобі здадуться з понадгірних веж.</text:span><text:span text:style-name="T62"> </text:span><text:span text:style-name="T73">(П, І, 167)</text:span></text:p>
          </table:table-cell>
          <table:table-cell table:style-name="Dictionary.B2" office:value-type="string">
            <text:p text:style-name="P8"><text:span text:style-name="T51">життя́</text:span><text:span text:style-name="T59"> (див </text:span><text:span text:style-name="T51">ЖИТТЄСМÉРТЬ</text:span><text:span text:style-name="T59">)</text:span></text:p>
          </table:table-cell>
        </table:table-row>
        <text:soft-page-break/>
        <table:table-row>
          <table:table-cell table:style-name="Dictionary.A2" office:value-type="string">
            <text:p text:style-name="P9">ПÁНИЗ</text:p>
            <text:p text:style-name="P8">-у, <text:span text:style-name="T62">ім., ч., інд.-авт.,</text:span></text:p>
            <text:p text:style-name="P8"><text:span text:style-name="T75">утворене префіксальним </text:span><text:span text:style-name="T75">способом, похідне від слів:</text:span><text:span text:style-name="T93"> </text:span><text:span text:style-name="T51">па</text:span><text:span text:style-name="T93">... (“подібний”) і </text:span><text:span text:style-name="T51">низ.</text:span></text:p>
            <text:p text:style-name="P11">Тут паверх, <text:span text:style-name="T49">паниз</text:span>, пажиття і паскін,</text:p>
            <text:p text:style-name="P11">переступай лискуче лезо меж,</text:p>
            <text:p text:style-name="P11">і рідні лиця за порожні маски</text:p>
            <text:p text:style-name="P8"><text:span text:style-name="T63">тобі здадуться з понадгірних веж.</text:span><text:span text:style-name="T62"> </text:span><text:span text:style-name="T73">(П, І, 167)</text:span></text:p>
          </table:table-cell>
          <table:table-cell table:style-name="Dictionary.B2" office:value-type="string">
            <text:p text:style-name="P9">низ</text:p>
            <text:p text:style-name="P8"><text:span text:style-name="T30">-у, </text:span><text:span text:style-name="T35">ч.</text:span></text:p>
            <text:p text:style-name="P8"><text:span text:style-name="T31">1) Нижня частина предмета. || </text:span><text:span text:style-name="T36">рідко</text:span><text:span text:style-name="T31">. Те саме, що виворіт.</text:span><text:span text:style-name="T32"> </text:span><text:span text:style-name="T33">(ВТСУМ, 785)</text:span></text:p>
          </table:table-cell>
        </table:table-row>
        <table:table-row>
          <table:table-cell table:style-name="Dictionary.A2" office:value-type="string">
            <text:p text:style-name="P9">ПАРУ́́РА</text:p>
            <text:p text:style-name="P8">-и, <text:span text:style-name="T62">ім., ж., інд.-авт.,</text:span></text:p>
            <text:p text:style-name="P8"><text:span text:style-name="T75">утворене префіксальним способом, похідне від слів:</text:span><text:span text:style-name="T93"> </text:span><text:span text:style-name="T51">па</text:span><text:span text:style-name="T93">... (“подібний”) і </text:span><text:span text:style-name="T51">рýра.</text:span></text:p>
            <text:p text:style-name="P11">Те безмежжя сил,</text:p>
            <text:p text:style-name="P11">розбурханих од молодого болю,</text:p>
            <text:p text:style-name="P8"><text:span text:style-name="T63">ті </text:span><text:span text:style-name="T68">парури</text:span><text:span text:style-name="T63"> зусиль…</text:span><text:span text:style-name="T62"> </text:span><text:span text:style-name="T73">(П, І, 57)</text:span></text:p>
          </table:table-cell>
          <table:table-cell table:style-name="Dictionary.B2" office:value-type="string">
            <text:p text:style-name="P8"><text:span text:style-name="T48">ру́</text:span><text:span text:style-name="T48">ра</text:span></text:p>
            <text:p text:style-name="P8"><text:span text:style-name="T30">-и, </text:span><text:span text:style-name="T35">ж.</text:span></text:p>
            <text:p text:style-name="P14"><text:span text:style-name="T38">1) </text:span><text:span text:style-name="T41">зах.</text:span><text:span text:style-name="T38"> Те саме, що </text:span><text:a xlink:type="simple" xlink:href="http://www.lingvo.ua/uk/Translate/uk-uk/труба"><text:span text:style-name="T86">труба</text:span></text:a><text:span text:style-name="T38">.</text:span><text:span text:style-name="T39"> </text:span><text:span text:style-name="T40">(ВТСУМ, 1279)</text:span></text:p>
          </table:table-cell>
        </table:table-row>
        <table:table-row>
          <table:table-cell table:style-name="Dictionary.A2" office:value-type="string">
            <text:p text:style-name="P9">ПÁСКІН</text:p>
            <text:p text:style-name="P8">пáскону, <text:span text:style-name="T62">ім., ч., інд.-авт.,</text:span></text:p>
            <text:p text:style-name="P8"><text:span text:style-name="T75">утворене префіксальним способом, похідне від слів:</text:span><text:span text:style-name="T93"> </text:span><text:span text:style-name="T51">па</text:span><text:span text:style-name="T93">... (“подібний”) і </text:span><text:span text:style-name="T51">скін.</text:span></text:p>
            <text:p text:style-name="P11">Тут паверх, паниз, пажиття і <text:span text:style-name="T49">паскін</text:span>,</text:p>
            <text:p text:style-name="P11"><text:soft-page-break/>переступай лискуче лезо меж,</text:p>
            <text:p text:style-name="P11">і рідні лиця за порожні маски</text:p>
            <text:p text:style-name="P8"><text:span text:style-name="T63">тобі здадуться з понадгірних веж.</text:span><text:span text:style-name="T62"> </text:span><text:span text:style-name="T73">(П, І, 167)</text:span></text:p>
          </table:table-cell>
          <table:table-cell table:style-name="Dictionary.B2" office:value-type="string">
            <text:p text:style-name="P9">скін</text:p>
            <text:p text:style-name="P8"><text:span text:style-name="T30">скону, </text:span><text:span text:style-name="T35">ч.</text:span><text:span text:style-name="T30">, </text:span><text:span text:style-name="T35">уроч.</text:span></text:p>
            <text:p text:style-name="P8">Те саме, що смерть. || Кінець, межа. <text:span text:style-name="T71">(ВТСУМ, 1330)</text:span></text:p>
          </table:table-cell>
        </table:table-row>
        <table:table-row>
          <table:table-cell table:style-name="Dictionary.A2" table:number-rows-spanned="2" office:value-type="string">
            <text:p text:style-name="P9">ПЕКЕЛЬНОЗÓР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кладнофлективним способом, похідне від слів:</text:span><text:span text:style-name="T93"> </text:span><text:span text:style-name="T51">пеке́льний </text:span><text:span text:style-name="T93">і </text:span><text:span text:style-name="T51">зір.</text:span></text:p>
            <text:p text:style-name="P11">Мигоче, мов відьмак, паркан <text:span text:style-name="T49">пекельнозорий</text:span>,</text:p>
            <text:p text:style-name="P8"><text:span text:style-name="T63">за голосом покори душа рушає вспак.</text:span><text:span text:style-name="T62"> </text:span><text:span text:style-name="T73">(П, ІІ, 31)</text:span></text:p>
          </table:table-cell>
          <table:table-cell table:style-name="Dictionary.B2" office:value-type="string">
            <text:p text:style-name="P8"><text:span text:style-name="T51">пеке́льний </text:span><text:span text:style-name="T56">(див. </text:span><text:span text:style-name="T51">ВСЕПЕКЕ́ЛЬНИЙ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9">зір</text:p>
            <text:p text:style-name="P8"><text:span text:style-name="T30">зору, </text:span><text:span text:style-name="T35">ч.</text:span></text:p>
            <text:p text:style-name="P8">1) Одне з п’яти почуттів, органом якого є око. || Здатність бачити.</text:p>
            <text:p text:style-name="P8">2) Спрямованість очей на кого-, що-небудь; погляд.</text:p>
            <text:p text:style-name="P8">3) Те саме, що очі. <text:span text:style-name="T71">(ВТСУМ, 460)</text:span></text:p>
          </table:table-cell>
        </table:table-row>
        <table:table-row>
          <table:table-cell table:style-name="Dictionary.A2" table:number-rows-spanned="2" office:value-type="string">
            <text:p text:style-name="P9">ПІВВАГÁННЯ</text:p>
            <text:p text:style-name="P8">-я, <text:span text:style-name="T62">ім., с., інд.-авт.,</text:span></text:p>
            <text:p text:style-name="P8"><text:span text:style-name="T75">утворене префіксальним способом, </text:span><text:span text:style-name="T75">похідне від слів:</text:span><text:span text:style-name="T93"> </text:span><text:span text:style-name="T51">пів</text:span><text:span text:style-name="T93"> і </text:span><text:span text:style-name="T51">вагáння.</text:span></text:p>
            <text:p text:style-name="P11">Напівступою,</text:p>
            <text:p text:style-name="P11">як над собою винесений крок</text:p>
            <text:p text:style-name="P11">задумався і скляк. Напівбажання,</text:p>
            <text:p text:style-name="P8"><text:span text:style-name="T63">на </text:span><text:span text:style-name="T68">півваганні</text:span><text:span text:style-name="T63"> втяте.</text:span><text:span text:style-name="T62"> </text:span><text:span text:style-name="T73">(П, І, 57)</text:span></text:p>
          </table:table-cell>
          <table:table-cell table:style-name="Dictionary.B2" office:value-type="string">
            <text:p text:style-name="P8"><text:span text:style-name="T48">Полови́</text:span><text:span text:style-name="T48">на </text:span><text:span text:style-name="T72">(пів)</text:span></text:p>
            <text:p text:style-name="P8"><text:span text:style-name="T30">-и, </text:span><text:span text:style-name="T35">ж.</text:span></text:p>
            <text:p text:style-name="P8">1) Одна з двох рівних частин чого-небудь. || Складова частина парного предмета. || Якась частина або певна кількість чого-небудь.</text:p>
            <text:p text:style-name="P8">2) Середина якої-небудь віддалі, якогось проміжку часу і т. ін. || Момент часу, який відповідає середині даної години. <text:span text:style-name="T71">(ВТСУМ, 1036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вага́</text:span><text:span text:style-name="T48">ння</text:span></text:p>
            <text:p text:style-name="P8"><text:span text:style-name="T30">-я, </text:span><text:span text:style-name="T35">с.</text:span></text:p>
            <text:p text:style-name="P8"><text:soft-page-break/>1) Дія за знач. вагатися.</text:p>
            <text:p text:style-name="P8">2) Неспроможність відразу вирішити щось; роздумування.</text:p>
            <text:p text:style-name="P8">3) Непослідовність у поглядах, хитання.<text:span text:style-name="T87"> </text:span><text:span text:style-name="T88">(ВТСУМ, 106)</text:span></text:p>
          </table:table-cell>
        </table:table-row>
        <table:table-row>
          <table:table-cell table:style-name="Dictionary.A2" table:number-rows-spanned="2" office:value-type="string">
            <text:p text:style-name="P9">ПІВДУ́́ШІ</text:p>
            <text:p text:style-name="P8">півдýш, <text:span text:style-name="T62">ім., мн., інд.-авт.,</text:span></text:p>
            <text:p text:style-name="P8"><text:span text:style-name="T75">утворене префіксальним способом, похідне від слів:</text:span><text:span text:style-name="T93"> </text:span><text:span text:style-name="T51">пів</text:span><text:span text:style-name="T93"> і </text:span><text:span text:style-name="T51">ду́ші.</text:span></text:p>
            <text:p text:style-name="P11">О царство півсерць, півнадій, півпричалів,</text:p>
            <text:p text:style-name="P8"><text:span text:style-name="T63">півзамірів царство, півзмаг і </text:span><text:span text:style-name="T68">півдуш</text:span><text:span text:style-name="T63">!</text:span><text:span text:style-name="T62"> </text:span><text:span text:style-name="T73">(П, І, 98)</text:span></text:p>
          </table:table-cell>
          <table:table-cell table:style-name="Dictionary.B2" office:value-type="string">
            <text:p text:style-name="P8"><text:span text:style-name="T51">пів </text:span><text:span text:style-name="T59">(див. </text:span><text:span text:style-name="T51">ПІВВАГÁ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1">ду́ші </text:span><text:span text:style-name="T56">(див. </text:span><text:span text:style-name="T51">ДУШЕКРÓНА</text:span><text:span text:style-name="T56">)</text:span></text:p>
          </table:table-cell>
        </table:table-row>
        <table:table-row>
          <table:table-cell table:style-name="Dictionary.A2" table:number-rows-spanned="2" office:value-type="string">
            <text:p text:style-name="P9">ПІВЗÁМІРИ</text:p>
            <text:p text:style-name="P8">-ів, <text:span text:style-name="T62">ім., мн., інд.-авт.,</text:span></text:p>
            <text:p text:style-name="P8"><text:span text:style-name="T75">утворене </text:span><text:span text:style-name="T75">префіксальним способом, </text:span><text:span text:style-name="T75">похідне від слів:</text:span><text:span text:style-name="T93"> </text:span><text:span text:style-name="T51">пів</text:span><text:span text:style-name="T93"> і </text:span><text:span text:style-name="T51">зáміри.</text:span></text:p>
            <text:p text:style-name="P11">О царство півсерць, півнадій, півпричалів,</text:p>
            <text:p text:style-name="P8"><text:span text:style-name="T68">півзамірів</text:span><text:span text:style-name="T63"> царство, півзмаг і півдуш!</text:span><text:span text:style-name="T62"> </text:span><text:span text:style-name="T73">(П, І, 98)</text:span></text:p>
          </table:table-cell>
          <table:table-cell table:style-name="Dictionary.B2" office:value-type="string">
            <text:p text:style-name="P8"><text:span text:style-name="T51">пів </text:span><text:span text:style-name="T59">(див. </text:span><text:span text:style-name="T51">ПІВВАГÁ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9">за́мір</text:p>
            <text:p text:style-name="P8"><text:span text:style-name="T29">I </text:span><text:span text:style-name="T30">за́</text:span><text:span text:style-name="T30">мір</text:span></text:p>
            <text:p text:style-name="P8">-у, <text:span text:style-name="T61">ч.</text:span></text:p>
            <text:p text:style-name="P8"><text:span text:style-name="T11">Задум, бажання зробити щось; намір. || </text:span><text:span text:style-name="T25">перев.</text:span><text:span text:style-name="T11"> </text:span><text:span text:style-name="T25">мн.</text:span><text:span text:style-name="T11"> Таємні, підступні плани, спрямовані проти кого-, чого-небудь.</text:span><text:span text:style-name="T12"> </text:span><text:span text:style-name="T13">(ВТСУМ, 405)</text:span></text:p>
          </table:table-cell>
        </table:table-row>
        <table:table-row>
          <table:table-cell table:style-name="Dictionary.A2" table:number-rows-spanned="2" office:value-type="string">
            <text:p text:style-name="P9">ПІВЗМÁГИ</text:p>
            <text:p text:style-name="P11">ім., мн., інд.-авт.,</text:p>
            <text:p text:style-name="P8"><text:span text:style-name="T80">утворене префіксальним і </text:span><text:soft-page-break/><text:span text:style-name="T80">нульсуфіксальним способом, похідне від слів:</text:span><text:span text:style-name="T89"> </text:span><text:span text:style-name="T53">пів</text:span><text:span text:style-name="T89"> і </text:span><text:span text:style-name="T53">змагáння.</text:span></text:p>
            <text:p text:style-name="P11">О царство півсерць, півнадій, півпричалів,</text:p>
            <text:p text:style-name="P8"><text:span text:style-name="T63">півзамірів царство, </text:span><text:span text:style-name="T68">півзмаг</text:span><text:span text:style-name="T63"> і півдуш!</text:span><text:span text:style-name="T62"> </text:span><text:span text:style-name="T73">(П, І, 98)</text:span></text:p>
          </table:table-cell>
          <table:table-cell table:style-name="Dictionary.B2" office:value-type="string">
            <text:p text:style-name="P9"><text:span text:style-name="T93">пів </text:span><text:span text:style-name="T59">(див. </text:span><text:span text:style-name="T93">ПІВВАГÁ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змага́</text:span><text:span text:style-name="T48">ння</text:span></text:p>
            <text:p text:style-name="P8"><text:soft-page-break/><text:span text:style-name="T30">-я, </text:span><text:span text:style-name="T35">с.</text:span></text:p>
            <text:p text:style-name="P8">1) Намагання перевершити, перемогти когось у чому-небудь, домагаючись кращих, ніж у когось, результатів, показників.</text:p>
            <text:p text:style-name="P8"><text:span text:style-name="T11">3) </text:span><text:span text:style-name="T25">перен.</text:span><text:span text:style-name="T11"> Сутичка, боротьба двох протилежних або ворожих сил.</text:span><text:span text:style-name="T12"> </text:span><text:span text:style-name="T13">(ВТСУМ, 464)</text:span></text:p>
          </table:table-cell>
        </table:table-row>
        <table:table-row>
          <table:table-cell table:style-name="Dictionary.A2" table:number-rows-spanned="2" office:value-type="string">
            <text:p text:style-name="P9">ПІВНАДÍЇ</text:p>
            <text:p text:style-name="P8">півнадíй, <text:span text:style-name="T62">ім., мн., інд.-авт.,</text:span></text:p>
            <text:p text:style-name="P8"><text:span text:style-name="T75">утворене префіксальним способом, похідне </text:span><text:span text:style-name="T75">від слів:</text:span><text:span text:style-name="T93"> </text:span><text:span text:style-name="T51">пів</text:span><text:span text:style-name="T93"> і </text:span><text:span text:style-name="T51">надíї.</text:span></text:p>
            <text:p text:style-name="P11">О царство півсерць, <text:span text:style-name="T49">півнадій</text:span>, півпричалів,</text:p>
            <text:p text:style-name="P8"><text:span text:style-name="T63">півзамірів царство, півзмаг і півдуш!</text:span><text:span text:style-name="T62"> </text:span><text:span text:style-name="T73">(П, І, 98)</text:span></text:p>
          </table:table-cell>
          <table:table-cell table:style-name="Dictionary.B2" office:value-type="string">
            <text:p text:style-name="P9"><text:span text:style-name="T93">пів </text:span><text:span text:style-name="T59">(див. </text:span><text:span text:style-name="T93">ПІВВАГÁ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наді́</text:span><text:span text:style-name="T48">я</text:span></text:p>
            <text:p text:style-name="P8"><text:span text:style-name="T30">-ї, </text:span><text:span text:style-name="T35">ж.</text:span></text:p>
            <text:p text:style-name="P8">1) Впевненість у можливості здійснення чогось бажаного, потрібного, приємного; сподівання.<text:span text:style-name="T87"> </text:span><text:span text:style-name="T88">(ВТСУМ, 711)</text:span></text:p>
          </table:table-cell>
        </table:table-row>
        <table:table-row>
          <table:table-cell table:style-name="Dictionary.A2" table:number-rows-spanned="2" office:value-type="string">
            <text:p text:style-name="P9">ПІВНЕБÉС</text:p>
            <text:p text:style-name="P8">півнебéс, <text:span text:style-name="T62">ім., мн., інд.-авт.,</text:span></text:p>
            <text:p text:style-name="P8"><text:span text:style-name="T75">утворене префіксальним способом, похідне </text:span><text:span text:style-name="T75">від слів:</text:span><text:span text:style-name="T93"> </text:span><text:span text:style-name="T51">пів</text:span><text:span text:style-name="T93"> і </text:span><text:span text:style-name="T51">небесá.</text:span></text:p>
            <text:p text:style-name="P11">І з тих затятих здвоєних ночей</text:p>
            <text:p text:style-name="P11">на <text:span text:style-name="T49">півнебес</text:span> зажевріло б іржання</text:p>
            <text:p text:style-name="P8"><text:span text:style-name="T63">чи сиваша чи привиду.</text:span><text:span text:style-name="T62"> </text:span><text:span text:style-name="T73">(П, І, 156)</text:span></text:p>
          </table:table-cell>
          <table:table-cell table:style-name="Dictionary.B2" office:value-type="string">
            <text:p text:style-name="P9"><text:span text:style-name="T93">пів </text:span><text:span text:style-name="T59">(див. </text:span><text:span text:style-name="T93">ПІВВАГÁ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1">небесá </text:span><text:span text:style-name="T56">(див. </text:span><text:span text:style-name="T51">НАДНÉБО</text:span><text:span text:style-name="T56">)</text:span></text:p>
          </table:table-cell>
        </table:table-row>
        <table:table-row>
          <table:table-cell table:style-name="Dictionary.A2" table:number-rows-spanned="2" office:value-type="string">
            <text:p text:style-name="P9">ПІВПРИЧÁЛИ</text:p>
            <text:p text:style-name="P8"><text:soft-page-break/>-ів, <text:span text:style-name="T62">ім., мн., інд.-авт.,</text:span></text:p>
            <text:p text:style-name="P8"><text:span text:style-name="T75">утворене префіксальним способом, похідне від слів:</text:span><text:span text:style-name="T93"> </text:span><text:span text:style-name="T51">пів</text:span><text:span text:style-name="T93"> і </text:span><text:span text:style-name="T51">причáли.</text:span></text:p>
            <text:p text:style-name="P11">О царство півсерць, півнадій, <text:span text:style-name="T49">півпричалів</text:span>,</text:p>
            <text:p text:style-name="P8"><text:span text:style-name="T63">півзамірів царство, півзмаг і півдуш!</text:span><text:span text:style-name="T62"> </text:span><text:span text:style-name="T73">(П, І, 98)</text:span></text:p>
          </table:table-cell>
          <table:table-cell table:style-name="Dictionary.B2" office:value-type="string">
            <text:p text:style-name="P9"><text:span text:style-name="T93">пів </text:span><text:span text:style-name="T59">(див. </text:span><text:span text:style-name="T93">ПІВВАГÁ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прича́</text:span><text:span text:style-name="T48">л</text:span></text:p>
            <text:p text:style-name="P8"><text:span text:style-name="T30">-у, </text:span><text:span text:style-name="T35">ч.</text:span></text:p>
            <text:p text:style-name="P8"><text:span text:style-name="T11">2) </text:span><text:span text:style-name="T25">перен.</text:span><text:span text:style-name="T11"> Пристановище для кого-, чого-небудь; притулок.</text:span><text:span text:style-name="T12"> </text:span><text:span text:style-name="T13">(ВТСУМ, 1139)</text:span></text:p>
          </table:table-cell>
        </table:table-row>
        <table:table-row>
          <table:table-cell table:style-name="Dictionary.A2" table:number-rows-spanned="2" office:value-type="string">
            <text:p text:style-name="P9">ПОВНОГÓРЛЯ</text:p>
            <text:p text:style-name="P8">-я, <text:span text:style-name="T62">ім., с., інд.-авт.,</text:span></text:p>
            <text:p text:style-name="P8"><text:span text:style-name="T75">Утворене способом основоскладання і нульсуфіксальним, похідне від слів:</text:span><text:span text:style-name="T93"> </text:span><text:span text:style-name="T51">пóвний</text:span><text:span text:style-name="T93"> і </text:span><text:span text:style-name="T51">гóрло.</text:span></text:p>
            <text:p text:style-name="P11">До гори, до рік, до <text:span text:style-name="T49">повногорля</text:span>,</text:p>
            <text:p text:style-name="P11">повногруддям зобов’яж мене.</text:p>
            <text:p text:style-name="P11">Кожним днем боліти, кожним днем</text:p>
            <text:p text:style-name="P8"><text:span text:style-name="T63">виповняти серце власним горем.</text:span><text:span text:style-name="T62"> </text:span><text:span text:style-name="T73">(П, ІІ, 200)</text:span></text:p>
          </table:table-cell>
          <table:table-cell table:style-name="Dictionary.B2" office:value-type="string">
            <text:p text:style-name="P8"><text:span text:style-name="T48">по́</text:span><text:span text:style-name="T48">вний</text:span></text:p>
            <text:p text:style-name="P8">повен, -вна, -вне.</text:p>
            <text:p text:style-name="P8">1) У якому немає вільного місця, заповнений до краю. || У якому є, міститься, вміщується порівняно багато кого-, чого-небудь. || У<text:span text:style-name="T61">сполуч.</text:span> з деякими <text:span text:style-name="T61">ім.</text:span> вживається на означення великої міри вияву дії, ознаки і т. ін. || Не порожній всередині (про зерно, плоди і т. ін.). || Який має велику кількість пелюсток (про квіти, цвіт і т. ін.). || <text:span text:style-name="T61">у знач.ім.</text:span> по́вна, -ної, <text:span text:style-name="T61">ж.</text:span>, <text:span text:style-name="T61">розм.</text:span> Наповнена по вінця чарка.</text:p>
            <text:p text:style-name="P8"><text:span text:style-name="T11">2) </text:span><text:span text:style-name="T25">перен.</text:span><text:span text:style-name="T11"> Цілком пройнятий, охоплений чим-небудь; сповнений чимсь. || Зайнятий, зацікавлений, захоплений ким-, чим-небудь. || Який відбиває, виражає якесь почуття, переживання і т. </text:span><text:soft-page-break/><text:span text:style-name="T11">ін. (про погляд, вираз обличчя тощо). || Який має в собі багато чого-небудь. || Насичений чим-небудь. </text:span><text:span text:style-name="T25">Повне життя</text:span><text:span text:style-name="T11">. </text:span><text:span text:style-name="T14">(ВТСУМ, 1000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го́</text:span><text:span text:style-name="T48">рло</text:span></text:p>
            <text:p text:style-name="P8"><text:span text:style-name="T30">-а, </text:span><text:span text:style-name="T35">с.</text:span></text:p>
            <text:p text:style-name="P8">1) 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  <text:p text:style-name="P8">2) Верхня звужена частина посуду.</text:p>
            <text:p text:style-name="P8">3) Протока між внутрішнім і окраїнним морями або при впадінні річки в озеро чи море.<text:span text:style-name="T87"> </text:span><text:span text:style-name="T88">(ВТСУМ, 254)</text:span></text:p>
          </table:table-cell>
        </table:table-row>
        <table:table-row>
          <table:table-cell table:style-name="Dictionary.A2" table:number-rows-spanned="2" office:value-type="string">
            <text:p text:style-name="P9">ПОЗАПРÓСТІР</text:p>
            <text:p text:style-name="P8">-стору, <text:span text:style-name="T62">ім., ч., інд.-авт.,</text:span></text:p>
            <text:p text:style-name="P8"><text:span text:style-name="T75">утворене </text:span><text:span text:style-name="T75">префіксальним способом, похідне від слів:</text:span><text:span text:style-name="T93"> </text:span><text:span text:style-name="T51">пóза</text:span><text:span text:style-name="T93"> і </text:span><text:span text:style-name="T51">прóстір.</text:span></text:p>
            <text:p text:style-name="P11">Як вікна в <text:span text:style-name="T49">позапростір</text:span>, позачас,</text:p>
            <text:p text:style-name="P11">за мури німоти і всепокори,</text:p>
            <text:p text:style-name="P11">так світяться свічада, світлом хорі,</text:p>
            <text:p text:style-name="P11">і пильно задивляються крізь нас</text:p>
            <text:p text:style-name="P8"><text:span text:style-name="T63">у сяйва…</text:span><text:span text:style-name="T62"> </text:span><text:span text:style-name="T73">(П, І, 66)</text:span></text:p>
          </table:table-cell>
          <table:table-cell table:style-name="Dictionary.B2" office:value-type="string">
            <text:p text:style-name="P8"><text:span text:style-name="T48">по́</text:span><text:span text:style-name="T48">за</text:span></text:p>
            <text:p text:style-name="P8"><text:span text:style-name="T29">II </text:span><text:span text:style-name="T35">прийм.</text:span><text:span text:style-name="T30">, </text:span><text:span text:style-name="T35">із знах.</text:span><text:span text:style-name="T30"> </text:span><text:span text:style-name="T35">і оруд. в.</text:span></text:p>
            <text:p text:style-name="P8"><text:span text:style-name="T11">4) </text:span><text:span text:style-name="T25">з оруд. в.</text:span><text:span text:style-name="T11"> Указує на існування, наявність кого-, чого-небудь або перебування когось за межами того, що названо іменником (займенником). </text:span><text:span text:style-name="T14">(ВТСУМ, 1017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про́</text:span><text:span text:style-name="T48">стір</text:span></text:p>
            <text:p text:style-name="P8"><text:span text:style-name="T30">простору, </text:span><text:span text:style-name="T35">ч.</text:span></text:p>
            <text:p text:style-name="P8">1) <text:span text:style-name="T61">тільки одн.</text:span>, <text:span text:style-name="T61">філос.</text:span> Одна з основних <text:soft-page-break/>об’єктивних форм існування матерії, яка характеризується протяжністю та обсягом.</text:p>
            <text:p text:style-name="P8"><text:span text:style-name="T11">4) </text:span><text:span text:style-name="T25">перен.</text:span><text:span text:style-name="T11"> Відсутність яких-небудь обмежень, перешкод у чомусь; воля.</text:span><text:span text:style-name="T12"> </text:span><text:span text:style-name="T13">(ВТСУМ, 1170)</text:span></text:p>
          </table:table-cell>
        </table:table-row>
        <table:table-row>
          <table:table-cell table:style-name="Dictionary.A2" table:number-rows-spanned="2" office:value-type="string">
            <text:p text:style-name="P9">ПОЗАЧÁС</text:p>
            <text:p text:style-name="P8">-у, <text:span text:style-name="T62">ім., ч., інд.-авт.,</text:span></text:p>
            <text:p text:style-name="P8"><text:span text:style-name="T75">утворене префіксальним способом, похідне від слів:</text:span><text:span text:style-name="T93"> </text:span><text:span text:style-name="T51">пóза</text:span><text:span text:style-name="T93"> і </text:span><text:span text:style-name="T51">час.</text:span></text:p>
            <text:p text:style-name="P11">Як вікна в позапростір, <text:span text:style-name="T49">позачас</text:span>,</text:p>
            <text:p text:style-name="P11">за мури німоти і всепокори,</text:p>
            <text:p text:style-name="P11">так світяться свічада, світлом хорі,</text:p>
            <text:p text:style-name="P11">і пильно задивляються крізь нас</text:p>
            <text:p text:style-name="P8"><text:span text:style-name="T63">у сяйва…</text:span><text:span text:style-name="T62"> </text:span><text:span text:style-name="T73">(П, І, 66)</text:span></text:p>
          </table:table-cell>
          <table:table-cell table:style-name="Dictionary.B2" office:value-type="string">
            <text:p text:style-name="P8"><text:span text:style-name="T51">пóза </text:span><text:span text:style-name="T56">(див. </text:span><text:span text:style-name="T51">ПОЗАПРÓСТІР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1">час </text:span><text:span text:style-name="T56">(див. </text:span><text:span text:style-name="T51">КРАЙЧÁС</text:span><text:span text:style-name="T56">)</text:span></text:p>
          </table:table-cell>
        </table:table-row>
        <table:table-row>
          <table:table-cell table:style-name="Dictionary.A2" table:number-rows-spanned="2" office:value-type="string">
            <text:p text:style-name="P9">ПОРОЖНЬОСÉРД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кладнофлективним способом, похідне від слів:</text:span><text:span text:style-name="T93"> </text:span><text:span text:style-name="T51">порóжній</text:span><text:span text:style-name="T93"> і </text:span><text:span text:style-name="T51">сéрце.</text:span></text:p>
            <text:p text:style-name="P11"><text:span text:style-name="T49">Порожньосердий</text:span> вибільшився світ,</text:p>
            <text:p text:style-name="P8"><text:span text:style-name="T63">мов простору запрагло німування…</text:span><text:span text:style-name="T62"> </text:span><text:span text:style-name="T73">(П, ІІ, 174)</text:span></text:p>
          </table:table-cell>
          <table:table-cell table:style-name="Dictionary.B2" office:value-type="string">
            <text:p text:style-name="P8"><text:span text:style-name="T48">поро́</text:span><text:span text:style-name="T48">жній</text:span></text:p>
            <text:p text:style-name="P8">-я, -є.</text:p>
            <text:p text:style-name="P8"><text:span text:style-name="T11">3) </text:span><text:span text:style-name="T25">у сполуч.</text:span><text:span text:style-name="T11"> </text:span><text:span text:style-name="T25">зі сл.</text:span><text:span text:style-name="T11"> життя, світ </text:span><text:span text:style-name="T25">і т. ін.</text:span><text:span text:style-name="T11">, </text:span><text:span text:style-name="T25">перен.</text:span><text:span text:style-name="T11"> Ні для кого не корисний; марний. || Позбавлений змісту, убогий змістом; беззмістовний, пустий. || Який не відповідає об’єктивній дійсності. </text:span><text:span text:style-name="T14">(ВТСУМ, 1067-1068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1">сéрце </text:span><text:span text:style-name="T56">(див. </text:span><text:span text:style-name="T51">ГЛИ́Б-СИ́НЬ-СЕ́РЦЕ</text:span><text:span text:style-name="T56">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9">ПОТАЙМИ́Р</text:p>
            <text:p text:style-name="P8">-у, <text:span text:style-name="T62">ім., ч., інд.-авт.,</text:span></text:p>
            <text:p text:style-name="P8"><text:span text:style-name="T54">Утворене способом зрощення або абревіатурним, похідне від слів:</text:span> <text:span text:style-name="T50">потаємни́й</text:span> і <text:span text:style-name="T50">мир</text:span> (можливо, <text:span text:style-name="T50">пота́й</text:span> — скорочення від <text:span text:style-name="T50">потає́мний</text:span>).</text:p>
            <text:p text:style-name="P11">І десь там гасне <text:span text:style-name="T49">потаймир</text:span>,</text:p>
            <text:p text:style-name="P11">а між торосами крижин</text:p>
            <text:p text:style-name="P8"><text:span text:style-name="T63">я сам-один і — враг-вражин…</text:span><text:span text:style-name="T62"> </text:span><text:span text:style-name="T73">(П, ІІ, 15)</text:span></text:p>
          </table:table-cell>
          <table:table-cell table:style-name="Dictionary.B2" office:value-type="string">
            <text:p text:style-name="P8"><text:span text:style-name="T48">по́</text:span><text:span text:style-name="T48">тай</text:span></text:p>
            <text:p text:style-name="P8"><text:span text:style-name="T35">присл.</text:span><text:span text:style-name="T30">, </text:span><text:span text:style-name="T35">від кого</text:span><text:span text:style-name="T30">, </text:span><text:span text:style-name="T35">заст.</text:span><text:span text:style-name="T30">, </text:span><text:span text:style-name="T35">рідко кого і без додатка</text:span><text:span text:style-name="T30">.</text:span></text:p>
            <text:p text:style-name="P8">Так, щоб ніхто не знав, не дізнався; таємно від когось або від усіх. || Так, щоб ніхто не побачив; непомітно для інших; крадькома. || Так, щоб ніхто не почув. || У глибині душі, не показуючи свого почуття іншим, ніяк не виявляючи зовні свого стану. || Не явно, не одверто, прикриваючись нещирими словами тощо; приховано. <text:span text:style-name="T71">(ВТСУМ, 1087)</text:span></text:p>
          </table:table-cell>
        </table:table-row>
        <table:table-row>
          <table:covered-table-cell/>
          <table:table-cell table:style-name="Dictionary.B2" office:value-type="string">
            <text:p text:style-name="P8">мир</text:p>
            <text:p text:style-name="P8"><text:span text:style-name="T29">II </text:span><text:span text:style-name="T30">-у, </text:span><text:span text:style-name="T35">ч.</text:span></text:p>
            <text:p text:style-name="P8"><text:span text:style-name="T11">1) </text:span><text:span text:style-name="T25">заст.</text:span><text:span text:style-name="T11"> Земля з усім, що на ній існує; </text:span><text:span text:style-name="T11">світ.</text:span><text:span text:style-name="T12"> </text:span><text:span text:style-name="T13">(ВТСУМ, 667)</text:span></text:p>
          </table:table-cell>
        </table:table-row>
        <table:table-row>
          <table:table-cell table:style-name="Dictionary.A2" table:number-rows-spanned="2" office:value-type="string">
            <text:p text:style-name="P9">ПРАЛІТÁ</text:p>
            <text:p text:style-name="P8">пралíт, <text:span text:style-name="T62">ім., мн., інд.-авт.,</text:span></text:p>
            <text:p text:style-name="P8"><text:span text:style-name="T75">утворене префіксальним способом, похідне від слів:</text:span><text:span text:style-name="T93"> </text:span><text:span text:style-name="T51">пра</text:span><text:span text:style-name="T93">... і </text:span><text:span text:style-name="T51">літá.</text:span></text:p>
            <text:p text:style-name="P11">Забудься. Стань. І зачекай мене</text:p>
            <text:p text:style-name="P11">на самоті в такому велелюдді,</text:p>
            <text:p text:style-name="P11">де спогади стовбичать, наче судді,</text:p>
            <text:p text:style-name="P8"><text:span text:style-name="T63">і пам’ять чвалом </text:span><text:span text:style-name="T68">праліта</text:span><text:span text:style-name="T63"> жене.</text:span><text:span text:style-name="T62"> </text:span><text:soft-page-break/><text:span text:style-name="T73">(П, ІІ, 149)</text:span></text:p>
          </table:table-cell>
          <table:table-cell table:style-name="Dictionary.B2" office:value-type="string">
            <text:p text:style-name="P8"><text:span text:style-name="T48">да́</text:span><text:span text:style-name="T48">вній (пра...)</text:span></text:p>
            <text:p text:style-name="P8">-я, -є.</text:p>
            <text:p text:style-name="P8">1) Який давно минув; колишній. || Який застарів.</text:p>
            <text:p text:style-name="P8">2) Який існує вже багато часу; старий. || Здавна добре відомий; стародавній. <text:span text:style-name="T71">(ВТСУМ, 271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1">літá </text:span><text:span text:style-name="T56">(див. </text:span><text:span text:style-name="T51">ІСПЕРЕДЛÍТ</text:span><text:span text:style-name="T56">)</text:span></text:p>
          </table:table-cell>
        </table:table-row>
        <table:table-row>
          <table:table-cell table:style-name="Dictionary.A2" table:number-rows-spanned="2" office:value-type="string">
            <text:p text:style-name="P9">ПРÁПЕРВНІ</text:p>
            <text:p text:style-name="P8">-ів, <text:span text:style-name="T62">ім., мн., інд.-авт.,</text:span></text:p>
            <text:p text:style-name="P8"><text:span text:style-name="T75">утворене префіксальним </text:span><text:span text:style-name="T75">способом, похідне від слів:</text:span><text:span text:style-name="T93"> </text:span><text:span text:style-name="T51">пра</text:span><text:span text:style-name="T93">... і </text:span><text:span text:style-name="T50">пéрвень.</text:span></text:p>
            <text:p text:style-name="P11">Що б то нам</text:p>
            <text:p text:style-name="P11">посовгнути — ці межигони часу,</text:p>
            <text:p text:style-name="P11">марудні межигони живоття,</text:p>
            <text:p text:style-name="P11">коли змарнілі постаті снаги,</text:p>
            <text:p text:style-name="P11">ці бурі пристрастей попопелілих,</text:p>
            <text:p text:style-name="P11">раптово окошилися на нас.</text:p>
            <text:p text:style-name="P11">І хочеться сягнути за крайчасу,</text:p>
            <text:p text:style-name="P8"><text:span text:style-name="T63">за </text:span><text:span text:style-name="T68">прапервні</text:span><text:span text:style-name="T63">.</text:span><text:span text:style-name="T62"> </text:span><text:span text:style-name="T73">(П, І, 57)</text:span></text:p>
          </table:table-cell>
          <table:table-cell table:style-name="Dictionary.B2" office:value-type="string">
            <text:p text:style-name="P8"><text:span text:style-name="T51">пра</text:span><text:span text:style-name="T93">.. </text:span><text:span text:style-name="T56">(див. </text:span><text:span text:style-name="T51">ПРАЛІТÁ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0">Пéрвень </text:span><text:span text:style-name="T55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9">ПРИЗÁХОДИ</text:p>
            <text:p text:style-name="P8">-ів, <text:span text:style-name="T62">ім., мн., інд.-авт.,</text:span></text:p>
            <text:p text:style-name="P8"><text:span text:style-name="T17">утворене префіксальним способом, похідне від слів:</text:span><text:span text:style-name="T11"> </text:span><text:span text:style-name="T9">при</text:span><text:span text:style-name="T11"> і </text:span><text:span text:style-name="T9">за́</text:span><text:span text:style-name="T9">хід.</text:span></text:p>
            <text:p text:style-name="P11">Прижухлий клониться пирій</text:p>
            <text:p text:style-name="P8"><text:span text:style-name="T63">на </text:span><text:span text:style-name="T68">призаходи</text:span><text:span text:style-name="T63"> дня.</text:span><text:span text:style-name="T62"> </text:span><text:span text:style-name="T73">(П, ІІ, 92)</text:span></text:p>
          </table:table-cell>
          <table:table-cell table:style-name="Dictionary.B2" office:value-type="string">
            <text:p text:style-name="P9">при</text:p>
            <text:p text:style-name="P8"><text:span text:style-name="T35">прийм.</text:span><text:span text:style-name="T30">, </text:span><text:span text:style-name="T35">з місц. в.</text:span><text:span text:style-name="T30"> Сполучення з </text:span><text:span text:style-name="T35">прийм.</text:span><text:span text:style-name="T30"> при виражають: Просторові відношення:</text:span></text:p>
            <text:p text:style-name="P8"><text:span text:style-name="T11">5) Уживається з позначенням: а) події, дії, в момент якої щось відбувається; б) процесу, явища, одночасно з яким відбувається дія або виникає певний стан; в) дії, одночасно з якою відбувається інша дія чи триває стан; г) моменту дії, пов’язаного з її початком або кінцем. </text:span><text:span text:style-name="T25">Сказати при кінці</text:span><text:span text:style-name="T11">. </text:span><text:soft-page-break/><text:span text:style-name="T14">(ВТСУМ, 1108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за́</text:span><text:span text:style-name="T48">хі́</text:span><text:span text:style-name="T48">д</text:span></text:p>
            <text:p text:style-name="P8"><text:span text:style-name="T30">захо́</text:span><text:span text:style-name="T30">ду, </text:span><text:span text:style-name="T35">ч.</text:span></text:p>
            <text:p text:style-name="P8">2) Час, коли заходить сонце.<text:span text:style-name="T87"> </text:span><text:span text:style-name="T88">(ВТСУМ, 433)</text:span></text:p>
          </table:table-cell>
        </table:table-row>
        <table:table-row>
          <table:table-cell table:style-name="Dictionary.A2" table:number-rows-spanned="2" office:value-type="string">
            <text:p text:style-name="P9">ПРИ́ТІНЬ</text:p>
            <text:p text:style-name="P8">-і, <text:span text:style-name="T62">ім., ж., інд.-авт.,</text:span></text:p>
            <text:p text:style-name="P8"><text:span text:style-name="T17">утворене префіксальним способом, </text:span><text:span text:style-name="T17">похідне від слів:</text:span><text:span text:style-name="T11"> </text:span><text:span text:style-name="T9">при</text:span><text:span text:style-name="T11"> і </text:span><text:span text:style-name="T9">тінь.</text:span></text:p>
            <text:p text:style-name="P11">Ти тінь. Ти <text:span text:style-name="T49">притінь</text:span>. Смерк і довгий гуд</text:p>
            <text:p text:style-name="P8"><text:span text:style-name="T63">і зелень бань…</text:span><text:span text:style-name="T62"> </text:span><text:span text:style-name="T73">(П, І, 134)</text:span></text:p>
          </table:table-cell>
          <table:table-cell table:style-name="Dictionary.B2" office:value-type="string">
            <text:p text:style-name="P8"><text:span text:style-name="T50">при</text:span> <text:span text:style-name="T55">(див. </text:span><text:span text:style-name="T50">ПРИ́ТІНЬ</text:span><text:span text:style-name="T55">)</text:span></text:p>
          </table:table-cell>
        </table:table-row>
        <table:table-row>
          <table:covered-table-cell/>
          <table:table-cell table:style-name="Dictionary.B2" office:value-type="string">
            <text:p text:style-name="P9">тінь</text:p>
            <text:p text:style-name="P8"><text:span text:style-name="T30">-і, </text:span><text:span text:style-name="T35">ж.</text:span></text:p>
            <text:p text:style-name="P8">1) Темний відбиток на чому-небудь від предмета, освітленого з протилежного боку. || Зображення такого відбитку в живопису; місце, що зображує на малюнку, картині найменш освітлену частину, ділянку чого-небудь. || <text:span text:style-name="T61">кого</text:span>, <text:span text:style-name="T61">чия</text:span>, <text:span text:style-name="T61">перен.</text:span> Про того, хто ніколи не покидає іншого, завжди буває з ним разом.</text:p>
            <text:p text:style-name="P8"><text:span text:style-name="T7">6) </text:span><text:span text:style-name="T24">перен.</text:span><text:span text:style-name="T7"> Ледве вловимий слід, найменша ознака чого-небудь, натяк на наявність чогось.</text:span><text:span text:style-name="T21"> </text:span><text:span text:style-name="T22">(ВТСУМ, 1454)</text:span></text:p>
          </table:table-cell>
        </table:table-row>
        <table:table-row>
          <table:table-cell table:style-name="Dictionary.A2" office:value-type="string">
            <text:p text:style-name="P9">ПРÓРОСТЕНЬ</text:p>
            <text:p text:style-name="P8">-стня, <text:span text:style-name="T62">ім., ч., інд.-авт.,</text:span></text:p>
            <text:p text:style-name="P8"><text:span text:style-name="T75">утворене суфіксальним способом, похідне від слова</text:span><text:span text:style-name="T79"> </text:span><text:span text:style-name="T50">проростáти.</text:span></text:p>
            <text:p text:style-name="P11">І <text:span text:style-name="T49">проростень</text:span>, і бугила,</text:p>
            <text:p text:style-name="P11"><text:soft-page-break/>і жалом жалощів тріпоче</text:p>
            <text:p text:style-name="P11">доба і не пустити хоче</text:p>
            <text:p text:style-name="P8"><text:span text:style-name="T63">стежина, терням поросла.</text:span><text:span text:style-name="T62"> </text:span><text:span text:style-name="T73">(П, ІІ, 122)</text:span></text:p>
          </table:table-cell>
          <table:table-cell table:style-name="Dictionary.B2" office:value-type="string">
            <text:p text:style-name="P8"><text:span text:style-name="T48">пророста́</text:span><text:span text:style-name="T48">ти</text:span></text:p>
            <text:p text:style-name="P8"><text:span text:style-name="T30">-ає, </text:span><text:span text:style-name="T35">недок.</text:span><text:span text:style-name="T30">, прорости, -те, </text:span><text:span text:style-name="T35">док.</text:span></text:p>
            <text:p text:style-name="P8"><text:span text:style-name="T11">3) </text:span><text:span text:style-name="T25">неперех.</text:span><text:span text:style-name="T11"> Покриватися рослинністю (про якусь територію, місцевість); заростати. || Ставати місцем, основою для росту, появи чого-небудь.</text:span><text:span text:style-name="T12"> </text:span><text:soft-page-break/><text:span text:style-name="T13">(ВТСУМ, 1166)</text:span></text:p>
          </table:table-cell>
        </table:table-row>
        <table:table-row>
          <table:table-cell table:style-name="Dictionary.A2" table:number-rows-spanned="2" office:value-type="string">
            <text:p text:style-name="P8"><text:span text:style-name="T50">ПРОТИПОТÍК</text:span><text:span text:style-name="T3"> (</text:span><text:span text:style-name="T49">протипотóки</text:span><text:span text:style-name="T3">)</text:span></text:p>
            <text:p text:style-name="P8">-тóку, <text:span text:style-name="T62">ім., ч., інд.-авт.,</text:span></text:p>
            <text:p text:style-name="P8"><text:span text:style-name="T75">утворене префіксальним способом, похідне </text:span><text:span text:style-name="T75">від слів:</text:span><text:span text:style-name="T93"> </text:span><text:span text:style-name="T51">прóти</text:span><text:span text:style-name="T93">... і </text:span><text:span text:style-name="T51">потíк.</text:span></text:p>
            <text:p text:style-name="P11">Розбратані <text:span text:style-name="T49">протипотоки</text:span></text:p>
            <text:p text:style-name="P11">’дне одного наздоганяють,</text:p>
            <text:p text:style-name="P11">годують себе проминанням</text:p>
            <text:p text:style-name="P8"><text:span text:style-name="T63">заказаних долею стріч.</text:span><text:span text:style-name="T62"> </text:span><text:span text:style-name="T73">(П, І, 86)</text:span></text:p>
          </table:table-cell>
          <table:table-cell table:style-name="Dictionary.B2" office:value-type="string">
            <text:p text:style-name="P8"><text:span text:style-name="T48">про́</text:span><text:span text:style-name="T48">ти</text:span></text:p>
            <text:p text:style-name="P8"><text:span text:style-name="T29">II </text:span><text:span text:style-name="T35">присл.</text:span></text:p>
            <text:p text:style-name="P8"><text:span text:style-name="T11">Не на підтримку, не на користь кого-, чого-небудь. || </text:span><text:span text:style-name="T25">у знач.</text:span><text:span text:style-name="T11"> </text:span><text:span text:style-name="T25">присудк. сл.</text:span><text:span text:style-name="T11"> || </text:span><text:span text:style-name="T25">у знач.</text:span><text:span text:style-name="T11"> </text:span><text:span text:style-name="T25">ім.</text:span><text:span text:style-name="T11">, </text:span><text:span text:style-name="T25">розм.</text:span><text:span text:style-name="T11"> Те, що є негативним чинником стосовно до чогось, заперечення чогось. </text:span><text:span text:style-name="T14">(ВТСУМ, 1173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поті́</text:span><text:span text:style-name="T48">к</text:span></text:p>
            <text:p text:style-name="P8"><text:span text:style-name="T30">-току, </text:span><text:span text:style-name="T35">ч.</text:span></text:p>
            <text:p text:style-name="P8">1) Річка (<text:span text:style-name="T61">перев.</text:span> невелика), струмок із стрімкою течією. || Маса води, що стрімко тече. || Маса якої-небудь рідини, що швидко тече, виливається звідкись. || <text:span text:style-name="T61">чого</text:span>, <text:span text:style-name="T61">який</text:span>. Маса (повітря, світла, звуків і т. ін.), що поширюється звідкись, спрямовується кудись. || Фізична величина, що характеризує цей рух. <text:span text:style-name="T61">Магнітний потік</text:span>.</text:p>
            <text:p text:style-name="P8"><text:span text:style-name="T11">2) </text:span><text:span text:style-name="T25">кого</text:span><text:span text:style-name="T11">, </text:span><text:span text:style-name="T25">чого</text:span><text:span text:style-name="T11">, </text:span><text:span text:style-name="T25">який</text:span><text:span text:style-name="T11">, </text:span><text:span text:style-name="T25">перен.</text:span><text:span text:style-name="T11"> Велика кількість, маса кого-, чого-небудь, що рухається в одному напрямі. || Безперервний рух, надходження великої </text:span><text:soft-page-break/><text:span text:style-name="T11">кількості чого-небудь.</text:span><text:span text:style-name="T12"> </text:span><text:span text:style-name="T13">(ВТСУМ, 1088-1089)</text:span></text:p>
          </table:table-cell>
        </table:table-row>
        <table:table-row>
          <table:table-cell table:style-name="Dictionary.A2" table:number-rows-spanned="2" office:value-type="string">
            <text:p text:style-name="P9">ПРУЖНОГОЛÓС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кладнофлективним </text:span><text:span text:style-name="T75">способом, похідне від слів:</text:span><text:span text:style-name="T93"> </text:span><text:span text:style-name="T51">прýжний</text:span><text:span text:style-name="T93"> і </text:span><text:span text:style-name="T51">гóлос.</text:span></text:p>
            <text:p text:style-name="P11">…янгольський мосянжний хор</text:p>
            <text:p text:style-name="P11">гучить на присілки і села</text:p>
            <text:p text:style-name="P11">і проста пісенька весела</text:p>
            <text:p text:style-name="P8"><text:span text:style-name="T68">пружноголосий</text:span><text:span text:style-name="T63"> барвить хор.</text:span><text:span text:style-name="T62"> </text:span><text:span text:style-name="T73">(П, ІІ, 277)</text:span></text:p>
          </table:table-cell>
          <table:table-cell table:style-name="Dictionary.B2" office:value-type="string">
            <text:p text:style-name="P8"><text:span text:style-name="T48">пру́</text:span><text:span text:style-name="T48">жни́</text:span><text:span text:style-name="T48">й</text:span></text:p>
            <text:p text:style-name="P8">пружна, пружне.</text:p>
            <text:p text:style-name="P8"><text:span text:style-name="T11">3) </text:span><text:span text:style-name="T25">перен.</text:span><text:span text:style-name="T11"> Тугий, міцний (про тіло, м’язи і т. ін.). || З тугим, гнучким тілом, міцними м’язами. </text:span><text:span text:style-name="T14">(ВТСУМ, 1182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го́</text:span><text:span text:style-name="T48">лос</text:span></text:p>
            <text:p text:style-name="P8"><text:span text:style-name="T30">-у, </text:span><text:span text:style-name="T35">ч.</text:span></text:p>
            <text:p text:style-name="P8">3) Звучання голосових зв’язок як матеріал вокального мистецтва.<text:span text:style-name="T87"> </text:span><text:span text:style-name="T88">(ВТСУМ, 251)</text:span></text:p>
          </table:table-cell>
        </table:table-row>
        <table:table-row>
          <table:table-cell table:style-name="Dictionary.A2" table:number-rows-spanned="2" office:value-type="string">
            <text:p text:style-name="P9">ПУРГ-СНІГИ́</text:p>
            <text:p text:style-name="P8">-і́в, <text:span text:style-name="T62">ім., мн., інд.-авт.,</text:span></text:p>
            <text:p text:style-name="P8"><text:span text:style-name="T75">утворене способом словоскладання, похідне від слів:</text:span><text:span text:style-name="T93"> </text:span><text:span text:style-name="T51">пургá</text:span><text:span text:style-name="T93"> і </text:span><text:span text:style-name="T51">сніги́.</text:span></text:p>
            <text:p text:style-name="P11">Лиш модрини<text:span text:style-name="T94"> </text:span>гудуть, гудуть мо-</text:p>
            <text:p text:style-name="P11">дрини,</text:p>
            <text:p text:style-name="P11">а вітри лекалами хуг</text:p>
            <text:p text:style-name="P11">піють,</text:p>
            <text:p text:style-name="P11">що заблуклий в сопках пестун</text:p>
            <text:p text:style-name="P11">скоро</text:p>
            <text:p text:style-name="P11">без ведмедиці в <text:span text:style-name="T49">пург-снігах</text:span></text:p>
            <text:p text:style-name="P8"><text:soft-page-break/><text:span text:style-name="T63">згине.</text:span><text:span text:style-name="T62"> </text:span><text:span text:style-name="T73">(П, ІІ, 17)</text:span></text:p>
          </table:table-cell>
          <table:table-cell table:style-name="Dictionary.B2" office:value-type="string">
            <text:p text:style-name="P10">пурга́</text:p>
            <text:p text:style-name="P8"><text:span text:style-name="T30">-и, </text:span><text:span text:style-name="T35">ж.</text:span></text:p>
            <text:p text:style-name="P8">1) Сильний вітер зі снігом; завірюха, хуртовина. <text:span text:style-name="T71">(ВТСУМ, 1189)</text:span></text:p>
          </table:table-cell>
        </table:table-row>
        <table:table-row>
          <table:covered-table-cell/>
          <table:table-cell table:style-name="Dictionary.B2" office:value-type="string">
            <text:p text:style-name="P9">сніг</text:p>
            <text:p text:style-name="P8"><text:span text:style-name="T30">-у, </text:span><text:span text:style-name="T35">ч.</text:span></text:p>
            <text:p text:style-name="P8">Атмосферні опади у вигляді білих зіркоподібних кристалів чи пластівців, що становлять скупчення таких кристалів. || Суцільна маса таких опадів, що лежить на поверхні чого-небудь. || Холодний край.<text:span text:style-name="T87"> </text:span><text:span text:style-name="T88">(ВТСУМ, 1351)</text:span></text:p>
          </table:table-cell>
        </table:table-row>
        <table:table-row>
          <table:table-cell table:style-name="Dictionary.A2" table:number-rows-spanned="2" office:value-type="string">
            <text:p text:style-name="P9">РÁДОЩІ-ЖАЛÍ</text:p>
            <text:p text:style-name="P8">рáдоще-жалíв, <text:span text:style-name="T62">ім., мн., інд.-авт.,</text:span></text:p>
            <text:p text:style-name="P8"><text:span text:style-name="T75">утворене способом словоскладання, похідне від слів:</text:span><text:span text:style-name="T93"> </text:span><text:span text:style-name="T51">рáдощі</text:span><text:span text:style-name="T93"> і </text:span><text:span text:style-name="T51">жалі́.</text:span></text:p>
            <text:p text:style-name="P11">…де розкошує маячня</text:p>
            <text:p text:style-name="P11">моїх далеких недобутих марень</text:p>
            <text:p text:style-name="P8"><text:span text:style-name="T63">в калейдоскопі </text:span><text:span text:style-name="T68">радоще-жалів</text:span><text:span text:style-name="T63">…</text:span><text:span text:style-name="T62"> </text:span><text:span text:style-name="T73">(П, І, 206-207)</text:span></text:p>
          </table:table-cell>
          <table:table-cell table:style-name="Dictionary.B2" office:value-type="string">
            <text:p text:style-name="P8"><text:span text:style-name="T48">Ра́</text:span><text:span text:style-name="T48">дість (</text:span><text:span text:style-name="T51">рáдощі</text:span><text:span text:style-name="T48">)</text:span></text:p>
            <text:p text:style-name="P8"><text:span text:style-name="T30">-дості, </text:span><text:span text:style-name="T35">ж.</text:span></text:p>
            <text:p text:style-name="P8">1) Почуття задоволення, втіха, приємність. <text:span text:style-name="T71">(ВТСУМ, 1199)</text:span></text:p>
          </table:table-cell>
        </table:table-row>
        <table:table-row>
          <table:covered-table-cell/>
          <table:table-cell table:style-name="Dictionary.B2" office:value-type="string">
            <text:p text:style-name="P9">жаль</text:p>
            <text:p text:style-name="P8"><text:span text:style-name="T29">I </text:span><text:span text:style-name="T30">жалю, </text:span><text:span text:style-name="T35">ч.</text:span></text:p>
            <text:p text:style-name="P8">1) Важкий настрій, що викликається якоюсь невдачею, горем і т. ін.; сум, печаль, скорбота.<text:span text:style-name="T87"> </text:span><text:span text:style-name="T88">(ВТСУМ, 364)</text:span></text:p>
          </table:table-cell>
        </table:table-row>
        <table:table-row>
          <table:table-cell table:style-name="Dictionary.A2" office:value-type="string">
            <text:p text:style-name="P9">РОЗБРÁТАНИЙ</text:p>
            <text:p text:style-name="P8">-а, -е, <text:span text:style-name="T63">дієпр. пас. мин. ч., інд.-авт.,</text:span></text:p>
            <text:p text:style-name="P8"><text:span text:style-name="T75">утворене суфіксальним способом, похідне від слова </text:span><text:span text:style-name="T50">розбратáти.</text:span></text:p>
            <text:p text:style-name="P11"><text:span text:style-name="T49">Розбратані</text:span> <text:span text:style-name="T54">протипотоки</text:span></text:p>
            <text:p text:style-name="P11">’дне одного наздоганяють,</text:p>
            <text:p text:style-name="P11">годують себе проминанням</text:p>
            <text:p text:style-name="P8"><text:span text:style-name="T63">заказаних долею стріч.</text:span><text:span text:style-name="T62"> </text:span><text:span text:style-name="T73">(П, І, 86)</text:span></text:p>
          </table:table-cell>
          <table:table-cell table:style-name="Dictionary.B2" office:value-type="string">
            <text:p text:style-name="P8"><text:span text:style-name="T48">розбрата́</text:span><text:span text:style-name="T48">ти</text:span></text:p>
            <text:p text:style-name="P8"><text:span text:style-name="T30">-аю, -аєш, </text:span><text:span text:style-name="T35">док.</text:span><text:span text:style-name="T30">, </text:span><text:span text:style-name="T35">розм.</text:span></text:p>
            <text:p text:style-name="P8">Перервати, припинити дружбу, посварити кого-небудь з кимсь.<text:span text:style-name="T87"> </text:span><text:span text:style-name="T88">(ВТСУМ, 1232)</text:span></text:p>
          </table:table-cell>
        </table:table-row>
        <table:table-row>
          <table:table-cell table:style-name="Dictionary.A2" office:value-type="string">
            <text:p text:style-name="P9">РОЗПЕЛЮ́СТИТИ</text:p>
            <text:p text:style-name="P8">-щу, -щиш, дієсл., <text:span text:style-name="T62">док., перех., інд.-авт.,</text:span></text:p>
            <text:p text:style-name="P8"><text:span text:style-name="T75">утворене суфіксально-префіксальним способом, похідне від слова</text:span><text:span text:style-name="T93"> </text:span><text:span text:style-name="T51">пелюстки́.</text:span></text:p>
            <text:p text:style-name="P11">Треба щедро — серцем одним, устами</text:p>
            <text:p text:style-name="P11"><text:soft-page-break/>ледь розпуклими — <text:span text:style-name="T49">розпелюстити</text:span> втіхи гін,</text:p>
            <text:p text:style-name="P8"><text:span text:style-name="T63">всевідради! Сонце бо йде — за нами.</text:span><text:span text:style-name="T62"> </text:span><text:span text:style-name="T73">(П, І, 106)</text:span></text:p>
          </table:table-cell>
          <table:table-cell table:style-name="Dictionary.B2" office:value-type="string">
            <text:p text:style-name="P8"><text:span text:style-name="T48">пелю́</text:span><text:span text:style-name="T48">стка</text:span></text:p>
            <text:p text:style-name="P8"><text:span text:style-name="T30">-и, </text:span><text:span text:style-name="T35">ж.</text:span></text:p>
            <text:p text:style-name="P8">1) Окремий листок із віночка квітки.<text:span text:style-name="T87"> </text:span><text:span text:style-name="T88">(ВТСУМ, 897)</text:span></text:p>
          </table:table-cell>
        </table:table-row>
        <table:table-row>
          <table:table-cell table:style-name="Dictionary.A2" table:number-rows-spanned="2" office:value-type="string">
            <text:p text:style-name="P9">РЯСНОЧÓЛ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кладнофлективним способом, похідне від слів:</text:span><text:span text:style-name="T93"> </text:span><text:span text:style-name="T51">рясни́й </text:span><text:span text:style-name="T93">і </text:span><text:span text:style-name="T51">чолó.</text:span></text:p>
            <text:p text:style-name="P11">Я, певне, яблуня була,</text:p>
            <text:p text:style-name="P11">паморочила світ довкола,</text:p>
            <text:p text:style-name="P11">в рясному цвіті <text:span text:style-name="T49">рясночола</text:span></text:p>
            <text:p text:style-name="P8"><text:span text:style-name="T63">тужила, ніжилась, жила.</text:span><text:span text:style-name="T62"> </text:span><text:span text:style-name="T73">(П, ІІ, 296)</text:span></text:p>
          </table:table-cell>
          <table:table-cell table:style-name="Dictionary.B2" office:value-type="string">
            <text:p text:style-name="P8"><text:span text:style-name="T48">рясни́</text:span><text:span text:style-name="T48">й</text:span></text:p>
            <text:p text:style-name="P8">-а, -е.</text:p>
            <text:p text:style-name="P8">2) Багатий, високий (про урожай). || <text:span text:style-name="T61">перен.</text:span> Плідний на що-небудь, чимсь.</text:p>
            <text:p text:style-name="P8"><text:span text:style-name="T11">5) </text:span><text:span text:style-name="T25">розм.</text:span><text:span text:style-name="T11"> Дуже яскравий, кольористий (про розцвітку чого-небудь). </text:span><text:span text:style-name="T14">(ВТСУМ, 1281)</text:span></text:p>
          </table:table-cell>
        </table:table-row>
        <table:table-row>
          <table:covered-table-cell/>
          <table:table-cell table:style-name="Dictionary.B2" office:value-type="string">
            <text:p text:style-name="P10">чоло́</text:p>
            <text:p text:style-name="P8"><text:span text:style-name="T30">-а, </text:span><text:span text:style-name="T35">с.</text:span></text:p>
            <text:p text:style-name="P8"><text:span text:style-name="T11">1) Верхня надочна частина обличчя </text:span><text:span text:style-name="T11">людини; лоб. || </text:span><text:span text:style-name="T25">перен.</text:span><text:span text:style-name="T11"> Вершина гори, дерева і т. ін., верхівка чого-небудь.</text:span><text:span text:style-name="T12"> </text:span><text:span text:style-name="T13">(ВТСУМ, 1604)</text:span></text:p>
          </table:table-cell>
        </table:table-row>
        <table:table-row>
          <table:table-cell table:style-name="Dictionary.A2" table:number-rows-spanned="2" office:value-type="string">
            <text:p text:style-name="P9">САМОВИВИ́ЩЕННЯ</text:p>
            <text:p text:style-name="P8">-я, <text:span text:style-name="T62">ім., с., 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сáмо</text:span><text:span text:style-name="T93">... і </text:span><text:span text:style-name="T51">ви́вищення.</text:span></text:p>
            <text:p text:style-name="P11">Оце, життя, твої дороги</text:p>
            <text:p text:style-name="P8"><text:span text:style-name="T68">самовивищень</text:span><text:span text:style-name="T63">, як наруг.</text:span><text:span text:style-name="T62"> </text:span><text:span text:style-name="T73">(П, ІІ, 107)</text:span></text:p>
          </table:table-cell>
          <table:table-cell table:style-name="Dictionary.B2" office:value-type="string">
            <text:p text:style-name="P9">сам</text:p>
            <text:p text:style-name="P8"><text:span text:style-name="T35">рідше </text:span><text:span text:style-name="T30">самий, сама, само </text:span><text:span text:style-name="T35">і </text:span><text:span text:style-name="T30">саме; </text:span><text:span text:style-name="T35">мн.</text:span><text:span text:style-name="T30"> сами </text:span><text:span text:style-name="T35">і </text:span><text:span text:style-name="T30">самі; </text:span><text:span text:style-name="T35">займ.</text:span><text:span text:style-name="T30"> </text:span><text:span text:style-name="T35">означ.</text:span></text:p>
            <text:p text:style-name="P13"><text:span text:style-name="T19">1) Уживається з </text:span><text:span text:style-name="T27">ім.</text:span><text:span text:style-name="T19"> чи </text:span><text:span text:style-name="T27">особ.</text:span><text:span text:style-name="T19"> </text:span><text:span text:style-name="T27">займ.</text:span><text:span text:style-name="T19">, вказуючи на особу чи предмет, що безпосередньо є джерелом чи об’єктом дії, стану. || Уживається для більшої конкретизації, вирізнення особи чи </text:span><text:soft-page-break/><text:span text:style-name="T19">предмета; власне хтось; власне щось. || Уживається в </text:span><text:span text:style-name="T27">знач.</text:span><text:span text:style-name="T19"> не хто інший, як, хтось власною особою. || Уживається для підкреслення, що дія або стан поширюються й на визначувану особу чи предмет; теж, також, і (й). || Уживається самостійно, заступаючи </text:span><text:span text:style-name="T27">ім.</text:span><text:span text:style-name="T19"> чи </text:span><text:span text:style-name="T27">особ.</text:span><text:span text:style-name="T19"> </text:span><text:span text:style-name="T27">займ.</text:span><text:span text:style-name="T19"> || Уживається на позначення відокремлення особи чи предмета від інших осіб або предметів (</text:span><text:span text:style-name="T27">перев.</text:span><text:span text:style-name="T19"> зі </text:span><text:span text:style-name="T27">спол.</text:span><text:span text:style-name="T19"> «а»). </text:span><text:span text:style-name="T20">(ВТСУМ, 1286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ви́</text:span><text:span text:style-name="T48">вищення</text:span></text:p>
            <text:p text:style-name="P8"><text:span text:style-name="T30">-я, </text:span><text:span text:style-name="T35">с.</text:span></text:p>
            <text:p text:style-name="P8"><text:span text:style-name="T31">Дія за знач. вивищувати, вивищуватися, </text:span><text:span text:style-name="T31">ви́вищити і ви́вищитися.</text:span><text:span text:style-name="T32"> </text:span><text:span text:style-name="T33">(ВТСУМ, 129)</text:span></text:p>
          </table:table-cell>
        </table:table-row>
        <table:table-row>
          <table:table-cell table:style-name="Dictionary.A2" table:number-rows-spanned="2" office:value-type="string">
            <text:p text:style-name="P9">САМОВÓЛЯ</text:p>
            <text:p text:style-name="P8">-і, <text:span text:style-name="T62">ім., ж., інд.-авт.,</text:span></text:p>
            <text:p text:style-name="P8"><text:span text:style-name="T75">утворене способом </text:span><text:span text:style-name="T75">основословоскладання, похідне від слів:</text:span><text:span text:style-name="T93"> </text:span><text:span text:style-name="T51">сáмо</text:span><text:span text:style-name="T93">... і </text:span><text:span text:style-name="T51">вóля.</text:span></text:p>
            <text:p text:style-name="P11">Червона барка в чорноводді<text:span text:style-name="T94"> </text:span>доль</text:p>
            <text:p text:style-name="P11">загубиться. І фенікс довгоногий</text:p>
            <text:p text:style-name="P11">перенесе тебе в ясні чертоги</text:p>
            <text:p text:style-name="P8"><text:span text:style-name="T63">від </text:span><text:span text:style-name="T68">самоволь</text:span><text:span text:style-name="T63">, покори і сваволь.</text:span><text:span text:style-name="T62"> </text:span><text:span text:style-name="T73">(П, І, 56)</text:span></text:p>
          </table:table-cell>
          <table:table-cell table:style-name="Dictionary.B2" office:value-type="string">
            <text:p text:style-name="P8"><text:span text:style-name="T51">сáмо... </text:span><text:span text:style-name="T59">(див. 129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во́</text:span><text:span text:style-name="T48">ля</text:span></text:p>
            <text:p text:style-name="P8"><text:span text:style-name="T30">-і, </text:span><text:span text:style-name="T35">ж.</text:span></text:p>
            <text:p text:style-name="P8"><text:span text:style-name="T11">5) Свобода, незалежність; </text:span><text:span text:style-name="T25">прот.</text:span><text:span text:style-name="T11"> неволя, рабство. || Перебування не під арештом, не в клітці, не на ланцюгу і т. ін.</text:span><text:span text:style-name="T12"> </text:span><text:span text:style-name="T13">(ВТСУМ, 202)</text:span></text:p>
          </table:table-cell>
        </table:table-row>
        <table:table-row>
          <table:table-cell table:style-name="Dictionary.A2" table:number-rows-spanned="2" office:value-type="string">
            <text:p text:style-name="P9">САМОВОСКРЕСÍННЯ<text:soft-page-break/></text:p>
            <text:p text:style-name="P8">-я, <text:span text:style-name="T62">ім., с., інд.-авт.,</text:span></text:p>
            <text:p text:style-name="P8"><text:span text:style-name="T75">утворене способом </text:span><text:span text:style-name="T75">основословоскладання, похідне від слів:</text:span><text:span text:style-name="T93"> </text:span><text:span text:style-name="T51">сáмо</text:span><text:span text:style-name="T93">... і </text:span><text:span text:style-name="T51">воскресíння.</text:span></text:p>
            <text:p text:style-name="P11">…перейде крізь страстотерпця тіні</text:p>
            <text:p text:style-name="P11">пророк, свого цураючись лиця,</text:p>
            <text:p text:style-name="P11">в передчуванні віщого кінця</text:p>
            <text:p text:style-name="P8"><text:span text:style-name="T63">самоофіри й </text:span><text:span text:style-name="T68">самовоскресіння</text:span><text:span text:style-name="T63">.</text:span><text:span text:style-name="T62"> </text:span><text:span text:style-name="T73">(П, ІІ, 150)</text:span></text:p>
          </table:table-cell>
          <table:table-cell table:style-name="Dictionary.B2" office:value-type="string">
            <text:p text:style-name="P8"><text:span text:style-name="T51">сáмо... </text:span><text:span text:style-name="T59">(див. </text:span><text:span text:style-name="T51">САМОВИВИ́ЩЕННЯ</text:span><text:span text:style-name="T59">)</text:span><text:soft-page-break/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воскресі́</text:span><text:span text:style-name="T48">ння</text:span></text:p>
            <text:p text:style-name="P8"><text:span text:style-name="T30">-я, </text:span><text:span text:style-name="T35">с.</text:span></text:p>
            <text:p text:style-name="P8">Дія і стан за знач. воскреснути <text:span text:style-name="T71">(ВТСУМ, 203)</text:span></text:p>
          </table:table-cell>
        </table:table-row>
        <table:table-row>
          <table:table-cell table:style-name="Dictionary.A2" table:number-rows-spanned="2" office:value-type="string">
            <text:p text:style-name="P9">САМОВТÉЧА</text:p>
            <text:p text:style-name="P8">-і, <text:span text:style-name="T62">ім., ж., інд.-авт.,</text:span></text:p>
            <text:p text:style-name="P8"><text:span text:style-name="T75">утворене способом </text:span><text:span text:style-name="T75">основословоскладання, похідне від слів:</text:span><text:span text:style-name="T93"> </text:span><text:span text:style-name="T51">сáмо</text:span><text:span text:style-name="T93">... і </text:span><text:span text:style-name="T51">втéча.</text:span></text:p>
            <text:p text:style-name="P11">Доброму і злому</text:p>
            <text:p text:style-name="P11">кажи межу і позначи шляхи</text:p>
            <text:p text:style-name="P8"><text:span text:style-name="T63">для </text:span><text:span text:style-name="T68">самовтечі</text:span><text:span text:style-name="T63">.</text:span><text:span text:style-name="T62"> </text:span><text:span text:style-name="T73">(П, ІІ, 136)</text:span></text:p>
          </table:table-cell>
          <table:table-cell table:style-name="Dictionary.B2" office:value-type="string">
            <text:p text:style-name="P9"><text:span text:style-name="T93">сáмо... </text:span><text:span text:style-name="T59">(див. </text:span><text:span text:style-name="T93">САМОВИВИ́ЩЕ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9"><text:span text:style-name="T92">уте́</text:span><text:span text:style-name="T92">ча</text:span></text:p>
            <text:p text:style-name="P8"><text:span text:style-name="T18">(вте́ча), -і, </text:span><text:span text:style-name="T26">ж.</text:span></text:p>
            <text:p text:style-name="P8">1) Швидкий відхід, біг, від’їзд і т. ін. з метою уникнення небезпеки, неприємного становища тощо.</text:p>
            <text:p text:style-name="P8">2) Таємний самовільний відхід, від’їзд. (ВТСУМ, 1519)</text:p>
          </table:table-cell>
        </table:table-row>
        <table:table-row>
          <table:table-cell table:style-name="Dictionary.A2" table:number-rows-spanned="2" office:value-type="string">
            <text:p text:style-name="P9">САМОДÓКÍР</text:p>
            <text:p text:style-name="P8">самодóкóру, <text:span text:style-name="T62">ім., ч., інд.-авт.,</text:span></text:p>
            <text:p text:style-name="P8"><text:span text:style-name="T75">утворене способом основословосклада</text:span><text:span text:style-name="T75">ння, похідне від </text:span><text:span text:style-name="T75">слів:</text:span><text:span text:style-name="T93"> </text:span><text:span text:style-name="T51">сáмо</text:span><text:span text:style-name="T93">... і </text:span><text:span text:style-name="T51">дóкíр.</text:span></text:p>
            <text:p text:style-name="P11"><text:soft-page-break/>Не вір — ні долі, ні собі не вір,</text:p>
            <text:p text:style-name="P11">а спроневіра і <text:span text:style-name="T49">самодокір</text:span></text:p>
            <text:p text:style-name="P11">і змерзлий крик, що грудкою у горлі</text:p>
            <text:p text:style-name="P11">засів мов кляп — то все неначе дріт</text:p>
            <text:p text:style-name="P8"><text:span text:style-name="T63">колючий.</text:span><text:span text:style-name="T62"> </text:span><text:span text:style-name="T73">(П, ІІ, 290)</text:span></text:p>
          </table:table-cell>
          <table:table-cell table:style-name="Dictionary.B2" office:value-type="string">
            <text:p text:style-name="P9"><text:span text:style-name="T93">сáмо... </text:span><text:span text:style-name="T59">(див. </text:span><text:span text:style-name="T93">САМОВИВИ́ЩЕ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до́</text:span><text:span text:style-name="T48">кі́</text:span><text:span text:style-name="T48">р</text:span></text:p>
            <text:p text:style-name="P8"><text:span text:style-name="T30">до́</text:span><text:span text:style-name="T30">ко́</text:span><text:span text:style-name="T30">ру, </text:span><text:span text:style-name="T35">ч.</text:span></text:p>
            <text:p text:style-name="P8">Висловлене кому-небудь або передане в інший спосіб звинувачення в чомусь, <text:soft-page-break/>незадоволення чимось і т. ін.<text:span text:style-name="T87"> </text:span><text:span text:style-name="T88">(ВТСУМ, 313)</text:span></text:p>
          </table:table-cell>
        </table:table-row>
        <table:table-row>
          <table:table-cell table:style-name="Dictionary.A2" table:number-rows-spanned="2" office:value-type="string">
            <text:p text:style-name="P9">САМОДОСÁДА</text:p>
            <text:p text:style-name="P8">-и, <text:span text:style-name="T62">ім., ж., 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сáмо</text:span><text:span text:style-name="T93">... і </text:span><text:span text:style-name="T51">досáда.</text:span></text:p>
            <text:p text:style-name="P11">…в мить крутого самопочезання</text:p>
            <text:p text:style-name="P11">він надто пильно стежив шлях утрат, - </text:p>
            <text:p text:style-name="P11">лиш так його спотворило дерзання</text:p>
            <text:p text:style-name="P11">тим виразом вибачливих жалів,</text:p>
            <text:p text:style-name="P8"><text:span text:style-name="T68">самодосад</text:span><text:span text:style-name="T63">…</text:span><text:span text:style-name="T62"> </text:span><text:span text:style-name="T73">(П, І, 55)</text:span></text:p>
          </table:table-cell>
          <table:table-cell table:style-name="Dictionary.B2" office:value-type="string">
            <text:p text:style-name="P9"><text:span text:style-name="T93">сáмо... </text:span><text:span text:style-name="T59">(див. </text:span><text:span text:style-name="T93">САМОВИВИ́ЩЕ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доса́</text:span><text:span text:style-name="T48">да</text:span></text:p>
            <text:p text:style-name="P8"><text:span text:style-name="T30">-и, </text:span><text:span text:style-name="T35">ж.</text:span></text:p>
            <text:p text:style-name="P8">1) Почуття невдоволення, гіркоти, викликане чим-небудь.<text:span text:style-name="T87"> </text:span><text:span text:style-name="T88">(ВТСУМ, 321)</text:span></text:p>
          </table:table-cell>
        </table:table-row>
        <table:table-row>
          <table:table-cell table:style-name="Dictionary.A2" table:number-rows-spanned="2" office:value-type="string">
            <text:p text:style-name="P9">САМОДОХÓДЖЕННЯ</text:p>
            <text:p text:style-name="P8">-я, <text:span text:style-name="T62">ім., с., інд.-авт.,</text:span></text:p>
            <text:p text:style-name="P8"><text:span text:style-name="T75">утворене способом основословосклада</text:span><text:span text:style-name="T75">ння, похідне від слів:</text:span><text:span text:style-name="T93"> </text:span><text:span text:style-name="T51">сáмо</text:span><text:span text:style-name="T93">... і </text:span><text:span text:style-name="T51">дохóдження.</text:span></text:p>
            <text:p text:style-name="P11">Там крила птаства рясно миготіли,</text:p>
            <text:p text:style-name="P11">мережилася зелень дивновзором,</text:p>
            <text:p text:style-name="P11"><text:soft-page-break/>а душу вже поймав <text:span text:style-name="T49">самодоходжень</text:span></text:p>
            <text:p text:style-name="P8"><text:span text:style-name="T63">зухвалий холод і зухвалий жах.</text:span><text:span text:style-name="T62"> </text:span><text:span text:style-name="T73">(П, ІІ, 118)</text:span></text:p>
          </table:table-cell>
          <table:table-cell table:style-name="Dictionary.B2" office:value-type="string">
            <text:p text:style-name="P9"><text:span text:style-name="T93">сáмо... </text:span><text:span text:style-name="T59">(див. </text:span><text:span text:style-name="T93">САМОВИВИ́ЩЕ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дохо́</text:span><text:span text:style-name="T48">дження</text:span></text:p>
            <text:p text:style-name="P8"><text:span text:style-name="T30">-я, </text:span><text:span text:style-name="T35">с.</text:span></text:p>
            <text:p text:style-name="P8">Дія за знач. доходити. <text:span text:style-name="T71">(ВТСУМ, 324)</text:span></text:p>
          </table:table-cell>
        </table:table-row>
        <table:table-row>
          <table:table-cell table:style-name="Dictionary.A2" table:number-rows-spanned="2" office:value-type="string">
            <text:p text:style-name="P9">САМОЗАБОРÓНА</text:p>
            <text:p text:style-name="P8">-и, <text:span text:style-name="T62">ім., ж., 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сáмо</text:span><text:span text:style-name="T93">... і </text:span><text:span text:style-name="T51">заборóна.</text:span></text:p>
            <text:p text:style-name="P11">Нам ряд утрачено. Раптових спроб</text:p>
            <text:p text:style-name="P11">назубрені шпилі — ото єдине,</text:p>
            <text:p text:style-name="P11">що вирвалося з <text:span text:style-name="T49">самозаборон</text:span>,</text:p>
            <text:p text:style-name="P8"><text:span text:style-name="T63">які дарують небеса щедротні…</text:span><text:span text:style-name="T62"> </text:span><text:span text:style-name="T73">(П, ІІ, 100)</text:span></text:p>
          </table:table-cell>
          <table:table-cell table:style-name="Dictionary.B2" office:value-type="string">
            <text:p text:style-name="P9"><text:span text:style-name="T93">сáмо... </text:span><text:span text:style-name="T59">(див. </text:span><text:span text:style-name="T93">САМОВИВИ́ЩЕ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заборо́</text:span><text:span text:style-name="T48">на</text:span></text:p>
            <text:p text:style-name="P8"><text:span text:style-name="T30">-и, </text:span><text:span text:style-name="T35">ж.</text:span></text:p>
            <text:p text:style-name="P8">1) Наказ не робити чого-небудь.<text:span text:style-name="T87"> </text:span><text:span text:style-name="T88">(ВТСУМ, 376)</text:span></text:p>
          </table:table-cell>
        </table:table-row>
        <table:table-row>
          <table:table-cell table:style-name="Dictionary.A2" table:number-rows-spanned="2" office:value-type="string">
            <text:p text:style-name="P9">САМОНАБЛИ́ЖЕННЯ</text:p>
            <text:p text:style-name="P8">-я, <text:span text:style-name="T62">ім., с., 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сáмо</text:span><text:span text:style-name="T93">... і </text:span><text:span text:style-name="T51">набли́ження.</text:span></text:p>
            <text:p text:style-name="P11">…весь той чар</text:p>
            <text:p text:style-name="P11"><text:span text:style-name="T49">самонаближень</text:span>, упізнань і врочень,</text:p>
            <text:p text:style-name="P11">що визріли у невіді душевній</text:p>
            <text:p text:style-name="P11">і стежать стежать стежать зизим оком,</text:p>
            <text:p text:style-name="P8"><text:soft-page-break/><text:span text:style-name="T63">ачи я втраплю на свою стежу…</text:span><text:span text:style-name="T62"> </text:span><text:span text:style-name="T73">(П, І, 121)</text:span></text:p>
          </table:table-cell>
          <table:table-cell table:style-name="Dictionary.B2" office:value-type="string">
            <text:p text:style-name="P9"><text:span text:style-name="T93">сáмо... </text:span><text:span text:style-name="T59">(див. </text:span><text:span text:style-name="T93">САМОВИВИ́ЩЕ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набли́</text:span><text:span text:style-name="T48">ження</text:span></text:p>
            <text:p text:style-name="P8"><text:span text:style-name="T30">-я, </text:span><text:span text:style-name="T35">с.</text:span></text:p>
            <text:p text:style-name="P8">Дія за знач. наблизити, наближати і наблизитися, наближатися. <text:span text:style-name="T71">(ВТСУМ, 701)</text:span></text:p>
          </table:table-cell>
        </table:table-row>
        <table:table-row>
          <table:table-cell table:style-name="Dictionary.A2" table:number-rows-spanned="2" office:value-type="string">
            <text:p text:style-name="P9">САМОНАРІКÁННЯ</text:p>
            <text:p text:style-name="P8">-я, <text:span text:style-name="T62">ім., с., інд.-авт.,</text:span></text:p>
            <text:p text:style-name="P8"><text:span text:style-name="T75">утворене способом основословосклада</text:span><text:span text:style-name="T75">ння, похідне від слів:</text:span><text:span text:style-name="T93"> </text:span><text:span text:style-name="T51">сáмо</text:span><text:span text:style-name="T93">... і </text:span><text:span text:style-name="T51">нарікáння.</text:span></text:p>
            <text:p text:style-name="P11">Ні, не впадай у біль — до <text:span text:style-name="T49">самонаріканняи</text:span>.</text:p>
            <text:p text:style-name="P8"><text:span text:style-name="T63">О, не впадай у біль — його, як меч, </text:span><text:span text:style-name="T63">піднось. </text:span><text:span text:style-name="T73">(П, ІІ, 155)</text:span></text:p>
          </table:table-cell>
          <table:table-cell table:style-name="Dictionary.B2" office:value-type="string">
            <text:p text:style-name="P9"><text:span text:style-name="T93">сáмо... </text:span><text:span text:style-name="T59">(див. </text:span><text:span text:style-name="T93">САМОВИВИ́ЩЕ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наріка́</text:span><text:span text:style-name="T48">ння</text:span></text:p>
            <text:p text:style-name="P8"><text:span text:style-name="T30">-я, </text:span><text:span text:style-name="T35">с.</text:span></text:p>
            <text:p text:style-name="P8">Дія за знач. нарікати. <text:span text:style-name="T71">(ВТСУМ, 733)</text:span></text:p>
          </table:table-cell>
        </table:table-row>
        <table:table-row>
          <table:table-cell table:style-name="Dictionary.A2" table:number-rows-spanned="2" office:value-type="string">
            <text:p text:style-name="P9">САМОНАРÓДЖЕННЯ</text:p>
            <text:p text:style-name="P8">-я, <text:span text:style-name="T62">ім., с., 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сáмо</text:span><text:span text:style-name="T93">... і </text:span><text:span text:style-name="T51">нарóдження.</text:span></text:p>
            <text:p text:style-name="P11">Оце <text:span text:style-name="T49">самонародження</text:span> твоє</text:p>
            <text:p text:style-name="P11">то голос смерті: пристарайся, брате,</text:p>
            <text:p text:style-name="P11">бо вже заходить час твій вирушати,</text:p>
            <text:p text:style-name="P8"><text:span text:style-name="T63">пора і дописати житіє.</text:span><text:span text:style-name="T62"> </text:span><text:span text:style-name="T73">(П, ІІ, 117)</text:span></text:p>
          </table:table-cell>
          <table:table-cell table:style-name="Dictionary.B2" office:value-type="string">
            <text:p text:style-name="P9"><text:span text:style-name="T93">сáмо... </text:span><text:span text:style-name="T59">(див. </text:span><text:span text:style-name="T93">САМОВИВИ́ЩЕ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наро́</text:span><text:span text:style-name="T48">дження</text:span></text:p>
            <text:p text:style-name="P8"><text:span text:style-name="T30">-я, </text:span><text:span text:style-name="T35">с.</text:span></text:p>
            <text:p text:style-name="P8">1) Дія за знач. народити, народжувати і народитися, народжуватися. || Час появи на світ. <text:span text:style-name="T71">(ВТСУМ, 733)</text:span></text:p>
          </table:table-cell>
        </table:table-row>
        <table:table-row>
          <table:table-cell table:style-name="Dictionary.A2" table:number-rows-spanned="2" office:value-type="string">
            <text:p text:style-name="P9">САМОНАРОСТÁТИ</text:p>
            <text:p text:style-name="P8">-áю, -áєш, <text:span text:style-name="T63">дієсл., недок., перех., інд.-авт.,</text:span></text:p>
            <text:p text:style-name="P8">утворене способом <text:soft-page-break/>основословоскладання, похідне від слів: сáмо... і наростáти</text:p>
            <text:p text:style-name="P11">Неначе дзвін — поезія. Гуде</text:p>
            <text:p text:style-name="P8"><text:span text:style-name="T63">і </text:span><text:span text:style-name="T68">самонаростає</text:span><text:span text:style-name="T63"> аж до повні…</text:span><text:span text:style-name="T62"> </text:span><text:span text:style-name="T73">(П, ІІ, 150)</text:span></text:p>
          </table:table-cell>
          <table:table-cell table:style-name="Dictionary.B2" office:value-type="string">
            <text:p text:style-name="P9"><text:span text:style-name="T93">сáмо... </text:span><text:span text:style-name="T59">(див. </text:span><text:span text:style-name="T93">САМОВИВИ́ЩЕ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нароста́</text:span><text:span text:style-name="T48">ти</text:span></text:p>
            <text:p text:style-name="P8"><text:span text:style-name="T30">-ає, </text:span><text:span text:style-name="T35">недок.</text:span><text:span text:style-name="T30">, нарости, -те; </text:span><text:span text:style-name="T35">мин. ч.</text:span><text:span text:style-name="T30"> наріс, </text:span><text:soft-page-break/><text:span text:style-name="T30">наросла, наросло; </text:span><text:span text:style-name="T35">док.</text:span></text:p>
            <text:p text:style-name="P8"><text:span text:style-name="T11">3) </text:span><text:span text:style-name="T25">перен.</text:span><text:span text:style-name="T11"> Збільшувати свій об’єм, свою кількість, силу вияву і т. ін.</text:span><text:span text:style-name="T12"> </text:span><text:span text:style-name="T13">(ВТСУМ, 733-734)</text:span></text:p>
          </table:table-cell>
        </table:table-row>
        <table:table-row>
          <table:table-cell table:style-name="Dictionary.A2" table:number-rows-spanned="2" office:value-type="string">
            <text:p text:style-name="P9">САМООФÍРА</text:p>
            <text:p text:style-name="P8">-и, <text:span text:style-name="T62">ім., ж., 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сáмо</text:span><text:span text:style-name="T93">... і </text:span><text:span text:style-name="T49">офíра.</text:span></text:p>
            <text:p text:style-name="P11">…перейде крізь страстотерпця тіні</text:p>
            <text:p text:style-name="P11">пророк, свого цураючись лиця,</text:p>
            <text:p text:style-name="P11">в передчуванні віщого кінця</text:p>
            <text:p text:style-name="P8"><text:span text:style-name="T68">самоофіри</text:span><text:span text:style-name="T63"> й самовоскресіння.</text:span><text:span text:style-name="T62"> </text:span><text:span text:style-name="T73">(П, ІІ, 150)</text:span></text:p>
          </table:table-cell>
          <table:table-cell table:style-name="Dictionary.B2" office:value-type="string">
            <text:p text:style-name="P9"><text:span text:style-name="T93">сáмо... </text:span><text:span text:style-name="T59">(див. </text:span><text:span text:style-name="T93">САМОВИВИ́ЩЕ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8">же́</text:span><text:span text:style-name="T8">ртва (офі́</text:span><text:span text:style-name="T8">ра)</text:span></text:p>
            <text:p text:style-name="P8"><text:span text:style-name="T30">-и, </text:span><text:span text:style-name="T35">ж.</text:span></text:p>
            <text:p text:style-name="P8">1) За релігійними обрядами деяких народів — предмет або жива істота, яких приносили в дар богам.<text:span text:style-name="T87"> </text:span><text:span text:style-name="T88">(ВТСУМ, 366)</text:span></text:p>
          </table:table-cell>
        </table:table-row>
        <table:table-row>
          <table:table-cell table:style-name="Dictionary.A2" table:number-rows-spanned="2" office:value-type="string">
            <text:p text:style-name="P9">САМОПАЛÁННЯ</text:p>
            <text:p text:style-name="P8">-я, <text:span text:style-name="T62">ім., с., інд.-авт.,</text:span></text:p>
            <text:p text:style-name="P8"><text:span text:style-name="T75">утворене способом основословоскладання, похідне від </text:span><text:span text:style-name="T75">слів:</text:span><text:span text:style-name="T93"> </text:span><text:span text:style-name="T51">сáмо</text:span><text:span text:style-name="T93">... і </text:span><text:span text:style-name="T51">палáння.</text:span></text:p>
            <text:p text:style-name="P11">О як нестерпно хочеться подовжень</text:p>
            <text:p text:style-name="P8"><text:span text:style-name="T63">і невигасного </text:span><text:span text:style-name="T68">самопалання</text:span><text:span text:style-name="T63">!</text:span><text:span text:style-name="T62"> </text:span><text:span text:style-name="T73">(П, ІІ, 130)</text:span></text:p>
          </table:table-cell>
          <table:table-cell table:style-name="Dictionary.B2" office:value-type="string">
            <text:p text:style-name="P9"><text:span text:style-name="T93">сáмо... </text:span><text:span text:style-name="T59">(див. </text:span><text:span text:style-name="T93">САМОВИВИ́ЩЕ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пала́</text:span><text:span text:style-name="T48">ння</text:span></text:p>
            <text:p text:style-name="P8"><text:span text:style-name="T30">-я, </text:span><text:span text:style-name="T35">с.</text:span></text:p>
            <text:p text:style-name="P8">Дія за знач. палати. <text:span text:style-name="T71">(ВТСУМ, 876)</text:span></text:p>
          </table:table-cell>
        </table:table-row>
        <table:table-row>
          <table:table-cell table:style-name="Dictionary.A2" table:number-rows-spanned="2" office:value-type="string">
            <text:p text:style-name="P9">САМОПЕРЕРОСТÁННЯ</text:p>
            <text:p text:style-name="P8"><text:soft-page-break/>-я, <text:span text:style-name="T63">ім., с., 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сáмо</text:span><text:span text:style-name="T93">... і </text:span><text:span text:style-name="T51">переростáння.</text:span></text:p>
            <text:p text:style-name="P11">Отак: живи — і скній, живи — і скній,</text:p>
            <text:p text:style-name="P11">і як дійдеш <text:span text:style-name="T50">самопереростання</text:span>,</text:p>
            <text:p text:style-name="P11">і як збагнеш: ти власна жертва й кат,</text:p>
            <text:p text:style-name="P11">тоді збагнеш і смерть, як припадання</text:p>
            <text:p text:style-name="P8"><text:span text:style-name="T63">до обрію, як утрату всіх утрат.</text:span><text:span text:style-name="T62"> </text:span><text:span text:style-name="T73">(П, І, 203)</text:span></text:p>
          </table:table-cell>
          <table:table-cell table:style-name="Dictionary.B2" office:value-type="string">
            <text:p text:style-name="P9"><text:span text:style-name="T93">сáмо... </text:span><text:span text:style-name="T59">(див. </text:span><text:span text:style-name="T93">САМОВИВИ́ЩЕ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перероста́</text:span><text:span text:style-name="T48">ння</text:span></text:p>
            <text:p text:style-name="P8"><text:span text:style-name="T30">-я, </text:span><text:span text:style-name="T35">с.</text:span></text:p>
            <text:p text:style-name="P8">Дія за знач. переростати, перерости. <text:span text:style-name="T71">(ВТСУМ, 926)</text:span></text:p>
          </table:table-cell>
        </table:table-row>
        <table:table-row>
          <table:table-cell table:style-name="Dictionary.A2" table:number-rows-spanned="2" office:value-type="string">
            <text:p text:style-name="P9">САМОПІДТВÉРДЖУВАТИ</text:p>
            <text:p text:style-name="P8">-ую, -уєш, <text:span text:style-name="T63">дієсл., недок., перех., інд.-авт.,</text:span></text:p>
            <text:p text:style-name="P8"><text:span text:style-name="T75">утворене способом </text:span><text:span text:style-name="T75">основословоскладання, похідне від слів:</text:span><text:span text:style-name="T93"> </text:span><text:span text:style-name="T51">сáмо</text:span><text:span text:style-name="T93">... і </text:span><text:span text:style-name="T51">підтвéрджувати.</text:span></text:p>
            <text:p text:style-name="P11">Ще, слава Богу, тьмяний стовбур совісті</text:p>
            <text:p text:style-name="P11">признатись може весь до незбагненного,</text:p>
            <text:p text:style-name="P11">котре <text:span text:style-name="T49">самопідтверджує</text:span> її</text:p>
            <text:p text:style-name="P8"><text:span text:style-name="T63">і втаємничує…</text:span><text:span text:style-name="T62"> </text:span><text:span text:style-name="T73">(П, ІІ, 101)</text:span></text:p>
          </table:table-cell>
          <table:table-cell table:style-name="Dictionary.B2" office:value-type="string">
            <text:p text:style-name="P9"><text:span text:style-name="T93">сáмо... </text:span><text:span text:style-name="T59">(див. </text:span><text:span text:style-name="T93">САМОВИВИ́ЩЕ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підтве́</text:span><text:span text:style-name="T48">рджувати</text:span></text:p>
            <text:p text:style-name="P8"><text:span text:style-name="T30">-ую, -уєш, </text:span><text:span text:style-name="T35">недок.</text:span><text:span text:style-name="T30">, підтвердити, -джу, -диш, </text:span><text:span text:style-name="T35">док.</text:span><text:span text:style-name="T30">, </text:span><text:span text:style-name="T35">перех.</text:span><text:span text:style-name="T30"> </text:span><text:span text:style-name="T35">і без додатка</text:span><text:span text:style-name="T30">.</text:span></text:p>
            <text:p text:style-name="P8">Визнавати, засвідчувати правильність, достовірність, істинність чого-небудь. || Доводити достовірність, істинність чого-небудь, підкріплюючи фактами, доказами і т. ін. || Служити доказом правильності, істинності чого-небудь.<text:span text:style-name="T87"> </text:span><text:span text:style-name="T88">(ВТСУМ, 967)</text:span></text:p>
          </table:table-cell>
        </table:table-row>
        <table:table-row>
          <table:table-cell table:style-name="Dictionary.A2" table:number-rows-spanned="2" office:value-type="string">
            <text:p text:style-name="P9">САМОПОГИ́БА</text:p>
            <text:p text:style-name="P8"><text:soft-page-break/>-и, <text:span text:style-name="T62">ім., ж., інд.-авт.,</text:span></text:p>
            <text:p text:style-name="P8"><text:span text:style-name="T91">утворене способом основословоскладання, похідне від слів:</text:span><text:span text:style-name="T93"> </text:span><text:span text:style-name="T51">сáмо</text:span><text:span text:style-name="T93">... і </text:span><text:span text:style-name="T51">поги́ба.</text:span></text:p>
            <text:p text:style-name="P11">Господи, Господи, о осторонь</text:p>
            <text:p text:style-name="P11">душі гулкі, що, заслухані в тугу,</text:p>
            <text:p text:style-name="P11">немочі власної люблять наругу,</text:p>
            <text:p text:style-name="P8"><text:span text:style-name="T68">самопогиби</text:span><text:span text:style-name="T63"> високий огонь.</text:span><text:span text:style-name="T62"> </text:span><text:span text:style-name="T73">(П, ІІ, 74-75)</text:span></text:p>
          </table:table-cell>
          <table:table-cell table:style-name="Dictionary.B2" office:value-type="string">
            <text:p text:style-name="P9"><text:span text:style-name="T93">сáмо... </text:span><text:span text:style-name="T59">(див. </text:span><text:span text:style-name="T93">САМОВИВИ́ЩЕ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Поги́</text:span><text:span text:style-name="T48">бель (поги́</text:span><text:span text:style-name="T48">ба)</text:span><text:soft-page-break/></text:p>
            <text:p text:style-name="P8"><text:span text:style-name="T35">і рідко </text:span><text:span text:style-name="T30">погибіль, -і, </text:span><text:span text:style-name="T35">ж.</text:span></text:p>
            <text:p text:style-name="P8"><text:span text:style-name="T11">Передчасна, насильницька смерть; гибель. || Руйнування, занепад, знищення чого-небудь. || </text:span><text:span text:style-name="T25">перен.</text:span><text:span text:style-name="T11"> Кінець існування чого-небудь; зникнення. </text:span><text:span text:style-name="T25">Згинати в три погибелі</text:span><text:span text:style-name="T11">.</text:span><text:span text:style-name="T12"> </text:span><text:span text:style-name="T13">(ВТСУМ, 1003)</text:span></text:p>
          </table:table-cell>
        </table:table-row>
        <table:table-row>
          <table:table-cell table:style-name="Dictionary.A2" table:number-rows-spanned="2" office:value-type="string">
            <text:p text:style-name="P9">САМОПОДÓВЖЕНИЙ</text:p>
            <text:p text:style-name="P8"><text:span text:style-name="T79">-а, -е,</text:span><text:span text:style-name="T62"> </text:span><text:span text:style-name="T63">прикм., інд.-авт.,</text:span></text:p>
            <text:p text:style-name="P8">утворене способом основословоскладання, похідне від слів: <text:span text:style-name="T50">сáмо</text:span>... і <text:span text:style-name="T50">подóвжений.</text:span></text:p>
            <text:p text:style-name="P11">Хто б збагнув</text:p>
            <text:p text:style-name="P11">оці дороги — без кінця і краю</text:p>
            <text:p text:style-name="P8"><text:span text:style-name="T68">самоподовжені</text:span><text:span text:style-name="T63">?</text:span><text:span text:style-name="T62"> </text:span><text:span text:style-name="T73">(П, ІІ, 100)</text:span></text:p>
          </table:table-cell>
          <table:table-cell table:style-name="Dictionary.B2" office:value-type="string">
            <text:p text:style-name="P9"><text:span text:style-name="T93">сáмо... </text:span><text:span text:style-name="T59">(див. </text:span><text:span text:style-name="T93">САМОВИВИ́ЩЕ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подо́</text:span><text:span text:style-name="T48">вжений</text:span></text:p>
            <text:p text:style-name="P8">-а, -е.</text:p>
            <text:p text:style-name="P8"><text:span text:style-name="T31">1) Дієприкм. пас. мин. ч. до подовжити. || подо́вжено, </text:span><text:span text:style-name="T36">безос.</text:span><text:span text:style-name="T31"> </text:span><text:span text:style-name="T36">присудк. сл.</text:span><text:span text:style-name="T32"> </text:span><text:span text:style-name="T33">(ВТСУМ, 1009)</text:span></text:p>
          </table:table-cell>
        </table:table-row>
        <table:table-row>
          <table:table-cell table:style-name="Dictionary.A2" table:number-rows-spanned="2" office:value-type="string">
            <text:p text:style-name="P9">САМОПОМИНÁННЯ</text:p>
            <text:p text:style-name="P8">-я, <text:span text:style-name="T62">ім., с., інд.-авт.,</text:span></text:p>
            <text:p text:style-name="P8"><text:span text:style-name="T75">утворене способом основословосклада</text:span><text:span text:style-name="T75">ння, похідне від слів:</text:span><text:span text:style-name="T93"> </text:span><text:span text:style-name="T51">сáмо</text:span><text:span text:style-name="T93">... і </text:span><text:span text:style-name="T51">поминáння.</text:span></text:p>
            <text:p text:style-name="P11">Ти загубився в горі — не знайтись</text:p>
            <text:p text:style-name="P11">у чорноводді змовклого волання,</text:p>
            <text:p text:style-name="P11"><text:soft-page-break/>в ропі чекань і <text:span text:style-name="T49">самопоминання</text:span></text:p>
            <text:p text:style-name="P8"><text:span text:style-name="T63">і гуку, що доносить благовість.</text:span><text:span text:style-name="T62"> </text:span><text:span text:style-name="T73">(П, ІІ, 111)</text:span></text:p>
          </table:table-cell>
          <table:table-cell table:style-name="Dictionary.B2" office:value-type="string">
            <text:p text:style-name="P9"><text:span text:style-name="T93">сáмо... </text:span><text:span text:style-name="T59">(див. </text:span><text:span text:style-name="T93">САМОВИВИ́ЩЕ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помина́</text:span><text:span text:style-name="T48">ння</text:span></text:p>
            <text:p text:style-name="P8"><text:span text:style-name="T30">-я, </text:span><text:span text:style-name="T35">с.</text:span></text:p>
            <text:p text:style-name="P8">1) Дія за знач. поминати <text:span text:style-name="T71">(ВТСУМ, 1041)</text:span></text:p>
          </table:table-cell>
        </table:table-row>
        <table:table-row>
          <table:table-cell table:style-name="Dictionary.A2" table:number-rows-spanned="2" office:value-type="string">
            <text:p text:style-name="P9">САМОПОСТА́ННЯ</text:p>
            <text:p text:style-name="P8">-я, <text:span text:style-name="T62">ім., с., 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сáмо</text:span><text:span text:style-name="T93">... і </text:span><text:span text:style-name="T51">поста́ння </text:span><text:span text:style-name="T78">(від </text:span><text:span text:style-name="T83">постава́</text:span><text:span text:style-name="T83">ти</text:span><text:span text:style-name="T78">).</text:span></text:p>
            <text:p text:style-name="P11">По ліву руку — древній, аж до ер</text:p>
            <text:p text:style-name="P11"><text:span text:style-name="T49">самопостання</text:span>, гоном безберегим,</text:p>
            <text:p text:style-name="P11">щовбом смертельним, що наліг на серце</text:p>
            <text:p text:style-name="P11">і наслухає втомлене буття - </text:p>
            <text:p text:style-name="P11">той древній світ — і радісний і тужний - </text:p>
            <text:p text:style-name="P8"><text:span text:style-name="T63">непам’яті.</text:span><text:span text:style-name="T62"> </text:span><text:span text:style-name="T73">(П, ІІ, 136)</text:span></text:p>
          </table:table-cell>
          <table:table-cell table:style-name="Dictionary.B2" office:value-type="string">
            <text:p text:style-name="P9"><text:span text:style-name="T93">сáмо... </text:span><text:span text:style-name="T59">(див. </text:span><text:span text:style-name="T93">САМОВИВИ́ЩЕ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постава́</text:span><text:span text:style-name="T48">ти</text:span></text:p>
            <text:p text:style-name="P8"><text:span text:style-name="T29">I </text:span><text:span text:style-name="T30">-ає́</text:span><text:span text:style-name="T30">, </text:span><text:span text:style-name="T35">недок.</text:span><text:span text:style-name="T30">, поста́</text:span><text:span text:style-name="T30">ти, -а́</text:span><text:span text:style-name="T30">не, </text:span><text:span text:style-name="T35">док.</text:span></text:p>
            <text:p text:style-name="P8">2) Зароджуватися, брати початок, походити від чого-небудь. || Виникати внаслідок яких-небудь причин, збігу відповідних умов, обставин і т. ін. || Ставати актуальним, першочерговим, набувати в певних умовах дуже великого значення.<text:span text:style-name="T87"> </text:span><text:span text:style-name="T88">(ВТСУМ, 1082)</text:span></text:p>
          </table:table-cell>
        </table:table-row>
        <table:table-row>
          <table:table-cell table:style-name="Dictionary.A2" table:number-rows-spanned="2" office:value-type="string">
            <text:p text:style-name="P9">САМОПРОМИНÁННЯ</text:p>
            <text:p text:style-name="P8">-я, <text:span text:style-name="T62">ім., с., інд.-авт.,</text:span></text:p>
            <text:p text:style-name="P8"><text:span text:style-name="T75">утворене способом основословоскладання, похідне від </text:span><text:span text:style-name="T75">слів:</text:span><text:span text:style-name="T93"> </text:span><text:span text:style-name="T51">сáмо</text:span><text:span text:style-name="T93">... і </text:span><text:span text:style-name="T51">проминáння.</text:span></text:p>
            <text:p text:style-name="P11">В дорозі довгих <text:span text:style-name="T49">самопроминань</text:span></text:p>
            <text:p text:style-name="P11">під знадою земного притягання</text:p>
            <text:p text:style-name="P8"><text:span text:style-name="T63">проносяться від ранку до смеркання.</text:span><text:span text:style-name="T62"> </text:span><text:soft-page-break/><text:span text:style-name="T73">(П, І, 44)</text:span></text:p>
          </table:table-cell>
          <table:table-cell table:style-name="Dictionary.B2" office:value-type="string">
            <text:p text:style-name="P9"><text:span text:style-name="T93">сáмо... </text:span><text:span text:style-name="T59">(див. </text:span><text:span text:style-name="T93">САМОВИВИ́ЩЕ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промина́</text:span><text:span text:style-name="T48">ння</text:span></text:p>
            <text:p text:style-name="P8"><text:span text:style-name="T29">I </text:span><text:span text:style-name="T30">-я, </text:span><text:span text:style-name="T35">с.</text:span></text:p>
            <text:p text:style-name="P8">Дія за знач. проминати <text:span text:style-name="T71">(ВТСУМ, 1159)</text:span></text:p>
          </table:table-cell>
        </table:table-row>
        <table:table-row>
          <table:table-cell table:style-name="Dictionary.A2" table:number-rows-spanned="2" office:value-type="string">
            <text:p text:style-name="P9">САМОПРОТИСТОЯ́ННЯ</text:p>
            <text:p text:style-name="P8"><text:span text:style-name="T1">-</text:span>я, <text:span text:style-name="T62">ім., с., 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сáмо</text:span><text:span text:style-name="T93">... і </text:span><text:span text:style-name="T51">протистоя́ння.</text:span></text:p>
            <text:p text:style-name="P11">О вирвись, залишивши вирву</text:p>
            <text:p text:style-name="P11">у грудях, і роздмухай грань</text:p>
            <text:p text:style-name="P11">моїх <text:span text:style-name="T49">самопротистоянь</text:span></text:p>
            <text:p text:style-name="P8"><text:span text:style-name="T63">і дай напитися з потиру.</text:span><text:span text:style-name="T62"> </text:span><text:span text:style-name="T73">(П, ІІ, 195)</text:span></text:p>
          </table:table-cell>
          <table:table-cell table:style-name="Dictionary.B2" office:value-type="string">
            <text:p text:style-name="P9"><text:span text:style-name="T93">сáмо... </text:span><text:span text:style-name="T59">(див. </text:span><text:span text:style-name="T93">САМОВИВИ́ЩЕ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протистоя́</text:span><text:span text:style-name="T48">ння</text:span></text:p>
            <text:p text:style-name="P8"><text:span text:style-name="T30">-я, </text:span><text:span text:style-name="T35">с.</text:span></text:p>
            <text:p text:style-name="P8">1) Дія за знач. протистояти. <text:span text:style-name="T71">(ВТСУМ, 1174)</text:span></text:p>
          </table:table-cell>
        </table:table-row>
        <table:table-row>
          <table:table-cell table:style-name="Dictionary.A2" table:number-rows-spanned="2" office:value-type="string">
            <text:p text:style-name="P9">САМОСТРÍЛ</text:p>
            <text:p text:style-name="P8">-у, <text:span text:style-name="T62">ім., ч., інд.-авт.,</text:span></text:p>
            <text:p text:style-name="P8"><text:span text:style-name="T75">утворене способом основословосклада</text:span><text:span text:style-name="T75">ння, похідне від слів:</text:span><text:span text:style-name="T79"> </text:span><text:span text:style-name="T51">сáмо</text:span><text:span text:style-name="T93">... і </text:span><text:span text:style-name="T51">стріл.</text:span></text:p>
            <text:p text:style-name="P11">Як рура, кругла вулиця,</text:p>
            <text:p text:style-name="P11">гулка од гуду бджіл,</text:p>
            <text:p text:style-name="P11">маленький хлопчик щулиться,</text:p>
            <text:p text:style-name="P8"><text:span text:style-name="T63">бо ж сонце — </text:span><text:span text:style-name="T68">самостріл</text:span><text:span text:style-name="T63">.</text:span><text:span text:style-name="T62"> </text:span><text:span text:style-name="T73">(П, ІІ, 275)</text:span></text:p>
          </table:table-cell>
          <table:table-cell table:style-name="Dictionary.B2" office:value-type="string">
            <text:p text:style-name="P12"><text:span text:style-name="T51">сáмо... </text:span><text:span text:style-name="T93">(див. </text:span><text:span text:style-name="T51">САМОВИВИ́ЩЕННЯ</text:span><text:span text:style-name="T93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По́</text:span><text:span text:style-name="T48">стріл (стріл)</text:span></text:p>
            <text:p text:style-name="P8"><text:span text:style-name="T30">-у, </text:span><text:span text:style-name="T35">ч.</text:span></text:p>
            <text:p text:style-name="P8">1) Виліт кулі або снаряда з каналу ствола вогнепальної зброї, спричинений вибухом порохового заряду. || Виліт кульки з дула пневматичної зброї. || Звук від вибуху порохового заряду в каналі ствола вогнепальної зброї.<text:span text:style-name="T87"> </text:span><text:span text:style-name="T88">(ВТСУМ, 1085)</text:span></text:p>
          </table:table-cell>
        </table:table-row>
        <table:table-row>
          <table:table-cell table:style-name="Dictionary.A2" table:number-rows-spanned="2" office:value-type="string">
            <text:p text:style-name="P9">САМОСТРУМУВÁННЯ</text:p>
            <text:p text:style-name="P8">-я, <text:span text:style-name="T62">ім., с., інд.-авт.,</text:span></text:p>
            <text:p text:style-name="P8"><text:span text:style-name="T75">утворене способом </text:span><text:span text:style-name="T75">основословоскладання, похідне від слів:</text:span><text:span text:style-name="T93"> </text:span><text:soft-page-break/><text:span text:style-name="T51">сáмо</text:span><text:span text:style-name="T93">... і </text:span><text:span text:style-name="T51">струмувáння.</text:span></text:p>
            <text:p text:style-name="P11">…аби в останньому пориві,</text:p>
            <text:p text:style-name="P11">у плині <text:span text:style-name="T49">самострумувань</text:span></text:p>
            <text:p text:style-name="P11">ураз зайти за власну грань,</text:p>
            <text:p text:style-name="P8"><text:span text:style-name="T63">пірнути в смертні переливи.</text:span><text:span text:style-name="T62"> </text:span><text:span text:style-name="T73">(П, І, 169)</text:span></text:p>
          </table:table-cell>
          <table:table-cell table:style-name="Dictionary.B2" office:value-type="string">
            <text:p text:style-name="P9"><text:span text:style-name="T93">сáмо... </text:span><text:span text:style-name="T59">(див. </text:span><text:span text:style-name="T93">САМОВИВИ́ЩЕ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струмува́</text:span><text:span text:style-name="T48">ння</text:span></text:p>
            <text:p text:style-name="P8"><text:span text:style-name="T30">-я, </text:span><text:span text:style-name="T35">с.</text:span></text:p>
            <text:p text:style-name="P8"><text:span text:style-name="T31">Дія за знач. струмувати. </text:span><text:span text:style-name="T36">Струмування </text:span><text:soft-page-break/><text:span text:style-name="T36">повітря.</text:span><text:span text:style-name="T32"> </text:span><text:span text:style-name="T33">(ВТСУМ, 1405)</text:span></text:p>
          </table:table-cell>
        </table:table-row>
        <table:table-row>
          <table:table-cell table:style-name="Dictionary.A2" office:value-type="string">
            <text:p text:style-name="P9">САМОТИ́ННИЙ</text:p>
            <text:p text:style-name="P8">-а, -е, <text:span text:style-name="T63">прикм., </text:span><text:span text:style-name="T62">інд.-авт.,</text:span></text:p>
            <text:p text:style-name="P8"><text:span text:style-name="T54">утворене суфіксальним способом, похідне від слова</text:span> <text:span text:style-name="T50">самоти́на.</text:span></text:p>
            <text:p text:style-name="P11">Спиваєш тугу <text:span text:style-name="T49">самотинну</text:span></text:p>
            <text:p text:style-name="P11">і душу, мов малу дитину,</text:p>
            <text:p text:style-name="P8"><text:span text:style-name="T63">до рання присипляєш: спи.</text:span><text:span text:style-name="T62"> </text:span><text:span text:style-name="T73">(П, ІІ, 182)</text:span></text:p>
          </table:table-cell>
          <table:table-cell table:style-name="Dictionary.B2" office:value-type="string">
            <text:p text:style-name="P8"><text:span text:style-name="T48">Самота́</text:span><text:span text:style-name="T48"> (</text:span><text:span text:style-name="T70">самоти́</text:span><text:span text:style-name="T70">на́</text:span><text:span text:style-name="T48">)</text:span></text:p>
            <text:p text:style-name="P8"><text:span text:style-name="T30">-и, </text:span><text:span text:style-name="T35">ж.</text:span></text:p>
            <text:p text:style-name="P8">1) Стан за знач. самітний, самотній; самотність. || Гостре відчуття відокремленості, ізольованості від кого-, чого-небудь. <text:span text:style-name="T71">(ВТСУМ, 1291)</text:span></text:p>
          </table:table-cell>
        </table:table-row>
        <table:table-row>
          <table:table-cell table:style-name="Dictionary.A2" table:number-rows-spanned="2" office:value-type="string">
            <text:p text:style-name="P9">САМОУНИКÁННЯ</text:p>
            <text:p text:style-name="P8">-я, <text:span text:style-name="T62">ім., с., 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сáмо</text:span><text:span text:style-name="T93">... і </text:span><text:span text:style-name="T51">уникáння.</text:span></text:p>
            <text:p text:style-name="P11">Коли спромога <text:span text:style-name="T49">самоуникань</text:span></text:p>
            <text:p text:style-name="P11">при узголів’ї спалахом прозріння</text:p>
            <text:p text:style-name="P11">відкриється тобі, як благостиня</text:p>
            <text:p text:style-name="P8"><text:span text:style-name="T63">прощень, опрощень, прощ і прощавань.</text:span><text:span text:style-name="T62"> </text:span><text:span text:style-name="T73">(П, І, 62)</text:span></text:p>
          </table:table-cell>
          <table:table-cell table:style-name="Dictionary.B2" office:value-type="string">
            <text:p text:style-name="P12"><text:span text:style-name="T51">сáмо... </text:span><text:span text:style-name="T93">(див. </text:span><text:span text:style-name="T51">САМОВИВИ́ЩЕННЯ</text:span><text:span text:style-name="T93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уника́</text:span><text:span text:style-name="T48">ння</text:span></text:p>
            <text:p text:style-name="P8"><text:span text:style-name="T30">-я, </text:span><text:span text:style-name="T35">с.</text:span></text:p>
            <text:p text:style-name="P8">Дія за знач. уникати. <text:span text:style-name="T71">(ВТСУМ, 1507)</text:span></text:p>
          </table:table-cell>
        </table:table-row>
        <table:table-row>
          <table:table-cell table:style-name="Dictionary.A2" table:number-rows-spanned="2" office:value-type="string">
            <text:p text:style-name="P9">СВІТИ́-ГАЛАЇ́</text:p>
            <text:p text:style-name="P8"><text:soft-page-break/>світі́в-галаї́в, <text:span text:style-name="T62">ім., мн., інд.-авт.,</text:span></text:p>
            <text:p text:style-name="P8">утворене способом словоскладання, похідне від слів: <text:span text:style-name="T50">світ</text:span> і <text:span text:style-name="T50">гала́й </text:span><text:span text:style-name="T55">(від </text:span><text:span text:style-name="T50">гала́світа</text:span><text:span text:style-name="T55">).</text:span></text:p>
            <text:p text:style-name="P11">На тебе чатують <text:span text:style-name="T49">світи–галаї</text:span>.</text:p>
            <text:p text:style-name="P8"><text:span text:style-name="T63">Прощальний — як подим пожарищ — той спогад.</text:span><text:span text:style-name="T62"> </text:span><text:span text:style-name="T73">(П, І, 98)</text:span></text:p>
          </table:table-cell>
          <table:table-cell table:style-name="Dictionary.B2" office:value-type="string">
            <text:p text:style-name="P9"><text:span text:style-name="T93">сáмо... </text:span><text:span text:style-name="T59">(див. </text:span><text:span text:style-name="T93">САМОВИВИ́ЩЕ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гала́</text:span><text:span text:style-name="T48">світа</text:span></text:p>
            <text:p text:style-name="P8"><text:span text:style-name="T35">присл.</text:span><text:span text:style-name="T30">, </text:span><text:span text:style-name="T35">діал.</text:span></text:p>
            <text:p text:style-name="P8">Невідомо куди; кудись.<text:span text:style-name="T87"> </text:span><text:span text:style-name="T88">(ВТСУМ, 218)</text:span></text:p>
          </table:table-cell>
        </table:table-row>
        <table:table-row>
          <table:table-cell table:style-name="Dictionary.A2" table:number-rows-spanned="2" office:value-type="string">
            <text:p text:style-name="P9">СЕБЕКРÁЙ</text:p>
            <text:p text:style-name="P8">-ю, <text:span text:style-name="T62">ім., ч., інд.-авт.,</text:span></text:p>
            <text:p text:style-name="P8"><text:span text:style-name="T75">утворене способом зрощення, похідне </text:span><text:span text:style-name="T75">від слів:</text:span><text:span text:style-name="T93"> </text:span><text:span text:style-name="T51">себé</text:span><text:span text:style-name="T93"> і </text:span><text:span text:style-name="T51">край.</text:span></text:p>
            <text:p text:style-name="P11">І все то — зá: дарунок сили</text:p>
            <text:p text:style-name="P11">за <text:span text:style-name="T49">себекраєм</text:span>: на, візьми,</text:p>
            <text:p text:style-name="P11">аби дороги доль гуділи</text:p>
            <text:p text:style-name="P8"><text:span text:style-name="T63">всіма серцями і грудьми.</text:span><text:span text:style-name="T62"> </text:span><text:span text:style-name="T85">(П, І, 100);</text:span></text:p>
            <text:p text:style-name="P8"><text:span text:style-name="T63">оця утеча геть за </text:span><text:span text:style-name="T68">себекрай</text:span><text:span text:style-name="T63"> - </text:span></text:p>
            <text:p text:style-name="P8"><text:span text:style-name="T63">то ніби виснений в дитинстві син…</text:span><text:span text:style-name="T62"> </text:span><text:span text:style-name="T73">(П, І, 203)</text:span></text:p>
          </table:table-cell>
          <table:table-cell table:style-name="Dictionary.B2" office:value-type="string">
            <text:p text:style-name="P9"><text:span text:style-name="T93">сáмо... </text:span><text:span text:style-name="T59">(див. </text:span><text:span text:style-name="T93">САМОВИВИ́ЩЕН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1">край </text:span><text:span text:style-name="T56">(див. </text:span><text:span text:style-name="T51">КРАЙСЕБÉ</text:span><text:span text:style-name="T56">)</text:span></text:p>
          </table:table-cell>
        </table:table-row>
        <table:table-row>
          <table:table-cell table:style-name="Dictionary.A2" table:number-rows-spanned="2" office:value-type="string">
            <text:p text:style-name="P9">СЕМИГÓРИ</text:p>
            <text:p text:style-name="P8">-гíр, <text:span text:style-name="T62">ім., мн., інд.-авт.,</text:span></text:p>
            <text:p text:style-name="P8"><text:span text:style-name="T75">утворене способом основоскладання, похідне від слів:</text:span><text:span text:style-name="T93"> </text:span><text:span text:style-name="T51">сім</text:span><text:span text:style-name="T93"> і </text:span><text:span text:style-name="T51">гóри.</text:span></text:p>
            <text:p text:style-name="P11">І що кигиче в мертвій цій пустелі?</text:p>
            <text:p text:style-name="P11"><text:soft-page-break/>Киги-киги — мов чайка з-над Дніпра.</text:p>
            <text:p text:style-name="P11">О <text:span text:style-name="T49">семигори</text:span> горя, цвинтар велій,</text:p>
            <text:p text:style-name="P8"><text:span text:style-name="T63">і я тут згину, як прийде пора? </text:span><text:span text:style-name="T73">(П, І, 100)</text:span></text:p>
          </table:table-cell>
          <table:table-cell table:style-name="Dictionary.B2" office:value-type="string">
            <text:p text:style-name="P9">сім</text:p>
            <text:p text:style-name="P8"><text:span text:style-name="T29">I </text:span><text:span text:style-name="T30">семи </text:span><text:span text:style-name="T35">і </text:span><text:span text:style-name="T30">сімох, </text:span><text:span text:style-name="T35">числ.</text:span><text:span text:style-name="T30"> </text:span><text:span text:style-name="T35">кільк.</text:span></text:p>
            <text:p text:style-name="P8"><text:span text:style-name="T11">Назва числа і цифри 7. || </text:span><text:span text:style-name="T25">чого</text:span><text:span text:style-name="T11">. Кількість із 7 одиниць. </text:span><text:span text:style-name="T14">(ВТСУМ, 1323)</text:span></text:p>
          </table:table-cell>
        </table:table-row>
        <table:table-row>
          <table:covered-table-cell/>
          <table:table-cell table:style-name="Dictionary.B2" office:value-type="string">
            <text:p text:style-name="P10">гора́</text:p>
            <text:p text:style-name="P8"><text:soft-page-break/><text:span text:style-name="T30">-и, </text:span><text:span text:style-name="T35">ж.</text:span></text:p>
            <text:p text:style-name="P8">1) Значне підвищення над навколишньою місцевістю або серед інших підвищень. || <text:span text:style-name="T61">тільки мн.</text:span> Гориста місцевість, країна.</text:p>
            <text:p text:style-name="P8"><text:span text:style-name="T11">2) </text:span><text:span text:style-name="T25">чого</text:span><text:span text:style-name="T11">. Велика кількість чого-небудь складеного в купу; багато чогось.</text:span><text:span text:style-name="T12"> </text:span><text:span text:style-name="T13">(ВТСУМ, 254)</text:span></text:p>
          </table:table-cell>
        </table:table-row>
        <table:table-row>
          <table:table-cell table:style-name="Dictionary.A2" table:number-rows-spanned="2" office:value-type="string">
            <text:p text:style-name="P9">СЕРЦЕÓК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кладнофлективним способом, похідне від слів:</text:span><text:span text:style-name="T93"> </text:span><text:span text:style-name="T51">сéрце</text:span><text:span text:style-name="T93"> і </text:span><text:span text:style-name="T51">óко.</text:span></text:p>
            <text:p text:style-name="P11">Сто плах перейди, <text:span text:style-name="T49">серцеокий</text:span>,</text:p>
            <text:p text:style-name="P8"><text:span text:style-name="T63">сто плах, сто багать, сто голгоф… </text:span><text:span text:style-name="T73">(П, І, 180)</text:span></text:p>
          </table:table-cell>
          <table:table-cell table:style-name="Dictionary.B2" office:value-type="string">
            <text:p text:style-name="P8"><text:span text:style-name="T51">сéрце </text:span><text:span text:style-name="T56">(див. </text:span><text:span text:style-name="T51">ГЛИ́Б-СИ́НЬ-СЕ́РЦЕ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1">óко </text:span><text:span text:style-name="T56">(див. </text:span><text:span text:style-name="T51">ВСЕО́ЧІ</text:span><text:span text:style-name="T56">)</text:span></text:p>
          </table:table-cell>
        </table:table-row>
        <table:table-row>
          <table:table-cell table:style-name="Dictionary.A2" table:number-rows-spanned="2" office:value-type="string">
            <text:p text:style-name="P9">СЛОВОТÉЧА</text:p>
            <text:p text:style-name="P8">-і, <text:span text:style-name="T62">ім., ж., інд.-авт.,</text:span></text:p>
            <text:p text:style-name="P8"><text:span text:style-name="T75">утворене способом основоскладання і нульсуфіксальним, похідне від слів:</text:span><text:span text:style-name="T93"> </text:span><text:span text:style-name="T51">слóво</text:span><text:span text:style-name="T93"> і </text:span><text:span text:style-name="T51">текти́.</text:span></text:p>
            <text:p text:style-name="P11">Слова, слова, слова — задосить <text:span text:style-name="T49">словотечі</text:span>,</text:p>
            <text:p text:style-name="P8"><text:span text:style-name="T63">німують бо предтечі, доба гряде нова. </text:span><text:soft-page-break/><text:span text:style-name="T73">(П, ІІ, 292)</text:span></text:p>
          </table:table-cell>
          <table:table-cell table:style-name="Dictionary.B2" office:value-type="string">
            <text:p text:style-name="P8"><text:span text:style-name="T48">сло́</text:span><text:span text:style-name="T48">во</text:span></text:p>
            <text:p text:style-name="P8"><text:span text:style-name="T30">-а, </text:span><text:span text:style-name="T35">с.</text:span></text:p>
            <text:p text:style-name="P8">1) Мовна одиниця, що являє собою звукове вираження поняття про предмет або явище об’єктивного світу. || Заклинання, що, за марновірним уявленням, має магічну силу. || В обчислювальній техніці — послідовність символів («літер») для позначення виду <text:soft-page-break/>даних, повідомлення і т. ін.</text:p>
            <text:p text:style-name="P8"><text:span text:style-name="T11">4) Обіцянка виконати що-небудь. || Згода на шлюб. </text:span><text:span text:style-name="T25">Дотримати [свого] слова</text:span><text:span text:style-name="T11">. </text:span><text:span text:style-name="T14">(ВТСУМ, 1344-1345)</text:span></text:p>
          </table:table-cell>
        </table:table-row>
        <table:table-row>
          <table:covered-table-cell/>
          <table:table-cell table:style-name="Dictionary.B2" office:value-type="string">
            <text:p text:style-name="P10">текти́</text:p>
            <text:p text:style-name="P8"><text:span text:style-name="T30">тече; </text:span><text:span text:style-name="T35">мин. ч.</text:span><text:span text:style-name="T30"> тік, текла, текло; </text:span><text:span text:style-name="T35">наказ. сп.</text:span><text:span text:style-name="T30"> течи; </text:span><text:span text:style-name="T35">недок.</text:span></text:p>
            <text:p text:style-name="P8"><text:span text:style-name="T11">2) Струменіти, литися (про рідину). || </text:span><text:span text:style-name="T25">безос.</text:span><text:span text:style-name="T11"> || </text:span><text:span text:style-name="T25">перен.</text:span><text:span text:style-name="T11"> Поширюватися в повітрі (про світло, запах тощо). || </text:span><text:span text:style-name="T25">перен.</text:span><text:span text:style-name="T11"> Звучати плавно, рівно та безперервно (про звуки, слова тощо). || </text:span><text:span text:style-name="T25">перен.</text:span><text:span text:style-name="T11"> Виникати в певній послідовності, іти одна за одною (про думки). || </text:span><text:span text:style-name="T25">перен.</text:span><text:span text:style-name="T11"> </text:span><text:span text:style-name="T11">Відбуватися (про розмову, бесіду). || </text:span><text:span text:style-name="T25">перен.</text:span><text:span text:style-name="T11"> Хвилеподібно спадати (про волосся).</text:span><text:span text:style-name="T12"> </text:span><text:span text:style-name="T13">(ВТСУМ, 1436)</text:span></text:p>
          </table:table-cell>
        </table:table-row>
        <table:table-row>
          <table:table-cell table:style-name="Dictionary.A2" table:number-rows-spanned="2" office:value-type="string">
            <text:p text:style-name="P9">СМЕРТЕІСНУВÁННЯ</text:p>
            <text:p text:style-name="P8">-я, <text:span text:style-name="T62">ім., с., інд.-авт.,</text:span></text:p>
            <text:p text:style-name="P8"><text:span text:style-name="T75">утворене способом основословосклада</text:span><text:span text:style-name="T75">ння, похідне від </text:span><text:span text:style-name="T75">слів:</text:span><text:span text:style-name="T93"> </text:span><text:span text:style-name="T51">смерть</text:span><text:span text:style-name="T93"> і </text:span><text:span text:style-name="T51">існувáння.</text:span></text:p>
            <text:p text:style-name="P11">Сховатися од долі — не судилось.</text:p>
            <text:p text:style-name="P11">Ударив грім — і зразу шкереберть</text:p>
            <text:p text:style-name="P11">пішло життя. І ость ти — все, що <text:soft-page-break/>снилось,</text:p>
            <text:p text:style-name="P8"><text:span text:style-name="T63">як </text:span><text:span text:style-name="T68">смертеіснування</text:span><text:span text:style-name="T63"> й життєсмерть. </text:span><text:span text:style-name="T73">(П, І, 83)</text:span></text:p>
          </table:table-cell>
          <table:table-cell table:style-name="Dictionary.B2" office:value-type="string">
            <text:p text:style-name="P8"><text:span text:style-name="T51">смерть </text:span><text:span text:style-name="T59">(див. </text:span><text:span text:style-name="T51">ЖИТТЄСМÉРТЬ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існува́</text:span><text:span text:style-name="T48">ння</text:span></text:p>
            <text:p text:style-name="P8"><text:span text:style-name="T30">-я, </text:span><text:span text:style-name="T35">с.</text:span></text:p>
            <text:p text:style-name="P8">1) <text:span text:style-name="T61">тільки одн.</text:span> Буття; наявність кого-, чого-небудь у дійсності.</text:p>
            <text:p text:style-name="P8">2) Життя, спосіб життя.<text:span text:style-name="T87"> </text:span><text:span text:style-name="T88">(ВТСУМ, 506)</text:span></text:p>
          </table:table-cell>
        </table:table-row>
        <table:table-row>
          <table:table-cell table:style-name="Dictionary.A2" office:value-type="string">
            <text:p text:style-name="P9">СНÍННЯ</text:p>
            <text:p text:style-name="P8">-нь, <text:span text:style-name="T62">ім., мн., інд.-авт.,</text:span></text:p>
            <text:p text:style-name="P8"><text:span text:style-name="T75">утворене суфіксальним способом, похідне від слова</text:span> <text:span text:style-name="T50">сон</text:span></text:p>
            <text:p text:style-name="P11">Немов рубін у чорнім адамашку,</text:p>
            <text:p text:style-name="P11">обачно критий білим німуванням,</text:p>
            <text:p text:style-name="P11">так <text:span text:style-name="T49">снінь</text:span> моїх озерце шарлатове</text:p>
            <text:p text:style-name="P8"><text:span text:style-name="T63">лямує обережок начувань… </text:span><text:span text:style-name="T73">(П, І, 121)</text:span></text:p>
          </table:table-cell>
          <table:table-cell table:style-name="Dictionary.B2" office:value-type="string">
            <text:p text:style-name="P9">сон</text:p>
            <text:p text:style-name="P8"><text:span text:style-name="T29">I </text:span><text:span text:style-name="T30">сну, </text:span><text:span text:style-name="T35">ч.</text:span></text:p>
            <text:p text:style-name="P8"><text:span text:style-name="T31">1) Фізіологічний стан спокою організму людини і тварини, що настає періодично і супроводиться повною або частковою втратою свідомості й ослабленням ряду фізіологічних процесів. || Те саме, що </text:span><text:span text:style-name="T31">спання. || Те саме, що сплячка 1). || </text:span><text:span text:style-name="T36">спец.</text:span><text:span text:style-name="T31"> </text:span><text:span text:style-name="T31">Стан рослини, за якого відбувається зміна в положенні листя або пелюсток квітки під впливом зміни освітлення і </text:span><text:span text:style-name="T31">температури. || Зимове завмирання рослин.</text:span></text:p>
            <text:p text:style-name="P8"><text:span text:style-name="T11">2) Те, що сниться; сновидіння. || </text:span><text:span text:style-name="T25">перен.</text:span><text:span text:style-name="T11"> Те, про що мріє людина; мрія. || </text:span><text:span text:style-name="T25">перен.</text:span><text:span text:style-name="T11"> Те, що сприймається як нереальне, примарне, оманливе;</text:span><text:span text:style-name="T25">прот.</text:span><text:span text:style-name="T11"> дійсність.</text:span><text:span text:style-name="T12"> </text:span><text:span text:style-name="T13">(ВТСУМ, 1356)</text:span></text:p>
          </table:table-cell>
        </table:table-row>
        <table:table-row>
          <table:table-cell table:style-name="Dictionary.A2" table:number-rows-spanned="2" office:value-type="string">
            <text:p text:style-name="P9">СОЛОДКОМОЛÓКА</text:p>
            <text:p text:style-name="P8">-е, <text:span text:style-name="T63">прикм., </text:span><text:span text:style-name="T62">інд.-авт.,</text:span></text:p>
            <text:p text:style-name="P8"><text:span text:style-name="T75">утворене складнофлективним способом, похідне від слів:</text:span><text:span text:style-name="T93"> </text:span><text:span text:style-name="T51">солóдкий</text:span><text:span text:style-name="T93"> і </text:span><text:span text:style-name="T51">молокó.</text:span></text:p>
            <text:p text:style-name="P11"><text:soft-page-break/>Ти десь за край світу, як птаха моя білогруда,</text:p>
            <text:p text:style-name="P8"><text:span text:style-name="T68">солодкомолока</text:span><text:span text:style-name="T63">, два ока - мигдалі сумні. </text:span><text:span text:style-name="T73">(П, ІІ, 161)</text:span></text:p>
          </table:table-cell>
          <table:table-cell table:style-name="Dictionary.B2" office:value-type="string">
            <text:p text:style-name="P8"><text:span text:style-name="T48">соло́</text:span><text:span text:style-name="T48">дкий</text:span></text:p>
            <text:p text:style-name="P8">-а, -е.</text:p>
            <text:p text:style-name="P8">1) Який має приємний смак, <text:span text:style-name="T61">власт.</text:span> цукрові, медові і т. ін.; <text:span text:style-name="T61">прот.</text:span>гіркий, <text:soft-page-break/>кислий, солоний. || Пригот. із цукром, медом, варенням і т. ін. (про їжу, питво). || <text:span text:style-name="T61">у знач.</text:span> <text:span text:style-name="T61">ім.</text:span> солодке, -кого, <text:span text:style-name="T61">с.</text:span> Їжа, яка має приємний смак, <text:span text:style-name="T61">власт.</text:span> цукрові, медові тощо, або пригот. із цукром, медом, варенням і т. ін. || <text:span text:style-name="T61">у знач.</text:span> <text:span text:style-name="T61">ім.</text:span> солодке, -кого, <text:span text:style-name="T61">с.</text:span> Фрукти, цукерки, тістечка і т. ін., що їх подають наприкінці обіду тощо; десерт. || Позбавлений солоного смаку (про воду і т. ін.). || Уживається у складі назв деяких рослин. <text:span text:style-name="T61">Солодкий перець</text:span>.</text:p>
            <text:p text:style-name="P8"><text:span text:style-name="T11">4) </text:span><text:span text:style-name="T25">перен.</text:span><text:span text:style-name="T11"> Який дає відчуття приємності або виражає задоволення, радість, насолоду (про думки, почуття, стан </text:span><text:span text:style-name="T11">людини). </text:span><text:span text:style-name="T14">(ВТСУМ, 1355)</text:span></text:p>
          </table:table-cell>
        </table:table-row>
        <table:table-row>
          <table:covered-table-cell/>
          <table:table-cell table:style-name="Dictionary.B2" office:value-type="string">
            <text:p text:style-name="P10">молоко́</text:p>
            <text:p text:style-name="P8"><text:span text:style-name="T30">-а, </text:span><text:span text:style-name="T35">с.</text:span></text:p>
            <text:p text:style-name="P8">2) Рідина, одержувана від деяких сільськогосподарських тварин як продукт харчування. || Коров’яче молоко як їжа.<text:span text:style-name="T87"> </text:span><text:span text:style-name="T88">(ВТСУМ, 686)</text:span></text:p>
          </table:table-cell>
        </table:table-row>
        <table:table-row>
          <table:table-cell table:style-name="Dictionary.A2" table:number-rows-spanned="2" office:value-type="string">
            <text:p text:style-name="P9">СОН-КОМИШÍ</text:p>
            <text:p text:style-name="P8">-ів, <text:span text:style-name="T62">ім., мн., інд.-авт.,</text:span></text:p>
            <text:p text:style-name="P8"><text:span text:style-name="T75">утворене способом словоскладання, </text:span><text:soft-page-break/><text:span text:style-name="T75">похідне від слів:</text:span><text:span text:style-name="T93"> </text:span><text:span text:style-name="T51">сон</text:span><text:span text:style-name="T93"> і </text:span><text:span text:style-name="T51">коми́ш.</text:span></text:p>
            <text:p text:style-name="P11">І в серця на споді, в осерді душі</text:p>
            <text:p text:style-name="P8"><text:span text:style-name="T63">ішли нашорошені </text:span><text:span text:style-name="T68">сон-комиші</text:span><text:span text:style-name="T63">. </text:span><text:span text:style-name="T73">(П, ІІ, 61)</text:span></text:p>
          </table:table-cell>
          <table:table-cell table:style-name="Dictionary.B2" office:value-type="string">
            <text:p text:style-name="P8"><text:span text:style-name="T50">сон</text:span> <text:span text:style-name="T55">(див. </text:span><text:span text:style-name="T50">СНÍННЯ</text:span><text:span text:style-name="T55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коми́</text:span><text:span text:style-name="T48">ш</text:span></text:p>
            <text:p text:style-name="P8"><text:span text:style-name="T30">-у, </text:span><text:span text:style-name="T35">ч.</text:span></text:p>
            <text:p text:style-name="P8"><text:soft-page-break/>1) Висока водяна чи болотяна багаторічна рослина родини осокових.<text:span text:style-name="T87"> </text:span><text:span text:style-name="T88">(ВТСУМ, 559)</text:span></text:p>
          </table:table-cell>
        </table:table-row>
        <table:table-row>
          <table:table-cell table:style-name="Dictionary.A2" table:number-rows-spanned="2" office:value-type="string">
            <text:p text:style-name="P9">СОНЦЕЛÉТ</text:p>
            <text:p text:style-name="P8">-у, <text:span text:style-name="T62">ім., ч., 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сóнце </text:span><text:span text:style-name="T93">і </text:span><text:span text:style-name="T51">лет.</text:span></text:p>
            <text:p text:style-name="P11">Зворохобилися айстри</text:p>
            <text:p text:style-name="P11">приосіннім <text:span text:style-name="T49">сонцелетом</text:span>,</text:p>
            <text:p text:style-name="P11">проминальною порою</text:p>
            <text:p text:style-name="P8"><text:span text:style-name="T63">падолистом деручким. </text:span><text:span text:style-name="T73">(П, І, 92)</text:span></text:p>
          </table:table-cell>
          <table:table-cell table:style-name="Dictionary.B2" office:value-type="string">
            <text:p text:style-name="P8"><text:span text:style-name="T48">со́</text:span><text:span text:style-name="T48">нце</text:span></text:p>
            <text:p text:style-name="P8"><text:span text:style-name="T30">-я, </text:span><text:span text:style-name="T35">с.</text:span></text:p>
            <text:p text:style-name="P8">1) Центральне небесне світило Сонячної системи, що має форму гігантської розжареної кулі, яка випромінює світло й тепло. <text:span text:style-name="T71">(ВТСУМ, 1357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0">лет</text:span> <text:span text:style-name="T55">(див. </text:span><text:span text:style-name="T50">КРИВОЛÉТ</text:span><text:span text:style-name="T55">)</text:span></text:p>
          </table:table-cell>
        </table:table-row>
        <table:table-row>
          <table:table-cell table:style-name="Dictionary.A2" table:number-rows-spanned="2" office:value-type="string">
            <text:p text:style-name="P9">СОНЦЕПРУ́́Г</text:p>
            <text:p text:style-name="P8">-а, <text:span text:style-name="T62">ім., ч., 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сóнце</text:span><text:span text:style-name="T93"> і </text:span><text:span text:style-name="T51">пруг.</text:span></text:p>
            <text:p text:style-name="P11">Як боляче ряхкоче <text:span text:style-name="T49">сонцепруг</text:span>!</text:p>
            <text:p text:style-name="P8"><text:span text:style-name="T63">Як — далина! </text:span><text:span text:style-name="T73">(П, ІІ, 64)</text:span></text:p>
          </table:table-cell>
          <table:table-cell table:style-name="Dictionary.B2" office:value-type="string">
            <text:p text:style-name="P8"><text:span text:style-name="T51">сóнце </text:span><text:span text:style-name="T56">(див. </text:span><text:span text:style-name="T51">СОНЦЕЛÉТ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9">пруг</text:p>
            <text:p text:style-name="P8"><text:span text:style-name="T30">-а, </text:span><text:span text:style-name="T35">ч.</text:span><text:span text:style-name="T30">, </text:span><text:span text:style-name="T35">розм.</text:span></text:p>
            <text:p text:style-name="P8"><text:span text:style-name="T11">1) Край чого-небудь. || Поздовжній вузький край, бік якогось предмета; ребро. </text:span><text:span text:style-name="T25">Пруг дошки</text:span><text:span text:style-name="T11">. || Ребро гранчастого предмета. || Верхній край (обріз) якої-небудь посудини (</text:span><text:span text:style-name="T25">перев.</text:span><text:span text:style-name="T11"> круглої форми); вінця. </text:span><text:span text:style-name="T25">Пруг відра</text:span><text:span text:style-name="T11">.</text:span><text:span text:style-name="T12"> </text:span><text:span text:style-name="T13">(ВТСУМ, 1181)</text:span></text:p>
          </table:table-cell>
        </table:table-row>
        <table:table-row>
          <table:table-cell table:style-name="Dictionary.A2" office:value-type="string">
            <text:p text:style-name="P9">СПАХ</text:p>
            <text:p text:style-name="P8">-у, <text:span text:style-name="T62">ім., ч., інд.-авт.,</text:span></text:p>
            <text:p text:style-name="P8"><text:soft-page-break/><text:span text:style-name="T75">утворене нульсуфіксальним способом, похідне від слова</text:span><text:span text:style-name="T79"> </text:span><text:span text:style-name="T50">спалáхувати </text:span><text:span text:style-name="T55">(від </text:span><text:span text:style-name="T50">спахáти).</text:span></text:p>
            <text:p text:style-name="P11">По голубих лугах, мов голуб,</text:p>
            <text:p text:style-name="P8"><text:span text:style-name="T63">кошлатих сонць шугає </text:span><text:span text:style-name="T68">спах</text:span><text:span text:style-name="T63">. </text:span><text:span text:style-name="T73">(П, І, 157)</text:span></text:p>
          </table:table-cell>
          <table:table-cell table:style-name="Dictionary.B2" office:value-type="string">
            <text:p text:style-name="P8"><text:span text:style-name="T48">спала́</text:span><text:span text:style-name="T48">хувати (</text:span><text:span text:style-name="T50">спахáти</text:span><text:span text:style-name="T48">)</text:span></text:p>
            <text:p text:style-name="P8"><text:span text:style-name="T30">-ую, -уєш, </text:span><text:span text:style-name="T35">недок.</text:span><text:span text:style-name="T30">, спалахнути, -ну, -неш, </text:span><text:soft-page-break/><text:span text:style-name="T35">док.</text:span></text:p>
            <text:p text:style-name="P8"><text:span text:style-name="T31">1) </text:span><text:span text:style-name="T36">тільки </text:span><text:span text:style-name="T31">3 </text:span><text:span text:style-name="T36">ос.</text:span><text:span text:style-name="T31">, </text:span><text:span text:style-name="T36">чим і без додатка</text:span><text:span text:style-name="T31">.Раптово і швидко загорятися яскравим полум’ям; займатися (</text:span><text:span text:style-name="T36">див.</text:span><text:span text:style-name="T31"> займатися II). || </text:span><text:span text:style-name="T36">безос.</text:span><text:span text:style-name="T31"> || </text:span><text:span text:style-name="T36">також у сполуч.</text:span><text:span text:style-name="T31"> </text:span><text:span text:style-name="T36">зі сл.</text:span><text:span text:style-name="T31"> вогонь, полум’я, пожежа, іскра і т. ін. || </text:span><text:span text:style-name="T36">тільки недок.</text:span><text:span text:style-name="T31">При млявому або нерівному горінні час від часу розгорятися сильніше; займатися (</text:span><text:span text:style-name="T36">див.</text:span><text:span text:style-name="T31"> займатися II) на мить.</text:span><text:span text:style-name="T32"> </text:span><text:span text:style-name="T33">(ВТСУМ, 1361)</text:span></text:p>
          </table:table-cell>
        </table:table-row>
        <table:table-row>
          <table:table-cell table:style-name="Dictionary.A2" table:number-rows-spanned="2" office:value-type="string">
            <text:p text:style-name="P9">СПЕРЕДВІКÍВ</text:p>
            <text:p text:style-name="P8"><text:span text:style-name="T62">незм., </text:span><text:span text:style-name="T63">присл., </text:span><text:span text:style-name="T62">інд.-авт.,</text:span></text:p>
            <text:p text:style-name="P8"><text:span text:style-name="T75">утворене способом зрощення, похідне </text:span><text:span text:style-name="T75">від слів:</text:span><text:span text:style-name="T79"> </text:span><text:span text:style-name="T49">спе́</text:span><text:span text:style-name="T49">ред </text:span><text:span text:style-name="T55">і </text:span><text:span text:style-name="T49">вікі́</text:span><text:span text:style-name="T49">в.</text:span></text:p>
            <text:p text:style-name="P11">Ви вбивці, ви ненатлі нелюди</text:p>
            <text:p text:style-name="P11"><text:span text:style-name="T49">спередвіків</text:span>,</text:p>
            <text:p text:style-name="P11">а ми припізнені аеди,</text:p>
            <text:p text:style-name="P8"><text:span text:style-name="T63">наш злочин — спів. </text:span><text:span text:style-name="T73">(П, ІІ, 94)</text:span></text:p>
          </table:table-cell>
          <table:table-cell table:style-name="Dictionary.B2" office:value-type="string">
            <text:p text:style-name="P8"><text:span text:style-name="T50">спе́ред</text:span><text:span text:style-name="T90"> </text:span><text:span text:style-name="T54">(див. </text:span><text:span text:style-name="T50">ІСПЕРЕДЛÍТ</text:span>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0">вік</text:span> <text:span text:style-name="T55">(див. </text:span><text:span text:style-name="T50">ВСЕВІКИ́ (ВСЕВІ́К)</text:span><text:span text:style-name="T55">)</text:span></text:p>
          </table:table-cell>
        </table:table-row>
        <table:table-row>
          <table:table-cell table:style-name="Dictionary.A2" table:number-rows-spanned="2" office:value-type="string">
            <text:p text:style-name="P9">СПЕРЕДОДНЯ́</text:p>
            <text:p text:style-name="P8"><text:span text:style-name="T62">незм., </text:span><text:span text:style-name="T63">присл.,</text:span><text:span text:style-name="T79"> </text:span><text:span text:style-name="T62">інд.-авт.,</text:span></text:p>
            <text:p text:style-name="P8"><text:span text:style-name="T75">утворене способом зрощення, похідне від слів:</text:span><text:span text:style-name="T93"> </text:span><text:span text:style-name="T51">спéред</text:span><text:span text:style-name="T93"> і </text:span><text:span text:style-name="T51">день.</text:span></text:p>
            <text:p text:style-name="P11">Було ж: <text:span text:style-name="T49">спередодня</text:span></text:p>
            <text:p text:style-name="P11">так довго трембітало,</text:p>
            <text:p text:style-name="P11"><text:soft-page-break/>за тим світати стало - </text:p>
            <text:p text:style-name="P8"><text:span text:style-name="T63">прожогом, навмання. </text:span><text:span text:style-name="T73">(П, І, 126)</text:span></text:p>
          </table:table-cell>
          <table:table-cell table:style-name="Dictionary.B2" office:value-type="string">
            <text:p text:style-name="P8"><text:span text:style-name="T50">спе́ред</text:span><text:span text:style-name="T60"> </text:span><text:span text:style-name="T54">(див. </text:span><text:span text:style-name="T50">ІСПЕРЕДЛÍТ</text:span><text:span text:style-name="T54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1">день</text:span><text:span text:style-name="T93"> </text:span><text:span text:style-name="T56">(див. </text:span><text:span text:style-name="T51">ЖИВОДНÍ</text:span><text:span text:style-name="T56">)</text:span></text:p>
          </table:table-cell>
        </table:table-row>
        <table:table-row>
          <table:table-cell table:style-name="Dictionary.A2" table:number-rows-spanned="2" office:value-type="string">
            <text:p text:style-name="P9">СТАВІТРИ́</text:p>
            <text:p text:style-name="P8">-íв, <text:span text:style-name="T62">ім., мн., інд.-авт.,</text:span></text:p>
            <text:p text:style-name="P8">утворене способом основословоскладання, похідне від слів: <text:span text:style-name="T50">сто</text:span> і <text:span text:style-name="T50">вітри́.</text:span></text:p>
            <text:p text:style-name="P11">На цих шалених <text:span text:style-name="T49">ставітрах</text:span>,</text:p>
            <text:p text:style-name="P11">де ні коня, ані дороги,</text:p>
            <text:p text:style-name="P11">звіряй свій крок за знаком Бога - </text:p>
            <text:p text:style-name="P8"><text:span text:style-name="T63">і попри смерть і попри жах. </text:span><text:span text:style-name="T73">(П, І, 131)</text:span></text:p>
          </table:table-cell>
          <table:table-cell table:style-name="Dictionary.B2" office:value-type="string">
            <text:p text:style-name="P9">сто</text:p>
            <text:p text:style-name="P8"><text:span text:style-name="T29">I </text:span><text:span text:style-name="T30">ста, </text:span><text:span text:style-name="T35">числ.</text:span><text:span text:style-name="T30"> </text:span><text:span text:style-name="T35">кільк.</text:span></text:p>
            <text:p text:style-name="P8">1) Назва числа 100 і його цифрового позначення. || <text:span text:style-name="T61">чого</text:span>. Кількість із 100 одиниць.</text:p>
            <text:p text:style-name="P8"><text:span text:style-name="T11">2) </text:span><text:span text:style-name="T25">розм.</text:span><text:span text:style-name="T11"> Багато, невизначено велика кількість кого-, чого-небудь. </text:span><text:span text:style-name="T14">(ВТСУМ, 1394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ві́</text:span><text:span text:style-name="T48">тер</text:span></text:p>
            <text:p text:style-name="P8"><text:span text:style-name="T30">-тру, </text:span><text:span text:style-name="T35">ч.</text:span></text:p>
            <text:p text:style-name="P8">1) Рух потоку атмосферного повітря в горизонтальному напрямі.<text:span text:style-name="T87"> </text:span><text:span text:style-name="T88">(ВТСУМ, 190)</text:span></text:p>
          </table:table-cell>
        </table:table-row>
        <table:table-row>
          <table:table-cell table:style-name="Dictionary.A2" table:number-rows-spanned="2" office:value-type="string">
            <text:p text:style-name="P9">СТАСВІТИ́</text:p>
            <text:p text:style-name="P8">-ів, <text:span text:style-name="T62">ім., мн., 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сто</text:span><text:span text:style-name="T93"> і </text:span><text:span text:style-name="T51">світи́.</text:span></text:p>
            <text:p text:style-name="P11">О те моє відьомське вариво, та колотнеча <text:span text:style-name="T49">стасвітів</text:span>,</text:p>
            <text:p text:style-name="P11">о те чадне жагуче марево вгорнуло горло і до брів</text:p>
            <text:p text:style-name="P8"><text:soft-page-break/><text:span text:style-name="T63">сягнуло… </text:span><text:span text:style-name="T73">(П, ІІ, 127)</text:span></text:p>
          </table:table-cell>
          <table:table-cell table:style-name="Dictionary.B2" office:value-type="string">
            <text:p text:style-name="P8"><text:span text:style-name="T51">сто </text:span><text:span text:style-name="T59">(див. </text:span><text:span text:style-name="T51">СТАВІТРИ́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1">світи́ </text:span><text:span text:style-name="T56">(див. </text:span><text:span text:style-name="T51">ЗА-СВІТИ́</text:span><text:span text:style-name="T56">)</text:span></text:p>
          </table:table-cell>
        </table:table-row>
        <table:table-row>
          <table:table-cell table:style-name="Dictionary.A2" table:number-rows-spanned="2" office:value-type="string">
            <text:p text:style-name="P9">СТОБАГÁТТЯ</text:p>
            <text:p text:style-name="P8">-я, <text:span text:style-name="T62">ім., с., інд.-авт.,</text:span></text:p>
            <text:p text:style-name="P8"><text:span text:style-name="T75">утворене способом основословосклада</text:span><text:span text:style-name="T75">ння, похідне від </text:span><text:span text:style-name="T75">слів:</text:span><text:span text:style-name="T93"> </text:span><text:span text:style-name="T51">сто</text:span><text:span text:style-name="T93"> і </text:span><text:span text:style-name="T51">багáття.</text:span></text:p>
            <text:p text:style-name="P11">Я — незалежний, серце бо студене</text:p>
            <text:p text:style-name="P8"><text:span text:style-name="T63">згубило давній жар на </text:span><text:span text:style-name="T68">стобагатті</text:span><text:span text:style-name="T63"> мук. </text:span><text:span text:style-name="T73">(П, ІІ, 191)</text:span></text:p>
          </table:table-cell>
          <table:table-cell table:style-name="Dictionary.B2" office:value-type="string">
            <text:p text:style-name="P9"><text:span text:style-name="T93">сто </text:span><text:span text:style-name="T59">(див. </text:span><text:span text:style-name="T93">СТАВІТРИ́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бага́</text:span><text:span text:style-name="T48">ття</text:span></text:p>
            <text:p text:style-name="P8"><text:span text:style-name="T30">-я, </text:span><text:span text:style-name="T35">с.</text:span></text:p>
            <text:p text:style-name="P8">1) Купа дров, хмизу, ломаччя і т. ін., що горить; вогнище.<text:span text:style-name="T87"> </text:span><text:span text:style-name="T88">(ВТСУМ, 54)</text:span></text:p>
          </table:table-cell>
        </table:table-row>
        <table:table-row>
          <table:table-cell table:style-name="Dictionary.A2" table:number-rows-spanned="2" office:value-type="string">
            <text:p text:style-name="P9">СТОГÓРИ</text:p>
            <text:p text:style-name="P8">стогíр, <text:span text:style-name="T62">ім., мн., інд.-авт.,</text:span></text:p>
            <text:p text:style-name="P8"><text:span text:style-name="T75">утворене способом основословоскладання, похідне від </text:span><text:span text:style-name="T75">слів:</text:span><text:span text:style-name="T93"> </text:span><text:span text:style-name="T51">сто</text:span><text:span text:style-name="T93"> і </text:span><text:span text:style-name="T51">гóри.</text:span></text:p>
            <text:p text:style-name="P11">Я вийду в ніч, я позирну туди,</text:p>
            <text:p text:style-name="P8"><text:span text:style-name="T63">де захід за </text:span><text:span text:style-name="T68">стогорами</text:span><text:span text:style-name="T63"> палає. </text:span><text:span text:style-name="T73">(П, ІІ, 13);</text:span></text:p>
            <text:p text:style-name="P11">Там, за кандзюбою <text:span text:style-name="T49">стогір</text:span>,</text:p>
            <text:p text:style-name="P11">за кайданами стриму</text:p>
            <text:p text:style-name="P11">збігає вік — наперекір</text:p>
            <text:p text:style-name="P8"><text:span text:style-name="T63">огню притомі диму. </text:span><text:span text:style-name="T73">(П, ІІ, 285)</text:span></text:p>
          </table:table-cell>
          <table:table-cell table:style-name="Dictionary.B2" office:value-type="string">
            <text:p text:style-name="P9"><text:span text:style-name="T93">сто </text:span><text:span text:style-name="T59">(див. </text:span><text:span text:style-name="T93">СТАВІТРИ́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1">гóри </text:span><text:span text:style-name="T56">(див. </text:span><text:span text:style-name="T51">СЕМИГÓРИ</text:span><text:span text:style-name="T56">)</text:span></text:p>
          </table:table-cell>
        </table:table-row>
        <table:table-row>
          <table:table-cell table:style-name="Dictionary.A2" table:number-rows-spanned="2" office:value-type="string">
            <text:p text:style-name="P9">СТОДУ́́МН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кладносуфіксальним </text:span><text:soft-page-break/><text:span text:style-name="T75">способом, похідне від слів:</text:span><text:span text:style-name="T93"> </text:span><text:span text:style-name="T51">сто</text:span><text:span text:style-name="T93"> і </text:span><text:span text:style-name="T51">дýмати.</text:span></text:p>
            <text:p text:style-name="P11">Як чорногуз при березі, <text:span text:style-name="T49">стодумний</text:span></text:p>
            <text:p text:style-name="P8"><text:span text:style-name="T63">став Пан-Господь і молиться…</text:span><text:span text:style-name="T73">(П, ІІ, 60)</text:span></text:p>
          </table:table-cell>
          <table:table-cell table:style-name="Dictionary.B2" office:value-type="string">
            <text:p text:style-name="P9"><text:span text:style-name="T93">сто </text:span><text:span text:style-name="T59">(див. </text:span><text:span text:style-name="T93">СТАВІТРИ́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ду́</text:span><text:span text:style-name="T48">мати</text:span></text:p>
            <text:p text:style-name="P8"><text:span text:style-name="T30">-аю, -аєш, </text:span><text:span text:style-name="T35">недок.</text:span></text:p>
            <text:p text:style-name="P8"><text:soft-page-break/><text:span text:style-name="T11">1) </text:span><text:span text:style-name="T25">без додатка</text:span><text:span text:style-name="T11">. Розмірковувати над чим-небудь; мислити.</text:span><text:span text:style-name="T12"> </text:span><text:span text:style-name="T13">(ВТСУМ, 331)</text:span></text:p>
          </table:table-cell>
        </table:table-row>
        <table:table-row>
          <table:table-cell table:style-name="Dictionary.A2" table:number-rows-spanned="2" office:value-type="string">
            <text:p text:style-name="P9">СТОЖАЛÍ</text:p>
            <text:p text:style-name="P8">-íв, <text:span text:style-name="T62">ім., мн., інд.-авт.,</text:span></text:p>
            <text:p text:style-name="P8"><text:span text:style-name="T75">утворене способом основословосклада</text:span><text:span text:style-name="T75">ння, похідне від слів:</text:span><text:span text:style-name="T93"> </text:span><text:span text:style-name="T51">сто</text:span><text:span text:style-name="T93"> і </text:span><text:span text:style-name="T51">жалí.</text:span></text:p>
            <text:p text:style-name="P11">Та за тобою небо запалало,</text:p>
            <text:p text:style-name="P8"><text:span text:style-name="T63">овогнене грозою </text:span><text:span text:style-name="T68">стожалів</text:span><text:span text:style-name="T63">. </text:span><text:span text:style-name="T73">(П, ІІ, 68)</text:span></text:p>
          </table:table-cell>
          <table:table-cell table:style-name="Dictionary.B2" office:value-type="string">
            <text:p text:style-name="P9"><text:span text:style-name="T93">сто </text:span><text:span text:style-name="T59">(див. </text:span><text:span text:style-name="T93">СТАВІТРИ́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1">жалí </text:span><text:span text:style-name="T56">(див. </text:span><text:span text:style-name="T51">РÁДОЩІ-ЖАЛÍ</text:span><text:span text:style-name="T56">)</text:span></text:p>
          </table:table-cell>
        </table:table-row>
        <table:table-row>
          <table:table-cell table:style-name="Dictionary.A2" table:number-rows-spanned="2" office:value-type="string">
            <text:p text:style-name="P9">СТОЖÁЛО</text:p>
            <text:p text:style-name="P11">присл., інд.-авт.,</text:p>
            <text:p text:style-name="P8"><text:span text:style-name="T74">утворене способом </text:span><text:span text:style-name="T74">основословоскладання, похідне від слів:</text:span><text:span text:style-name="T93"> </text:span><text:span text:style-name="T51">сто</text:span><text:span text:style-name="T93"> і </text:span><text:span text:style-name="T51">жáло.</text:span></text:p>
            <text:p text:style-name="P11">Тота сльоза тебе іспопелить,</text:p>
            <text:p text:style-name="P11">і лютий зойк завруниться <text:span text:style-name="T49">стожало</text:span></text:p>
            <text:p text:style-name="P8"><text:span text:style-name="T63">ланами й луками. </text:span><text:span text:style-name="T73">(П, І, 144)</text:span></text:p>
          </table:table-cell>
          <table:table-cell table:style-name="Dictionary.B2" office:value-type="string">
            <text:p text:style-name="P9"><text:span text:style-name="T93">сто </text:span><text:span text:style-name="T59">(див. </text:span><text:span text:style-name="T93">СТАВІТРИ́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жа́</text:span><text:span text:style-name="T48">ло́</text:span></text:p>
            <text:p text:style-name="P8"><text:span text:style-name="T30">жа́</text:span><text:span text:style-name="T30">ла, </text:span><text:span text:style-name="T35">с.</text:span></text:p>
            <text:p text:style-name="P8">1) Гостра частина органа захисту або нападу деяких комах, якою вони жалять.</text:p>
            <text:p text:style-name="P8">2) Хоботок деяких комах (комара, овода і т. ін.), яким вони колють і всмоктують кров.</text:p>
            <text:p text:style-name="P8">3) Роздвоєний на кінчику язик змії, яким вона, як помилково вважається, жалить.</text:p>
            <text:p text:style-name="P8">4) <text:span text:style-name="T61">чого</text:span>, <text:span text:style-name="T61">перен.</text:span> Про щось дошкульне, різке.</text:p>
            <text:p text:style-name="P8"><text:soft-page-break/>5) Гострий кінець інструмента, зброї і т. ін., який коле, ріже тощо; лезо.<text:span text:style-name="T87"> </text:span><text:span text:style-name="T88">(ВТСУМ, 364)</text:span></text:p>
          </table:table-cell>
        </table:table-row>
        <table:table-row>
          <table:table-cell table:style-name="Dictionary.A2" table:number-rows-spanned="2" office:value-type="string">
            <text:p text:style-name="P9">СТОЖÁЛЬН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пособом основословоскладання, похідне від </text:span><text:span text:style-name="T75">слів:</text:span><text:span text:style-name="T93"> </text:span><text:span text:style-name="T51">сто</text:span><text:span text:style-name="T93"> і </text:span><text:span text:style-name="T51">жáльний.</text:span></text:p>
            <text:p text:style-name="P11">Куріє руїна. Кривавим стікає потоком,</text:p>
            <text:p text:style-name="P8"><text:span text:style-name="T63">і сонце татарське — </text:span><text:span text:style-name="T68">стожальне</text:span><text:span text:style-name="T63"> — разить наповал. </text:span><text:span text:style-name="T73">(П, І, 45)</text:span></text:p>
          </table:table-cell>
          <table:table-cell table:style-name="Dictionary.B2" office:value-type="string">
            <text:p text:style-name="P9"><text:span text:style-name="T93">сто </text:span><text:span text:style-name="T59">(див. </text:span><text:span text:style-name="T93">СТАВІТРИ́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жа́</text:span><text:span text:style-name="T48">льний</text:span></text:p>
            <text:p text:style-name="P8"><text:span text:style-name="T30">-а, -е, </text:span><text:span text:style-name="T35">рідко</text:span><text:span text:style-name="T30">.</text:span></text:p>
            <text:p text:style-name="P8">1) Який виражає тугу, печаль, смуток; жалібний, сумний.</text:p>
            <text:p text:style-name="P8">2) Який навіває смуток, журбу; журливий, сумовитий.<text:span text:style-name="T87"> </text:span><text:span text:style-name="T88">(ВТСУМ, 364)</text:span></text:p>
          </table:table-cell>
        </table:table-row>
        <table:table-row>
          <table:table-cell table:style-name="Dictionary.A2" table:number-rows-spanned="2" office:value-type="string">
            <text:p text:style-name="P9">СТОЖÁРН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кладносуфіксальним способом, похідне від слів:</text:span><text:span text:style-name="T93"> </text:span><text:span text:style-name="T51">сто</text:span><text:span text:style-name="T93"> і </text:span><text:span text:style-name="T51">жáрити.</text:span></text:p>
            <text:p text:style-name="P11">Сяде сонце на сопку, скаженіє бичарня,</text:p>
            <text:p text:style-name="P8"><text:span text:style-name="T63">заховайся в коробку там, де сонце </text:span><text:span text:style-name="T68">стожарне</text:span><text:span text:style-name="T63">… </text:span><text:span text:style-name="T73">(П, ІІ, 166-167);</text:span></text:p>
            <text:p text:style-name="P11">Паду в траву — на цей цвинтарний</text:p>
            <text:p text:style-name="P11">кульбабин зойк, кульбабин пух,</text:p>
            <text:p text:style-name="P11">на розсип рос і на <text:span text:style-name="T49">стожарний</text:span></text:p>
            <text:p text:style-name="P8"><text:span text:style-name="T63">пожежний виквіт довгих скрух. </text:span><text:soft-page-break/><text:span text:style-name="T73">(П, ІІ, 184).</text:span></text:p>
          </table:table-cell>
          <table:table-cell table:style-name="Dictionary.B2" office:value-type="string">
            <text:p text:style-name="P9"><text:span text:style-name="T93">сто </text:span><text:span text:style-name="T59">(див. </text:span><text:span text:style-name="T93">СТАВІТРИ́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жа́</text:span><text:span text:style-name="T48">рити</text:span></text:p>
            <text:p text:style-name="P8"><text:span text:style-name="T30">-рю, -риш, </text:span><text:span text:style-name="T35">недок.</text:span></text:p>
            <text:p text:style-name="P8">1) <text:span text:style-name="T61">перех.</text:span> Готувати їжу з жиром на вогні, на жару без використання води; смажити. || <text:span text:style-name="T61">розм.</text:span> Підпікати кого-, що-небудь на вогні, на жару.</text:p>
            <text:p text:style-name="P8"><text:span text:style-name="T11">2) </text:span><text:span text:style-name="T25">неперех.</text:span><text:span text:style-name="T11">, </text:span><text:span text:style-name="T25">розм.</text:span><text:span text:style-name="T11"> Сильно гріти, пригрівати; пекти, палити (про сонце).</text:span><text:span text:style-name="T12"> </text:span><text:span text:style-name="T13">(ВТСУМ, 364)</text:span></text:p>
          </table:table-cell>
        </table:table-row>
        <table:table-row>
          <table:table-cell table:style-name="Dictionary.A2" table:number-rows-spanned="2" office:value-type="string">
            <text:p text:style-name="P9">СТОЖУРБÁ</text:p>
            <text:p text:style-name="P8">-и́, <text:span text:style-name="T62">ім., ж., інд.-авт.,</text:span></text:p>
            <text:p text:style-name="P8"><text:span text:style-name="T54">утворене способом основословоскладання, похідне від слів:</text:span> <text:span text:style-name="T50">сто</text:span> і <text:span text:style-name="T50">журбá.</text:span></text:p>
            <text:p text:style-name="P11">Пропадіть, аеродроми,</text:p>
            <text:p text:style-name="P8"><text:span text:style-name="T63">спопеліться в </text:span><text:span text:style-name="T68">стожурбі</text:span><text:span text:style-name="T63">. </text:span><text:span text:style-name="T73">(П, І, 159)</text:span></text:p>
          </table:table-cell>
          <table:table-cell table:style-name="Dictionary.B2" office:value-type="string">
            <text:p text:style-name="P9"><text:span text:style-name="T93">сто </text:span><text:span text:style-name="T59">(див. </text:span><text:span text:style-name="T93">СТАВІТРИ́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10">журба́</text:p>
            <text:p text:style-name="P8"><text:span text:style-name="T30">-и, </text:span><text:span text:style-name="T35">ж.</text:span></text:p>
            <text:p text:style-name="P8">1) Невеселий настрій, тяжкі почуття; печаль, смуток.<text:span text:style-name="T87"> </text:span><text:span text:style-name="T88">(ВТСУМ, 371)</text:span></text:p>
          </table:table-cell>
        </table:table-row>
        <table:table-row>
          <table:table-cell table:style-name="Dictionary.A2" table:number-rows-spanned="3" office:value-type="string">
            <text:p text:style-name="P9">СТОЗЛОТОПЕЛЮСТКИ́</text:p>
            <text:p text:style-name="P8">-і́в, <text:span text:style-name="T62">ім., мн., 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сто, золоти́й</text:span><text:span text:style-name="T93"> і </text:span><text:span text:style-name="T51">пелюстки́.</text:span></text:p>
            <text:p text:style-name="P11">Як сонях сонце п’є</text:p>
            <text:p text:style-name="P11"><text:span text:style-name="T49">стозлотопелюстками</text:span>,</text:p>
            <text:p text:style-name="P11">де хата постає - </text:p>
            <text:p text:style-name="P8"><text:span text:style-name="T63">ковчегом над роками. </text:span><text:span text:style-name="T73">(П, ІІ, 18)</text:span></text:p>
          </table:table-cell>
          <table:table-cell table:style-name="Dictionary.B2" office:value-type="string">
            <text:p text:style-name="P9"><text:span text:style-name="T93">сто </text:span><text:span text:style-name="T59">(див. </text:span><text:span text:style-name="T93">СТАВІТРИ́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1">золоти́й </text:span><text:span text:style-name="T56">(див. </text:span><text:span text:style-name="T51">ЗОЛОТОКÍНВА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1">пелюстки́ </text:span><text:span text:style-name="T56">(див. </text:span><text:span text:style-name="T51">РОЗПЕЛЮ́СТИТИ</text:span><text:span text:style-name="T56">)</text:span></text:p>
          </table:table-cell>
        </table:table-row>
        <table:table-row>
          <table:table-cell table:style-name="Dictionary.A1" table:number-rows-spanned="2" office:value-type="string">
            <text:p text:style-name="P9">СТОЗМÍЙ</text:p>
            <text:p text:style-name="P8">-я, <text:span text:style-name="T62">ім., ч., інд.-авт.,</text:span></text:p>
            <text:p text:style-name="P8"><text:span text:style-name="T75">утворене способом </text:span><text:span text:style-name="T75">основословоскладання, похідне від слів:</text:span><text:span text:style-name="T93"> </text:span><text:span text:style-name="T51">сто</text:span><text:span text:style-name="T93"> і </text:span><text:span text:style-name="T51">змій.</text:span></text:p>
            <text:p text:style-name="P11">Коли докучили ці втеки - </text:p>
            <text:p text:style-name="P11"><text:soft-page-break/>в лет, до вогненної пащеки.</text:p>
            <text:p text:style-name="P8"><text:span text:style-name="T63">Як він ощирився, </text:span><text:span text:style-name="T68">стозмій</text:span><text:span text:style-name="T63">! </text:span><text:span text:style-name="T73">(П, І, 73)</text:span></text:p>
          </table:table-cell>
          <table:table-cell table:style-name="Dictionary.B1" office:value-type="string">
            <text:p text:style-name="P9"><text:span text:style-name="T93">сто </text:span><text:span text:style-name="T59">(див. </text:span><text:span text:style-name="T93">СТАВІТРИ́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9">змій</text:p>
            <text:p text:style-name="P8"><text:span text:style-name="T30">-я, </text:span><text:span text:style-name="T35">ч.</text:span></text:p>
            <text:p text:style-name="P8">2) Казкова істота з крилами і зміїним тулубом, наділена незвичайною силою; дракон.<text:span text:style-name="T87"> </text:span><text:span text:style-name="T88">(ВТСУМ, 466)</text:span></text:p>
          </table:table-cell>
        </table:table-row>
        <table:table-row>
          <table:table-cell table:style-name="Dictionary.A2" table:number-rows-spanned="2" office:value-type="string">
            <text:p text:style-name="P9">СТОЗÓР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кладнофлективним способом, похідне від слів:</text:span><text:span text:style-name="T93"> </text:span><text:span text:style-name="T51">сто</text:span><text:span text:style-name="T93"> і </text:span><text:span text:style-name="T51">зір.</text:span></text:p>
            <text:p text:style-name="P11">Тільки сіль, і вода, і житняк,</text:p>
            <text:p text:style-name="P11">і світанок, і ніч, і <text:span text:style-name="T49">стозора</text:span></text:p>
            <text:p text:style-name="P11">небезпека, і сонна і хора</text:p>
            <text:p text:style-name="P8"><text:span text:style-name="T63">ця душа — вирушає успак! </text:span><text:span text:style-name="T73">(П, І, 105)</text:span></text:p>
          </table:table-cell>
          <table:table-cell table:style-name="Dictionary.B2" office:value-type="string">
            <text:p text:style-name="P9"><text:span text:style-name="T93">сто </text:span><text:span text:style-name="T59">(див. </text:span><text:span text:style-name="T93">СТАВІТРИ́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0">зір</text:span> <text:span text:style-name="T55">(див. </text:span><text:span text:style-name="T50">ПЕКЕЛЬНОЗÓРИЙ</text:span><text:span text:style-name="T55">)</text:span></text:p>
          </table:table-cell>
        </table:table-row>
        <table:table-row>
          <table:table-cell table:style-name="Dictionary.A2" table:number-rows-spanned="2" office:value-type="string">
            <text:p text:style-name="P9">СТОКÓЛО</text:p>
            <text:p text:style-name="P8">-а, <text:span text:style-name="T62">ім., с., 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сто</text:span><text:span text:style-name="T93"> і </text:span><text:span text:style-name="T51">кóло.</text:span></text:p>
            <text:p text:style-name="P11">Червоний біль од нагая</text:p>
            <text:p text:style-name="P11">в очах розходиться <text:span text:style-name="T49">стоколом</text:span>,</text:p>
            <text:p text:style-name="P11">а світ несеться покотьолом,</text:p>
            <text:p text:style-name="P8"><text:span text:style-name="T63">за світом — настрибом — змія… </text:span><text:span text:style-name="T73">(П, ІІ, 16)</text:span></text:p>
          </table:table-cell>
          <table:table-cell table:style-name="Dictionary.B2" office:value-type="string">
            <text:p text:style-name="P9"><text:span text:style-name="T93">сто </text:span><text:span text:style-name="T59">(див. </text:span><text:span text:style-name="T93">СТАВІТРИ́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ко́</text:span><text:span text:style-name="T48">ло</text:span></text:p>
            <text:p text:style-name="P8"><text:span text:style-name="T29">I </text:span><text:span text:style-name="T30">-а, </text:span><text:span text:style-name="T35">с.</text:span></text:p>
            <text:p text:style-name="P8">1) Замкнена крива, всі точки якої однаково віддалені від центра.</text:p>
            <text:p text:style-name="P8"><text:span text:style-name="T11">4) </text:span><text:span text:style-name="T25">у знач.</text:span><text:span text:style-name="T11"> </text:span><text:span text:style-name="T25">присл.</text:span><text:span text:style-name="T11"> колом. Утворюючи таку криву.</text:span><text:span text:style-name="T12"> </text:span><text:span text:style-name="T13">(ВТСУМ, 555)</text:span></text:p>
          </table:table-cell>
        </table:table-row>
        <table:table-row>
          <table:table-cell table:style-name="Dictionary.A2" table:number-rows-spanned="2" office:value-type="string">
            <text:p text:style-name="P9">СТОКРИ́К</text:p>
            <text:p text:style-name="P8">-у, <text:span text:style-name="T62">ім., ч., інд.-авт.,</text:span></text:p>
            <text:p text:style-name="P8"><text:span text:style-name="T75">утворене способом </text:span><text:soft-page-break/><text:span text:style-name="T75">основословоскладання, похідне від слів:</text:span><text:span text:style-name="T93"> </text:span><text:span text:style-name="T51">сто</text:span><text:span text:style-name="T93"> і </text:span><text:span text:style-name="T51">крик.</text:span></text:p>
            <text:p text:style-name="P11">…бо в горлі застуда, у грудях пітьма</text:p>
            <text:p text:style-name="P8"><text:span text:style-name="T63">і світ оступає </text:span><text:span text:style-name="T68">стокрик</text:span><text:span text:style-name="T63"> — Колима. </text:span><text:span text:style-name="T73">(П, І, 135)</text:span></text:p>
          </table:table-cell>
          <table:table-cell table:style-name="Dictionary.B2" office:value-type="string">
            <text:p text:style-name="P9"><text:span text:style-name="T93">сто </text:span><text:span text:style-name="T59">(див. </text:span><text:span text:style-name="T93">СТАВІТРИ́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0">крик </text:span><text:span text:style-name="T54">(див. </text:span><text:span text:style-name="T50">КРИК-ЗЕЛÓ</text:span><text:span text:style-name="T54">)</text:span></text:p>
          </table:table-cell>
        </table:table-row>
        <table:table-row>
          <table:table-cell table:style-name="Dictionary.A2" table:number-rows-spanned="2" office:value-type="string">
            <text:p text:style-name="P9">СТОМЕЖÁ</text:p>
            <text:p text:style-name="P8">-і́, <text:span text:style-name="T62">ім., ж., інд.-авт.,</text:span></text:p>
            <text:p text:style-name="P8">утворене способом основословоскладання, похідне від слів: <text:span text:style-name="T50">сто</text:span> і <text:span text:style-name="T50">межá.</text:span></text:p>
            <text:p text:style-name="P11">Полон у полоні, межі <text:span text:style-name="T49">стомежа</text:span>,</text:p>
            <text:p text:style-name="P11">ти вся — за горбами-горбами</text:p>
            <text:p text:style-name="P11">натхнення і хорого серця ґанджа -</text:p>
            <text:p text:style-name="P8"><text:span text:style-name="T63">з синами, хрунями, рабами. </text:span><text:span text:style-name="T73">(П, І, 131)</text:span></text:p>
          </table:table-cell>
          <table:table-cell table:style-name="Dictionary.B2" office:value-type="string">
            <text:p text:style-name="P9"><text:span text:style-name="T93">сто </text:span><text:span text:style-name="T59">(див. </text:span><text:span text:style-name="T93">СТАВІТРИ́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1">межá </text:span><text:span text:style-name="T59">(див. </text:span><text:span text:style-name="T51">ВСЕМЕЖА</text:span><text:span text:style-name="T59">)</text:span></text:p>
          </table:table-cell>
        </table:table-row>
        <table:table-row>
          <table:table-cell table:style-name="Dictionary.A2" table:number-rows-spanned="2" office:value-type="string">
            <text:p text:style-name="P9">СТО-МОРÓЗИ</text:p>
            <text:p text:style-name="P8">-ів, <text:span text:style-name="T62">ім., мн., інд.-авт.,</text:span></text:p>
            <text:p text:style-name="P8"><text:span text:style-name="T75">утворене способом словоскладання, похідне від слів:</text:span><text:span text:style-name="T93"> </text:span><text:span text:style-name="T51">сто</text:span><text:span text:style-name="T93"> і </text:span><text:span text:style-name="T51">морóзи.</text:span></text:p>
            <text:p text:style-name="P11">Так стій і стій і стій і стій,</text:p>
            <text:p text:style-name="P11">дубій на <text:span text:style-name="T49">сто-морозах</text:span>,</text:p>
            <text:p text:style-name="P11">о будь ти проклят, часе мій,</text:p>
            <text:p text:style-name="P8"><text:span text:style-name="T63">в усіх своїх погрозах. </text:span><text:span text:style-name="T73">(П, ІІ, 24)</text:span></text:p>
          </table:table-cell>
          <table:table-cell table:style-name="Dictionary.B2" office:value-type="string">
            <text:p text:style-name="P9"><text:span text:style-name="T93">сто </text:span><text:span text:style-name="T59">(див. </text:span><text:span text:style-name="T93">СТАВІТРИ́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моро́</text:span><text:span text:style-name="T48">з</text:span></text:p>
            <text:p text:style-name="P8"><text:span text:style-name="T30">-у, </text:span><text:span text:style-name="T35">ч.</text:span></text:p>
            <text:p text:style-name="P8"><text:span text:style-name="T11">Холод, коли температура повітря спадає нижче нуля. || Температура повітря нижче нуля. || Місце, де є такий холод. || </text:span><text:span text:style-name="T25">перев.</text:span><text:span text:style-name="T11"> </text:span><text:span text:style-name="T25">мн.</text:span><text:span text:style-name="T11"> Холодна зимова погода; холоди.</text:span><text:span text:style-name="T12"> </text:span><text:span text:style-name="T13">(ВТСУМ, 690)</text:span></text:p>
          </table:table-cell>
        </table:table-row>
        <table:table-row>
          <table:table-cell table:style-name="Dictionary.A2" table:number-rows-spanned="2" office:value-type="string">
            <text:p text:style-name="P9">СТОНАСТÓРЧЕНИЙ</text:p>
            <text:p text:style-name="P8"><text:soft-page-break/>-а, -е, <text:span text:style-name="T63">прикм., </text:span><text:span text:style-name="T62">інд.-авт.,</text:span></text:p>
            <text:p text:style-name="P8"><text:span text:style-name="T75">утворене способом основословоскладан</text:span><text:span text:style-name="T75">ня, похідне від </text:span><text:span text:style-name="T75">слів:</text:span><text:span text:style-name="T93"> </text:span><text:span text:style-name="T51">сто</text:span><text:span text:style-name="T93"> і </text:span><text:span text:style-name="T51">настóрчений.</text:span></text:p>
            <text:p text:style-name="P11">Кружеляє понад ними</text:p>
            <text:p text:style-name="P11">вечір, крила розкриливши,</text:p>
            <text:p text:style-name="P11">впав на горлицю із неба</text:p>
            <text:p text:style-name="P8"><text:span text:style-name="T68">стонасторчений</text:span><text:span text:style-name="T63"> коршак. </text:span><text:span text:style-name="T73">(П, І, 92)</text:span></text:p>
          </table:table-cell>
          <table:table-cell table:style-name="Dictionary.B2" office:value-type="string">
            <text:p text:style-name="P9"><text:span text:style-name="T93">сто </text:span><text:span text:style-name="T59">(див. </text:span><text:span text:style-name="T93">СТАВІТРИ́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1">настóрчений </text:span><text:span text:style-name="T56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9">СТОПРОВÁЛЛЯ</text:p>
            <text:p text:style-name="P8">-я, <text:span text:style-name="T62">ім., с., інд.-авт.,</text:span></text:p>
            <text:p text:style-name="P8"><text:span text:style-name="T75">утворене способом </text:span><text:span text:style-name="T75">основословосклада</text:span><text:span text:style-name="T75">ння, похідне від слів:</text:span><text:span text:style-name="T93"> </text:span><text:span text:style-name="T51">сто</text:span><text:span text:style-name="T93"> і </text:span><text:span text:style-name="T51">провáлля.</text:span></text:p>
            <text:p text:style-name="P11">Якась лежить на нас печаль.</text:p>
            <text:p text:style-name="P11">І чим ми Бога прогнівили,</text:p>
            <text:p text:style-name="P11">Іване-брате? Скільки сили</text:p>
            <text:p text:style-name="P8"><text:span text:style-name="T63">втелющили до </text:span><text:span text:style-name="T68">стопроваль</text:span><text:span text:style-name="T63">. </text:span><text:span text:style-name="T73">(П, ІІ, 160)</text:span></text:p>
          </table:table-cell>
          <table:table-cell table:style-name="Dictionary.B2" office:value-type="string">
            <text:p text:style-name="P9"><text:span text:style-name="T93">сто </text:span><text:span text:style-name="T59">(див. </text:span><text:span text:style-name="T93">СТАВІТРИ́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прова́</text:span><text:span text:style-name="T48">лля</text:span></text:p>
            <text:p text:style-name="P8"><text:span text:style-name="T30">-я, </text:span><text:span text:style-name="T35">с.</text:span></text:p>
            <text:p text:style-name="P8"><text:span text:style-name="T11">1) Глибока яма, яр, западина, розколина на земній поверхні. || </text:span><text:span text:style-name="T25">чого</text:span><text:span text:style-name="T11">. Безмежний простір, безмірна глибина. || Проміжок, незаповнений простір між чим-небудь. || </text:span><text:span text:style-name="T25">перен.</text:span><text:span text:style-name="T11"> Про глибоке розходження, незгоду між ким-небудь.</text:span><text:span text:style-name="T12"> </text:span><text:span text:style-name="T13">(ВТСУМ, 1144)</text:span></text:p>
          </table:table-cell>
        </table:table-row>
        <table:table-row>
          <table:table-cell table:style-name="Dictionary.A2" table:number-rows-spanned="2" office:value-type="string">
            <text:p text:style-name="P9">СТОПРОВÁЛЬН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сто</text:span><text:span text:style-name="T93"> і </text:span><text:span text:style-name="T51">провáльний.</text:span></text:p>
            <text:p text:style-name="P11">Око ока ми,</text:p>
            <text:p text:style-name="P11"><text:soft-page-break/>не навчені подосі видивляти</text:p>
            <text:p text:style-name="P11">довкіл і не обрушувати горя</text:p>
            <text:p text:style-name="P8"><text:span text:style-name="T63">сухі тороси в </text:span><text:span text:style-name="T68">стопровальний</text:span><text:span text:style-name="T63"> діл. </text:span><text:span text:style-name="T73">(П, ІІ, 64)</text:span></text:p>
          </table:table-cell>
          <table:table-cell table:style-name="Dictionary.B2" office:value-type="string">
            <text:p text:style-name="P9"><text:span text:style-name="T93">сто </text:span><text:span text:style-name="T59">(див. </text:span><text:span text:style-name="T93">СТАВІТРИ́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прова́</text:span><text:span text:style-name="T48">льний</text:span></text:p>
            <text:p text:style-name="P8">-а, -е.</text:p>
            <text:p text:style-name="P8"><text:span text:style-name="T11">Стос. до провалу (у 2 </text:span><text:span text:style-name="T25">знач.</text:span><text:span text:style-name="T11">); утворений унаслідок провалу (в ґрунті).</text:span><text:span text:style-name="T12"> </text:span><text:span text:style-name="T13">(ВТСУМ, 1144)</text:span></text:p>
          </table:table-cell>
        </table:table-row>
        <table:table-row>
          <table:table-cell table:style-name="Dictionary.A2" table:number-rows-spanned="2" office:value-type="string">
            <text:p text:style-name="P9">СТОРÍКИ</text:p>
            <text:p text:style-name="P8">сторíк, <text:span text:style-name="T62">ім., мн., 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сто</text:span><text:span text:style-name="T93"> і </text:span><text:span text:style-name="T51">рі́ки.</text:span></text:p>
            <text:p text:style-name="P11">Хай край святиться. За горою</text:p>
            <text:p text:style-name="P8"><text:span text:style-name="T68">сторіки</text:span><text:span text:style-name="T63"> чорної ропи. </text:span><text:span text:style-name="T73">(П, ІІ, 173)</text:span></text:p>
          </table:table-cell>
          <table:table-cell table:style-name="Dictionary.B2" office:value-type="string">
            <text:p text:style-name="P9"><text:span text:style-name="T93">сто </text:span><text:span text:style-name="T59">(див. </text:span><text:span text:style-name="T93">СТАВІТРИ́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10">ріка́</text:p>
            <text:p text:style-name="P8"><text:span text:style-name="T30">-и́</text:span><text:span text:style-name="T30">, </text:span><text:span text:style-name="T35">ж.</text:span></text:p>
            <text:p text:style-name="P8">1) Водний потік, що живиться із джерела або стоком атмосферних опадів і тече по видовжених зниженнях рельєфу від верхів’я до гирла. || <text:span text:style-name="T61">чого</text:span>, <text:span text:style-name="T61">у сполуч.</text:span> <text:span text:style-name="T61">з ім.</text:span> <text:span text:style-name="T61">у род. в.</text:span> Уживається для образного позначення процесу, розвитку чого-небудь.</text:p>
            <text:p text:style-name="P8"><text:span text:style-name="T11">2) </text:span><text:span text:style-name="T25">чого</text:span><text:span text:style-name="T11">, </text:span><text:span text:style-name="T25">перен.</text:span><text:span text:style-name="T11"> Велика кількість чого-небудь такого, що тече, сиплеться і т. ін. </text:span><text:span text:style-name="T11">|| </text:span><text:span text:style-name="T25">кого</text:span><text:span text:style-name="T11">, </text:span><text:span text:style-name="T25">чого</text:span><text:span text:style-name="T11">, </text:span><text:span text:style-name="T25">яка</text:span><text:span text:style-name="T11">. Безперервний великий потік, маса кого-, чого-небудь, що рухається.</text:span><text:span text:style-name="T12"> </text:span><text:span text:style-name="T13">(ВТСУМ, 1228)</text:span></text:p>
          </table:table-cell>
        </table:table-row>
        <table:table-row>
          <table:table-cell table:style-name="Dictionary.A2" table:number-rows-spanned="2" office:value-type="string">
            <text:p text:style-name="P9">СТОРОЗТРИКЛЯ́Т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пособом </text:span><text:span text:style-name="T75">основословоскладання, похідне від слів:</text:span><text:span text:style-name="T93"> </text:span><text:span text:style-name="T51">сто</text:span><text:span text:style-name="T93"> і </text:span><text:span text:style-name="T51">розтрикля́тий.</text:span></text:p>
            <text:p text:style-name="P11"><text:soft-page-break/>Аби лиш подолати гнів,</text:p>
            <text:p text:style-name="P11"><text:span text:style-name="T49">сторозтриклятий</text:span> гнів здолати,</text:p>
            <text:p text:style-name="P11">я б поіменно міг назвати</text:p>
            <text:p text:style-name="P8"><text:span text:style-name="T63">усіх братів, усіх катів. </text:span><text:span text:style-name="T73">(П, І, 30)</text:span></text:p>
          </table:table-cell>
          <table:table-cell table:style-name="Dictionary.B2" office:value-type="string">
            <text:p text:style-name="P9"><text:span text:style-name="T93">сто </text:span><text:span text:style-name="T59">(див. </text:span><text:span text:style-name="T93">СТАВІТРИ́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розпрокля́</text:span><text:span text:style-name="T48">тий</text:span></text:p>
            <text:p text:style-name="P8"><text:span text:style-name="T30">-а, -е, </text:span><text:span text:style-name="T35">розм.</text:span></text:p>
            <text:p text:style-name="P8">Якого клянуть, проклинають; огидний, ненависний.<text:span text:style-name="T87"> </text:span><text:span text:style-name="T88">(ВТСУМ, 1259)</text:span></text:p>
          </table:table-cell>
        </table:table-row>
        <table:table-row>
          <table:table-cell table:style-name="Dictionary.A2" table:number-rows-spanned="2" office:value-type="string">
            <text:p text:style-name="P9">СТОСИ́НІЙ</text:p>
            <text:p text:style-name="P8">-я, -є, <text:span text:style-name="T63">прикм., </text:span><text:span text:style-name="T62">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сто</text:span><text:span text:style-name="T93"> і </text:span><text:span text:style-name="T51">си́ній</text:span></text:p>
            <text:p text:style-name="P11">Червоним вином заливає мій погляд <text:span text:style-name="T49">стосиній</text:span>,</text:p>
            <text:p text:style-name="P11">спустошені губи залито червоним вином,</text:p>
            <text:p text:style-name="P11">і видиться берег — далекий — у радісній піні,</text:p>
            <text:p text:style-name="P8"><text:span text:style-name="T63">і спокій приносить, і спокій обіцяний — </text:span><text:span text:style-name="T63">бром. </text:span><text:span text:style-name="T73">(П, ІІ, 290)</text:span></text:p>
          </table:table-cell>
          <table:table-cell table:style-name="Dictionary.B2" office:value-type="string">
            <text:p text:style-name="P9"><text:span text:style-name="T93">сто </text:span><text:span text:style-name="T59">(див. </text:span><text:span text:style-name="T93">СТАВІТРИ́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си́</text:span><text:span text:style-name="T48">ній</text:span></text:p>
            <text:p text:style-name="P8">-я, -є.</text:p>
            <text:p text:style-name="P8"><text:span text:style-name="T11">1) Який має забарвлення одного з основних кольорів спектра — середній між голубим і фіолетовим. || Який цвіте квітками такого кольору. || Зробл. із квіток такого кольору. || Який кольором наближається до синього; який має відтінок синього кольору. || Уживається як постійний епітет до деяких назв.</text:span><text:span text:style-name="T12"> </text:span><text:span text:style-name="T13">(ВТСУМ, 1317)</text:span></text:p>
          </table:table-cell>
        </table:table-row>
        <table:table-row>
          <table:table-cell table:style-name="Dictionary.A2" table:number-rows-spanned="2" office:value-type="string">
            <text:p text:style-name="P9">СХРИПЛОКРÓНН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кладносуфіксальним способом, похідне від слів:</text:span><text:span text:style-name="T93"> </text:span><text:span text:style-name="T51">схри́плий</text:span><text:span text:style-name="T93"> і </text:span><text:span text:style-name="T51">крóна.</text:span></text:p>
            <text:p text:style-name="P11">Пожухле листя опадає з віт,</text:p>
            <text:p text:style-name="P8"><text:soft-page-break/><text:span text:style-name="T63">голосить голий стовбур </text:span><text:span text:style-name="T68">схриплокронний</text:span><text:span text:style-name="T63">. </text:span><text:span text:style-name="T73">(П, І, 161)</text:span></text:p>
          </table:table-cell>
          <table:table-cell table:style-name="Dictionary.B2" office:value-type="string">
            <text:p text:style-name="P8"><text:span text:style-name="T48">схри́</text:span><text:span text:style-name="T48">плий</text:span></text:p>
            <text:p text:style-name="P8"><text:span text:style-name="T30">-а, -е, </text:span><text:span text:style-name="T35">розм.</text:span></text:p>
            <text:p text:style-name="P8">1) Дієприкм. акт. мин. ч. до схрипнути.</text:p>
            <text:p text:style-name="P8"><text:span text:style-name="T11">2) </text:span><text:span text:style-name="T25">у знач.</text:span><text:span text:style-name="T11"> </text:span><text:span text:style-name="T25">прикм.</text:span><text:span text:style-name="T11"> Який звучить хрипло, з хрипотою; хрипкий. </text:span><text:span text:style-name="T14">(ВТСУМ, 1422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1">крóна </text:span><text:span text:style-name="T56">(див. </text:span><text:span text:style-name="T51">ДУШЕКРÓНА</text:span><text:span text:style-name="T56">)</text:span></text:p>
          </table:table-cell>
        </table:table-row>
        <table:table-row>
          <table:table-cell table:style-name="Dictionary.A2" table:number-rows-spanned="2" office:value-type="string">
            <text:p text:style-name="P9">ТАМБÍК</text:p>
            <text:p text:style-name="P8">-бóку, <text:span text:style-name="T62">ім., ч., інд.-авт.,</text:span></text:p>
            <text:p text:style-name="P8"><text:span text:style-name="T75">утворене способом зрощення, похідне від слів:</text:span><text:span text:style-name="T93"> </text:span><text:span text:style-name="T51">там</text:span><text:span text:style-name="T93"> і </text:span><text:span text:style-name="T51">бік.</text:span><text:span text:style-name="T93"> На тому боці.</text:span></text:p>
            <text:p text:style-name="P11">А товщею, в кризі, в імлі,</text:p>
            <text:p text:style-name="P11">за <text:span text:style-name="T49">тамбоком</text:span>,</text:p>
            <text:p text:style-name="P11">сяє срібне серце землі</text:p>
            <text:p text:style-name="P8"><text:span text:style-name="T63">скорбним оком. </text:span><text:span text:style-name="T73">(П, І, 173)</text:span></text:p>
          </table:table-cell>
          <table:table-cell table:style-name="Dictionary.B2" office:value-type="string">
            <text:p text:style-name="P9">там</text:p>
            <text:p text:style-name="P8"><text:span text:style-name="T30">1) </text:span><text:span text:style-name="T35">присл.</text:span><text:span text:style-name="T30"> Указує на місце більш віддалене порівняно з іншим, ближчим; у тому місці, у тих місцях; </text:span><text:span text:style-name="T35">прот.</text:span><text:span text:style-name="T30"> тут. || Уживається в поєднанні з </text:span><text:span text:style-name="T35">пит.</text:span><text:span text:style-name="T30"> </text:span><text:span text:style-name="T35">займ.</text:span><text:span text:style-name="T30"> хто, що. || Вживається у функції співвідносного слова в головному реченні, якому в підрядному реченні відповідають сполучні </text:span><text:span text:style-name="T35">сл.</text:span><text:span text:style-name="T30"> де, куди. || Уживаючись на початку повторюваних речень або перед однорідними членами речення, означає: в одному місці ..., в іншому місці .... || Уживається в </text:span><text:span text:style-name="T35">знач.вказ.</text:span><text:span text:style-name="T30"> </text:span><text:span text:style-name="T35">сл.</text:span><text:span text:style-name="T30">, що замінює відповідний йому член попереднього речення, </text:span><text:span text:style-name="T35">перев.</text:span><text:span text:style-name="T30"> </text:span><text:span text:style-name="T30">обставину місця. </text:span><text:span text:style-name="T34">(ВТСУМ, 1429)</text:span></text:p>
          </table:table-cell>
        </table:table-row>
        <table:table-row>
          <table:covered-table-cell/>
          <table:table-cell table:style-name="Dictionary.B2" office:value-type="string">
            <text:p text:style-name="P9">бік</text:p>
            <text:p text:style-name="P8"><text:span text:style-name="T30">боку, </text:span><text:span text:style-name="T35">ч.</text:span></text:p>
            <text:p text:style-name="P8">4) Напрямок або місцевість, що лежить у цьому напрямку.<text:span text:style-name="T87"> </text:span><text:span text:style-name="T88">(ВТСУМ, 80)</text:span></text:p>
          </table:table-cell>
        </table:table-row>
        <table:table-row>
          <table:table-cell table:style-name="Dictionary.A2" office:value-type="string">
            <text:p text:style-name="P9">ТИХОПЛИ́Н</text:p>
            <text:p text:style-name="P8">-у, <text:span text:style-name="T62">ім., ч., інд.-авт.,</text:span></text:p>
            <text:p text:style-name="P8"><text:span text:style-name="T75">утворене нульсуфіксальним способом, </text:span><text:soft-page-break/><text:span text:style-name="T75">похідне від слова</text:span><text:span text:style-name="T79"> </text:span><text:span text:style-name="T50">тихопли́нний.</text:span></text:p>
            <text:p text:style-name="P11">Земного болю брилу — підбився я на силу</text:p>
            <text:p text:style-name="P11">разком сліпучих днин. Ти знаєш чий ти син?</text:p>
            <text:p text:style-name="P11">Атож, запевне знаю. А душу проминаю -</text:p>
            <text:p text:style-name="P8"><text:span text:style-name="T63">і власну в </text:span><text:span text:style-name="T68">тихоплин</text:span><text:span text:style-name="T63">. </text:span><text:span text:style-name="T73">(П, ІІ, 280)</text:span></text:p>
          </table:table-cell>
          <table:table-cell table:style-name="Dictionary.B2" office:value-type="string">
            <text:p text:style-name="P8"><text:span text:style-name="T48">тихопли́</text:span><text:span text:style-name="T48">нний</text:span></text:p>
            <text:p text:style-name="P8"><text:span text:style-name="T30">-а, -е, </text:span><text:span text:style-name="T35">поет.</text:span></text:p>
            <text:p text:style-name="P8"><text:span text:style-name="T11">Який тихо плине. </text:span><text:span text:style-name="T25">Тихоплинна річка</text:span><text:span text:style-name="T11">. </text:span><text:soft-page-break/><text:span text:style-name="T25">Тихоплинні розмови</text:span><text:span text:style-name="T11">.</text:span><text:span text:style-name="T12"> </text:span><text:span text:style-name="T13">(ВТСУМ, 1453)</text:span></text:p>
          </table:table-cell>
        </table:table-row>
        <table:table-row>
          <table:table-cell table:style-name="Dictionary.A2" table:number-rows-spanned="4" office:value-type="string">
            <text:p text:style-name="P9">ТОЙЯЩОБÁТЬКО</text:p>
            <text:p text:style-name="P8">-а, <text:span text:style-name="T62">ім., ч., інд.-авт.,</text:span></text:p>
            <text:p text:style-name="P8"><text:span text:style-name="T75">утворене способом </text:span><text:span text:style-name="T75">зрощення, похідне </text:span><text:span text:style-name="T75">від слів:</text:span><text:span text:style-name="T93"> </text:span><text:span text:style-name="T51">той, я, що</text:span><text:span text:style-name="T93"> і </text:span><text:span text:style-name="T51">бáтько.</text:span></text:p>
            <text:p text:style-name="P11">Я тіло нагострив на чаї та акридах,</text:p>
            <text:p text:style-name="P11">а душу — пошукай. І не питай.</text:p>
            <text:p text:style-name="P11">Тойящосин не чує вже мене.</text:p>
            <text:p text:style-name="P8"><text:span text:style-name="T68">Тойящобатько</text:span><text:span text:style-name="T63"> вже не чую сина. </text:span><text:span text:style-name="T73">(П, ІІ, 191)</text:span></text:p>
          </table:table-cell>
          <table:table-cell table:style-name="Dictionary.B2" office:value-type="string">
            <text:p text:style-name="P9">той</text:p>
            <text:p text:style-name="P8"><text:span text:style-name="T29">I </text:span><text:span text:style-name="T30">того, </text:span><text:span text:style-name="T35">ч.</text:span><text:span text:style-name="T30">, та, тієї, </text:span><text:span text:style-name="T35">рідко </text:span><text:span text:style-name="T30">тої, </text:span><text:span text:style-name="T35">заст.</text:span><text:span text:style-name="T30"> тії, </text:span><text:span text:style-name="T35">ж.</text:span><text:span text:style-name="T30">, те, того, </text:span><text:span text:style-name="T35">с.</text:span><text:span text:style-name="T30">; </text:span><text:span text:style-name="T35">мн.</text:span><text:span text:style-name="T30"> ті, тих; </text:span><text:span text:style-name="T35">займ.</text:span></text:p>
            <text:p text:style-name="P8"><text:span text:style-name="T11">4) </text:span><text:span text:style-name="T25">вказ.</text:span><text:span text:style-name="T11"> Уживається для вказівки на один предмет, одну особу і т. ін. із двох або кількох подібних, з ряду однорідних, коли їх перелічують або зіставляють. || </text:span><text:span text:style-name="T25">у знач.</text:span><text:span text:style-name="T11"> </text:span><text:span text:style-name="T25">ім.</text:span><text:span text:style-name="T11"> той, того, </text:span><text:span text:style-name="T25">ч.</text:span><text:span text:style-name="T11">; та, тієї, </text:span><text:span text:style-name="T25">ж.</text:span><text:span text:style-name="T11">; те, того, </text:span><text:span text:style-name="T25">с.</text:span><text:span text:style-name="T11">; ті, тих, </text:span><text:span text:style-name="T25">мн.</text:span><text:span text:style-name="T11"> Узагальнено вказує на предмет, особу, явище (без </text:span><text:span text:style-name="T11">попередньої згадки про них) при </text:span><text:span text:style-name="T11">переліченні або зіставленні в якійсь площині. || </text:span><text:span text:style-name="T25">у знач.</text:span><text:span text:style-name="T11"> </text:span><text:span text:style-name="T25">ім.</text:span><text:span text:style-name="T11"> те, того, </text:span><text:span text:style-name="T25">с.</text:span><text:span text:style-name="T11"> У </text:span><text:span text:style-name="T25">сполуч.</text:span><text:span text:style-name="T11"> зі </text:span><text:span text:style-name="T25">сл.</text:span><text:span text:style-name="T11"> все вказує на перелічувані предмети, виконуючи функцію узагальнюючого слова. </text:span><text:span text:style-name="T14">(ВТСУМ, 1458)</text:span></text:p>
          </table:table-cell>
        </table:table-row>
        <table:table-row>
          <table:covered-table-cell/>
          <table:table-cell table:style-name="Dictionary.B2" office:value-type="string">
            <text:p text:style-name="P9">я</text:p>
            <text:p text:style-name="P8"><text:span text:style-name="T29">II </text:span><text:span text:style-name="T30">мене, </text:span><text:span text:style-name="T35">займ.</text:span><text:span text:style-name="T30"> </text:span><text:span text:style-name="T35">особ.</text:span><text:span text:style-name="T30"> 1 </text:span><text:span text:style-name="T35">ос.</text:span><text:span text:style-name="T30"> </text:span><text:span text:style-name="T35">одн.</text:span></text:p>
            <text:p text:style-name="P8">1) Уживається мовцем для називання <text:soft-page-break/>самого себе.</text:p>
            <text:p text:style-name="P8"><text:span text:style-name="T11">2) </text:span><text:span text:style-name="T25">у знач.</text:span><text:span text:style-name="T11"> </text:span><text:span text:style-name="T25">ім.</text:span><text:span text:style-name="T11">, </text:span><text:span text:style-name="T25">невідм.</text:span><text:span text:style-name="T11">, </text:span><text:span text:style-name="T25">с.</text:span><text:span text:style-name="T11"> Уживається для позначення усвідомлюваної людиною власної сутності, себе в навколишньому світі. || </text:span><text:span text:style-name="T25">філос.</text:span><text:span text:style-name="T11">Уживається для визначення суб’єкта. </text:span><text:span text:style-name="T14">(ВТСУМ, 1645)</text:span></text:p>
          </table:table-cell>
        </table:table-row>
        <table:table-row>
          <table:covered-table-cell/>
          <table:table-cell table:style-name="Dictionary.B2" office:value-type="string">
            <text:p text:style-name="P9">що</text:p>
            <text:p text:style-name="P8">II</text:p>
            <text:p text:style-name="P8"><text:span text:style-name="T11">1) </text:span><text:span text:style-name="T25">з’ясувальний</text:span><text:span text:style-name="T11">. Уживається для зв’язку підрядного додаткового з присудком або іншим членом головного речення. </text:span><text:span text:style-name="T14">(ВТСУМ, 1640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ба́</text:span><text:span text:style-name="T48">тько</text:span></text:p>
            <text:p text:style-name="P8"><text:span text:style-name="T30">-а, </text:span><text:span text:style-name="T35">ч.</text:span></text:p>
            <text:p text:style-name="P8">1) Чоловік стосовно до своїх дітей.<text:span text:style-name="T87"> </text:span><text:span text:style-name="T88">(ВТСУМ, 64)</text:span></text:p>
          </table:table-cell>
        </table:table-row>
        <table:table-row>
          <table:table-cell table:style-name="Dictionary.A2" table:number-rows-spanned="4" office:value-type="string">
            <text:p text:style-name="P9">ТОЙЯЩОСИ́Н</text:p>
            <text:p text:style-name="P8">-а, <text:span text:style-name="T62">ім., ч., інд.-авт.,</text:span></text:p>
            <text:p text:style-name="P8"><text:span text:style-name="T75">утворене способом зрощення, похідне від слів:</text:span><text:span text:style-name="T93"> </text:span><text:span text:style-name="T51">той, я, що</text:span><text:span text:style-name="T93"> і </text:span><text:span text:style-name="T51">син.</text:span></text:p>
            <text:p text:style-name="P11">Я тіло нагострив на чаї та акридах,</text:p>
            <text:p text:style-name="P11">а душу — пошукай. І не питай.</text:p>
            <text:p text:style-name="P11"><text:span text:style-name="T49">Тойящосин</text:span> не чує вже мене.</text:p>
            <text:p text:style-name="P8"><text:span text:style-name="T63">Тойящобатько вже не чую сина. </text:span><text:soft-page-break/><text:span text:style-name="T73">(П, ІІ, 191)</text:span></text:p>
          </table:table-cell>
          <table:table-cell table:style-name="Dictionary.B2" office:value-type="string">
            <text:p text:style-name="P8"><text:span text:style-name="T51">той </text:span><text:span text:style-name="T56">(див. </text:span><text:span text:style-name="T51">ТОЙЯЩОБÁТЬКО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1">я </text:span><text:span text:style-name="T56">(див. </text:span><text:span text:style-name="T51">ТОЙЯЩОБÁТЬКО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1">що </text:span><text:span text:style-name="T56">(див. </text:span><text:span text:style-name="T51">ТОЙЯЩОБÁТЬКО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9">син</text:p>
            <text:p text:style-name="P8"><text:span text:style-name="T30">-а, </text:span><text:span text:style-name="T35">ч.</text:span></text:p>
            <text:p text:style-name="P8"><text:span text:style-name="T11">1) Особа чоловічої статі стосовно своїх батьків. || Ласкаве звертання батьків до сина. || </text:span><text:span text:style-name="T25">перев.</text:span><text:span text:style-name="T11"> </text:span><text:span text:style-name="T25">мн.</text:span><text:span text:style-name="T11">, </text:span><text:span text:style-name="T25">у сполуч.</text:span><text:span text:style-name="T11"> </text:span><text:span text:style-name="T25">зі сл.</text:span><text:span text:style-name="T11"> сокіл, орел, </text:span><text:span text:style-name="T25">нар.-поет.</text:span><text:span text:style-name="T11">Ласкаве називання </text:span><text:soft-page-break/><text:span text:style-name="T11">синів.</text:span><text:span text:style-name="T12"> </text:span><text:span text:style-name="T13">(ВТСУМ, 1316)</text:span></text:p>
          </table:table-cell>
        </table:table-row>
        <table:table-row>
          <table:table-cell table:style-name="Dictionary.A2" table:number-rows-spanned="2" office:value-type="string">
            <text:p text:style-name="P9">ТОНКОЖÁЛО</text:p>
            <text:p text:style-name="P11">присл., інд.-авт.,</text:p>
            <text:p text:style-name="P8"><text:span text:style-name="T74">утворене способом основословоскладання, похідне від слів:</text:span><text:span text:style-name="T93"> </text:span><text:span text:style-name="T51">тонки́й</text:span><text:span text:style-name="T93"> і </text:span><text:span text:style-name="T51">жáло</text:span></text:p>
            <text:p text:style-name="P11">І буде ще щось. Буде ще щось. День</text:p>
            <text:p text:style-name="P11">стоїть — гінкий, неначе телевежа,</text:p>
            <text:p text:style-name="P8"><text:span text:style-name="T63">і все вивищується </text:span><text:span text:style-name="T68">тонкожало</text:span><text:span text:style-name="T63">… </text:span><text:span text:style-name="T73">(П, ІІ, 103)</text:span></text:p>
          </table:table-cell>
          <table:table-cell table:style-name="Dictionary.B2" office:value-type="string">
            <text:p text:style-name="P8"><text:span text:style-name="T51">тонки́й </text:span><text:span text:style-name="T56">(див. </text:span><text:span text:style-name="T51">ВІДТОНКОГОЛÓСИТИ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1">жáло </text:span><text:span text:style-name="T56">(див. </text:span><text:span text:style-name="T51">СТОЖÁЛО</text:span><text:span text:style-name="T56">)</text:span></text:p>
          </table:table-cell>
        </table:table-row>
        <table:table-row>
          <table:table-cell table:style-name="Dictionary.A2" office:value-type="string">
            <text:p text:style-name="P9">ТРЕМТ</text:p>
            <text:p text:style-name="P8">-у, <text:span text:style-name="T62">ім., ч., інд.-авт.,</text:span></text:p>
            <text:p text:style-name="P8"><text:span text:style-name="T75">утворене нульсуфіксальним способом, похідне від слова</text:span><text:span text:style-name="T79"> </text:span><text:span text:style-name="T50">тремті́</text:span><text:span text:style-name="T50">ння.</text:span></text:p>
            <text:p text:style-name="P11">…опуст, розпадання</text:p>
            <text:p text:style-name="P11">материка, раптовий зсув і дляння,</text:p>
            <text:p text:style-name="P8"><text:span text:style-name="T63">і </text:span><text:span text:style-name="T68">трепет</text:span><text:span text:style-name="T63"> рук, і тремт повік </text:span><text:span text:style-name="T63">німий. </text:span><text:span text:style-name="T73">(П, І, 37)</text:span></text:p>
          </table:table-cell>
          <table:table-cell table:style-name="Dictionary.B2" office:value-type="string">
            <text:p text:style-name="P8"><text:span text:style-name="T48">тремті́</text:span><text:span text:style-name="T48">ння</text:span></text:p>
            <text:p text:style-name="P8"><text:span text:style-name="T30">-я, </text:span><text:span text:style-name="T35">с.</text:span></text:p>
            <text:p text:style-name="P8">1) Дія за знач. тремтіти 1-3).</text:p>
            <text:p text:style-name="P8">2) Посилене биття серця, прискорене пульсування крові, спричинені хвилюванням, переживанням; схвильований стан.<text:span text:style-name="T87"> </text:span><text:span text:style-name="T88">(ВТСУМ, 1472)</text:span></text:p>
          </table:table-cell>
        </table:table-row>
        <table:table-row>
          <table:table-cell table:style-name="Dictionary.A2" table:number-rows-spanned="3" office:value-type="string">
            <text:p text:style-name="P9">УВОДНОРЯ́Д</text:p>
            <text:p text:style-name="P11">присл., інд.-авт.,</text:p>
            <text:p text:style-name="P8"><text:span text:style-name="T74">утворене способом зрощення, похідне від слів:</text:span><text:span text:style-name="T79"> </text:span><text:span text:style-name="T83">у</text:span><text:span text:style-name="T79">, </text:span><text:span text:style-name="T83">оди́</text:span><text:span text:style-name="T83">н</text:span><text:span text:style-name="T79"> і </text:span><text:span text:style-name="T83">ряд</text:span></text:p>
            <text:p text:style-name="P11">Тепер ти сам, як вулій цей гулкий,</text:p>
            <text:p text:style-name="P11"><text:soft-page-break/>стаєш <text:span text:style-name="T49">уводноряд</text:span> до цілосвіту,</text:p>
            <text:p text:style-name="P11">коли з грудей твоїх несамовитих</text:p>
            <text:p text:style-name="P8"><text:span text:style-name="T63">усі повийшли зашпори-голки. </text:span><text:span text:style-name="T73">(П, ІІ, 181)</text:span></text:p>
          </table:table-cell>
          <table:table-cell table:style-name="Dictionary.B2" office:value-type="string">
            <text:p text:style-name="P9">в</text:p>
            <text:p text:style-name="P8"><text:span text:style-name="T29">II </text:span><text:span text:style-name="T30">(у), </text:span><text:span text:style-name="T35">рідко </text:span><text:span text:style-name="T30">ув — </text:span><text:span text:style-name="T35">із знах.</text:span><text:span text:style-name="T30">, </text:span><text:span text:style-name="T35">місц.</text:span><text:span text:style-name="T30"> </text:span><text:span text:style-name="T35">і род.</text:span><text:span text:style-name="T30"> </text:span><text:span text:style-name="T35">відмінками</text:span><text:span text:style-name="T30">; </text:span><text:span text:style-name="T35">рідко </text:span><text:span text:style-name="T30">вві (уві), ві — </text:span><text:span text:style-name="T35">іззнах.</text:span><text:span text:style-name="T30"> </text:span><text:span text:style-name="T35">і місц.</text:span><text:span text:style-name="T30"> </text:span><text:span text:style-name="T35">відмінками</text:span><text:span text:style-name="T30">; </text:span><text:span text:style-name="T35">прийм.</text:span><text:span text:style-name="T30"> Сполучення з в (у) виражають: Просторові відношення:</text:span></text:p>
            <text:p text:style-name="P8"><text:span text:style-name="T11">1) </text:span><text:span text:style-name="T25">із знах.</text:span><text:span text:style-name="T11"> </text:span><text:span text:style-name="T25">і місц. в.</text:span><text:span text:style-name="T11"> Уживається на </text:span><text:soft-page-break/><text:span text:style-name="T11">означення предмета, місця, простору: а) всередину якого, куди спрямована дія (</text:span><text:span text:style-name="T25">знах. в.</text:span><text:span text:style-name="T11">). </text:span><text:span text:style-name="T14">(ВТСУМ, 106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оди́</text:span><text:span text:style-name="T48">н</text:span></text:p>
            <text:p text:style-name="P8"><text:span text:style-name="T30">одного, </text:span><text:span text:style-name="T35">ч.</text:span><text:span text:style-name="T30">; одна, однієї </text:span><text:span text:style-name="T35">і </text:span><text:span text:style-name="T30">одної, </text:span><text:span text:style-name="T35">ж.</text:span><text:span text:style-name="T30">; </text:span><text:span text:style-name="T30">одно </text:span><text:span text:style-name="T35">і </text:span><text:span text:style-name="T30">одне, одного, </text:span><text:span text:style-name="T35">с.</text:span><text:span text:style-name="T30"> (</text:span><text:span text:style-name="T35">мн.</text:span><text:span text:style-name="T30"> одні, одних), </text:span><text:span text:style-name="T35">числ.</text:span><text:span text:style-name="T30"> </text:span><text:span text:style-name="T35">кільк.</text:span></text:p>
            <text:p text:style-name="P8"><text:span text:style-name="T11">4) </text:span><text:span text:style-name="T25">у знач.</text:span><text:span text:style-name="T11"> </text:span><text:span text:style-name="T25">займ.</text:span><text:span text:style-name="T11"> </text:span><text:span text:style-name="T25">вказ.</text:span><text:span text:style-name="T11"> Той самий. || Однаковий, тотожний. || </text:span><text:span text:style-name="T25">у знач.ім.</text:span><text:span text:style-name="T11"> одно́ (одне́), одного́, </text:span><text:span text:style-name="T25">с.</text:span><text:span text:style-name="T11"> Те саме. </text:span><text:span text:style-name="T14">(ВТСУМ, 827)</text:span></text:p>
          </table:table-cell>
        </table:table-row>
        <table:table-row>
          <table:covered-table-cell/>
          <table:table-cell table:style-name="Dictionary.B2" office:value-type="string">
            <text:p text:style-name="P9">ряд</text:p>
            <text:p text:style-name="P8"><text:span text:style-name="T30">-у, </text:span><text:span text:style-name="T35">ч.</text:span></text:p>
            <text:p text:style-name="P8"><text:span text:style-name="T31">1) Сукупність однорідних предметів або живих істот, розташованих одне поруч з одним, одне за одним, витягнутих в одну лінію. || Те саме, що гряда. || </text:span><text:span text:style-name="T36">у знач.</text:span><text:span text:style-name="T31"> </text:span><text:span text:style-name="T36">присл.</text:span><text:span text:style-name="T31"> рядом, рядами. Один повз одного, один за одним, один біля одного, в одну лінію.</text:span><text:span text:style-name="T32"> </text:span><text:span text:style-name="T33">(ВТСУМ, 1281)</text:span></text:p>
          </table:table-cell>
        </table:table-row>
        <table:table-row>
          <table:table-cell table:style-name="Dictionary.A1" table:number-rows-spanned="2" office:value-type="string">
            <text:p text:style-name="P9">УСЕБЛАГИ́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пособом зрощення, похідне </text:span><text:span text:style-name="T75">від слів:</text:span><text:span text:style-name="T93"> </text:span><text:span text:style-name="T51">усé</text:span><text:span text:style-name="T93"> і </text:span><text:span text:style-name="T51">благи́й</text:span></text:p>
            <text:p text:style-name="P11">І снився Кар — зажурений такий,</text:p>
            <text:p text:style-name="P11"><text:soft-page-break/>немов отетерілий од докуки,</text:p>
            <text:p text:style-name="P11">допоки мати заламає руки,</text:p>
            <text:p text:style-name="P8"><text:span text:style-name="T63">наш гріх відпустить Бог </text:span><text:span text:style-name="T68">усеблагий</text:span><text:span text:style-name="T63">. </text:span><text:span text:style-name="T73">(П, ІІ, 128)</text:span></text:p>
          </table:table-cell>
          <table:table-cell table:style-name="Dictionary.B1" office:value-type="string">
            <text:p text:style-name="P9">все</text:p>
            <text:p text:style-name="P8"><text:span text:style-name="T29">II </text:span><text:span text:style-name="T30">(усе), </text:span><text:span text:style-name="T35">присл.</text:span><text:span text:style-name="T30">, </text:span><text:span text:style-name="T35">розм.</text:span></text:p>
            <text:p text:style-name="P8">1) Постійно, завжди. || Досить довго.</text:p>
            <text:p text:style-name="P8">2) Скрізь, усюди. <text:span text:style-name="T71">(ВТСУМ, 207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благи́</text:span><text:span text:style-name="T48">й</text:span></text:p>
            <text:p text:style-name="P8"><text:soft-page-break/>-а, -е.</text:p>
            <text:p text:style-name="P8">2) <text:span text:style-name="T61">заст.</text:span> Добрий, добросердий, лагідний.<text:span text:style-name="T87"> </text:span><text:span text:style-name="T88">(ВТСУМ, 86)</text:span></text:p>
          </table:table-cell>
        </table:table-row>
        <table:table-row>
          <table:table-cell table:style-name="Dictionary.A2" table:number-rows-spanned="2" office:value-type="string">
            <text:p text:style-name="P9">УСЕВИТÓНЧУВАН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пособом </text:span><text:span text:style-name="T75">зрощення, похідне </text:span><text:span text:style-name="T75">від слів:</text:span><text:span text:style-name="T93"> </text:span><text:span text:style-name="T51">усé</text:span><text:span text:style-name="T93"> і </text:span><text:span text:style-name="T51">витóнчуваний </text:span><text:span text:style-name="T56">(від </text:span><text:span text:style-name="T51">витóнчувати</text:span><text:span text:style-name="T56">)</text:span></text:p>
            <text:p text:style-name="P11"><text:span text:style-name="T49">Усевитончуваний</text:span> зойк,</text:p>
            <text:p text:style-name="P11">крик крику, крику крик.</text:p>
            <text:p text:style-name="P11">Задосить. Спекайся морок,</text:p>
            <text:p text:style-name="P8"><text:span text:style-name="T63">хоч як до них і звик. </text:span><text:span text:style-name="T73">(П, ІІ, 96)</text:span></text:p>
          </table:table-cell>
          <table:table-cell table:style-name="Dictionary.B2" office:value-type="string">
            <text:p text:style-name="P8"><text:span text:style-name="T51">усé </text:span><text:span text:style-name="T59">(див. </text:span><text:span text:style-name="T51">ВСЕБЕЗО́Д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вито́</text:span><text:span text:style-name="T48">нчувати</text:span></text:p>
            <text:p text:style-name="P8"><text:span text:style-name="T30">-ую, -уєш, </text:span><text:span text:style-name="T35">недок.</text:span><text:span text:style-name="T30">, витончити, -чу, -чиш, </text:span><text:span text:style-name="T35">док.</text:span><text:span text:style-name="T30">, </text:span><text:span text:style-name="T35">перех.</text:span></text:p>
            <text:p text:style-name="P8">1) Робити тоншим.</text:p>
            <text:p text:style-name="P8">2) Робити розвиненішим, гострішим.<text:span text:style-name="T87"> </text:span><text:span text:style-name="T88">(ВТСУМ, 157)</text:span></text:p>
          </table:table-cell>
        </table:table-row>
        <table:table-row>
          <table:table-cell table:style-name="Dictionary.A2" table:number-rows-spanned="2" office:value-type="string">
            <text:p text:style-name="P9">УСЕВЛАДУ́́ЩЕ</text:p>
            <text:p text:style-name="P8">-щого, <text:span text:style-name="T62">ім., с., інд.-авт.,</text:span></text:p>
            <text:p text:style-name="P8"><text:span text:style-name="T75">утворене способом зрощення, похідне від слів:</text:span><text:span text:style-name="T93"> </text:span><text:span text:style-name="T51">усé</text:span><text:span text:style-name="T93"> і </text:span><text:span text:style-name="T51">владýще</text:span><text:span text:style-name="T93"> (від </text:span><text:span text:style-name="T51">владу́щий</text:span><text:span text:style-name="T93">).</text:span></text:p>
            <text:p text:style-name="P11">Коли прищухло довкруги, поближнє</text:p>
            <text:p text:style-name="P11"><text:span text:style-name="T49">усевладуще</text:span> ревом так реве,</text:p>
            <text:p text:style-name="P11">ану збагни — суворе ачи ніжне</text:p>
            <text:p text:style-name="P8"><text:span text:style-name="T63">те, що тебе всевладно так зове. </text:span><text:span text:style-name="T73">(П, ІІ, 120)</text:span></text:p>
          </table:table-cell>
          <table:table-cell table:style-name="Dictionary.B2" office:value-type="string">
            <text:p text:style-name="P9"><text:span text:style-name="T93">усé </text:span><text:span text:style-name="T59">(див. </text:span><text:span text:style-name="T93">ВСЕБЕЗО́Д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владу́</text:span><text:span text:style-name="T48">щий</text:span></text:p>
            <text:p text:style-name="P8">-а, -е.</text:p>
            <text:p text:style-name="P8"><text:span text:style-name="T11">Який має владу; панівний. </text:span><text:span text:style-name="T25">Владущий клас</text:span><text:span text:style-name="T11">.</text:span><text:span text:style-name="T12"> </text:span><text:span text:style-name="T13">(ВТСУМ, 193)</text:span></text:p>
          </table:table-cell>
        </table:table-row>
        <table:table-row>
          <table:table-cell table:style-name="Dictionary.A2" table:number-rows-spanned="2" office:value-type="string">
            <text:p text:style-name="P9">УСЕНЕСТÉРПНИЙ</text:p>
            <text:p text:style-name="P8"><text:soft-page-break/>-а, -е, <text:span text:style-name="T63">прикм., </text:span><text:span text:style-name="T62">інд.-авт.,</text:span></text:p>
            <text:p text:style-name="P8"><text:span text:style-name="T75">утворене способом зрощення, похідне від слів:</text:span><text:span text:style-name="T93"> </text:span><text:span text:style-name="T51">усé</text:span><text:span text:style-name="T93"> і </text:span><text:span text:style-name="T51">нестéрпний</text:span></text:p>
            <text:p text:style-name="P11">Народжені мої бажання,</text:p>
            <text:p text:style-name="P11"><text:span text:style-name="T49">усенестерпні</text:span>, всеголодні,</text:p>
            <text:p text:style-name="P11">такі вітри зняли довкола,</text:p>
            <text:p text:style-name="P8"><text:span text:style-name="T63">що все несеться шкереберть. </text:span><text:span text:style-name="T73">(П, ІІ, 195)</text:span></text:p>
          </table:table-cell>
          <table:table-cell table:style-name="Dictionary.B2" office:value-type="string">
            <text:p text:style-name="P8"><text:span text:style-name="T51">усé </text:span><text:span text:style-name="T56">(див. </text:span><text:span text:style-name="T51">УСЕБЛАГИ́Й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несте́</text:span><text:span text:style-name="T48">рпний</text:span></text:p>
            <text:p text:style-name="P8">-а, -е.</text:p>
            <text:p text:style-name="P8">Якого важко або неможливо витерпіти, знести. || Дії та вчинки якого не терплять, не зносять інші.<text:span text:style-name="T87"> </text:span><text:span text:style-name="T88">(ВТСУМ, 781)</text:span></text:p>
          </table:table-cell>
        </table:table-row>
        <table:table-row>
          <table:table-cell table:style-name="Dictionary.A2" table:number-rows-spanned="2" office:value-type="string">
            <text:p text:style-name="P9">УСЕПОКÓРА (ВСЕПОКÓРА)</text:p>
            <text:p text:style-name="P8">-и, <text:span text:style-name="T62">ім., ж., інд.-авт.,</text:span></text:p>
            <text:p text:style-name="P8"><text:span text:style-name="T75">утворене способом зрощення, похідне від слів:</text:span><text:span text:style-name="T93"> </text:span><text:span text:style-name="T51">усé</text:span><text:span text:style-name="T93"> і </text:span><text:span text:style-name="T51">покóра</text:span></text:p>
            <text:p text:style-name="P11">В квадратах жертв — чистописом журби - </text:p>
            <text:p text:style-name="P11"><text:span text:style-name="T49">усепокора</text:span>, майже невідпорна.</text:p>
            <text:p text:style-name="P11">Свічадо спить. У ньому спить свіча,</text:p>
            <text:p text:style-name="P8"><text:span text:style-name="T63">розплатана метеликом, акантом. </text:span><text:span text:style-name="T73">(П, І, 59);</text:span></text:p>
            <text:p text:style-name="P11">Як вікна в позапростір, позачас,</text:p>
            <text:p text:style-name="P11">за мури німоти і <text:span text:style-name="T49">всепокори</text:span>,</text:p>
            <text:p text:style-name="P11">так світяться свічада, світлом хорі,</text:p>
            <text:p text:style-name="P11">і пильно задивляються крізь нас</text:p>
            <text:p text:style-name="P8"><text:span text:style-name="T63">у сяйва… </text:span><text:span text:style-name="T73">(П, І, 66)</text:span></text:p>
          </table:table-cell>
          <table:table-cell table:style-name="Dictionary.B2" office:value-type="string">
            <text:p text:style-name="P9"><text:span text:style-name="T93">усé </text:span><text:span text:style-name="T59">(див. </text:span><text:span text:style-name="T93">ВСЕБЕЗО́ДНЯ</text:span><text:span text:style-name="T59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поко́</text:span><text:span text:style-name="T48">ра</text:span></text:p>
            <text:p text:style-name="P8"><text:span text:style-name="T30">-и, </text:span><text:span text:style-name="T35">ж.</text:span></text:p>
            <text:p text:style-name="P8"><text:span text:style-name="T11">Беззаперечна готовність виконувати чужі накази, розпорядження, вимоги і т. ін.; шаноблива підлеглість. || Поступливість, слухняність, покірливість. || Непротивлення долі; смиренність. </text:span><text:span text:style-name="T25">Тримати в покорі</text:span><text:span text:style-name="T11">.</text:span><text:span text:style-name="T12"> </text:span><text:span text:style-name="T13">(ВТСУМ, 1027)</text:span></text:p>
          </table:table-cell>
        </table:table-row>
        <table:table-row>
          <table:table-cell table:style-name="Dictionary.A2" table:number-rows-spanned="2" office:value-type="string">
            <text:p text:style-name="P9">УСЕСТРІМКИ́Й</text:p>
            <text:p text:style-name="P8"><text:soft-page-break/>-а, -е, <text:span text:style-name="T63">прикм., </text:span><text:span text:style-name="T62">інд.-авт.,</text:span></text:p>
            <text:p text:style-name="P8"><text:span text:style-name="T75">утворене способом зрощення, похідне від слів:</text:span><text:span text:style-name="T93"> </text:span><text:span text:style-name="T51">усé</text:span><text:span text:style-name="T93"> і </text:span><text:span text:style-name="T51">стрімки́й.</text:span></text:p>
            <text:p text:style-name="P11">Ескорт і почет, кожен челядин</text:p>
            <text:p text:style-name="P11">не помічає ні ночей ні днин,</text:p>
            <text:p text:style-name="P8"><text:span text:style-name="T63">спинився час — в </text:span><text:span text:style-name="T68">усестрімкому</text:span><text:span text:style-name="T63"> леті. </text:span><text:span text:style-name="T73">(П, ІІ, 295)</text:span></text:p>
          </table:table-cell>
          <table:table-cell table:style-name="Dictionary.B2" office:value-type="string">
            <text:p text:style-name="P9"><text:span text:style-name="T93">усé </text:span><text:span text:style-name="T56">(див. </text:span><text:span text:style-name="T93">УСЕБЛАГИ́Й</text:span><text:span text:style-name="T56">)</text:span><text:soft-page-break/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стрімки́</text:span><text:span text:style-name="T48">й</text:span></text:p>
            <text:p text:style-name="P8">-а, -е.</text:p>
            <text:p text:style-name="P8"><text:span text:style-name="T11">2) Який відзначається великою швидкістю, динамічністю (про рух, яку-небудь дію, якийсь процес). || Який має велику швидкість руху (про транспортні засоби, течію річки і т. ін.). || Швидкий у рухах, жвавий, рухливий (про живу істоту). || Дуже швидкий, значний за силою, ступенем вияву тощо (про темпи розвитку, ріст і т. ін. чого-небудь).</text:span><text:span text:style-name="T12"> </text:span><text:span text:style-name="T13">(ВТСУМ, 1403)</text:span></text:p>
          </table:table-cell>
        </table:table-row>
        <table:table-row>
          <table:table-cell table:style-name="Dictionary.A2" table:number-rows-spanned="2" office:value-type="string">
            <text:p text:style-name="P9">ЦІЛОЖИТТЄ́ВИЙ</text:p>
            <text:p text:style-name="P8">-а, -е, <text:span text:style-name="T63">прикм., </text:span><text:span text:style-name="T62">інд.-авт.,</text:span></text:p>
            <text:p text:style-name="P8"><text:span text:style-name="T54">утворене способом основословоскладання, похідне від слів:</text:span> <text:span text:style-name="T50">цíлий</text:span> і <text:span text:style-name="T50">життє́вий.</text:span></text:p>
            <text:p text:style-name="P11">З <text:span text:style-name="T49">ціложиттєвого</text:span> ждання</text:p>
            <text:p text:style-name="P11">Ти смерть на кілька літ відтрутив,</text:p>
            <text:p text:style-name="P11">аби почути пахощ рути</text:p>
            <text:p text:style-name="P11">і в неї впасти навмання - </text:p>
            <text:p text:style-name="P11">з усіх розлук — на обакрай</text:p>
            <text:p text:style-name="P8"><text:span text:style-name="T63">Вітчизни — і яви, і мрії. </text:span><text:span text:style-name="T73">(П, ІІ, 19)</text:span></text:p>
          </table:table-cell>
          <table:table-cell table:style-name="Dictionary.B2" office:value-type="string">
            <text:p text:style-name="P8"><text:span text:style-name="T48">ці́</text:span><text:span text:style-name="T48">лий</text:span></text:p>
            <text:p text:style-name="P8">-а, -е.</text:p>
            <text:p text:style-name="P9"><text:span text:style-name="T11">1) Такий, від якого нічого не відділено, не відокремлено; не розділений, не </text:span><text:span text:style-name="T11">роздроблений. || Наповнений до країв, по вінця; повний. || Який не був у користуванні, не початий. || У повному складі, без винятку. || Весь від початку до кінця (про певний проміжок часу). || Узятий повністю (про предмети, явища, простір і т. ін.). || </text:span><text:span text:style-name="T25">діал.</text:span><text:span text:style-name="T11"> Увесь (про людину). || </text:span><text:span text:style-name="T25">у сполуч.</text:span><text:span text:style-name="T11"> </text:span><text:span text:style-name="T25">з ім.</text:span><text:span text:style-name="T11"> Означає вищий ступінь виявлення якості, стану і т. ін. || </text:span><text:soft-page-break/><text:span text:style-name="T11">Указує на величину, значущість чого-небудь: а) при кількісних позначеннях; б) при позначенні сукупності яких-небудь предметів, істот, дій; в) при позначенні складності змісту чого-небудь. (ВТСУМ, 1587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життє́</text:span><text:span text:style-name="T48">вий</text:span></text:p>
            <text:p text:style-name="P8">-а, -е, життьовий, -а, -е.</text:p>
            <text:p text:style-name="P8">1) Прикм. до життя 2), 3). || Характерний для щоденного, буденного життя; повсякденний.</text:p>
            <text:p text:style-name="P8">2) <text:span text:style-name="T61">перен.</text:span> Дуже важливий у житті, для життя; основний.<text:span text:style-name="T87"> </text:span><text:span text:style-name="T88">(ВТСУМ, 369)</text:span></text:p>
          </table:table-cell>
        </table:table-row>
        <table:table-row>
          <table:table-cell table:style-name="Dictionary.A2" table:number-rows-spanned="2" office:value-type="string">
            <text:p text:style-name="P9">ЦІЛОСВÍТ</text:p>
            <text:p text:style-name="P8">-у, <text:span text:style-name="T63">ім., ч., інд.-авт.,</text:span></text:p>
            <text:p text:style-name="P8"><text:span text:style-name="T76">утворене способом </text:span><text:span text:style-name="T76">основословоскладання, похідне від слів:</text:span><text:span text:style-name="T93"> </text:span><text:span text:style-name="T51">цíлий</text:span><text:span text:style-name="T93"> і </text:span><text:span text:style-name="T51">світ.</text:span></text:p>
            <text:p text:style-name="P11">Тепер ти сам, як вулій цей гулкий,</text:p>
            <text:p text:style-name="P11">стаєш уводноряд до цілосвіту,</text:p>
            <text:p text:style-name="P11">коли з грудей твоїх несамовитих</text:p>
            <text:p text:style-name="P8"><text:span text:style-name="T63">усі повийшли зашпори-голки.</text:span> <text:span text:style-name="T73">(П, ІІ, 181)</text:span></text:p>
          </table:table-cell>
          <table:table-cell table:style-name="Dictionary.B2" office:value-type="string">
            <text:p text:style-name="P8"><text:span text:style-name="T51">цíлий </text:span><text:span text:style-name="T56">(див. </text:span><text:span text:style-name="T51">ЦІЛОЖИТТЄ́ВИЙ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51">світ </text:span><text:span text:style-name="T59">(див. </text:span><text:span text:style-name="T51">ЗА-СВІТИ́</text:span><text:span text:style-name="T59">)</text:span></text:p>
          </table:table-cell>
        </table:table-row>
        <table:table-row>
          <table:table-cell table:style-name="Dictionary.A2" table:number-rows-spanned="2" office:value-type="string">
            <text:p text:style-name="P9">ЧОРНОВÓДДЯ</text:p>
            <text:p text:style-name="P8">-я, <text:span text:style-name="T62">ім., с., інд.-авт.,</text:span></text:p>
            <text:p text:style-name="P8"><text:soft-page-break/><text:span text:style-name="T75">утворене способом основоскладання і нульсуфіксальним, похідне від слів:</text:span><text:span text:style-name="T93"> </text:span><text:span text:style-name="T51">чóрний</text:span><text:span text:style-name="T93"> і </text:span><text:span text:style-name="T51">вóддя</text:span><text:span text:style-name="T93"> (від </text:span><text:span text:style-name="T51">водá</text:span><text:span text:style-name="T93">).</text:span></text:p>
            <text:p text:style-name="P11">Червона барка в <text:span text:style-name="T49">чорноводді </text:span>доль</text:p>
            <text:p text:style-name="P11">загубиться. І фенікс довгоногий</text:p>
            <text:p text:style-name="P11">перенесе тебе в ясні чертоги</text:p>
            <text:p text:style-name="P11">від самоволь, покори і сваволь. <text:span text:style-name="T79">(П, І, 56);</text:span></text:p>
            <text:p text:style-name="P11">…Підтале <text:span text:style-name="T49">чорноводдя</text:span> зелен-криги</text:p>
            <text:p text:style-name="P8"><text:span text:style-name="T63">займається світанням на щоці. </text:span><text:span text:style-name="T73">(П, І, 77)</text:span></text:p>
          </table:table-cell>
          <table:table-cell table:style-name="Dictionary.B2" office:value-type="string">
            <text:p text:style-name="P8"><text:span text:style-name="T48">чо́</text:span><text:span text:style-name="T48">рний</text:span></text:p>
            <text:p text:style-name="P8">-а, -е.</text:p>
            <text:p text:style-name="P8"><text:soft-page-break/>2) Темний, темніший порівняно зі звичайним кольором. || Не осяяний світлом, темний. || Непроглядний, густий, темний (про хмару, дим, воду і т. ін.). || Затемнений (про скло). || Огорнутий, оповитий темрявою, дуже темний, похмурий.</text:p>
            <text:p text:style-name="P8">7) Брудний, покритий брудом, сажею, кіптявою і т. ін. || Не випраний; нечистий. <text:span text:style-name="T71">(ВТСУМ, 1605)</text:span></text:p>
          </table:table-cell>
        </table:table-row>
        <table:table-row>
          <table:covered-table-cell/>
          <table:table-cell table:style-name="Dictionary.B2" office:value-type="string">
            <text:p text:style-name="P10">вода́</text:p>
            <text:p text:style-name="P8"><text:span text:style-name="T30">-и, </text:span><text:span text:style-name="T35">ж.</text:span></text:p>
            <text:p text:style-name="P8">2) <text:span text:style-name="T61">перев.</text:span> <text:span text:style-name="T61">мн.</text:span> Водна маса джерел, озер, річок, морів, океанів. || Водна поверхня морів, озер, річок. || Водні простори, ділянки морів, озер, річок.<text:span text:style-name="T87"> </text:span><text:span text:style-name="T88">(ВТСУМ, 197)</text:span></text:p>
          </table:table-cell>
        </table:table-row>
        <table:table-row>
          <table:table-cell table:style-name="Dictionary.A2" table:number-rows-spanned="2" office:value-type="string">
            <text:p text:style-name="P9">ЯСНОДЖЕРÉЛЬНИЙ</text:p>
            <text:p text:style-name="P8">-а, -е, <text:span text:style-name="T63">прикм., </text:span><text:span text:style-name="T62">інд.-авт.,</text:span></text:p>
            <text:p text:style-name="P8"><text:span text:style-name="T75">утворене способом основословоскладання, похідне від слів:</text:span><text:span text:style-name="T93"> </text:span><text:span text:style-name="T51">я́сний</text:span><text:span text:style-name="T93"> і </text:span><text:span text:style-name="T51">джерéльний.</text:span></text:p>
            <text:p text:style-name="P11">Там буриться похмурий амарант</text:p>
            <text:p text:style-name="P11">і айстри у покірній непокорі</text:p>
            <text:p text:style-name="P11"><text:soft-page-break/>останні долітовують прозорі</text:p>
            <text:p text:style-name="P8"><text:span text:style-name="T63">дні вересня — </text:span><text:span text:style-name="T68">ясноджерельний</text:span><text:span text:style-name="T63"> кант. </text:span><text:span text:style-name="T73">(П, І, 61)</text:span></text:p>
          </table:table-cell>
          <table:table-cell table:style-name="Dictionary.B2" office:value-type="string">
            <text:p text:style-name="P8"><text:span text:style-name="T48">я́</text:span><text:span text:style-name="T48">сни́</text:span><text:span text:style-name="T48">й</text:span></text:p>
            <text:p text:style-name="P8">ясна, ясне.</text:p>
            <text:p text:style-name="P8">2) Нічим не затьмарений; світлий, чистий. || Чітко видний завдяки світлу, прозорості повітря. || Те саме, що погожий 1). || Безхмарний (про небо). || Чистий, прозорий, не каламутний (про рідину).</text:p>
            <text:p text:style-name="P8"><text:soft-page-break/><text:span text:style-name="T11">3) </text:span><text:span text:style-name="T25">перен.</text:span><text:span text:style-name="T11"> Нічим не засмучений, не затьмарений; спокійний, безтурботний. || Радісний, збуджений. || Сповнений лагідності, спокою, щирості, відвертості (про погляд, усмішку і т. ін.). </text:span><text:span text:style-name="T14">(ВТСУМ, 1649)</text:span></text:p>
          </table:table-cell>
        </table:table-row>
        <table:table-row>
          <table:covered-table-cell/>
          <table:table-cell table:style-name="Dictionary.B2" office:value-type="string">
            <text:p text:style-name="P8"><text:span text:style-name="T48">джере́</text:span><text:span text:style-name="T48">льний</text:span></text:p>
            <text:p text:style-name="P8">-а, -е.</text:p>
            <text:p text:style-name="P8">Прикм. до джерело 1). || Який виходить із джерела. || Власт. джерелу; прохолодний, освіжний. <text:span text:style-name="T71">(ВТСУМ, 291)</text:span></text:p>
          </table:table-cell>
        </table:table-row>
      </table:table>
      <text:p text:style-name="P6"/>
      <text:p text:style-name="P6">Треба ще раз передивитись всі основоскладання, щоб виправити недоліки.</text:p>
      <text:p text:style-name="P6"/>
      <text:p text:style-name="P7">Якщо <text:span text:style-name="T63">перше слово</text:span> змінне, то є інтерфікс <text:span text:style-name="T50">о</text:span>, <text:span text:style-name="T50">е</text:span>, а далі дивимося:</text:p>
      <text:p text:style-name="P3"><text:span text:style-name="T44">якщо </text:span><text:span text:style-name="T46">друге слово</text:span><text:span text:style-name="T44"> існує повністю, то це складання основи і слова, тобто осново</text:span><text:span text:style-name="T43">СЛОВО</text:span><text:span text:style-name="T44">складання.</text:span></text:p>
      <text:p text:style-name="P7"/>
      <text:p text:style-name="P3"><text:span text:style-name="T44">На С. 5 слово </text:span><text:span text:style-name="T45">ВСЕБІДИЙ</text:span><text:span text:style-name="T44"> - від </text:span><text:span text:style-name="T43">все</text:span><text:span text:style-name="T42"> </text:span><text:span text:style-name="T44">і </text:span><text:span text:style-name="T43">біда</text:span><text:span text:style-name="T42"> </text:span><text:span text:style-name="T47">+</text:span><text:span text:style-name="T44"> флексія -</text:span><text:span text:style-name="T43">ий</text:span><text:span text:style-name="T44">, отже це ОСНОВОСКЛАДАННЯ З ФЛЕКСАЦІЄЮ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Text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0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03-01-07T01:46:33.18</dc:date>
    <meta:editing-duration>P1DT10H7M28S</meta:editing-duration>
    <meta:editing-cycles>260</meta:editing-cycles>
    <meta:generator>LibreOffice/3.5$Windows_x86 LibreOffice_project/dc9775d-05ecbee-0851ad3-1586698-727bf66</meta:generator>
    <meta:document-statistic meta:table-count="1" meta:image-count="0" meta:object-count="0" meta:page-count="102" meta:paragraph-count="2370" meta:word-count="15067" meta:character-count="97986" meta:non-whitespace-character-count="85262"/>
  </office:meta>
</office:document-meta>
</file>